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60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6854in" svg:height="3.3673in" svg:x="41.8362in" svg:y="0.3453in">
            <draw:object draw:notify-on-update-of-ranges="Sheet1.AR5:Sheet1.AR19 Sheet1.AS5:Sheet1.AS19 Sheet1.AT5:Sheet1.AT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4685in" svg:height="2.698in" svg:x="42.078in" svg:y="3.848in">
            <draw:object draw:notify-on-update-of-ranges="Sheet1.AR24:Sheet1.AR24 Sheet1.AR25:Sheet1.AR27 Sheet1.AS24:Sheet1.AS24 Sheet1.AS25:Sheet1.AS27 Sheet1.AT24:Sheet1.AT24 Sheet1.AT25:Sheet1.AT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5"/>
        </table:table-row>
        <table:table-row table:style-name="ro1">
          <table:table-cell table:style-name="ce1" office:value-type="string" calcext:value-type="string">
            <text:p>Common derivate</text:p>
          </table:table-cell>
          <table:table-cell table:number-columns-repeated="40"/>
          <table:table-cell table:style-name="Default"/>
          <table:table-cell/>
          <table:table-cell table:style-name="ce1"/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E^-1</text:p>
          </table:table-cell>
          <table:table-cell/>
          <table:table-cell office:value-type="float" office:value="3.964045014" calcext:value-type="float">
            <text:p>3.964045014</text:p>
          </table:table-cell>
          <table:table-cell office:value-type="float" office:value="2.637033246" calcext:value-type="float">
            <text:p>2.637033246</text:p>
          </table:table-cell>
          <table:table-cell office:value-type="float" office:value="2.012955454" calcext:value-type="float">
            <text:p>2.012955454</text:p>
          </table:table-cell>
          <table:table-cell office:value-type="float" office:value="1.5896746" calcext:value-type="float">
            <text:p>1.5896746</text:p>
          </table:table-cell>
          <table:table-cell office:value-type="float" office:value="1.244652966" calcext:value-type="float">
            <text:p>1.244652966</text:p>
          </table:table-cell>
          <table:table-cell office:value-type="float" office:value="0.9365211164" calcext:value-type="float">
            <text:p>0.9365211164</text:p>
          </table:table-cell>
          <table:table-cell office:value-type="float" office:value="0.650538835" calcext:value-type="float">
            <text:p>0.650538835</text:p>
          </table:table-cell>
          <table:table-cell office:value-type="float" office:value="0.3828953637" calcext:value-type="float">
            <text:p>0.3828953637</text:p>
          </table:table-cell>
          <table:table-cell office:value-type="float" office:value="0.1348238853" calcext:value-type="float">
            <text:p>0.1348238853</text:p>
          </table:table-cell>
          <table:table-cell office:value-type="float" office:value="-0.09007826345" calcext:value-type="float">
            <text:p>-0.0900782635</text:p>
          </table:table-cell>
          <table:table-cell office:value-type="float" office:value="-0.2872805074" calcext:value-type="float">
            <text:p>-0.2872805074</text:p>
          </table:table-cell>
          <table:table-cell office:value-type="float" office:value="-0.4521879811" calcext:value-type="float">
            <text:p>-0.4521879811</text:p>
          </table:table-cell>
          <table:table-cell office:value-type="float" office:value="-0.5807192746" calcext:value-type="float">
            <text:p>-0.5807192746</text:p>
          </table:table-cell>
          <table:table-cell office:value-type="float" office:value="-0.6697084767" calcext:value-type="float">
            <text:p>-0.6697084767</text:p>
          </table:table-cell>
          <table:table-cell office:value-type="float" office:value="-0.7171835214" calcext:value-type="float">
            <text:p>-0.7171835214</text:p>
          </table:table-cell>
          <table:table-cell office:value-type="float" office:value="-0.7225454058" calcext:value-type="float">
            <text:p>-0.7225454058</text:p>
          </table:table-cell>
          <table:table-cell office:value-type="float" office:value="-0.6866608691" calcext:value-type="float">
            <text:p>-0.6866608691</text:p>
          </table:table-cell>
          <table:table-cell office:value-type="float" office:value="-0.6118762797" calcext:value-type="float">
            <text:p>-0.6118762797</text:p>
          </table:table-cell>
          <table:table-cell office:value-type="float" office:value="-0.5019590747" calcext:value-type="float">
            <text:p>-0.5019590747</text:p>
          </table:table-cell>
          <table:table-cell office:value-type="float" office:value="-0.3619733948" calcext:value-type="float">
            <text:p>-0.3619733948</text:p>
          </table:table-cell>
          <table:table-cell office:value-type="float" office:value="-0.1980976465" calcext:value-type="float">
            <text:p>-0.1980976465</text:p>
          </table:table-cell>
          <table:table-cell office:value-type="float" office:value="-0.01739309677" calcext:value-type="float">
            <text:p>-0.0173930968</text:p>
          </table:table-cell>
          <table:table-cell office:value-type="float" office:value="0.1724660309" calcext:value-type="float">
            <text:p>0.1724660309</text:p>
          </table:table-cell>
          <table:table-cell office:value-type="float" office:value="0.3634893405" calcext:value-type="float">
            <text:p>0.3634893405</text:p>
          </table:table-cell>
          <table:table-cell office:value-type="float" office:value="0.5476814877" calcext:value-type="float">
            <text:p>0.5476814877</text:p>
          </table:table-cell>
          <table:table-cell office:value-type="float" office:value="0.7173550027" calcext:value-type="float">
            <text:p>0.7173550027</text:p>
          </table:table-cell>
          <table:table-cell office:value-type="float" office:value="0.8654319203" calcext:value-type="float">
            <text:p>0.8654319203</text:p>
          </table:table-cell>
          <table:table-cell office:value-type="float" office:value="0.9857219579" calcext:value-type="float">
            <text:p>0.9857219579</text:p>
          </table:table-cell>
          <table:table-cell office:value-type="float" office:value="1.073165974" calcext:value-type="float">
            <text:p>1.073165974</text:p>
          </table:table-cell>
          <table:table-cell office:value-type="float" office:value="1.124034868" calcext:value-type="float">
            <text:p>1.124034868</text:p>
          </table:table-cell>
          <table:table-cell office:value-type="float" office:value="1.136075883" calcext:value-type="float">
            <text:p>1.136075883</text:p>
          </table:table-cell>
          <table:table-cell office:value-type="float" office:value="1.108600409" calcext:value-type="float">
            <text:p>1.108600409</text:p>
          </table:table-cell>
          <table:table-cell office:value-type="float" office:value="1.04250971" calcext:value-type="float">
            <text:p>1.04250971</text:p>
          </table:table-cell>
          <table:table-cell office:value-type="float" office:value="0.940257511" calcext:value-type="float">
            <text:p>0.940257511</text:p>
          </table:table-cell>
          <table:table-cell office:value-type="float" office:value="0.8057508898" calcext:value-type="float">
            <text:p>0.8057508898</text:p>
          </table:table-cell>
          <table:table-cell office:value-type="float" office:value="0.6441933928" calcext:value-type="float">
            <text:p>0.6441933928</text:p>
          </table:table-cell>
          <table:table-cell office:value-type="float" office:value="0.4618766066" calcext:value-type="float">
            <text:p>0.4618766066</text:p>
          </table:table-cell>
          <table:table-cell office:value-type="float" office:value="0.2659284708" calcext:value-type="float">
            <text:p>0.2659284708</text:p>
          </table:table-cell>
          <table:table-cell office:value-type="float" office:value="0.06402834926" calcext:value-type="float">
            <text:p>0.0640283493</text:p>
          </table:table-cell>
          <table:table-cell table:style-name="ce1"/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vg. error</text:p>
          </table:table-cell>
          <table:table-cell table:style-name="ce1" office:value-type="string" calcext:value-type="string">
            <text:p>Av. error</text:p>
          </table:table-cell>
        </table:table-row>
        <table:table-row table:style-name="ro1">
          <table:table-cell table:number-columns-repeated="2"/>
          <table:table-cell table:style-name="ce2" table:formula="of:=ABS([.C1]-[.C4])" office:value-type="float" office:value="1.358966383" calcext:value-type="float">
            <text:p>1.358966383</text:p>
          </table:table-cell>
          <table:table-cell table:style-name="ce2" table:formula="of:=ABS([.D1]-[.D4])" office:value-type="float" office:value="0.455500158" calcext:value-type="float">
            <text:p>0.455500158</text:p>
          </table:table-cell>
          <table:table-cell table:style-name="ce2" table:formula="of:=ABS([.E1]-[.E4])" office:value-type="float" office:value="0.260028434" calcext:value-type="float">
            <text:p>0.260028434</text:p>
          </table:table-cell>
          <table:table-cell table:style-name="ce2" table:formula="of:=ABS([.F1]-[.F4])" office:value-type="float" office:value="0.192768314" calcext:value-type="float">
            <text:p>0.192768314</text:p>
          </table:table-cell>
          <table:table-cell table:style-name="ce2" table:formula="of:=ABS([.G1]-[.G4])" office:value-type="float" office:value="0.164238304" calcext:value-type="float">
            <text:p>0.164238304</text:p>
          </table:table-cell>
          <table:table-cell table:style-name="ce2" table:formula="of:=ABS([.H1]-[.H4])" office:value-type="float" office:value="0.1496607746" calcext:value-type="float">
            <text:p>0.1496607746</text:p>
          </table:table-cell>
          <table:table-cell table:style-name="ce2" table:formula="of:=ABS([.I1]-[.I4])" office:value-type="float" office:value="0.1398489963" calcext:value-type="float">
            <text:p>0.1398489963</text:p>
          </table:table-cell>
          <table:table-cell table:style-name="ce2" table:formula="of:=ABS([.J1]-[.J4])" office:value-type="float" office:value="0.1307732164" calcext:value-type="float">
            <text:p>0.1307732164</text:p>
          </table:table-cell>
          <table:table-cell table:style-name="ce2" table:formula="of:=ABS([.K1]-[.K4])" office:value-type="float" office:value="0.1205234443" calcext:value-type="float">
            <text:p>0.1205234443</text:p>
          </table:table-cell>
          <table:table-cell table:style-name="ce2" table:formula="of:=ABS([.L1]-[.L4])" office:value-type="float" office:value="0.10822590881" calcext:value-type="float">
            <text:p>0.1082259088</text:p>
          </table:table-cell>
          <table:table-cell table:style-name="ce2" table:formula="of:=ABS([.M1]-[.M4])" office:value-type="float" office:value="0.0935925555" calcext:value-type="float">
            <text:p>0.0935925555</text:p>
          </table:table-cell>
          <table:table-cell table:style-name="ce2" table:formula="of:=ABS([.N1]-[.N4])" office:value-type="float" office:value="0.0767063338" calcext:value-type="float">
            <text:p>0.0767063338</text:p>
          </table:table-cell>
          <table:table-cell table:style-name="ce2" table:formula="of:=ABS([.O1]-[.O4])" office:value-type="float" office:value="0.0579031996" calcext:value-type="float">
            <text:p>0.0579031996</text:p>
          </table:table-cell>
          <table:table-cell table:style-name="ce2" table:formula="of:=ABS([.P1]-[.P4])" office:value-type="float" office:value="0.0376964801999999" calcext:value-type="float">
            <text:p>0.0376964802</text:p>
          </table:table-cell>
          <table:table-cell table:style-name="ce2" table:formula="of:=ABS([.Q1]-[.Q4])" office:value-type="float" office:value="0.0167206794" calcext:value-type="float">
            <text:p>0.0167206794</text:p>
          </table:table-cell>
          <table:table-cell table:style-name="ce2" table:formula="of:=ABS([.R1]-[.R4])" office:value-type="float" office:value="0.00431531880000002" calcext:value-type="float">
            <text:p>0.0043153188</text:p>
          </table:table-cell>
          <table:table-cell table:style-name="ce2" table:formula="of:=ABS([.S1]-[.S4])" office:value-type="float" office:value="0.0246699812" calcext:value-type="float">
            <text:p>0.0246699812</text:p>
          </table:table-cell>
          <table:table-cell table:style-name="ce2" table:formula="of:=ABS([.T1]-[.T4])" office:value-type="float" office:value="0.0436074245" calcext:value-type="float">
            <text:p>0.0436074245</text:p>
          </table:table-cell>
          <table:table-cell table:style-name="ce2" table:formula="of:=ABS([.U1]-[.U4])" office:value-type="float" office:value="0.0604325941" calcext:value-type="float">
            <text:p>0.0604325941</text:p>
          </table:table-cell>
          <table:table-cell table:style-name="ce2" table:formula="of:=ABS([.V1]-[.V4])" office:value-type="float" office:value="0.0745229851" calcext:value-type="float">
            <text:p>0.0745229851</text:p>
          </table:table-cell>
          <table:table-cell table:style-name="ce2" table:formula="of:=ABS([.W1]-[.W4])" office:value-type="float" office:value="0.0853562787" calcext:value-type="float">
            <text:p>0.0853562787</text:p>
          </table:table-cell>
          <table:table-cell table:style-name="ce2" table:formula="of:=ABS([.X1]-[.X4])" office:value-type="float" office:value="0.09253319053" calcext:value-type="float">
            <text:p>0.0925331905</text:p>
          </table:table-cell>
          <table:table-cell table:style-name="ce2" table:formula="of:=ABS([.Y1]-[.Y4])" office:value-type="float" office:value="0.09579487005" calcext:value-type="float">
            <text:p>0.0957948701</text:p>
          </table:table-cell>
          <table:table-cell table:style-name="ce2" table:formula="of:=ABS([.Z1]-[.Z4])" office:value-type="float" office:value="0.0950343229" calcext:value-type="float">
            <text:p>0.0950343229</text:p>
          </table:table-cell>
          <table:table-cell table:style-name="ce2" table:formula="of:=ABS([.AA1]-[.AA4])" office:value-type="float" office:value="0.0903015095" calcext:value-type="float">
            <text:p>0.0903015095</text:p>
          </table:table-cell>
          <table:table-cell table:style-name="ce2" table:formula="of:=ABS([.AB1]-[.AB4])" office:value-type="float" office:value="0.0818019922000001" calcext:value-type="float">
            <text:p>0.0818019922</text:p>
          </table:table-cell>
          <table:table-cell table:style-name="ce2" table:formula="of:=ABS([.AC1]-[.AC4])" office:value-type="float" office:value="0.0698892362" calcext:value-type="float">
            <text:p>0.0698892362</text:p>
          </table:table-cell>
          <table:table-cell table:style-name="ce2" table:formula="of:=ABS([.AD1]-[.AD4])" office:value-type="float" office:value="0.0550509073000001" calcext:value-type="float">
            <text:p>0.0550509073</text:p>
          </table:table-cell>
          <table:table-cell table:style-name="ce2" table:formula="of:=ABS([.AE1]-[.AE4])" office:value-type="float" office:value="0.0378897389999999" calcext:value-type="float">
            <text:p>0.037889739</text:p>
          </table:table-cell>
          <table:table-cell table:style-name="ce2" table:formula="of:=ABS([.AF1]-[.AF4])" office:value-type="float" office:value="0.019099754" calcext:value-type="float">
            <text:p>0.019099754</text:p>
          </table:table-cell>
          <table:table-cell table:style-name="ce2" table:formula="of:=ABS([.AG1]-[.AG4])" office:value-type="float" office:value="0.000561208000000146" calcext:value-type="float">
            <text:p>0.000561208</text:p>
          </table:table-cell>
          <table:table-cell table:style-name="ce2" table:formula="of:=ABS([.AH1]-[.AH4])" office:value-type="float" office:value="0.020301535" calcext:value-type="float">
            <text:p>0.020301535</text:p>
          </table:table-cell>
          <table:table-cell table:style-name="ce2" table:formula="of:=ABS([.AI1]-[.AI4])" office:value-type="float" office:value="0.03932727" calcext:value-type="float">
            <text:p>0.03932727</text:p>
          </table:table-cell>
          <table:table-cell table:style-name="ce2" table:formula="of:=ABS([.AJ1]-[.AJ4])" office:value-type="float" office:value="0.0568736504999999" calcext:value-type="float">
            <text:p>0.0568736505</text:p>
          </table:table-cell>
          <table:table-cell table:style-name="ce2" table:formula="of:=ABS([.AK1]-[.AK4])" office:value-type="float" office:value="0.0722355022000001" calcext:value-type="float">
            <text:p>0.0722355022</text:p>
          </table:table-cell>
          <table:table-cell table:style-name="ce2" table:formula="of:=ABS([.AL1]-[.AL4])" office:value-type="float" office:value="0.0847952778000001" calcext:value-type="float">
            <text:p>0.0847952778</text:p>
          </table:table-cell>
          <table:table-cell table:style-name="ce2" table:formula="of:=ABS([.AM1]-[.AM4])" office:value-type="float" office:value="0.094047608" calcext:value-type="float">
            <text:p>0.094047608</text:p>
          </table:table-cell>
          <table:table-cell table:style-name="ce2" table:formula="of:=ABS([.AN1]-[.AN4])" office:value-type="float" office:value="0.0996193933" calcext:value-type="float">
            <text:p>0.0996193933</text:p>
          </table:table-cell>
          <table:table-cell table:style-name="ce2" table:formula="of:=ABS([.AO1]-[.AO4])" office:value-type="float" office:value="0.10128463074" calcext:value-type="float">
            <text:p>0.1012846307</text:p>
          </table:table-cell>
          <table:table-cell table:formula="of:=AVERAGE([.C5:.AO5])" office:value-type="float" office:value="0.124679470808462" calcext:value-type="float">
            <text:p>0.1246794708</text:p>
          </table:table-cell>
          <table:table-cell/>
          <table:table-cell office:value-type="string" calcext:value-type="string">
            <text:p>E^-1</text:p>
          </table:table-cell>
          <table:table-cell table:style-name="ce4" office:value-type="float" office:value="0.124679470808462" calcext:value-type="float">
            <text:p>0.1246794708</text:p>
          </table:table-cell>
          <table:table-cell table:style-name="ce4" office:value-type="float" office:value="0.0332902653148718" calcext:value-type="float">
            <text:p>0.0332902653</text:p>
          </table:table-cell>
        </table:table-row>
        <table:table-row table:style-name="ro1">
          <table:table-cell office:value-type="string" calcext:value-type="string">
            <text:p>E^-2</text:p>
          </table:table-cell>
          <table:table-cell/>
          <table:table-cell office:value-type="float" office:value="5.11728313" calcext:value-type="float">
            <text:p>5.11728313</text:p>
          </table:table-cell>
          <table:table-cell office:value-type="float" office:value="3.036035445" calcext:value-type="float">
            <text:p>3.036035445</text:p>
          </table:table-cell>
          <table:table-cell office:value-type="float" office:value="2.243678269" calcext:value-type="float">
            <text:p>2.243678269</text:p>
          </table:table-cell>
          <table:table-cell office:value-type="float" office:value="1.761873481" calcext:value-type="float">
            <text:p>1.761873481</text:p>
          </table:table-cell>
          <table:table-cell office:value-type="float" office:value="1.391869033" calcext:value-type="float">
            <text:p>1.391869033</text:p>
          </table:table-cell>
          <table:table-cell office:value-type="float" office:value="1.07087198" calcext:value-type="float">
            <text:p>1.07087198</text:p>
          </table:table-cell>
          <table:table-cell office:value-type="float" office:value="0.7761325136" calcext:value-type="float">
            <text:p>0.7761325136</text:p>
          </table:table-cell>
          <table:table-cell office:value-type="float" office:value="0.5003102101" calcext:value-type="float">
            <text:p>0.5003102101</text:p>
          </table:table-cell>
          <table:table-cell office:value-type="float" office:value="0.2429631883" calcext:value-type="float">
            <text:p>0.2429631883</text:p>
          </table:table-cell>
          <table:table-cell office:value-type="float" office:value="0.006925613112" calcext:value-type="float">
            <text:p>0.0069256131</text:p>
          </table:table-cell>
          <table:table-cell office:value-type="float" office:value="-0.2035172163" calcext:value-type="float">
            <text:p>-0.2035172163</text:p>
          </table:table-cell>
          <table:table-cell office:value-type="float" office:value="-0.3836865367" calcext:value-type="float">
            <text:p>-0.3836865367</text:p>
          </table:table-cell>
          <table:table-cell office:value-type="float" office:value="-0.5291921356" calcext:value-type="float">
            <text:p>-0.5291921356</text:p>
          </table:table-cell>
          <table:table-cell office:value-type="float" office:value="-0.6364015992" calcext:value-type="float">
            <text:p>-0.6364015992</text:p>
          </table:table-cell>
          <table:table-cell office:value-type="float" office:value="-0.7027688277" calcext:value-type="float">
            <text:p>-0.7027688277</text:p>
          </table:table-cell>
          <table:table-cell office:value-type="float" office:value="-0.7270551646" calcext:value-type="float">
            <text:p>-0.7270551646</text:p>
          </table:table-cell>
          <table:table-cell office:value-type="float" office:value="-0.7094595134" calcext:value-type="float">
            <text:p>-0.7094595134</text:p>
          </table:table-cell>
          <table:table-cell office:value-type="float" office:value="-0.6516666001" calcext:value-type="float">
            <text:p>-0.6516666001</text:p>
          </table:table-cell>
          <table:table-cell office:value-type="float" office:value="-0.5568199773" calcext:value-type="float">
            <text:p>-0.5568199773</text:p>
          </table:table-cell>
          <table:table-cell office:value-type="float" office:value="-0.4294260972" calcext:value-type="float">
            <text:p>-0.4294260972</text:p>
          </table:table-cell>
          <table:table-cell office:value-type="float" office:value="-0.2751966144" calcext:value-type="float">
            <text:p>-0.2751966144</text:p>
          </table:table-cell>
          <table:table-cell office:value-type="float" office:value="-0.1008373917" calcext:value-type="float">
            <text:p>-0.1008373917</text:p>
          </table:table-cell>
          <table:table-cell office:value-type="float" office:value="0.08620591602" calcext:value-type="float">
            <text:p>0.086205916</text:p>
          </table:table-cell>
          <table:table-cell office:value-type="float" office:value="0.2780345507" calcext:value-type="float">
            <text:p>0.2780345507</text:p>
          </table:table-cell>
          <table:table-cell office:value-type="float" office:value="0.466603479" calcext:value-type="float">
            <text:p>0.466603479</text:p>
          </table:table-cell>
          <table:table-cell office:value-type="float" office:value="0.6440356263" calcext:value-type="float">
            <text:p>0.6440356263</text:p>
          </table:table-cell>
          <table:table-cell office:value-type="float" office:value="0.8029306228" calcext:value-type="float">
            <text:p>0.8029306228</text:p>
          </table:table-cell>
          <table:table-cell office:value-type="float" office:value="0.9366554874" calcext:value-type="float">
            <text:p>0.9366554874</text:p>
          </table:table-cell>
          <table:table-cell office:value-type="float" office:value="1.039605459" calcext:value-type="float">
            <text:p>1.039605459</text:p>
          </table:table-cell>
          <table:table-cell office:value-type="float" office:value="1.107424426" calcext:value-type="float">
            <text:p>1.107424426</text:p>
          </table:table-cell>
          <table:table-cell office:value-type="float" office:value="1.137176048" calcext:value-type="float">
            <text:p>1.137176048</text:p>
          </table:table-cell>
          <table:table-cell office:value-type="float" office:value="1.127458663" calcext:value-type="float">
            <text:p>1.127458663</text:p>
          </table:table-cell>
          <table:table-cell office:value-type="float" office:value="1.078459324" calcext:value-type="float">
            <text:p>1.078459324</text:p>
          </table:table-cell>
          <table:table-cell office:value-type="float" office:value="0.9919447579" calcext:value-type="float">
            <text:p>0.9919447579</text:p>
          </table:table-cell>
          <table:table-cell office:value-type="float" office:value="0.8711895598" calcext:value-type="float">
            <text:p>0.8711895598</text:p>
          </table:table-cell>
          <table:table-cell office:value-type="float" office:value="0.7208444583" calcext:value-type="float">
            <text:p>0.7208444583</text:p>
          </table:table-cell>
          <table:table-cell office:value-type="float" office:value="0.5467498651" calcext:value-type="float">
            <text:p>0.5467498651</text:p>
          </table:table-cell>
          <table:table-cell office:value-type="float" office:value="0.3557021241" calcext:value-type="float">
            <text:p>0.3557021241</text:p>
          </table:table-cell>
          <table:table-cell office:value-type="float" office:value="0.1551817599" calcext:value-type="float">
            <text:p>0.1551817599</text:p>
          </table:table-cell>
          <table:table-cell table:style-name="ce1"/>
          <table:table-cell/>
          <table:table-cell office:value-type="string" calcext:value-type="string">
            <text:p>E^-2</text:p>
          </table:table-cell>
          <table:table-cell table:style-name="ce4" office:value-type="float" office:value="0.0147251312748205" calcext:value-type="float">
            <text:p>0.0147251313</text:p>
          </table:table-cell>
          <table:table-cell table:style-name="ce4" office:value-type="float" office:value="0.000469876074102576" calcext:value-type="float">
            <text:p>0.0004698761</text:p>
          </table:table-cell>
        </table:table-row>
        <table:table-row table:style-name="ro1">
          <table:table-cell table:number-columns-repeated="2"/>
          <table:table-cell table:style-name="ce2" table:formula="of:=ABS([.C1]-[.C6])" office:value-type="float" office:value="0.205728267" calcext:value-type="float">
            <text:p>0.205728267</text:p>
          </table:table-cell>
          <table:table-cell table:style-name="ce2" table:formula="of:=ABS([.D1]-[.D6])" office:value-type="float" office:value="0.0564979590000001" calcext:value-type="float">
            <text:p>0.056497959</text:p>
          </table:table-cell>
          <table:table-cell table:style-name="ce2" table:formula="of:=ABS([.E1]-[.E6])" office:value-type="float" office:value="0.0293056190000001" calcext:value-type="float">
            <text:p>0.029305619</text:p>
          </table:table-cell>
          <table:table-cell table:style-name="ce2" table:formula="of:=ABS([.F1]-[.F6])" office:value-type="float" office:value="0.0205694330000001" calcext:value-type="float">
            <text:p>0.020569433</text:p>
          </table:table-cell>
          <table:table-cell table:style-name="ce2" table:formula="of:=ABS([.G1]-[.G6])" office:value-type="float" office:value="0.0170222369999999" calcext:value-type="float">
            <text:p>0.017022237</text:p>
          </table:table-cell>
          <table:table-cell table:style-name="ce2" table:formula="of:=ABS([.H1]-[.H6])" office:value-type="float" office:value="0.0153099110000001" calcext:value-type="float">
            <text:p>0.015309911</text:p>
          </table:table-cell>
          <table:table-cell table:style-name="ce2" table:formula="of:=ABS([.I1]-[.I6])" office:value-type="float" office:value="0.0142553177" calcext:value-type="float">
            <text:p>0.0142553177</text:p>
          </table:table-cell>
          <table:table-cell table:style-name="ce2" table:formula="of:=ABS([.J1]-[.J6])" office:value-type="float" office:value="0.0133583700000001" calcext:value-type="float">
            <text:p>0.01335837</text:p>
          </table:table-cell>
          <table:table-cell table:style-name="ce2" table:formula="of:=ABS([.K1]-[.K6])" office:value-type="float" office:value="0.0123841413" calcext:value-type="float">
            <text:p>0.0123841413</text:p>
          </table:table-cell>
          <table:table-cell table:style-name="ce2" table:formula="of:=ABS([.L1]-[.L6])" office:value-type="float" office:value="0.011222032248" calcext:value-type="float">
            <text:p>0.0112220322</text:p>
          </table:table-cell>
          <table:table-cell table:style-name="ce2" table:formula="of:=ABS([.M1]-[.M6])" office:value-type="float" office:value="0.00982926439999998" calcext:value-type="float">
            <text:p>0.0098292644</text:p>
          </table:table-cell>
          <table:table-cell table:style-name="ce2" table:formula="of:=ABS([.N1]-[.N6])" office:value-type="float" office:value="0.00820488940000003" calcext:value-type="float">
            <text:p>0.0082048894</text:p>
          </table:table-cell>
          <table:table-cell table:style-name="ce2" table:formula="of:=ABS([.O1]-[.O6])" office:value-type="float" office:value="0.00637606059999996" calcext:value-type="float">
            <text:p>0.0063760606</text:p>
          </table:table-cell>
          <table:table-cell table:style-name="ce2" table:formula="of:=ABS([.P1]-[.P6])" office:value-type="float" office:value="0.0043896027" calcext:value-type="float">
            <text:p>0.0043896027</text:p>
          </table:table-cell>
          <table:table-cell table:style-name="ce2" table:formula="of:=ABS([.Q1]-[.Q6])" office:value-type="float" office:value="0.00230598569999996" calcext:value-type="float">
            <text:p>0.0023059857</text:p>
          </table:table-cell>
          <table:table-cell table:style-name="ce2" table:formula="of:=ABS([.R1]-[.R6])" office:value-type="float" office:value="0.000194440000000018" calcext:value-type="float">
            <text:p>0.00019444</text:p>
          </table:table-cell>
          <table:table-cell table:style-name="ce2" table:formula="of:=ABS([.S1]-[.S6])" office:value-type="float" office:value="0.00187133689999996" calcext:value-type="float">
            <text:p>0.0018713369</text:p>
          </table:table-cell>
          <table:table-cell table:style-name="ce2" table:formula="of:=ABS([.T1]-[.T6])" office:value-type="float" office:value="0.00381710410000002" calcext:value-type="float">
            <text:p>0.0038171041</text:p>
          </table:table-cell>
          <table:table-cell table:style-name="ce2" table:formula="of:=ABS([.U1]-[.U6])" office:value-type="float" office:value="0.00557169150000003" calcext:value-type="float">
            <text:p>0.0055716915</text:p>
          </table:table-cell>
          <table:table-cell table:style-name="ce2" table:formula="of:=ABS([.V1]-[.V6])" office:value-type="float" office:value="0.00707028269999999" calcext:value-type="float">
            <text:p>0.0070702827</text:p>
          </table:table-cell>
          <table:table-cell table:style-name="ce2" table:formula="of:=ABS([.W1]-[.W6])" office:value-type="float" office:value="0.00825731080000003" calcext:value-type="float">
            <text:p>0.0082573108</text:p>
          </table:table-cell>
          <table:table-cell table:style-name="ce2" table:formula="of:=ABS([.X1]-[.X6])" office:value-type="float" office:value="0.00908889560000001" calcext:value-type="float">
            <text:p>0.0090888956</text:p>
          </table:table-cell>
          <table:table-cell table:style-name="ce2" table:formula="of:=ABS([.Y1]-[.Y6])" office:value-type="float" office:value="0.00953475517000001" calcext:value-type="float">
            <text:p>0.0095347552</text:p>
          </table:table-cell>
          <table:table-cell table:style-name="ce2" table:formula="of:=ABS([.Z1]-[.Z6])" office:value-type="float" office:value="0.00957953309999998" calcext:value-type="float">
            <text:p>0.0095795331</text:p>
          </table:table-cell>
          <table:table-cell table:style-name="ce2" table:formula="of:=ABS([.AA1]-[.AA6])" office:value-type="float" office:value="0.00922350080000001" calcext:value-type="float">
            <text:p>0.0092235008</text:p>
          </table:table-cell>
          <table:table-cell table:style-name="ce2" table:formula="of:=ABS([.AB1]-[.AB6])" office:value-type="float" office:value="0.00848261579999998" calcext:value-type="float">
            <text:p>0.0084826158</text:p>
          </table:table-cell>
          <table:table-cell table:style-name="ce2" table:formula="of:=ABS([.AC1]-[.AC6])" office:value-type="float" office:value="0.00738793869999999" calcext:value-type="float">
            <text:p>0.0073879387</text:p>
          </table:table-cell>
          <table:table-cell table:style-name="ce2" table:formula="of:=ABS([.AD1]-[.AD6])" office:value-type="float" office:value="0.00598443680000005" calcext:value-type="float">
            <text:p>0.0059844368</text:p>
          </table:table-cell>
          <table:table-cell table:style-name="ce2" table:formula="of:=ABS([.AE1]-[.AE6])" office:value-type="float" office:value="0.00432922399999991" calcext:value-type="float">
            <text:p>0.004329224</text:p>
          </table:table-cell>
          <table:table-cell table:style-name="ce2" table:formula="of:=ABS([.AF1]-[.AF6])" office:value-type="float" office:value="0.0024893119999998" calcext:value-type="float">
            <text:p>0.002489312</text:p>
          </table:table-cell>
          <table:table-cell table:style-name="ce2" table:formula="of:=ABS([.AG1]-[.AG6])" office:value-type="float" office:value="0.00053895699999984" calcext:value-type="float">
            <text:p>0.000538957</text:p>
          </table:table-cell>
          <table:table-cell table:style-name="ce2" table:formula="of:=ABS([.AH1]-[.AH6])" office:value-type="float" office:value="0.00144328100000002" calcext:value-type="float">
            <text:p>0.001443281</text:p>
          </table:table-cell>
          <table:table-cell table:style-name="ce2" table:formula="of:=ABS([.AI1]-[.AI6])" office:value-type="float" office:value="0.00337765600000006" calcext:value-type="float">
            <text:p>0.003377656</text:p>
          </table:table-cell>
          <table:table-cell table:style-name="ce2" table:formula="of:=ABS([.AJ1]-[.AJ6])" office:value-type="float" office:value="0.0051864036" calcext:value-type="float">
            <text:p>0.0051864036</text:p>
          </table:table-cell>
          <table:table-cell table:style-name="ce2" table:formula="of:=ABS([.AK1]-[.AK6])" office:value-type="float" office:value="0.00679683220000005" calcext:value-type="float">
            <text:p>0.0067968322</text:p>
          </table:table-cell>
          <table:table-cell table:style-name="ce2" table:formula="of:=ABS([.AL1]-[.AL6])" office:value-type="float" office:value="0.00814421230000006" calcext:value-type="float">
            <text:p>0.0081442123</text:p>
          </table:table-cell>
          <table:table-cell table:style-name="ce2" table:formula="of:=ABS([.AM1]-[.AM6])" office:value-type="float" office:value="0.00917434949999996" calcext:value-type="float">
            <text:p>0.0091743495</text:p>
          </table:table-cell>
          <table:table-cell table:style-name="ce2" table:formula="of:=ABS([.AN1]-[.AN6])" office:value-type="float" office:value="0.00984573999999999" calcext:value-type="float">
            <text:p>0.00984574</text:p>
          </table:table-cell>
          <table:table-cell table:style-name="ce2" table:formula="of:=ABS([.AO1]-[.AO6])" office:value-type="float" office:value="0.0101312201" calcext:value-type="float">
            <text:p>0.0101312201</text:p>
          </table:table-cell>
          <table:table-cell table:formula="of:=AVERAGE([.C7:.AO7])" office:value-type="float" office:value="0.0147251312748205" calcext:value-type="float">
            <text:p>0.0147251313</text:p>
          </table:table-cell>
          <table:table-cell/>
          <table:table-cell office:value-type="string" calcext:value-type="string">
            <text:p>E^-3</text:p>
          </table:table-cell>
          <table:table-cell table:style-name="ce4" office:value-type="float" office:value="0.00150939906897439" calcext:value-type="float">
            <text:p>0.0015093991</text:p>
          </table:table-cell>
          <table:table-cell table:style-name="ce4" office:value-type="float" office:value="0.00000472150435897819" calcext:value-type="float">
            <text:p>4.72150435897819E-006</text:p>
          </table:table-cell>
        </table:table-row>
        <table:table-row table:style-name="ro1">
          <table:table-cell office:value-type="string" calcext:value-type="string">
            <text:p>E^-3</text:p>
          </table:table-cell>
          <table:table-cell/>
          <table:table-cell office:value-type="float" office:value="5.301241038" calcext:value-type="float">
            <text:p>5.301241038</text:p>
          </table:table-cell>
          <table:table-cell office:value-type="float" office:value="3.086732718" calcext:value-type="float">
            <text:p>3.086732718</text:p>
          </table:table-cell>
          <table:table-cell office:value-type="float" office:value="2.270011297" calcext:value-type="float">
            <text:p>2.270011297</text:p>
          </table:table-cell>
          <table:table-cell office:value-type="float" office:value="1.780370181" calcext:value-type="float">
            <text:p>1.780370181</text:p>
          </table:table-cell>
          <table:table-cell office:value-type="float" office:value="1.407182006" calcext:value-type="float">
            <text:p>1.407182006</text:p>
          </table:table-cell>
          <table:table-cell office:value-type="float" office:value="1.084647093" calcext:value-type="float">
            <text:p>1.084647093</text:p>
          </table:table-cell>
          <table:table-cell office:value-type="float" office:value="0.7889595326" calcext:value-type="float">
            <text:p>0.7889595326</text:p>
          </table:table-cell>
          <table:table-cell office:value-type="float" office:value="0.5123300162" calcext:value-type="float">
            <text:p>0.5123300162</text:p>
          </table:table-cell>
          <table:table-cell office:value-type="float" office:value="0.2541057492" calcext:value-type="float">
            <text:p>0.2541057492</text:p>
          </table:table-cell>
          <table:table-cell office:value-type="float" office:value="0.01702162308" calcext:value-type="float">
            <text:p>0.0170216231</text:p>
          </table:table-cell>
          <table:table-cell office:value-type="float" office:value="-0.1946754075" calcext:value-type="float">
            <text:p>-0.1946754075</text:p>
          </table:table-cell>
          <table:table-cell office:value-type="float" office:value="-0.3763073316" calcext:value-type="float">
            <text:p>-0.3763073316</text:p>
          </table:table-cell>
          <table:table-cell office:value-type="float" office:value="-0.5234594286" calcext:value-type="float">
            <text:p>-0.5234594286</text:p>
          </table:table-cell>
          <table:table-cell office:value-type="float" office:value="-0.632457093" calcext:value-type="float">
            <text:p>-0.632457093</text:p>
          </table:table-cell>
          <table:table-cell office:value-type="float" office:value="-0.700699769" calcext:value-type="float">
            <text:p>-0.700699769</text:p>
          </table:table-cell>
          <table:table-cell office:value-type="float" office:value="-0.7268864728" calcext:value-type="float">
            <text:p>-0.7268864728</text:p>
          </table:table-cell>
          <table:table-cell office:value-type="float" office:value="-0.7111497727" calcext:value-type="float">
            <text:p>-0.7111497727</text:p>
          </table:table-cell>
          <table:table-cell office:value-type="float" office:value="-0.655107582" calcext:value-type="float">
            <text:p>-0.655107582</text:p>
          </table:table-cell>
          <table:table-cell office:value-type="float" office:value="-0.5618394143" calcext:value-type="float">
            <text:p>-0.5618394143</text:p>
          </table:table-cell>
          <table:table-cell office:value-type="float" office:value="-0.4357934106" calcext:value-type="float">
            <text:p>-0.4357934106</text:p>
          </table:table-cell>
          <table:table-cell office:value-type="float" office:value="-0.282631247" calcext:value-type="float">
            <text:p>-0.282631247</text:p>
          </table:table-cell>
          <table:table-cell office:value-type="float" office:value="-0.1090193322" calcext:value-type="float">
            <text:p>-0.1090193322</text:p>
          </table:table-cell>
          <table:table-cell office:value-type="float" office:value="0.07762388956" calcext:value-type="float">
            <text:p>0.0776238896</text:p>
          </table:table-cell>
          <table:table-cell office:value-type="float" office:value="0.2694134348" calcext:value-type="float">
            <text:p>0.2694134348</text:p>
          </table:table-cell>
          <table:table-cell office:value-type="float" office:value="0.4583039788" calcext:value-type="float">
            <text:p>0.4583039788</text:p>
          </table:table-cell>
          <table:table-cell office:value-type="float" office:value="0.6364040384" calcext:value-type="float">
            <text:p>0.6364040384</text:p>
          </table:table-cell>
          <table:table-cell office:value-type="float" office:value="0.7962852455" calcext:value-type="float">
            <text:p>0.7962852455</text:p>
          </table:table-cell>
          <table:table-cell office:value-type="float" office:value="0.9312741092" calcext:value-type="float">
            <text:p>0.9312741092</text:p>
          </table:table-cell>
          <table:table-cell office:value-type="float" office:value="1.035714432" calcext:value-type="float">
            <text:p>1.035714432</text:p>
          </table:table-cell>
          <table:table-cell office:value-type="float" office:value="1.105189767" calcext:value-type="float">
            <text:p>1.105189767</text:p>
          </table:table-cell>
          <table:table-cell office:value-type="float" office:value="1.136696925" calcext:value-type="float">
            <text:p>1.136696925</text:p>
          </table:table-cell>
          <table:table-cell office:value-type="float" office:value="1.128763532" calcext:value-type="float">
            <text:p>1.128763532</text:p>
          </table:table-cell>
          <table:table-cell office:value-type="float" office:value="1.08150487" calcext:value-type="float">
            <text:p>1.08150487</text:p>
          </table:table-cell>
          <table:table-cell office:value-type="float" office:value="0.996617688" calcext:value-type="float">
            <text:p>0.996617688</text:p>
          </table:table-cell>
          <table:table-cell office:value-type="float" office:value="0.8773111801" calcext:value-type="float">
            <text:p>0.8773111801</text:p>
          </table:table-cell>
          <table:table-cell office:value-type="float" office:value="0.7281778454" calcext:value-type="float">
            <text:p>0.7281778454</text:p>
          </table:table-cell>
          <table:table-cell office:value-type="float" office:value="0.5550093555" calcext:value-type="float">
            <text:p>0.5550093555</text:p>
          </table:table-cell>
          <table:table-cell office:value-type="float" office:value="0.364564742" calcext:value-type="float">
            <text:p>0.364564742</text:p>
          </table:table-cell>
          <table:table-cell office:value-type="float" office:value="0.1643001269" calcext:value-type="float">
            <text:p>0.1643001269</text:p>
          </table:table-cell>
          <table:table-cell table:style-name="ce1"/>
          <table:table-cell/>
          <table:table-cell office:value-type="string" calcext:value-type="string">
            <text:p>E^-4</text:p>
          </table:table-cell>
          <table:table-cell table:style-name="ce4" office:value-type="float" office:value="0.000151333291025654" calcext:value-type="float">
            <text:p>0.0001513333</text:p>
          </table:table-cell>
          <table:table-cell table:style-name="ce4" office:value-type="float" office:value="0.0000000472410256525092" calcext:value-type="float">
            <text:p>4.72410256525092E-008</text:p>
          </table:table-cell>
        </table:table-row>
        <table:table-row table:style-name="ro1">
          <table:table-cell table:number-columns-repeated="2"/>
          <table:table-cell table:style-name="ce2" table:formula="of:=ABS([.C1]-[.C8])" office:value-type="float" office:value="0.0217703590000005" calcext:value-type="float">
            <text:p>0.021770359</text:p>
          </table:table-cell>
          <table:table-cell table:style-name="ce2" table:formula="of:=ABS([.D1]-[.D8])" office:value-type="float" office:value="0.00580068600000017" calcext:value-type="float">
            <text:p>0.005800686</text:p>
          </table:table-cell>
          <table:table-cell table:style-name="ce2" table:formula="of:=ABS([.E1]-[.E8])" office:value-type="float" office:value="0.00297259100000025" calcext:value-type="float">
            <text:p>0.002972591</text:p>
          </table:table-cell>
          <table:table-cell table:style-name="ce2" table:formula="of:=ABS([.F1]-[.F8])" office:value-type="float" office:value="0.00207273300000033" calcext:value-type="float">
            <text:p>0.002072733</text:p>
          </table:table-cell>
          <table:table-cell table:style-name="ce2" table:formula="of:=ABS([.G1]-[.G8])" office:value-type="float" office:value="0.00170926400000004" calcext:value-type="float">
            <text:p>0.001709264</text:p>
          </table:table-cell>
          <table:table-cell table:style-name="ce2" table:formula="of:=ABS([.H1]-[.H8])" office:value-type="float" office:value="0.001534798" calcext:value-type="float">
            <text:p>0.001534798</text:p>
          </table:table-cell>
          <table:table-cell table:style-name="ce2" table:formula="of:=ABS([.I1]-[.I8])" office:value-type="float" office:value="0.00142829869999994" calcext:value-type="float">
            <text:p>0.0014282987</text:p>
          </table:table-cell>
          <table:table-cell table:style-name="ce2" table:formula="of:=ABS([.J1]-[.J8])" office:value-type="float" office:value="0.00133856389999998" calcext:value-type="float">
            <text:p>0.0013385639</text:p>
          </table:table-cell>
          <table:table-cell table:style-name="ce2" table:formula="of:=ABS([.K1]-[.K8])" office:value-type="float" office:value="0.0012415804" calcext:value-type="float">
            <text:p>0.0012415804</text:p>
          </table:table-cell>
          <table:table-cell table:style-name="ce2" table:formula="of:=ABS([.L1]-[.L8])" office:value-type="float" office:value="0.00112602228" calcext:value-type="float">
            <text:p>0.0011260223</text:p>
          </table:table-cell>
          <table:table-cell table:style-name="ce2" table:formula="of:=ABS([.M1]-[.M8])" office:value-type="float" office:value="0.000987455599999992" calcext:value-type="float">
            <text:p>0.0009874556</text:p>
          </table:table-cell>
          <table:table-cell table:style-name="ce2" table:formula="of:=ABS([.N1]-[.N8])" office:value-type="float" office:value="0.000825684300000018" calcext:value-type="float">
            <text:p>0.0008256843</text:p>
          </table:table-cell>
          <table:table-cell table:style-name="ce2" table:formula="of:=ABS([.O1]-[.O8])" office:value-type="float" office:value="0.000643353600000007" calcext:value-type="float">
            <text:p>0.0006433536</text:p>
          </table:table-cell>
          <table:table-cell table:style-name="ce2" table:formula="of:=ABS([.P1]-[.P8])" office:value-type="float" office:value="0.00044509650000002" calcext:value-type="float">
            <text:p>0.0004450965</text:p>
          </table:table-cell>
          <table:table-cell table:style-name="ce2" table:formula="of:=ABS([.Q1]-[.Q8])" office:value-type="float" office:value="0.000236926999999998" calcext:value-type="float">
            <text:p>0.000236927</text:p>
          </table:table-cell>
          <table:table-cell table:style-name="ce2" table:formula="of:=ABS([.R1]-[.R8])" office:value-type="float" office:value="0.0000257482000000087" calcext:value-type="float">
            <text:p>2.57482000000087E-005</text:p>
          </table:table-cell>
          <table:table-cell table:style-name="ce2" table:formula="of:=ABS([.S1]-[.S8])" office:value-type="float" office:value="0.000181077599999968" calcext:value-type="float">
            <text:p>0.0001810776</text:p>
          </table:table-cell>
          <table:table-cell table:style-name="ce2" table:formula="of:=ABS([.T1]-[.T8])" office:value-type="float" office:value="0.00037612219999994" calcext:value-type="float">
            <text:p>0.0003761222</text:p>
          </table:table-cell>
          <table:table-cell table:style-name="ce2" table:formula="of:=ABS([.U1]-[.U8])" office:value-type="float" office:value="0.00055225449999996" calcext:value-type="float">
            <text:p>0.0005522545</text:p>
          </table:table-cell>
          <table:table-cell table:style-name="ce2" table:formula="of:=ABS([.V1]-[.V8])" office:value-type="float" office:value="0.000702969299999967" calcext:value-type="float">
            <text:p>0.0007029693</text:p>
          </table:table-cell>
          <table:table-cell table:style-name="ce2" table:formula="of:=ABS([.W1]-[.W8])" office:value-type="float" office:value="0.000822678199999982" calcext:value-type="float">
            <text:p>0.0008226782</text:p>
          </table:table-cell>
          <table:table-cell table:style-name="ce2" table:formula="of:=ABS([.X1]-[.X8])" office:value-type="float" office:value="0.000906955100000009" calcext:value-type="float">
            <text:p>0.0009069551</text:p>
          </table:table-cell>
          <table:table-cell table:style-name="ce2" table:formula="of:=ABS([.Y1]-[.Y8])" office:value-type="float" office:value="0.000952728710000003" calcext:value-type="float">
            <text:p>0.0009527287</text:p>
          </table:table-cell>
          <table:table-cell table:style-name="ce2" table:formula="of:=ABS([.Z1]-[.Z8])" office:value-type="float" office:value="0.000958417200000006" calcext:value-type="float">
            <text:p>0.0009584172</text:p>
          </table:table-cell>
          <table:table-cell table:style-name="ce2" table:formula="of:=ABS([.AA1]-[.AA8])" office:value-type="float" office:value="0.000924000599999975" calcext:value-type="float">
            <text:p>0.0009240006</text:p>
          </table:table-cell>
          <table:table-cell table:style-name="ce2" table:formula="of:=ABS([.AB1]-[.AB8])" office:value-type="float" office:value="0.000851027900000023" calcext:value-type="float">
            <text:p>0.0008510279</text:p>
          </table:table-cell>
          <table:table-cell table:style-name="ce2" table:formula="of:=ABS([.AC1]-[.AC8])" office:value-type="float" office:value="0.000742561399999953" calcext:value-type="float">
            <text:p>0.0007425614</text:p>
          </table:table-cell>
          <table:table-cell table:style-name="ce2" table:formula="of:=ABS([.AD1]-[.AD8])" office:value-type="float" office:value="0.000603058600000095" calcext:value-type="float">
            <text:p>0.0006030586</text:p>
          </table:table-cell>
          <table:table-cell table:style-name="ce2" table:formula="of:=ABS([.AE1]-[.AE8])" office:value-type="float" office:value="0.000438197000000029" calcext:value-type="float">
            <text:p>0.000438197</text:p>
          </table:table-cell>
          <table:table-cell table:style-name="ce2" table:formula="of:=ABS([.AF1]-[.AF8])" office:value-type="float" office:value="0.000254652999999827" calcext:value-type="float">
            <text:p>0.000254653</text:p>
          </table:table-cell>
          <table:table-cell table:style-name="ce2" table:formula="of:=ABS([.AG1]-[.AG8])" office:value-type="float" office:value="0.0000598339999999808" calcext:value-type="float">
            <text:p>0.000059834</text:p>
          </table:table-cell>
          <table:table-cell table:style-name="ce2" table:formula="of:=ABS([.AH1]-[.AH8])" office:value-type="float" office:value="0.000138412000000088" calcext:value-type="float">
            <text:p>0.000138412</text:p>
          </table:table-cell>
          <table:table-cell table:style-name="ce2" table:formula="of:=ABS([.AI1]-[.AI8])" office:value-type="float" office:value="0.000332109999999997" calcext:value-type="float">
            <text:p>0.00033211</text:p>
          </table:table-cell>
          <table:table-cell table:style-name="ce2" table:formula="of:=ABS([.AJ1]-[.AJ8])" office:value-type="float" office:value="0.000513473499999972" calcext:value-type="float">
            <text:p>0.0005134735</text:p>
          </table:table-cell>
          <table:table-cell table:style-name="ce2" table:formula="of:=ABS([.AK1]-[.AK8])" office:value-type="float" office:value="0.000675211900000083" calcext:value-type="float">
            <text:p>0.0006752119</text:p>
          </table:table-cell>
          <table:table-cell table:style-name="ce2" table:formula="of:=ABS([.AL1]-[.AL8])" office:value-type="float" office:value="0.000810825199999976" calcext:value-type="float">
            <text:p>0.0008108252</text:p>
          </table:table-cell>
          <table:table-cell table:style-name="ce2" table:formula="of:=ABS([.AM1]-[.AM8])" office:value-type="float" office:value="0.000914859099999998" calcext:value-type="float">
            <text:p>0.0009148591</text:p>
          </table:table-cell>
          <table:table-cell table:style-name="ce2" table:formula="of:=ABS([.AN1]-[.AN8])" office:value-type="float" office:value="0.000983122100000011" calcext:value-type="float">
            <text:p>0.0009831221</text:p>
          </table:table-cell>
          <table:table-cell table:style-name="ce2" table:formula="of:=ABS([.AO1]-[.AO8])" office:value-type="float" office:value="0.00101285309999999" calcext:value-type="float">
            <text:p>0.0010128531</text:p>
          </table:table-cell>
          <table:table-cell table:formula="of:=AVERAGE([.C9:.AO9])" office:value-type="float" office:value="0.00150939906897439" calcext:value-type="float">
            <text:p>0.0015093991</text:p>
          </table:table-cell>
          <table:table-cell/>
          <table:table-cell office:value-type="string" calcext:value-type="string">
            <text:p>E^-5</text:p>
          </table:table-cell>
          <table:table-cell table:style-name="ce4" office:value-type="float" office:value="0.0000151372828205217" calcext:value-type="float">
            <text:p>1.51372828205217E-005</text:p>
          </table:table-cell>
          <table:table-cell table:style-name="ce4" office:value-type="float" office:value="0.000000000491282065865578" calcext:value-type="float">
            <text:p>4.91282065865578E-010</text:p>
          </table:table-cell>
        </table:table-row>
        <table:table-row table:style-name="ro1">
          <table:table-cell office:value-type="string" calcext:value-type="string">
            <text:p>E^-4</text:p>
          </table:table-cell>
          <table:table-cell/>
          <table:table-cell office:value-type="float" office:value="5.320821498" calcext:value-type="float">
            <text:p>5.320821498</text:p>
          </table:table-cell>
          <table:table-cell office:value-type="float" office:value="3.091951768" calcext:value-type="float">
            <text:p>3.091951768</text:p>
          </table:table-cell>
          <table:table-cell office:value-type="float" office:value="2.272686197" calcext:value-type="float">
            <text:p>2.272686197</text:p>
          </table:table-cell>
          <table:table-cell office:value-type="float" office:value="1.782235479" calcext:value-type="float">
            <text:p>1.782235479</text:p>
          </table:table-cell>
          <table:table-cell office:value-type="float" office:value="1.408720272" calcext:value-type="float">
            <text:p>1.408720272</text:p>
          </table:table-cell>
          <table:table-cell office:value-type="float" office:value="1.086028373" calcext:value-type="float">
            <text:p>1.086028373</text:p>
          </table:table-cell>
          <table:table-cell office:value-type="float" office:value="0.7902449737" calcext:value-type="float">
            <text:p>0.7902449737</text:p>
          </table:table-cell>
          <table:table-cell office:value-type="float" office:value="0.5135346965" calcext:value-type="float">
            <text:p>0.5135346965</text:p>
          </table:table-cell>
          <table:table-cell office:value-type="float" office:value="0.2552231401" calcext:value-type="float">
            <text:p>0.2552231401</text:p>
          </table:table-cell>
          <table:table-cell office:value-type="float" office:value="0.01803500511" calcext:value-type="float">
            <text:p>0.0180350051</text:p>
          </table:table-cell>
          <table:table-cell office:value-type="float" office:value="-0.1937867426" calcext:value-type="float">
            <text:p>-0.1937867426</text:p>
          </table:table-cell>
          <table:table-cell office:value-type="float" office:value="-0.3755642675" calcext:value-type="float">
            <text:p>-0.3755642675</text:p>
          </table:table-cell>
          <table:table-cell office:value-type="float" office:value="-0.5228804677" calcext:value-type="float">
            <text:p>-0.5228804677</text:p>
          </table:table-cell>
          <table:table-cell office:value-type="float" office:value="-0.6320565674" calcext:value-type="float">
            <text:p>-0.6320565674</text:p>
          </table:table-cell>
          <table:table-cell office:value-type="float" office:value="-0.700486598" calcext:value-type="float">
            <text:p>-0.700486598</text:p>
          </table:table-cell>
          <table:table-cell office:value-type="float" office:value="-0.7268633625" calcext:value-type="float">
            <text:p>-0.7268633625</text:p>
          </table:table-cell>
          <table:table-cell office:value-type="float" office:value="-0.7113128032" calcext:value-type="float">
            <text:p>-0.7113128032</text:p>
          </table:table-cell>
          <table:table-cell office:value-type="float" office:value="-0.655446148" calcext:value-type="float">
            <text:p>-0.655446148</text:p>
          </table:table-cell>
          <table:table-cell office:value-type="float" office:value="-0.5623364927" calcext:value-type="float">
            <text:p>-0.5623364927</text:p>
          </table:table-cell>
          <table:table-cell office:value-type="float" office:value="-0.4364261238" calcext:value-type="float">
            <text:p>-0.4364261238</text:p>
          </table:table-cell>
          <table:table-cell office:value-type="float" office:value="-0.2833716882" calcext:value-type="float">
            <text:p>-0.2833716882</text:p>
          </table:table-cell>
          <table:table-cell office:value-type="float" office:value="-0.1098356114" calcext:value-type="float">
            <text:p>-0.1098356114</text:p>
          </table:table-cell>
          <table:table-cell office:value-type="float" office:value="0.07676642595" calcext:value-type="float">
            <text:p>0.076766426</text:p>
          </table:table-cell>
          <table:table-cell office:value-type="float" office:value="0.2685508636" calcext:value-type="float">
            <text:p>0.2685508636</text:p>
          </table:table-cell>
          <table:table-cell office:value-type="float" office:value="0.4574723945" calcext:value-type="float">
            <text:p>0.4574723945</text:p>
          </table:table-cell>
          <table:table-cell office:value-type="float" office:value="0.6356381407" calcext:value-type="float">
            <text:p>0.6356381407</text:p>
          </table:table-cell>
          <table:table-cell office:value-type="float" office:value="0.7956169776" calcext:value-type="float">
            <text:p>0.7956169776</text:p>
          </table:table-cell>
          <table:table-cell office:value-type="float" office:value="0.9307314024" calcext:value-type="float">
            <text:p>0.9307314024</text:p>
          </table:table-cell>
          <table:table-cell office:value-type="float" office:value="1.035320107" calcext:value-type="float">
            <text:p>1.035320107</text:p>
          </table:table-cell>
          <table:table-cell office:value-type="float" office:value="1.104960636" calcext:value-type="float">
            <text:p>1.104960636</text:p>
          </table:table-cell>
          <table:table-cell office:value-type="float" office:value="1.136643134" calcext:value-type="float">
            <text:p>1.136643134</text:p>
          </table:table-cell>
          <table:table-cell office:value-type="float" office:value="1.128888162" calcext:value-type="float">
            <text:p>1.128888162</text:p>
          </table:table-cell>
          <table:table-cell office:value-type="float" office:value="1.081803826" calcext:value-type="float">
            <text:p>1.081803826</text:p>
          </table:table-cell>
          <table:table-cell office:value-type="float" office:value="0.997079866" calcext:value-type="float">
            <text:p>0.997079866</text:p>
          </table:table-cell>
          <table:table-cell office:value-type="float" office:value="0.8779189157" calcext:value-type="float">
            <text:p>0.8779189157</text:p>
          </table:table-cell>
          <table:table-cell office:value-type="float" office:value="0.7289076243" calcext:value-type="float">
            <text:p>0.7289076243</text:p>
          </table:table-cell>
          <table:table-cell office:value-type="float" office:value="0.5558327547" calcext:value-type="float">
            <text:p>0.5558327547</text:p>
          </table:table-cell>
          <table:table-cell office:value-type="float" office:value="0.3654495667" calcext:value-type="float">
            <text:p>0.3654495667</text:p>
          </table:table-cell>
          <table:table-cell office:value-type="float" office:value="0.1652116977" calcext:value-type="float">
            <text:p>0.1652116977</text:p>
          </table:table-cell>
          <table:table-cell table:style-name="ce1"/>
          <table:table-cell/>
          <table:table-cell office:value-type="string" calcext:value-type="string">
            <text:p>E^-6</text:p>
          </table:table-cell>
          <table:table-cell table:style-name="ce4" office:value-type="float" office:value="0.0000015137366666778" calcext:value-type="float">
            <text:p>1.5137366666778E-006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table:number-columns-repeated="2"/>
          <table:table-cell table:style-name="ce2" table:formula="of:=ABS([.C1]-[.C10])" office:value-type="float" office:value="0.00218989900000022" calcext:value-type="float">
            <text:p>0.002189899</text:p>
          </table:table-cell>
          <table:table-cell table:style-name="ce2" table:formula="of:=ABS([.D1]-[.D10])" office:value-type="float" office:value="0.000581636000000163" calcext:value-type="float">
            <text:p>0.000581636</text:p>
          </table:table-cell>
          <table:table-cell table:style-name="ce2" table:formula="of:=ABS([.E1]-[.E10])" office:value-type="float" office:value="0.0002976910000001" calcext:value-type="float">
            <text:p>0.000297691</text:p>
          </table:table-cell>
          <table:table-cell table:style-name="ce2" table:formula="of:=ABS([.F1]-[.F10])" office:value-type="float" office:value="0.000207435000000089" calcext:value-type="float">
            <text:p>0.000207435</text:p>
          </table:table-cell>
          <table:table-cell table:style-name="ce2" table:formula="of:=ABS([.G1]-[.G10])" office:value-type="float" office:value="0.000170997999999978" calcext:value-type="float">
            <text:p>0.000170998</text:p>
          </table:table-cell>
          <table:table-cell table:style-name="ce2" table:formula="of:=ABS([.H1]-[.H10])" office:value-type="float" office:value="0.000153518000000075" calcext:value-type="float">
            <text:p>0.000153518</text:p>
          </table:table-cell>
          <table:table-cell table:style-name="ce2" table:formula="of:=ABS([.I1]-[.I10])" office:value-type="float" office:value="0.00014285759999999" calcext:value-type="float">
            <text:p>0.0001428576</text:p>
          </table:table-cell>
          <table:table-cell table:style-name="ce2" table:formula="of:=ABS([.J1]-[.J10])" office:value-type="float" office:value="0.000133883599999995" calcext:value-type="float">
            <text:p>0.0001338836</text:p>
          </table:table-cell>
          <table:table-cell table:style-name="ce2" table:formula="of:=ABS([.K1]-[.K10])" office:value-type="float" office:value="0.000124189499999983" calcext:value-type="float">
            <text:p>0.0001241895</text:p>
          </table:table-cell>
          <table:table-cell table:style-name="ce2" table:formula="of:=ABS([.L1]-[.L10])" office:value-type="float" office:value="0.000112640250000001" calcext:value-type="float">
            <text:p>0.0001126403</text:p>
          </table:table-cell>
          <table:table-cell table:style-name="ce2" table:formula="of:=ABS([.M1]-[.M10])" office:value-type="float" office:value="0.0000987906999999899" calcext:value-type="float">
            <text:p>9.87906999999899E-005</text:p>
          </table:table-cell>
          <table:table-cell table:style-name="ce2" table:formula="of:=ABS([.N1]-[.N10])" office:value-type="float" office:value="0.0000826201999999943" calcext:value-type="float">
            <text:p>8.26201999999943E-005</text:p>
          </table:table-cell>
          <table:table-cell table:style-name="ce2" table:formula="of:=ABS([.O1]-[.O10])" office:value-type="float" office:value="0.0000643927000000266" calcext:value-type="float">
            <text:p>6.43927000000266E-005</text:p>
          </table:table-cell>
          <table:table-cell table:style-name="ce2" table:formula="of:=ABS([.P1]-[.P10])" office:value-type="float" office:value="0.000044570899999985" calcext:value-type="float">
            <text:p>4.4570899999985E-005</text:p>
          </table:table-cell>
          <table:table-cell table:style-name="ce2" table:formula="of:=ABS([.Q1]-[.Q10])" office:value-type="float" office:value="0.0000237559999999304" calcext:value-type="float">
            <text:p>0.000023756</text:p>
          </table:table-cell>
          <table:table-cell table:style-name="ce2" table:formula="of:=ABS([.R1]-[.R10])" office:value-type="float" office:value="0.00000263789999999098" calcext:value-type="float">
            <text:p>2.63789999999098E-006</text:p>
          </table:table-cell>
          <table:table-cell table:style-name="ce2" table:formula="of:=ABS([.S1]-[.S10])" office:value-type="float" office:value="0.0000180470999999738" calcext:value-type="float">
            <text:p>1.80470999999738E-005</text:p>
          </table:table-cell>
          <table:table-cell table:style-name="ce2" table:formula="of:=ABS([.T1]-[.T10])" office:value-type="float" office:value="0.0000375562000000107" calcext:value-type="float">
            <text:p>3.75562000000107E-005</text:p>
          </table:table-cell>
          <table:table-cell table:style-name="ce2" table:formula="of:=ABS([.U1]-[.U10])" office:value-type="float" office:value="0.0000551761000000539" calcext:value-type="float">
            <text:p>5.51761000000539E-005</text:p>
          </table:table-cell>
          <table:table-cell table:style-name="ce2" table:formula="of:=ABS([.V1]-[.V10])" office:value-type="float" office:value="0.000070256099999999" calcext:value-type="float">
            <text:p>7.0256099999999E-005</text:p>
          </table:table-cell>
          <table:table-cell table:style-name="ce2" table:formula="of:=ABS([.W1]-[.W10])" office:value-type="float" office:value="0.000082236999999985" calcext:value-type="float">
            <text:p>0.000082237</text:p>
          </table:table-cell>
          <table:table-cell table:style-name="ce2" table:formula="of:=ABS([.X1]-[.X10])" office:value-type="float" office:value="0.0000906759000000035" calcext:value-type="float">
            <text:p>9.06759000000035E-005</text:p>
          </table:table-cell>
          <table:table-cell table:style-name="ce2" table:formula="of:=ABS([.Y1]-[.Y10])" office:value-type="float" office:value="0.0000952651000000054" calcext:value-type="float">
            <text:p>9.52651000000054E-005</text:p>
          </table:table-cell>
          <table:table-cell table:style-name="ce2" table:formula="of:=ABS([.Z1]-[.Z10])" office:value-type="float" office:value="0.0000958460000000105" calcext:value-type="float">
            <text:p>0.000095846</text:p>
          </table:table-cell>
          <table:table-cell table:style-name="ce2" table:formula="of:=ABS([.AA1]-[.AA10])" office:value-type="float" office:value="0.0000924162999999534" calcext:value-type="float">
            <text:p>9.24162999999534E-005</text:p>
          </table:table-cell>
          <table:table-cell table:style-name="ce2" table:formula="of:=ABS([.AB1]-[.AB10])" office:value-type="float" office:value="0.0000851302000000054" calcext:value-type="float">
            <text:p>8.51302000000054E-005</text:p>
          </table:table-cell>
          <table:table-cell table:style-name="ce2" table:formula="of:=ABS([.AC1]-[.AC10])" office:value-type="float" office:value="0.0000742934999999889" calcext:value-type="float">
            <text:p>7.42934999999889E-005</text:p>
          </table:table-cell>
          <table:table-cell table:style-name="ce2" table:formula="of:=ABS([.AD1]-[.AD10])" office:value-type="float" office:value="0.0000603518000000802" calcext:value-type="float">
            <text:p>6.03518000000802E-005</text:p>
          </table:table-cell>
          <table:table-cell table:style-name="ce2" table:formula="of:=ABS([.AE1]-[.AE10])" office:value-type="float" office:value="0.0000438720000000004" calcext:value-type="float">
            <text:p>0.000043872</text:p>
          </table:table-cell>
          <table:table-cell table:style-name="ce2" table:formula="of:=ABS([.AF1]-[.AF10])" office:value-type="float" office:value="0.0000255219999998335" calcext:value-type="float">
            <text:p>0.000025522</text:p>
          </table:table-cell>
          <table:table-cell table:style-name="ce2" table:formula="of:=ABS([.AG1]-[.AG10])" office:value-type="float" office:value="0.00000604299999995561" calcext:value-type="float">
            <text:p>0.000006043</text:p>
          </table:table-cell>
          <table:table-cell table:style-name="ce2" table:formula="of:=ABS([.AH1]-[.AH10])" office:value-type="float" office:value="0.0000137820000001287" calcext:value-type="float">
            <text:p>0.000013782</text:p>
          </table:table-cell>
          <table:table-cell table:style-name="ce2" table:formula="of:=ABS([.AI1]-[.AI10])" office:value-type="float" office:value="0.0000331540000000352" calcext:value-type="float">
            <text:p>0.000033154</text:p>
          </table:table-cell>
          <table:table-cell table:style-name="ce2" table:formula="of:=ABS([.AJ1]-[.AJ10])" office:value-type="float" office:value="0.0000512954999999371" calcext:value-type="float">
            <text:p>5.12954999999371E-005</text:p>
          </table:table-cell>
          <table:table-cell table:style-name="ce2" table:formula="of:=ABS([.AK1]-[.AK10])" office:value-type="float" office:value="0.0000674763000000356" calcext:value-type="float">
            <text:p>6.74763000000356E-005</text:p>
          </table:table-cell>
          <table:table-cell table:style-name="ce2" table:formula="of:=ABS([.AL1]-[.AL10])" office:value-type="float" office:value="0.0000810463000000539" calcext:value-type="float">
            <text:p>8.10463000000539E-005</text:p>
          </table:table-cell>
          <table:table-cell table:style-name="ce2" table:formula="of:=ABS([.AM1]-[.AM10])" office:value-type="float" office:value="0.0000914598999999239" calcext:value-type="float">
            <text:p>9.14598999999239E-005</text:p>
          </table:table-cell>
          <table:table-cell table:style-name="ce2" table:formula="of:=ABS([.AN1]-[.AN10])" office:value-type="float" office:value="0.0000982974000000025" calcext:value-type="float">
            <text:p>9.82974000000025E-005</text:p>
          </table:table-cell>
          <table:table-cell table:style-name="ce2" table:formula="of:=ABS([.AO1]-[.AO10])" office:value-type="float" office:value="0.000101282300000005" calcext:value-type="float">
            <text:p>0.0001012823</text:p>
          </table:table-cell>
          <table:table-cell table:formula="of:=AVERAGE([.C11:.AO11])" office:value-type="float" office:value="0.000151333291025654" calcext:value-type="float">
            <text:p>0.0001513333</text:p>
          </table:table-cell>
          <table:table-cell/>
          <table:table-cell office:value-type="string" calcext:value-type="string">
            <text:p>E^-7</text:p>
          </table:table-cell>
          <table:table-cell table:style-name="ce4" office:value-type="float" office:value="0.000000151322820530241" calcext:value-type="float">
            <text:p>1.51322820530241E-007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E^-5</text:p>
          </table:table-cell>
          <table:table-cell/>
          <table:table-cell office:value-type="float" office:value="5.322792277" calcext:value-type="float">
            <text:p>5.322792277</text:p>
          </table:table-cell>
          <table:table-cell office:value-type="float" office:value="3.092475224" calcext:value-type="float">
            <text:p>3.092475224</text:p>
          </table:table-cell>
          <table:table-cell office:value-type="float" office:value="2.272954115" calcext:value-type="float">
            <text:p>2.272954115</text:p>
          </table:table-cell>
          <table:table-cell office:value-type="float" office:value="1.782422169" calcext:value-type="float">
            <text:p>1.782422169</text:p>
          </table:table-cell>
          <table:table-cell office:value-type="float" office:value="1.408874169" calcext:value-type="float">
            <text:p>1.408874169</text:p>
          </table:table-cell>
          <table:table-cell office:value-type="float" office:value="1.086166539" calcext:value-type="float">
            <text:p>1.086166539</text:p>
          </table:table-cell>
          <table:table-cell office:value-type="float" office:value="0.7903735453" calcext:value-type="float">
            <text:p>0.7903735453</text:p>
          </table:table-cell>
          <table:table-cell office:value-type="float" office:value="0.5136551915" calcext:value-type="float">
            <text:p>0.5136551915</text:p>
          </table:table-cell>
          <table:table-cell office:value-type="float" office:value="0.2553349104" calcext:value-type="float">
            <text:p>0.2553349104</text:p>
          </table:table-cell>
          <table:table-cell office:value-type="float" office:value="0.01813638096" calcext:value-type="float">
            <text:p>0.018136381</text:p>
          </table:table-cell>
          <table:table-cell office:value-type="float" office:value="-0.1936978314" calcext:value-type="float">
            <text:p>-0.1936978314</text:p>
          </table:table-cell>
          <table:table-cell office:value-type="float" office:value="-0.3754899098" calcext:value-type="float">
            <text:p>-0.3754899098</text:p>
          </table:table-cell>
          <table:table-cell office:value-type="float" office:value="-0.5228225148" calcext:value-type="float">
            <text:p>-0.5228225148</text:p>
          </table:table-cell>
          <table:table-cell office:value-type="float" office:value="-0.6320164542" calcext:value-type="float">
            <text:p>-0.6320164542</text:p>
          </table:table-cell>
          <table:table-cell office:value-type="float" office:value="-0.7004652182" calcext:value-type="float">
            <text:p>-0.7004652182</text:p>
          </table:table-cell>
          <table:table-cell office:value-type="float" office:value="-0.726860989" calcext:value-type="float">
            <text:p>-0.726860989</text:p>
          </table:table-cell>
          <table:table-cell office:value-type="float" office:value="-0.7113290462" calcext:value-type="float">
            <text:p>-0.7113290462</text:p>
          </table:table-cell>
          <table:table-cell office:value-type="float" office:value="-0.6554799491" calcext:value-type="float">
            <text:p>-0.6554799491</text:p>
          </table:table-cell>
          <table:table-cell office:value-type="float" office:value="-0.5623861517" calcext:value-type="float">
            <text:p>-0.5623861517</text:p>
          </table:table-cell>
          <table:table-cell office:value-type="float" office:value="-0.4364893547" calcext:value-type="float">
            <text:p>-0.4364893547</text:p>
          </table:table-cell>
          <table:table-cell office:value-type="float" office:value="-0.2834457018" calcext:value-type="float">
            <text:p>-0.2834457018</text:p>
          </table:table-cell>
          <table:table-cell office:value-type="float" office:value="-0.1099172199" calcext:value-type="float">
            <text:p>-0.1099172199</text:p>
          </table:table-cell>
          <table:table-cell office:value-type="float" office:value="0.07668068728" calcext:value-type="float">
            <text:p>0.0766806873</text:p>
          </table:table-cell>
          <table:table-cell office:value-type="float" office:value="0.2684646022" calcext:value-type="float">
            <text:p>0.2684646022</text:p>
          </table:table-cell>
          <table:table-cell office:value-type="float" office:value="0.45738922" calcext:value-type="float">
            <text:p>0.45738922</text:p>
          </table:table-cell>
          <table:table-cell office:value-type="float" office:value="0.6355615238" calcext:value-type="float">
            <text:p>0.6355615238</text:p>
          </table:table-cell>
          <table:table-cell office:value-type="float" office:value="0.7955501138" calcext:value-type="float">
            <text:p>0.7955501138</text:p>
          </table:table-cell>
          <table:table-cell office:value-type="float" office:value="0.9306770863" calcext:value-type="float">
            <text:p>0.9306770863</text:p>
          </table:table-cell>
          <table:table-cell office:value-type="float" office:value="1.035280623" calcext:value-type="float">
            <text:p>1.035280623</text:p>
          </table:table-cell>
          <table:table-cell office:value-type="float" office:value="1.104937667" calcext:value-type="float">
            <text:p>1.104937667</text:p>
          </table:table-cell>
          <table:table-cell office:value-type="float" office:value="1.136637696" calcext:value-type="float">
            <text:p>1.136637696</text:p>
          </table:table-cell>
          <table:table-cell office:value-type="float" office:value="1.128900567" calcext:value-type="float">
            <text:p>1.128900567</text:p>
          </table:table-cell>
          <table:table-cell office:value-type="float" office:value="1.081833666" calcext:value-type="float">
            <text:p>1.081833666</text:p>
          </table:table-cell>
          <table:table-cell office:value-type="float" office:value="0.9971260325" calcext:value-type="float">
            <text:p>0.9971260325</text:p>
          </table:table-cell>
          <table:table-cell office:value-type="float" office:value="0.8779796449" calcext:value-type="float">
            <text:p>0.8779796449</text:p>
          </table:table-cell>
          <table:table-cell office:value-type="float" office:value="0.7289805663" calcext:value-type="float">
            <text:p>0.7289805663</text:p>
          </table:table-cell>
          <table:table-cell office:value-type="float" office:value="0.5559150688" calcext:value-type="float">
            <text:p>0.5559150688</text:p>
          </table:table-cell>
          <table:table-cell office:value-type="float" office:value="0.3655380346" calcext:value-type="float">
            <text:p>0.3655380346</text:p>
          </table:table-cell>
          <table:table-cell office:value-type="float" office:value="0.1653028518" calcext:value-type="float">
            <text:p>0.1653028518</text:p>
          </table:table-cell>
          <table:table-cell table:style-name="ce1"/>
          <table:table-cell/>
          <table:table-cell office:value-type="string" calcext:value-type="string">
            <text:p>E^-8</text:p>
          </table:table-cell>
          <table:table-cell table:style-name="ce4" office:value-type="float" office:value="0.0000000165294872066911" calcext:value-type="float">
            <text:p>1.65294872066911E-008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table:number-columns-repeated="2"/>
          <table:table-cell table:style-name="ce2" table:formula="of:=ABS([.C1]-[.C12])" office:value-type="float" office:value="0.000219120000000572" calcext:value-type="float">
            <text:p>0.00021912</text:p>
          </table:table-cell>
          <table:table-cell table:style-name="ce2" table:formula="of:=ABS([.D1]-[.D12])" office:value-type="float" office:value="0.0000581799999999077" calcext:value-type="float">
            <text:p>0.00005818</text:p>
          </table:table-cell>
          <table:table-cell table:style-name="ce2" table:formula="of:=ABS([.E1]-[.E12])" office:value-type="float" office:value="0.0000297730000000662" calcext:value-type="float">
            <text:p>0.000029773</text:p>
          </table:table-cell>
          <table:table-cell table:style-name="ce2" table:formula="of:=ABS([.F1]-[.F12])" office:value-type="float" office:value="0.0000207450000000442" calcext:value-type="float">
            <text:p>0.000020745</text:p>
          </table:table-cell>
          <table:table-cell table:style-name="ce2" table:formula="of:=ABS([.G1]-[.G12])" office:value-type="float" office:value="0.0000171010000000749" calcext:value-type="float">
            <text:p>0.000017101</text:p>
          </table:table-cell>
          <table:table-cell table:style-name="ce2" table:formula="of:=ABS([.H1]-[.H12])" office:value-type="float" office:value="0.000015352000000135" calcext:value-type="float">
            <text:p>0.000015352</text:p>
          </table:table-cell>
          <table:table-cell table:style-name="ce2" table:formula="of:=ABS([.I1]-[.I12])" office:value-type="float" office:value="0.0000142859999999745" calcext:value-type="float">
            <text:p>0.000014286</text:p>
          </table:table-cell>
          <table:table-cell table:style-name="ce2" table:formula="of:=ABS([.J1]-[.J12])" office:value-type="float" office:value="0.0000133885999999972" calcext:value-type="float">
            <text:p>1.33885999999972E-005</text:p>
          </table:table-cell>
          <table:table-cell table:style-name="ce2" table:formula="of:=ABS([.K1]-[.K12])" office:value-type="float" office:value="0.0000124192000000023" calcext:value-type="float">
            <text:p>1.24192000000023E-005</text:p>
          </table:table-cell>
          <table:table-cell table:style-name="ce2" table:formula="of:=ABS([.L1]-[.L12])" office:value-type="float" office:value="0.0000112643999999988" calcext:value-type="float">
            <text:p>1.12643999999988E-005</text:p>
          </table:table-cell>
          <table:table-cell table:style-name="ce2" table:formula="of:=ABS([.M1]-[.M12])" office:value-type="float" office:value="0.00000987950000000404" calcext:value-type="float">
            <text:p>9.87950000000404E-006</text:p>
          </table:table-cell>
          <table:table-cell table:style-name="ce2" table:formula="of:=ABS([.N1]-[.N12])" office:value-type="float" office:value="0.00000826250000002249" calcext:value-type="float">
            <text:p>8.26250000002249E-006</text:p>
          </table:table-cell>
          <table:table-cell table:style-name="ce2" table:formula="of:=ABS([.O1]-[.O12])" office:value-type="float" office:value="0.00000643979999992439" calcext:value-type="float">
            <text:p>6.43979999992439E-006</text:p>
          </table:table-cell>
          <table:table-cell table:style-name="ce2" table:formula="of:=ABS([.P1]-[.P12])" office:value-type="float" office:value="0.00000445770000001566" calcext:value-type="float">
            <text:p>4.45770000001566E-006</text:p>
          </table:table-cell>
          <table:table-cell table:style-name="ce2" table:formula="of:=ABS([.Q1]-[.Q12])" office:value-type="float" office:value="0.00000237619999998717" calcext:value-type="float">
            <text:p>2.37619999998717E-006</text:p>
          </table:table-cell>
          <table:table-cell table:style-name="ce2" table:formula="of:=ABS([.R1]-[.R12])" office:value-type="float" office:value="0.00000026440000000516" calcext:value-type="float">
            <text:p>2.6440000000516E-007</text:p>
          </table:table-cell>
          <table:table-cell table:style-name="ce2" table:formula="of:=ABS([.S1]-[.S12])" office:value-type="float" office:value="0.00000180409999994691" calcext:value-type="float">
            <text:p>1.80409999994691E-006</text:p>
          </table:table-cell>
          <table:table-cell table:style-name="ce2" table:formula="of:=ABS([.T1]-[.T12])" office:value-type="float" office:value="0.00000375509999994694" calcext:value-type="float">
            <text:p>3.75509999994694E-006</text:p>
          </table:table-cell>
          <table:table-cell table:style-name="ce2" table:formula="of:=ABS([.U1]-[.U12])" office:value-type="float" office:value="0.00000551709999996319" calcext:value-type="float">
            <text:p>5.51709999996319E-006</text:p>
          </table:table-cell>
          <table:table-cell table:style-name="ce2" table:formula="of:=ABS([.V1]-[.V12])" office:value-type="float" office:value="0.00000702520000001039" calcext:value-type="float">
            <text:p>7.02520000001039E-006</text:p>
          </table:table-cell>
          <table:table-cell table:style-name="ce2" table:formula="of:=ABS([.W1]-[.W12])" office:value-type="float" office:value="0.00000822340000000699" calcext:value-type="float">
            <text:p>8.22340000000699E-006</text:p>
          </table:table-cell>
          <table:table-cell table:style-name="ce2" table:formula="of:=ABS([.X1]-[.X12])" office:value-type="float" office:value="0.00000906740000000683" calcext:value-type="float">
            <text:p>9.06740000000683E-006</text:p>
          </table:table-cell>
          <table:table-cell table:style-name="ce2" table:formula="of:=ABS([.Y1]-[.Y12])" office:value-type="float" office:value="0.00000952643000000364" calcext:value-type="float">
            <text:p>9.52643000000364E-006</text:p>
          </table:table-cell>
          <table:table-cell table:style-name="ce2" table:formula="of:=ABS([.Z1]-[.Z12])" office:value-type="float" office:value="0.00000958460000000105" calcext:value-type="float">
            <text:p>9.58460000000105E-006</text:p>
          </table:table-cell>
          <table:table-cell table:style-name="ce2" table:formula="of:=ABS([.AA1]-[.AA12])" office:value-type="float" office:value="0.00000924179999994834" calcext:value-type="float">
            <text:p>9.24179999994834E-006</text:p>
          </table:table-cell>
          <table:table-cell table:style-name="ce2" table:formula="of:=ABS([.AB1]-[.AB12])" office:value-type="float" office:value="0.00000851329999995709" calcext:value-type="float">
            <text:p>8.51329999995709E-006</text:p>
          </table:table-cell>
          <table:table-cell table:style-name="ce2" table:formula="of:=ABS([.AC1]-[.AC12])" office:value-type="float" office:value="0.00000742970000000565" calcext:value-type="float">
            <text:p>7.42970000000565E-006</text:p>
          </table:table-cell>
          <table:table-cell table:style-name="ce2" table:formula="of:=ABS([.AD1]-[.AD12])" office:value-type="float" office:value="0.00000603570000001774" calcext:value-type="float">
            <text:p>6.03570000001774E-006</text:p>
          </table:table-cell>
          <table:table-cell table:style-name="ce2" table:formula="of:=ABS([.AE1]-[.AE12])" office:value-type="float" office:value="0.00000438800000002182" calcext:value-type="float">
            <text:p>0.000004388</text:p>
          </table:table-cell>
          <table:table-cell table:style-name="ce2" table:formula="of:=ABS([.AF1]-[.AF12])" office:value-type="float" office:value="0.0000025529999998497" calcext:value-type="float">
            <text:p>0.000002553</text:p>
          </table:table-cell>
          <table:table-cell table:style-name="ce2" table:formula="of:=ABS([.AG1]-[.AG12])" office:value-type="float" office:value="0.000000604999999875844" calcext:value-type="float">
            <text:p>0.000000605</text:p>
          </table:table-cell>
          <table:table-cell table:style-name="ce2" table:formula="of:=ABS([.AH1]-[.AH12])" office:value-type="float" office:value="0.00000137700000002461" calcext:value-type="float">
            <text:p>0.000001377</text:p>
          </table:table-cell>
          <table:table-cell table:style-name="ce2" table:formula="of:=ABS([.AI1]-[.AI12])" office:value-type="float" office:value="0.0000033139999999765" calcext:value-type="float">
            <text:p>0.000003314</text:p>
          </table:table-cell>
          <table:table-cell table:style-name="ce2" table:formula="of:=ABS([.AJ1]-[.AJ12])" office:value-type="float" office:value="0.00000512900000004812" calcext:value-type="float">
            <text:p>0.000005129</text:p>
          </table:table-cell>
          <table:table-cell table:style-name="ce2" table:formula="of:=ABS([.AK1]-[.AK12])" office:value-type="float" office:value="0.00000674710000003742" calcext:value-type="float">
            <text:p>6.74710000003742E-006</text:p>
          </table:table-cell>
          <table:table-cell table:style-name="ce2" table:formula="of:=ABS([.AL1]-[.AL12])" office:value-type="float" office:value="0.00000810429999997808" calcext:value-type="float">
            <text:p>8.10429999997808E-006</text:p>
          </table:table-cell>
          <table:table-cell table:style-name="ce2" table:formula="of:=ABS([.AM1]-[.AM12])" office:value-type="float" office:value="0.00000914579999999887" calcext:value-type="float">
            <text:p>9.14579999999887E-006</text:p>
          </table:table-cell>
          <table:table-cell table:style-name="ce2" table:formula="of:=ABS([.AN1]-[.AN12])" office:value-type="float" office:value="0.0000098295000000026" calcext:value-type="float">
            <text:p>9.8295000000026E-006</text:p>
          </table:table-cell>
          <table:table-cell table:style-name="ce2" table:formula="of:=ABS([.AO1]-[.AO12])" office:value-type="float" office:value="0.0000101281999999869" calcext:value-type="float">
            <text:p>1.01281999999869E-005</text:p>
          </table:table-cell>
          <table:table-cell table:formula="of:=AVERAGE([.C13:.AO13])" office:value-type="float" office:value="0.0000151372828205217" calcext:value-type="float">
            <text:p>1.51372828205217E-005</text:p>
          </table:table-cell>
          <table:table-cell/>
          <table:table-cell office:value-type="string" calcext:value-type="string">
            <text:p>E^-9</text:p>
          </table:table-cell>
          <table:table-cell office:value-type="float" office:value="0.0000000641041025443669" calcext:value-type="float">
            <text:p>6.41041025443669E-008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E^-6</text:p>
          </table:table-cell>
          <table:table-cell/>
          <table:table-cell office:value-type="float" office:value="5.322989484" calcext:value-type="float">
            <text:p>5.322989484</text:p>
          </table:table-cell>
          <table:table-cell office:value-type="float" office:value="3.092527585" calcext:value-type="float">
            <text:p>3.092527585</text:p>
          </table:table-cell>
          <table:table-cell office:value-type="float" office:value="2.27298091" calcext:value-type="float">
            <text:p>2.27298091</text:p>
          </table:table-cell>
          <table:table-cell office:value-type="float" office:value="1.78244084" calcext:value-type="float">
            <text:p>1.78244084</text:p>
          </table:table-cell>
          <table:table-cell office:value-type="float" office:value="1.40888956" calcext:value-type="float">
            <text:p>1.40888956</text:p>
          </table:table-cell>
          <table:table-cell office:value-type="float" office:value="1.086180356" calcext:value-type="float">
            <text:p>1.086180356</text:p>
          </table:table-cell>
          <table:table-cell office:value-type="float" office:value="0.7903864027" calcext:value-type="float">
            <text:p>0.7903864027</text:p>
          </table:table-cell>
          <table:table-cell office:value-type="float" office:value="0.5136672413" calcext:value-type="float">
            <text:p>0.5136672413</text:p>
          </table:table-cell>
          <table:table-cell office:value-type="float" office:value="0.2553460878" calcext:value-type="float">
            <text:p>0.2553460878</text:p>
          </table:table-cell>
          <table:table-cell office:value-type="float" office:value="0.01814651907" calcext:value-type="float">
            <text:p>0.0181465191</text:p>
          </table:table-cell>
          <table:table-cell office:value-type="float" office:value="-0.1936889398" calcext:value-type="float">
            <text:p>-0.1936889398</text:p>
          </table:table-cell>
          <table:table-cell office:value-type="float" office:value="-0.3754824736" calcext:value-type="float">
            <text:p>-0.3754824736</text:p>
          </table:table-cell>
          <table:table-cell office:value-type="float" office:value="-0.5228167189" calcext:value-type="float">
            <text:p>-0.5228167189</text:p>
          </table:table-cell>
          <table:table-cell office:value-type="float" office:value="-0.6320124422" calcext:value-type="float">
            <text:p>-0.6320124422</text:p>
          </table:table-cell>
          <table:table-cell office:value-type="float" office:value="-0.7004630796" calcext:value-type="float">
            <text:p>-0.7004630796</text:p>
          </table:table-cell>
          <table:table-cell office:value-type="float" office:value="-0.726860751" calcext:value-type="float">
            <text:p>-0.726860751</text:p>
          </table:table-cell>
          <table:table-cell office:value-type="float" office:value="-0.7113306698" calcext:value-type="float">
            <text:p>-0.7113306698</text:p>
          </table:table-cell>
          <table:table-cell office:value-type="float" office:value="-0.6554833286" calcext:value-type="float">
            <text:p>-0.6554833286</text:p>
          </table:table-cell>
          <table:table-cell office:value-type="float" office:value="-0.5623911171" calcext:value-type="float">
            <text:p>-0.5623911171</text:p>
          </table:table-cell>
          <table:table-cell office:value-type="float" office:value="-0.4364956774" calcext:value-type="float">
            <text:p>-0.4364956774</text:p>
          </table:table-cell>
          <table:table-cell office:value-type="float" office:value="-0.283453103" calcext:value-type="float">
            <text:p>-0.283453103</text:p>
          </table:table-cell>
          <table:table-cell office:value-type="float" office:value="-0.1099253805" calcext:value-type="float">
            <text:p>-0.1099253805</text:p>
          </table:table-cell>
          <table:table-cell office:value-type="float" office:value="0.07667211349" calcext:value-type="float">
            <text:p>0.0766721135</text:p>
          </table:table-cell>
          <table:table-cell office:value-type="float" office:value="0.268455976" calcext:value-type="float">
            <text:p>0.268455976</text:p>
          </table:table-cell>
          <table:table-cell office:value-type="float" office:value="0.4573809024" calcext:value-type="float">
            <text:p>0.4573809024</text:p>
          </table:table-cell>
          <table:table-cell office:value-type="float" office:value="0.6355538619" calcext:value-type="float">
            <text:p>0.6355538619</text:p>
          </table:table-cell>
          <table:table-cell office:value-type="float" office:value="0.7955434272" calcext:value-type="float">
            <text:p>0.7955434272</text:p>
          </table:table-cell>
          <table:table-cell office:value-type="float" office:value="0.9306716542" calcext:value-type="float">
            <text:p>0.9306716542</text:p>
          </table:table-cell>
          <table:table-cell office:value-type="float" office:value="1.035276674" calcext:value-type="float">
            <text:p>1.035276674</text:p>
          </table:table-cell>
          <table:table-cell office:value-type="float" office:value="1.104935369" calcext:value-type="float">
            <text:p>1.104935369</text:p>
          </table:table-cell>
          <table:table-cell office:value-type="float" office:value="1.136637152" calcext:value-type="float">
            <text:p>1.136637152</text:p>
          </table:table-cell>
          <table:table-cell office:value-type="float" office:value="1.128901807" calcext:value-type="float">
            <text:p>1.128901807</text:p>
          </table:table-cell>
          <table:table-cell office:value-type="float" office:value="1.081836649" calcext:value-type="float">
            <text:p>1.081836649</text:p>
          </table:table-cell>
          <table:table-cell office:value-type="float" office:value="0.9971306487" calcext:value-type="float">
            <text:p>0.9971306487</text:p>
          </table:table-cell>
          <table:table-cell office:value-type="float" office:value="0.8779857175" calcext:value-type="float">
            <text:p>0.8779857175</text:p>
          </table:table-cell>
          <table:table-cell office:value-type="float" office:value="0.7289878603" calcext:value-type="float">
            <text:p>0.7289878603</text:p>
          </table:table-cell>
          <table:table-cell office:value-type="float" office:value="0.5559233001" calcext:value-type="float">
            <text:p>0.5559233001</text:p>
          </table:table-cell>
          <table:table-cell office:value-type="float" office:value="0.3655468812" calcext:value-type="float">
            <text:p>0.3655468812</text:p>
          </table:table-cell>
          <table:table-cell office:value-type="float" office:value="0.1653119672" calcext:value-type="float">
            <text:p>0.1653119672</text:p>
          </table:table-cell>
          <table:table-cell table:style-name="ce1"/>
          <table:table-cell/>
          <table:table-cell office:value-type="string" calcext:value-type="string">
            <text:p>E^-10</text:p>
          </table:table-cell>
          <table:table-cell office:value-type="float" office:value="0.000000500206666649127" calcext:value-type="float">
            <text:p>5.00206666649127E-007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table:number-columns-repeated="2"/>
          <table:table-cell table:style-name="ce2" table:formula="of:=ABS([.C1]-[.C14])" office:value-type="float" office:value="0.0000219130000003176" calcext:value-type="float">
            <text:p>0.000021913</text:p>
          </table:table-cell>
          <table:table-cell table:style-name="ce2" table:formula="of:=ABS([.D1]-[.D14])" office:value-type="float" office:value="0.00000581900000007352" calcext:value-type="float">
            <text:p>0.000005819</text:p>
          </table:table-cell>
          <table:table-cell table:style-name="ce2" table:formula="of:=ABS([.E1]-[.E14])" office:value-type="float" office:value="0.00000297799999993131" calcext:value-type="float">
            <text:p>0.000002978</text:p>
          </table:table-cell>
          <table:table-cell table:style-name="ce2" table:formula="of:=ABS([.F1]-[.F14])" office:value-type="float" office:value="0.00000207400000018509" calcext:value-type="float">
            <text:p>0.000002074</text:p>
          </table:table-cell>
          <table:table-cell table:style-name="ce2" table:formula="of:=ABS([.G1]-[.G14])" office:value-type="float" office:value="0.00000171000000004362" calcext:value-type="float">
            <text:p>0.00000171</text:p>
          </table:table-cell>
          <table:table-cell table:style-name="ce2" table:formula="of:=ABS([.H1]-[.H14])" office:value-type="float" office:value="0.00000153499999999696" calcext:value-type="float">
            <text:p>0.000001535</text:p>
          </table:table-cell>
          <table:table-cell table:style-name="ce2" table:formula="of:=ABS([.I1]-[.I14])" office:value-type="float" office:value="0.00000142859999996414" calcext:value-type="float">
            <text:p>1.42859999996414E-006</text:p>
          </table:table-cell>
          <table:table-cell table:style-name="ce2" table:formula="of:=ABS([.J1]-[.J14])" office:value-type="float" office:value="0.00000133880000008357" calcext:value-type="float">
            <text:p>1.33880000008357E-006</text:p>
          </table:table-cell>
          <table:table-cell table:style-name="ce2" table:formula="of:=ABS([.K1]-[.K14])" office:value-type="float" office:value="0.00000124179999999585" calcext:value-type="float">
            <text:p>1.24179999999585E-006</text:p>
          </table:table-cell>
          <table:table-cell table:style-name="ce2" table:formula="of:=ABS([.L1]-[.L14])" office:value-type="float" office:value="0.00000112629000000031" calcext:value-type="float">
            <text:p>1.12629000000031E-006</text:p>
          </table:table-cell>
          <table:table-cell table:style-name="ce2" table:formula="of:=ABS([.M1]-[.M14])" office:value-type="float" office:value="0.000000987899999999042" calcext:value-type="float">
            <text:p>9.87899999999042E-007</text:p>
          </table:table-cell>
          <table:table-cell table:style-name="ce2" table:formula="of:=ABS([.N1]-[.N14])" office:value-type="float" office:value="0.000000826300000034141" calcext:value-type="float">
            <text:p>8.26300000034141E-007</text:p>
          </table:table-cell>
          <table:table-cell table:style-name="ce2" table:formula="of:=ABS([.O1]-[.O14])" office:value-type="float" office:value="0.00000064389999998582" calcext:value-type="float">
            <text:p>6.4389999998582E-007</text:p>
          </table:table-cell>
          <table:table-cell table:style-name="ce2" table:formula="of:=ABS([.P1]-[.P14])" office:value-type="float" office:value="0.000000445699999906957" calcext:value-type="float">
            <text:p>4.45699999906957E-007</text:p>
          </table:table-cell>
          <table:table-cell table:style-name="ce2" table:formula="of:=ABS([.Q1]-[.Q14])" office:value-type="float" office:value="0.000000237599999897142" calcext:value-type="float">
            <text:p>2.37599999897142E-007</text:p>
          </table:table-cell>
          <table:table-cell table:style-name="ce2" table:formula="of:=ABS([.R1]-[.R14])" office:value-type="float" office:value="0.0000000263999999638997" calcext:value-type="float">
            <text:p>2.63999999638997E-008</text:p>
          </table:table-cell>
          <table:table-cell table:style-name="ce2" table:formula="of:=ABS([.S1]-[.S14])" office:value-type="float" office:value="0.000000180499999946626" calcext:value-type="float">
            <text:p>1.80499999946626E-007</text:p>
          </table:table-cell>
          <table:table-cell table:style-name="ce2" table:formula="of:=ABS([.T1]-[.T14])" office:value-type="float" office:value="0.000000375599999991039" calcext:value-type="float">
            <text:p>3.75599999991039E-007</text:p>
          </table:table-cell>
          <table:table-cell table:style-name="ce2" table:formula="of:=ABS([.U1]-[.U14])" office:value-type="float" office:value="0.000000551700000017696" calcext:value-type="float">
            <text:p>5.51700000017696E-007</text:p>
          </table:table-cell>
          <table:table-cell table:style-name="ce2" table:formula="of:=ABS([.V1]-[.V14])" office:value-type="float" office:value="0.000000702500000004935" calcext:value-type="float">
            <text:p>7.02500000004935E-007</text:p>
          </table:table-cell>
          <table:table-cell table:style-name="ce2" table:formula="of:=ABS([.W1]-[.W14])" office:value-type="float" office:value="0.000000822199999972462" calcext:value-type="float">
            <text:p>8.22199999972462E-007</text:p>
          </table:table-cell>
          <table:table-cell table:style-name="ce2" table:formula="of:=ABS([.X1]-[.X14])" office:value-type="float" office:value="0.000000906800000005648" calcext:value-type="float">
            <text:p>9.06800000005648E-007</text:p>
          </table:table-cell>
          <table:table-cell table:style-name="ce2" table:formula="of:=ABS([.Y1]-[.Y14])" office:value-type="float" office:value="0.00000095264000000983" calcext:value-type="float">
            <text:p>9.5264000000983E-007</text:p>
          </table:table-cell>
          <table:table-cell table:style-name="ce2" table:formula="of:=ABS([.Z1]-[.Z14])" office:value-type="float" office:value="0.000000958400000028448" calcext:value-type="float">
            <text:p>9.58400000028448E-007</text:p>
          </table:table-cell>
          <table:table-cell table:style-name="ce2" table:formula="of:=ABS([.AA1]-[.AA14])" office:value-type="float" office:value="0.000000924199999974285" calcext:value-type="float">
            <text:p>9.24199999974285E-007</text:p>
          </table:table-cell>
          <table:table-cell table:style-name="ce2" table:formula="of:=ABS([.AB1]-[.AB14])" office:value-type="float" office:value="0.000000851400000057012" calcext:value-type="float">
            <text:p>8.51400000057012E-007</text:p>
          </table:table-cell>
          <table:table-cell table:style-name="ce2" table:formula="of:=ABS([.AC1]-[.AC14])" office:value-type="float" office:value="0.000000743099999978014" calcext:value-type="float">
            <text:p>7.43099999978014E-007</text:p>
          </table:table-cell>
          <table:table-cell table:style-name="ce2" table:formula="of:=ABS([.AD1]-[.AD14])" office:value-type="float" office:value="0.000000603600000093074" calcext:value-type="float">
            <text:p>6.03600000093074E-007</text:p>
          </table:table-cell>
          <table:table-cell table:style-name="ce2" table:formula="of:=ABS([.AE1]-[.AE14])" office:value-type="float" office:value="0.000000438999999907708" calcext:value-type="float">
            <text:p>0.000000439</text:p>
          </table:table-cell>
          <table:table-cell table:style-name="ce2" table:formula="of:=ABS([.AF1]-[.AF14])" office:value-type="float" office:value="0.000000255000000004557" calcext:value-type="float">
            <text:p>0.000000255</text:p>
          </table:table-cell>
          <table:table-cell table:style-name="ce2" table:formula="of:=ABS([.AG1]-[.AG14])" office:value-type="float" office:value="0.0000000609999999401367" calcext:value-type="float">
            <text:p>0.000000061</text:p>
          </table:table-cell>
          <table:table-cell table:style-name="ce2" table:formula="of:=ABS([.AH1]-[.AH14])" office:value-type="float" office:value="0.000000137000000011156" calcext:value-type="float">
            <text:p>0.000000137</text:p>
          </table:table-cell>
          <table:table-cell table:style-name="ce2" table:formula="of:=ABS([.AI1]-[.AI14])" office:value-type="float" office:value="0.000000331000000075576" calcext:value-type="float">
            <text:p>0.000000331</text:p>
          </table:table-cell>
          <table:table-cell table:style-name="ce2" table:formula="of:=ABS([.AJ1]-[.AJ14])" office:value-type="float" office:value="0.000000512800000018743" calcext:value-type="float">
            <text:p>5.12800000018743E-007</text:p>
          </table:table-cell>
          <table:table-cell table:style-name="ce2" table:formula="of:=ABS([.AK1]-[.AK14])" office:value-type="float" office:value="0.000000674500000075184" calcext:value-type="float">
            <text:p>6.74500000075184E-007</text:p>
          </table:table-cell>
          <table:table-cell table:style-name="ce2" table:formula="of:=ABS([.AL1]-[.AL14])" office:value-type="float" office:value="0.000000810299999987052" calcext:value-type="float">
            <text:p>8.10299999987052E-007</text:p>
          </table:table-cell>
          <table:table-cell table:style-name="ce2" table:formula="of:=ABS([.AM1]-[.AM14])" office:value-type="float" office:value="0.000000914499999948859" calcext:value-type="float">
            <text:p>9.14499999948859E-007</text:p>
          </table:table-cell>
          <table:table-cell table:style-name="ce2" table:formula="of:=ABS([.AN1]-[.AN14])" office:value-type="float" office:value="0.000000982900000001674" calcext:value-type="float">
            <text:p>9.82900000001674E-007</text:p>
          </table:table-cell>
          <table:table-cell table:style-name="ce2" table:formula="of:=ABS([.AO1]-[.AO14])" office:value-type="float" office:value="0.00000101280000000537" calcext:value-type="float">
            <text:p>1.01280000000537E-006</text:p>
          </table:table-cell>
          <table:table-cell table:formula="of:=AVERAGE([.C15:.AO15])" office:value-type="float" office:value="0.0000015137366666778" calcext:value-type="float">
            <text:p>1.5137366666778E-006</text:p>
          </table:table-cell>
          <table:table-cell/>
          <table:table-cell office:value-type="string" calcext:value-type="string">
            <text:p>E^-11</text:p>
          </table:table-cell>
          <table:table-cell office:value-type="float" office:value="0.00000441010871795265" calcext:value-type="float">
            <text:p>4.41010871795265E-006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E^-7</text:p>
          </table:table-cell>
          <table:table-cell/>
          <table:table-cell office:value-type="float" office:value="5.323009206" calcext:value-type="float">
            <text:p>5.323009206</text:p>
          </table:table-cell>
          <table:table-cell office:value-type="float" office:value="3.092532823" calcext:value-type="float">
            <text:p>3.092532823</text:p>
          </table:table-cell>
          <table:table-cell office:value-type="float" office:value="2.27298359" calcext:value-type="float">
            <text:p>2.27298359</text:p>
          </table:table-cell>
          <table:table-cell office:value-type="float" office:value="1.782442707" calcext:value-type="float">
            <text:p>1.782442707</text:p>
          </table:table-cell>
          <table:table-cell office:value-type="float" office:value="1.408891098" calcext:value-type="float">
            <text:p>1.408891098</text:p>
          </table:table-cell>
          <table:table-cell office:value-type="float" office:value="1.086181736" calcext:value-type="float">
            <text:p>1.086181736</text:p>
          </table:table-cell>
          <table:table-cell office:value-type="float" office:value="0.7903876875" calcext:value-type="float">
            <text:p>0.7903876875</text:p>
          </table:table-cell>
          <table:table-cell office:value-type="float" office:value="0.5136684461" calcext:value-type="float">
            <text:p>0.5136684461</text:p>
          </table:table-cell>
          <table:table-cell office:value-type="float" office:value="0.2553472062" calcext:value-type="float">
            <text:p>0.2553472062</text:p>
          </table:table-cell>
          <table:table-cell office:value-type="float" office:value="0.01814753403" calcext:value-type="float">
            <text:p>0.018147534</text:p>
          </table:table-cell>
          <table:table-cell office:value-type="float" office:value="-0.19368805" calcext:value-type="float">
            <text:p>-0.19368805</text:p>
          </table:table-cell>
          <table:table-cell office:value-type="float" office:value="-0.3754817307" calcext:value-type="float">
            <text:p>-0.3754817307</text:p>
          </table:table-cell>
          <table:table-cell office:value-type="float" office:value="-0.5228161398" calcext:value-type="float">
            <text:p>-0.5228161398</text:p>
          </table:table-cell>
          <table:table-cell office:value-type="float" office:value="-0.6320120416" calcext:value-type="float">
            <text:p>-0.6320120416</text:p>
          </table:table-cell>
          <table:table-cell office:value-type="float" office:value="-0.700462866" calcext:value-type="float">
            <text:p>-0.700462866</text:p>
          </table:table-cell>
          <table:table-cell office:value-type="float" office:value="-0.7268607277" calcext:value-type="float">
            <text:p>-0.7268607277</text:p>
          </table:table-cell>
          <table:table-cell office:value-type="float" office:value="-0.7113308326" calcext:value-type="float">
            <text:p>-0.7113308326</text:p>
          </table:table-cell>
          <table:table-cell office:value-type="float" office:value="-0.6554836671" calcext:value-type="float">
            <text:p>-0.6554836671</text:p>
          </table:table-cell>
          <table:table-cell office:value-type="float" office:value="-0.5623916138" calcext:value-type="float">
            <text:p>-0.5623916138</text:p>
          </table:table-cell>
          <table:table-cell office:value-type="float" office:value="-0.4364963085" calcext:value-type="float">
            <text:p>-0.4364963085</text:p>
          </table:table-cell>
          <table:table-cell office:value-type="float" office:value="-0.2834538421" calcext:value-type="float">
            <text:p>-0.2834538421</text:p>
          </table:table-cell>
          <table:table-cell office:value-type="float" office:value="-0.1099261954" calcext:value-type="float">
            <text:p>-0.1099261954</text:p>
          </table:table-cell>
          <table:table-cell office:value-type="float" office:value="0.07667125601" calcext:value-type="float">
            <text:p>0.076671256</text:p>
          </table:table-cell>
          <table:table-cell office:value-type="float" office:value="0.2684551115" calcext:value-type="float">
            <text:p>0.2684551115</text:p>
          </table:table-cell>
          <table:table-cell office:value-type="float" office:value="0.4573800694" calcext:value-type="float">
            <text:p>0.4573800694</text:p>
          </table:table-cell>
          <table:table-cell office:value-type="float" office:value="0.635553094" calcext:value-type="float">
            <text:p>0.635553094</text:p>
          </table:table-cell>
          <table:table-cell office:value-type="float" office:value="0.7955427567" calcext:value-type="float">
            <text:p>0.7955427567</text:p>
          </table:table-cell>
          <table:table-cell office:value-type="float" office:value="0.9306711091" calcext:value-type="float">
            <text:p>0.9306711091</text:p>
          </table:table-cell>
          <table:table-cell office:value-type="float" office:value="1.035276277" calcext:value-type="float">
            <text:p>1.035276277</text:p>
          </table:table-cell>
          <table:table-cell office:value-type="float" office:value="1.104935137" calcext:value-type="float">
            <text:p>1.104935137</text:p>
          </table:table-cell>
          <table:table-cell office:value-type="float" office:value="1.136637096" calcext:value-type="float">
            <text:p>1.136637096</text:p>
          </table:table-cell>
          <table:table-cell office:value-type="float" office:value="1.128901929" calcext:value-type="float">
            <text:p>1.128901929</text:p>
          </table:table-cell>
          <table:table-cell office:value-type="float" office:value="1.081836946" calcext:value-type="float">
            <text:p>1.081836946</text:p>
          </table:table-cell>
          <table:table-cell office:value-type="float" office:value="0.9971311088" calcext:value-type="float">
            <text:p>0.9971311088</text:p>
          </table:table-cell>
          <table:table-cell office:value-type="float" office:value="0.8779863236" calcext:value-type="float">
            <text:p>0.8779863236</text:p>
          </table:table-cell>
          <table:table-cell office:value-type="float" office:value="0.7289885873" calcext:value-type="float">
            <text:p>0.7289885873</text:p>
          </table:table-cell>
          <table:table-cell office:value-type="float" office:value="0.5559241223" calcext:value-type="float">
            <text:p>0.5559241223</text:p>
          </table:table-cell>
          <table:table-cell office:value-type="float" office:value="0.3655477654" calcext:value-type="float">
            <text:p>0.3655477654</text:p>
          </table:table-cell>
          <table:table-cell office:value-type="float" office:value="0.1653128789" calcext:value-type="float">
            <text:p>0.1653128789</text:p>
          </table:table-cell>
          <table:table-cell table:style-name="ce1"/>
          <table:table-cell/>
          <table:table-cell office:value-type="string" calcext:value-type="string">
            <text:p>E^-12</text:p>
          </table:table-cell>
          <table:table-cell office:value-type="float" office:value="0.000065934488461536" calcext:value-type="float">
            <text:p>6.5934488461536E-005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table:number-columns-repeated="2"/>
          <table:table-cell table:style-name="ce2" table:formula="of:=ABS([.C1]-[.C16])" office:value-type="float" office:value="0.00000219100000009576" calcext:value-type="float">
            <text:p>0.000002191</text:p>
          </table:table-cell>
          <table:table-cell table:style-name="ce2" table:formula="of:=ABS([.D1]-[.D16])" office:value-type="float" office:value="0.000000581000000110521" calcext:value-type="float">
            <text:p>0.000000581</text:p>
          </table:table-cell>
          <table:table-cell table:style-name="ce2" table:formula="of:=ABS([.E1]-[.E16])" office:value-type="float" office:value="0.000000298000000231724" calcext:value-type="float">
            <text:p>0.000000298</text:p>
          </table:table-cell>
          <table:table-cell table:style-name="ce2" table:formula="of:=ABS([.F1]-[.F16])" office:value-type="float" office:value="0.000000207000000251867" calcext:value-type="float">
            <text:p>0.000000207</text:p>
          </table:table-cell>
          <table:table-cell table:style-name="ce2" table:formula="of:=ABS([.G1]-[.G16])" office:value-type="float" office:value="0.000000172000000020489" calcext:value-type="float">
            <text:p>0.000000172</text:p>
          </table:table-cell>
          <table:table-cell table:style-name="ce2" table:formula="of:=ABS([.H1]-[.H16])" office:value-type="float" office:value="0.000000155000000168215" calcext:value-type="float">
            <text:p>0.000000155</text:p>
          </table:table-cell>
          <table:table-cell table:style-name="ce2" table:formula="of:=ABS([.I1]-[.I16])" office:value-type="float" office:value="0.000000143800000018679" calcext:value-type="float">
            <text:p>1.43800000018679E-007</text:p>
          </table:table-cell>
          <table:table-cell table:style-name="ce2" table:formula="of:=ABS([.J1]-[.J16])" office:value-type="float" office:value="0.000000133999999984979" calcext:value-type="float">
            <text:p>0.000000134</text:p>
          </table:table-cell>
          <table:table-cell table:style-name="ce2" table:formula="of:=ABS([.K1]-[.K16])" office:value-type="float" office:value="0.00000012339999999611" calcext:value-type="float">
            <text:p>1.2339999999611E-007</text:p>
          </table:table-cell>
          <table:table-cell table:style-name="ce2" table:formula="of:=ABS([.L1]-[.L16])" office:value-type="float" office:value="0.000000111330000000104" calcext:value-type="float">
            <text:p>1.11330000000104E-007</text:p>
          </table:table-cell>
          <table:table-cell table:style-name="ce2" table:formula="of:=ABS([.M1]-[.M16])" office:value-type="float" office:value="0.0000000980999999844467" calcext:value-type="float">
            <text:p>9.80999999844467E-008</text:p>
          </table:table-cell>
          <table:table-cell table:style-name="ce2" table:formula="of:=ABS([.N1]-[.N16])" office:value-type="float" office:value="0.0000000834000000171642" calcext:value-type="float">
            <text:p>8.34000000171642E-008</text:p>
          </table:table-cell>
          <table:table-cell table:style-name="ce2" table:formula="of:=ABS([.O1]-[.O16])" office:value-type="float" office:value="0.0000000647999999214832" calcext:value-type="float">
            <text:p>6.47999999214832E-008</text:p>
          </table:table-cell>
          <table:table-cell table:style-name="ce2" table:formula="of:=ABS([.P1]-[.P16])" office:value-type="float" office:value="0.0000000450999999568325" calcext:value-type="float">
            <text:p>4.50999999568325E-008</text:p>
          </table:table-cell>
          <table:table-cell table:style-name="ce2" table:formula="of:=ABS([.Q1]-[.Q16])" office:value-type="float" office:value="0.0000000239999999873675" calcext:value-type="float">
            <text:p>0.000000024</text:p>
          </table:table-cell>
          <table:table-cell table:style-name="ce2" table:formula="of:=ABS([.R1]-[.R16])" office:value-type="float" office:value="0.00000000309999992342824" calcext:value-type="float">
            <text:p>3.09999992342824E-009</text:p>
          </table:table-cell>
          <table:table-cell table:style-name="ce2" table:formula="of:=ABS([.S1]-[.S16])" office:value-type="float" office:value="0.0000000176999999101923" calcext:value-type="float">
            <text:p>1.76999999101923E-008</text:p>
          </table:table-cell>
          <table:table-cell table:style-name="ce2" table:formula="of:=ABS([.T1]-[.T16])" office:value-type="float" office:value="0.0000000370999999610433" calcext:value-type="float">
            <text:p>3.70999999610433E-008</text:p>
          </table:table-cell>
          <table:table-cell table:style-name="ce2" table:formula="of:=ABS([.U1]-[.U16])" office:value-type="float" office:value="0.000000054999999998806" calcext:value-type="float">
            <text:p>0.000000055</text:p>
          </table:table-cell>
          <table:table-cell table:style-name="ce2" table:formula="of:=ABS([.V1]-[.V16])" office:value-type="float" office:value="0.0000000713999999679693" calcext:value-type="float">
            <text:p>7.13999999679693E-008</text:p>
          </table:table-cell>
          <table:table-cell table:style-name="ce2" table:formula="of:=ABS([.W1]-[.W16])" office:value-type="float" office:value="0.0000000830999999923421" calcext:value-type="float">
            <text:p>8.30999999923421E-008</text:p>
          </table:table-cell>
          <table:table-cell table:style-name="ce2" table:formula="of:=ABS([.X1]-[.X16])" office:value-type="float" office:value="0.0000000918999999988124" calcext:value-type="float">
            <text:p>9.18999999988124E-008</text:p>
          </table:table-cell>
          <table:table-cell table:style-name="ce2" table:formula="of:=ABS([.Y1]-[.Y16])" office:value-type="float" office:value="0.000000095160000004868" calcext:value-type="float">
            <text:p>9.5160000004868E-008</text:p>
          </table:table-cell>
          <table:table-cell table:style-name="ce2" table:formula="of:=ABS([.Z1]-[.Z16])" office:value-type="float" office:value="0.0000000938999999977597" calcext:value-type="float">
            <text:p>9.38999999977597E-008</text:p>
          </table:table-cell>
          <table:table-cell table:style-name="ce2" table:formula="of:=ABS([.AA1]-[.AA16])" office:value-type="float" office:value="0.0000000911999999964053" calcext:value-type="float">
            <text:p>9.11999999964053E-008</text:p>
          </table:table-cell>
          <table:table-cell table:style-name="ce2" table:formula="of:=ABS([.AB1]-[.AB16])" office:value-type="float" office:value="0.0000000835000000254382" calcext:value-type="float">
            <text:p>8.35000000254382E-008</text:p>
          </table:table-cell>
          <table:table-cell table:style-name="ce2" table:formula="of:=ABS([.AC1]-[.AC16])" office:value-type="float" office:value="0.0000000726000000117466" calcext:value-type="float">
            <text:p>7.26000000117466E-008</text:p>
          </table:table-cell>
          <table:table-cell table:style-name="ce2" table:formula="of:=ABS([.AD1]-[.AD16])" office:value-type="float" office:value="0.0000000585000000663527" calcext:value-type="float">
            <text:p>5.85000000663527E-008</text:p>
          </table:table-cell>
          <table:table-cell table:style-name="ce2" table:formula="of:=ABS([.AE1]-[.AE16])" office:value-type="float" office:value="0.0000000419999999223819" calcext:value-type="float">
            <text:p>0.000000042</text:p>
          </table:table-cell>
          <table:table-cell table:style-name="ce2" table:formula="of:=ABS([.AF1]-[.AF16])" office:value-type="float" office:value="0.0000000229999999046271" calcext:value-type="float">
            <text:p>0.000000023</text:p>
          </table:table-cell>
          <table:table-cell table:style-name="ce2" table:formula="of:=ABS([.AG1]-[.AG16])" office:value-type="float" office:value="0.00000000499999996961265" calcext:value-type="float">
            <text:p>0.000000005</text:p>
          </table:table-cell>
          <table:table-cell table:style-name="ce2" table:formula="of:=ABS([.AH1]-[.AH16])" office:value-type="float" office:value="0.0000000150000001308825" calcext:value-type="float">
            <text:p>0.000000015</text:p>
          </table:table-cell>
          <table:table-cell table:style-name="ce2" table:formula="of:=ABS([.AI1]-[.AI16])" office:value-type="float" office:value="0.0000000340000001486374" calcext:value-type="float">
            <text:p>0.000000034</text:p>
          </table:table-cell>
          <table:table-cell table:style-name="ce2" table:formula="of:=ABS([.AJ1]-[.AJ16])" office:value-type="float" office:value="0.0000000527000000305478" calcext:value-type="float">
            <text:p>5.27000000305478E-008</text:p>
          </table:table-cell>
          <table:table-cell table:style-name="ce2" table:formula="of:=ABS([.AK1]-[.AK16])" office:value-type="float" office:value="0.000000068399999997304" calcext:value-type="float">
            <text:p>6.8399999997304E-008</text:p>
          </table:table-cell>
          <table:table-cell table:style-name="ce2" table:formula="of:=ABS([.AL1]-[.AL16])" office:value-type="float" office:value="0.0000000833000000088902" calcext:value-type="float">
            <text:p>8.33000000088902E-008</text:p>
          </table:table-cell>
          <table:table-cell table:style-name="ce2" table:formula="of:=ABS([.AM1]-[.AM16])" office:value-type="float" office:value="0.0000000922999999763974" calcext:value-type="float">
            <text:p>9.22999999763974E-008</text:p>
          </table:table-cell>
          <table:table-cell table:style-name="ce2" table:formula="of:=ABS([.AN1]-[.AN16])" office:value-type="float" office:value="0.0000000987000000063354" calcext:value-type="float">
            <text:p>9.87000000063354E-008</text:p>
          </table:table-cell>
          <table:table-cell table:style-name="ce2" table:formula="of:=ABS([.AO1]-[.AO16])" office:value-type="float" office:value="0.000000101099999982868" calcext:value-type="float">
            <text:p>1.01099999982868E-007</text:p>
          </table:table-cell>
          <table:table-cell table:formula="of:=AVERAGE([.C17:.AO17])" office:value-type="float" office:value="0.000000151322820530241" calcext:value-type="float">
            <text:p>1.51322820530241E-007</text:p>
          </table:table-cell>
          <table:table-cell/>
          <table:table-cell office:value-type="string" calcext:value-type="string">
            <text:p>E^-13</text:p>
          </table:table-cell>
          <table:table-cell office:value-type="float" office:value="0.000680962887435923" calcext:value-type="float">
            <text:p>0.0006809629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E^-8</text:p>
          </table:table-cell>
          <table:table-cell/>
          <table:table-cell office:value-type="float" office:value="5.323011176" calcext:value-type="float">
            <text:p>5.323011176</text:p>
          </table:table-cell>
          <table:table-cell office:value-type="float" office:value="3.092533341" calcext:value-type="float">
            <text:p>3.092533341</text:p>
          </table:table-cell>
          <table:table-cell office:value-type="float" office:value="2.272983868" calcext:value-type="float">
            <text:p>2.272983868</text:p>
          </table:table-cell>
          <table:table-cell office:value-type="float" office:value="1.782442888" calcext:value-type="float">
            <text:p>1.782442888</text:p>
          </table:table-cell>
          <table:table-cell office:value-type="float" office:value="1.408891259" calcext:value-type="float">
            <text:p>1.408891259</text:p>
          </table:table-cell>
          <table:table-cell office:value-type="float" office:value="1.086181875" calcext:value-type="float">
            <text:p>1.086181875</text:p>
          </table:table-cell>
          <table:table-cell office:value-type="float" office:value="0.7903878163" calcext:value-type="float">
            <text:p>0.7903878163</text:p>
          </table:table-cell>
          <table:table-cell office:value-type="float" office:value="0.5136685799" calcext:value-type="float">
            <text:p>0.5136685799</text:p>
          </table:table-cell>
          <table:table-cell office:value-type="float" office:value="0.2553473266" calcext:value-type="float">
            <text:p>0.2553473266</text:p>
          </table:table-cell>
          <table:table-cell office:value-type="float" office:value="0.01814765005" calcext:value-type="float">
            <text:p>0.0181476501</text:p>
          </table:table-cell>
          <table:table-cell office:value-type="float" office:value="-0.193687949" calcext:value-type="float">
            <text:p>-0.193687949</text:p>
          </table:table-cell>
          <table:table-cell office:value-type="float" office:value="-0.3754816569" calcext:value-type="float">
            <text:p>-0.3754816569</text:p>
          </table:table-cell>
          <table:table-cell office:value-type="float" office:value="-0.5228160793" calcext:value-type="float">
            <text:p>-0.5228160793</text:p>
          </table:table-cell>
          <table:table-cell office:value-type="float" office:value="-0.6320119983" calcext:value-type="float">
            <text:p>-0.6320119983</text:p>
          </table:table-cell>
          <table:table-cell office:value-type="float" office:value="-0.7004628405" calcext:value-type="float">
            <text:p>-0.7004628405</text:p>
          </table:table-cell>
          <table:table-cell office:value-type="float" office:value="-0.7268607188" calcext:value-type="float">
            <text:p>-0.7268607188</text:p>
          </table:table-cell>
          <table:table-cell office:value-type="float" office:value="-0.7113308387" calcext:value-type="float">
            <text:p>-0.7113308387</text:p>
          </table:table-cell>
          <table:table-cell office:value-type="float" office:value="-0.6554837034" calcext:value-type="float">
            <text:p>-0.6554837034</text:p>
          </table:table-cell>
          <table:table-cell office:value-type="float" office:value="-0.5623916666" calcext:value-type="float">
            <text:p>-0.5623916666</text:p>
          </table:table-cell>
          <table:table-cell office:value-type="float" office:value="-0.4364963668" calcext:value-type="float">
            <text:p>-0.4364963668</text:p>
          </table:table-cell>
          <table:table-cell office:value-type="float" office:value="-0.2834539159" calcext:value-type="float">
            <text:p>-0.2834539159</text:p>
          </table:table-cell>
          <table:table-cell office:value-type="float" office:value="-0.1099262681" calcext:value-type="float">
            <text:p>-0.1099262681</text:p>
          </table:table-cell>
          <table:table-cell office:value-type="float" office:value="0.07667116941" calcext:value-type="float">
            <text:p>0.0766711694</text:p>
          </table:table-cell>
          <table:table-cell office:value-type="float" office:value="0.2684550249" calcext:value-type="float">
            <text:p>0.2684550249</text:p>
          </table:table-cell>
          <table:table-cell office:value-type="float" office:value="0.4573799839" calcext:value-type="float">
            <text:p>0.4573799839</text:p>
          </table:table-cell>
          <table:table-cell office:value-type="float" office:value="0.6355530102" calcext:value-type="float">
            <text:p>0.6355530102</text:p>
          </table:table-cell>
          <table:table-cell office:value-type="float" office:value="0.7955426928" calcext:value-type="float">
            <text:p>0.7955426928</text:p>
          </table:table-cell>
          <table:table-cell office:value-type="float" office:value="0.9306710513" calcext:value-type="float">
            <text:p>0.9306710513</text:p>
          </table:table-cell>
          <table:table-cell office:value-type="float" office:value="1.035276226" calcext:value-type="float">
            <text:p>1.035276226</text:p>
          </table:table-cell>
          <table:table-cell office:value-type="float" office:value="1.104935116" calcext:value-type="float">
            <text:p>1.104935116</text:p>
          </table:table-cell>
          <table:table-cell office:value-type="float" office:value="1.136637084" calcext:value-type="float">
            <text:p>1.136637084</text:p>
          </table:table-cell>
          <table:table-cell office:value-type="float" office:value="1.128901939" calcext:value-type="float">
            <text:p>1.128901939</text:p>
          </table:table-cell>
          <table:table-cell office:value-type="float" office:value="1.081836964" calcext:value-type="float">
            <text:p>1.081836964</text:p>
          </table:table-cell>
          <table:table-cell office:value-type="float" office:value="0.9971311554" calcext:value-type="float">
            <text:p>0.9971311554</text:p>
          </table:table-cell>
          <table:table-cell office:value-type="float" office:value="0.8779863725" calcext:value-type="float">
            <text:p>0.8779863725</text:p>
          </table:table-cell>
          <table:table-cell office:value-type="float" office:value="0.7289886472" calcext:value-type="float">
            <text:p>0.7289886472</text:p>
          </table:table-cell>
          <table:table-cell office:value-type="float" office:value="0.5559241956" calcext:value-type="float">
            <text:p>0.5559241956</text:p>
          </table:table-cell>
          <table:table-cell office:value-type="float" office:value="0.3655478364" calcext:value-type="float">
            <text:p>0.3655478364</text:p>
          </table:table-cell>
          <table:table-cell office:value-type="float" office:value="0.1653129633" calcext:value-type="float">
            <text:p>0.1653129633</text:p>
          </table:table-cell>
          <table:table-cell table:style-name="ce1"/>
          <table:table-cell/>
          <table:table-cell office:value-type="string" calcext:value-type="string">
            <text:p>E^-14</text:p>
          </table:table-cell>
          <table:table-cell office:value-type="float" office:value="0.00976017752128204" calcext:value-type="float">
            <text:p>0.0097601775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table:number-columns-repeated="2"/>
          <table:table-cell table:style-name="ce2" table:formula="of:=ABS([.C$1]-[.C18])" office:value-type="float" office:value="0.000000221000000522054" calcext:value-type="float">
            <text:p>0.000000221</text:p>
          </table:table-cell>
          <table:table-cell table:style-name="ce2" table:formula="of:=ABS([.D$1]-[.D18])" office:value-type="float" office:value="0.0000000629999998835729" calcext:value-type="float">
            <text:p>0.000000063</text:p>
          </table:table-cell>
          <table:table-cell table:style-name="ce2" table:formula="of:=ABS([.E$1]-[.E18])" office:value-type="float" office:value="0.0000000200000003225398" calcext:value-type="float">
            <text:p>0.00000002</text:p>
          </table:table-cell>
          <table:table-cell table:style-name="ce2" table:formula="of:=ABS([.F$1]-[.F18])" office:value-type="float" office:value="0.0000000260000001528482" calcext:value-type="float">
            <text:p>0.000000026</text:p>
          </table:table-cell>
          <table:table-cell table:style-name="ce2" table:formula="of:=ABS([.G$1]-[.G18])" office:value-type="float" office:value="0.0000000110000000219657" calcext:value-type="float">
            <text:p>0.000000011</text:p>
          </table:table-cell>
          <table:table-cell table:style-name="ce2" table:formula="of:=ABS([.H$1]-[.H18])" office:value-type="float" office:value="0.0000000159999999915783" calcext:value-type="float">
            <text:p>0.000000016</text:p>
          </table:table-cell>
          <table:table-cell table:style-name="ce2" table:formula="of:=ABS([.I$1]-[.I18])" office:value-type="float" office:value="0.0000000150000000198602" calcext:value-type="float">
            <text:p>0.000000015</text:p>
          </table:table-cell>
          <table:table-cell table:style-name="ce2" table:formula="of:=ABS([.J$1]-[.J18])" office:value-type="float" office:value="0.000000000200000016548074" calcext:value-type="float">
            <text:p>2.00000016548074E-010</text:p>
          </table:table-cell>
          <table:table-cell table:style-name="ce2" table:formula="of:=ABS([.K$1]-[.K18])" office:value-type="float" office:value="0.00000000299999997066536" calcext:value-type="float">
            <text:p>0.000000003</text:p>
          </table:table-cell>
          <table:table-cell table:style-name="ce2" table:formula="of:=ABS([.L$1]-[.L18])" office:value-type="float" office:value="0.00000000468999999947428" calcext:value-type="float">
            <text:p>4.68999999947428E-009</text:p>
          </table:table-cell>
          <table:table-cell table:style-name="ce2" table:formula="of:=ABS([.M$1]-[.M18])" office:value-type="float" office:value="0.0000000028999999901469" calcext:value-type="float">
            <text:p>2.8999999901469E-009</text:p>
          </table:table-cell>
          <table:table-cell table:style-name="ce2" table:formula="of:=ABS([.N$1]-[.N18])" office:value-type="float" office:value="0.00000000960000001715144" calcext:value-type="float">
            <text:p>9.60000001715144E-009</text:p>
          </table:table-cell>
          <table:table-cell table:style-name="ce2" table:formula="of:=ABS([.O$1]-[.O18])" office:value-type="float" office:value="0.00000000430000002271669" calcext:value-type="float">
            <text:p>4.30000002271669E-009</text:p>
          </table:table-cell>
          <table:table-cell table:style-name="ce2" table:formula="of:=ABS([.P$1]-[.P18])" office:value-type="float" office:value="0.00000000179999992688806" calcext:value-type="float">
            <text:p>1.79999992688806E-009</text:p>
          </table:table-cell>
          <table:table-cell table:style-name="ce2" table:formula="of:=ABS([.Q$1]-[.Q18])" office:value-type="float" office:value="0.00000000150000001308825" calcext:value-type="float">
            <text:p>1.50000001308825E-009</text:p>
          </table:table-cell>
          <table:table-cell table:style-name="ce2" table:formula="of:=ABS([.R$1]-[.R18])" office:value-type="float" office:value="0.00000000580000003580494" calcext:value-type="float">
            <text:p>5.80000003580494E-009</text:p>
          </table:table-cell>
          <table:table-cell table:style-name="ce2" table:formula="of:=ABS([.S$1]-[.S18])" office:value-type="float" office:value="0.0000000115999999605876" calcext:value-type="float">
            <text:p>1.15999999605876E-008</text:p>
          </table:table-cell>
          <table:table-cell table:style-name="ce2" table:formula="of:=ABS([.T$1]-[.T18])" office:value-type="float" office:value="0.000000000799999955169994" calcext:value-type="float">
            <text:p>7.99999955169994E-010</text:p>
          </table:table-cell>
          <table:table-cell table:style-name="ce2" table:formula="of:=ABS([.U$1]-[.U18])" office:value-type="float" office:value="0.00000000219999995998421" calcext:value-type="float">
            <text:p>2.19999995998421E-009</text:p>
          </table:table-cell>
          <table:table-cell table:style-name="ce2" table:formula="of:=ABS([.V$1]-[.V18])" office:value-type="float" office:value="0.0000000130999999736758" calcext:value-type="float">
            <text:p>1.30999999736758E-008</text:p>
          </table:table-cell>
          <table:table-cell table:style-name="ce2" table:formula="of:=ABS([.W$1]-[.W18])" office:value-type="float" office:value="0.00000000929999999232933" calcext:value-type="float">
            <text:p>9.29999999232933E-009</text:p>
          </table:table-cell>
          <table:table-cell table:style-name="ce2" table:formula="of:=ABS([.X$1]-[.X18])" office:value-type="float" office:value="0.0000000192000000065473" calcext:value-type="float">
            <text:p>1.92000000065473E-008</text:p>
          </table:table-cell>
          <table:table-cell table:style-name="ce2" table:formula="of:=ABS([.Y$1]-[.Y18])" office:value-type="float" office:value="0.0000000085600000004904" calcext:value-type="float">
            <text:p>8.5600000004904E-009</text:p>
          </table:table-cell>
          <table:table-cell table:style-name="ce2" table:formula="of:=ABS([.Z$1]-[.Z18])" office:value-type="float" office:value="0.00000000729999999338204" calcext:value-type="float">
            <text:p>7.29999999338204E-009</text:p>
          </table:table-cell>
          <table:table-cell table:style-name="ce2" table:formula="of:=ABS([.AA$1]-[.AA18])" office:value-type="float" office:value="0.00000000569999997201975" calcext:value-type="float">
            <text:p>5.69999997201975E-009</text:p>
          </table:table-cell>
          <table:table-cell table:style-name="ce2" table:formula="of:=ABS([.AB$1]-[.AB18])" office:value-type="float" office:value="0.000000000300000024822111" calcext:value-type="float">
            <text:p>3.00000024822111E-010</text:p>
          </table:table-cell>
          <table:table-cell table:style-name="ce2" table:formula="of:=ABS([.AC$1]-[.AC18])" office:value-type="float" office:value="0.00000000869999994268511" calcext:value-type="float">
            <text:p>8.69999994268511E-009</text:p>
          </table:table-cell>
          <table:table-cell table:style-name="ce2" table:formula="of:=ABS([.AD$1]-[.AD18])" office:value-type="float" office:value="0.00000000070000005791826" calcext:value-type="float">
            <text:p>7.0000005791826E-010</text:p>
          </table:table-cell>
          <table:table-cell table:style-name="ce2" table:formula="of:=ABS([.AE$1]-[.AE18])" office:value-type="float" office:value="0.00000000900000007852952" calcext:value-type="float">
            <text:p>0.000000009</text:p>
          </table:table-cell>
          <table:table-cell table:style-name="ce2" table:formula="of:=ABS([.AF$1]-[.AF18])" office:value-type="float" office:value="0.00000000199999994343614" calcext:value-type="float">
            <text:p>0.000000002</text:p>
          </table:table-cell>
          <table:table-cell table:style-name="ce2" table:formula="of:=ABS([.AG$1]-[.AG18])" office:value-type="float" office:value="0.00000000700000013509339" calcext:value-type="float">
            <text:p>0.000000007</text:p>
          </table:table-cell>
          <table:table-cell table:style-name="ce2" table:formula="of:=ABS([.AH$1]-[.AH18])" office:value-type="float" office:value="0.00000000500000019165725" calcext:value-type="float">
            <text:p>0.000000005</text:p>
          </table:table-cell>
          <table:table-cell table:style-name="ce2" table:formula="of:=ABS([.AI$1]-[.AI18])" office:value-type="float" office:value="0.0000000159999999915783" calcext:value-type="float">
            <text:p>0.000000016</text:p>
          </table:table-cell>
          <table:table-cell table:style-name="ce2" table:formula="of:=ABS([.AJ$1]-[.AJ18])" office:value-type="float" office:value="0.00000000609999994960475" calcext:value-type="float">
            <text:p>6.09999994960475E-009</text:p>
          </table:table-cell>
          <table:table-cell table:style-name="ce2" table:formula="of:=ABS([.AK$1]-[.AK18])" office:value-type="float" office:value="0.000000019500000059125" calcext:value-type="float">
            <text:p>1.9500000059125E-008</text:p>
          </table:table-cell>
          <table:table-cell table:style-name="ce2" table:formula="of:=ABS([.AL$1]-[.AL18])" office:value-type="float" office:value="0.0000000234000000487455" calcext:value-type="float">
            <text:p>2.34000000487455E-008</text:p>
          </table:table-cell>
          <table:table-cell table:style-name="ce2" table:formula="of:=ABS([.AM$1]-[.AM18])" office:value-type="float" office:value="0.0000000189999999067325" calcext:value-type="float">
            <text:p>0.000000019</text:p>
          </table:table-cell>
          <table:table-cell table:style-name="ce2" table:formula="of:=ABS([.AN$1]-[.AN18])" office:value-type="float" office:value="0.0000000277000000159511" calcext:value-type="float">
            <text:p>2.77000000159511E-008</text:p>
          </table:table-cell>
          <table:table-cell table:style-name="ce2" table:formula="of:=ABS([.AO$1]-[.AO18])" office:value-type="float" office:value="0.0000000166999999939854" calcext:value-type="float">
            <text:p>1.66999999939854E-008</text:p>
          </table:table-cell>
          <table:table-cell table:formula="of:=AVERAGE([.C19:.AO19])" office:value-type="float" office:value="0.0000000165294872066911" calcext:value-type="float">
            <text:p>1.65294872066911E-008</text:p>
          </table:table-cell>
          <table:table-cell/>
          <table:table-cell office:value-type="string" calcext:value-type="string">
            <text:p>E^-15</text:p>
          </table:table-cell>
          <table:table-cell office:value-type="float" office:value="0.0771694539117949" calcext:value-type="float">
            <text:p>0.0771694539</text:p>
          </table:table-cell>
          <table:table-cell table:style-name="ce6" office:value-type="float" office:value="0.0000000001" calcext:value-type="float">
            <text:p>1.00E-010</text:p>
          </table:table-cell>
        </table:table-row>
        <table:table-row table:style-name="ro1">
          <table:table-cell office:value-type="string" calcext:value-type="string">
            <text:p>E^-9</text:p>
          </table:table-cell>
          <table:table-cell/>
          <table:table-cell office:value-type="float" office:value="5.323011365" calcext:value-type="float">
            <text:p>5.323011365</text:p>
          </table:table-cell>
          <table:table-cell office:value-type="float" office:value="3.092533341" calcext:value-type="float">
            <text:p>3.092533341</text:p>
          </table:table-cell>
          <table:table-cell office:value-type="float" office:value="2.272984023" calcext:value-type="float">
            <text:p>2.272984023</text:p>
          </table:table-cell>
          <table:table-cell office:value-type="float" office:value="1.782443027" calcext:value-type="float">
            <text:p>1.782443027</text:p>
          </table:table-cell>
          <table:table-cell office:value-type="float" office:value="1.408891226" calcext:value-type="float">
            <text:p>1.408891226</text:p>
          </table:table-cell>
          <table:table-cell office:value-type="float" office:value="1.086181839" calcext:value-type="float">
            <text:p>1.086181839</text:p>
          </table:table-cell>
          <table:table-cell office:value-type="float" office:value="0.7903878108" calcext:value-type="float">
            <text:p>0.7903878108</text:p>
          </table:table-cell>
          <table:table-cell office:value-type="float" office:value="0.5136686076" calcext:value-type="float">
            <text:p>0.5136686076</text:p>
          </table:table-cell>
          <table:table-cell office:value-type="float" office:value="0.2553474099" calcext:value-type="float">
            <text:p>0.2553474099</text:p>
          </table:table-cell>
          <table:table-cell office:value-type="float" office:value="0.01814776107" calcext:value-type="float">
            <text:p>0.0181477611</text:p>
          </table:table-cell>
          <table:table-cell office:value-type="float" office:value="-0.1936878991" calcext:value-type="float">
            <text:p>-0.1936878991</text:p>
          </table:table-cell>
          <table:table-cell office:value-type="float" office:value="-0.3754816458" calcext:value-type="float">
            <text:p>-0.3754816458</text:p>
          </table:table-cell>
          <table:table-cell office:value-type="float" office:value="-0.5228160682" calcext:value-type="float">
            <text:p>-0.5228160682</text:p>
          </table:table-cell>
          <table:table-cell office:value-type="float" office:value="-0.6320119983" calcext:value-type="float">
            <text:p>-0.6320119983</text:p>
          </table:table-cell>
          <table:table-cell office:value-type="float" office:value="-0.7004628544" calcext:value-type="float">
            <text:p>-0.7004628544</text:p>
          </table:table-cell>
          <table:table-cell office:value-type="float" office:value="-0.726860766" calcext:value-type="float">
            <text:p>-0.726860766</text:p>
          </table:table-cell>
          <table:table-cell office:value-type="float" office:value="-0.7113308831" calcext:value-type="float">
            <text:p>-0.7113308831</text:p>
          </table:table-cell>
          <table:table-cell office:value-type="float" office:value="-0.6554838061" calcext:value-type="float">
            <text:p>-0.6554838061</text:p>
          </table:table-cell>
          <table:table-cell office:value-type="float" office:value="-0.5623917443" calcext:value-type="float">
            <text:p>-0.5623917443</text:p>
          </table:table-cell>
          <table:table-cell office:value-type="float" office:value="-0.4364963946" calcext:value-type="float">
            <text:p>-0.4364963946</text:p>
          </table:table-cell>
          <table:table-cell office:value-type="float" office:value="-0.2834538715" calcext:value-type="float">
            <text:p>-0.2834538715</text:p>
          </table:table-cell>
          <table:table-cell office:value-type="float" office:value="-0.1099261238" calcext:value-type="float">
            <text:p>-0.1099261238</text:p>
          </table:table-cell>
          <table:table-cell office:value-type="float" office:value="0.0766711139" calcext:value-type="float">
            <text:p>0.0766711139</text:p>
          </table:table-cell>
          <table:table-cell office:value-type="float" office:value="0.2684549805" calcext:value-type="float">
            <text:p>0.2684549805</text:p>
          </table:table-cell>
          <table:table-cell office:value-type="float" office:value="0.4573799672" calcext:value-type="float">
            <text:p>0.4573799672</text:p>
          </table:table-cell>
          <table:table-cell office:value-type="float" office:value="0.6355529991" calcext:value-type="float">
            <text:p>0.6355529991</text:p>
          </table:table-cell>
          <table:table-cell office:value-type="float" office:value="0.7955427428" calcext:value-type="float">
            <text:p>0.7955427428</text:p>
          </table:table-cell>
          <table:table-cell office:value-type="float" office:value="0.9306710957" calcext:value-type="float">
            <text:p>0.9306710957</text:p>
          </table:table-cell>
          <table:table-cell office:value-type="float" office:value="1.035276281" calcext:value-type="float">
            <text:p>1.035276281</text:p>
          </table:table-cell>
          <table:table-cell office:value-type="float" office:value="1.104935199" calcext:value-type="float">
            <text:p>1.104935199</text:p>
          </table:table-cell>
          <table:table-cell office:value-type="float" office:value="1.136637229" calcext:value-type="float">
            <text:p>1.136637229</text:p>
          </table:table-cell>
          <table:table-cell office:value-type="float" office:value="1.128902083" calcext:value-type="float">
            <text:p>1.128902083</text:p>
          </table:table-cell>
          <table:table-cell office:value-type="float" office:value="1.081837064" calcext:value-type="float">
            <text:p>1.081837064</text:p>
          </table:table-cell>
          <table:table-cell office:value-type="float" office:value="0.9971312664" calcext:value-type="float">
            <text:p>0.9971312664</text:p>
          </table:table-cell>
          <table:table-cell office:value-type="float" office:value="0.8779864613" calcext:value-type="float">
            <text:p>0.8779864613</text:p>
          </table:table-cell>
          <table:table-cell office:value-type="float" office:value="0.7289886472" calcext:value-type="float">
            <text:p>0.7289886472</text:p>
          </table:table-cell>
          <table:table-cell office:value-type="float" office:value="0.5559244176" calcext:value-type="float">
            <text:p>0.5559244176</text:p>
          </table:table-cell>
          <table:table-cell office:value-type="float" office:value="0.3655478142" calcext:value-type="float">
            <text:p>0.3655478142</text:p>
          </table:table-cell>
          <table:table-cell office:value-type="float" office:value="0.1653128745" calcext:value-type="float">
            <text:p>0.1653128745</text:p>
          </table:table-cell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2" table:formula="of:=ABS([.C$1]-[.C20])" office:value-type="float" office:value="0.0000000319999999831566" calcext:value-type="float">
            <text:p>0.000000032</text:p>
          </table:table-cell>
          <table:table-cell table:style-name="ce2" table:formula="of:=ABS([.D$1]-[.D20])" office:value-type="float" office:value="0.0000000629999998835729" calcext:value-type="float">
            <text:p>0.000000063</text:p>
          </table:table-cell>
          <table:table-cell table:style-name="ce2" table:formula="of:=ABS([.E$1]-[.E20])" office:value-type="float" office:value="0.00000013500000006772" calcext:value-type="float">
            <text:p>0.000000135</text:p>
          </table:table-cell>
          <table:table-cell table:style-name="ce2" table:formula="of:=ABS([.F$1]-[.F20])" office:value-type="float" office:value="0.000000112999999801744" calcext:value-type="float">
            <text:p>0.000000113</text:p>
          </table:table-cell>
          <table:table-cell table:style-name="ce2" table:formula="of:=ABS([.G$1]-[.G20])" office:value-type="float" office:value="0.000000043999999865818" calcext:value-type="float">
            <text:p>0.000000044</text:p>
          </table:table-cell>
          <table:table-cell table:style-name="ce2" table:formula="of:=ABS([.H$1]-[.H20])" office:value-type="float" office:value="0.0000000520000000836518" calcext:value-type="float">
            <text:p>0.000000052</text:p>
          </table:table-cell>
          <table:table-cell table:style-name="ce2" table:formula="of:=ABS([.I$1]-[.I20])" office:value-type="float" office:value="0.0000000205000000308431" calcext:value-type="float">
            <text:p>2.05000000308431E-008</text:p>
          </table:table-cell>
          <table:table-cell table:style-name="ce2" table:formula="of:=ABS([.J$1]-[.J20])" office:value-type="float" office:value="0.0000000274999999438918" calcext:value-type="float">
            <text:p>2.74999999438918E-008</text:p>
          </table:table-cell>
          <table:table-cell table:style-name="ce2" table:formula="of:=ABS([.K$1]-[.K20])" office:value-type="float" office:value="0.0000000802999999827136" calcext:value-type="float">
            <text:p>8.02999999827136E-008</text:p>
          </table:table-cell>
          <table:table-cell table:style-name="ce2" table:formula="of:=ABS([.L$1]-[.L20])" office:value-type="float" office:value="0.000000115709999998215" calcext:value-type="float">
            <text:p>1.15709999998215E-007</text:p>
          </table:table-cell>
          <table:table-cell table:style-name="ce2" table:formula="of:=ABS([.M$1]-[.M20])" office:value-type="float" office:value="0.0000000528000000110662" calcext:value-type="float">
            <text:p>5.28000000110662E-008</text:p>
          </table:table-cell>
          <table:table-cell table:style-name="ce2" table:formula="of:=ABS([.N$1]-[.N20])" office:value-type="float" office:value="0.0000000014999999575771" calcext:value-type="float">
            <text:p>1.4999999575771E-009</text:p>
          </table:table-cell>
          <table:table-cell table:style-name="ce2" table:formula="of:=ABS([.O$1]-[.O20])" office:value-type="float" office:value="0.00000000680000000752301" calcext:value-type="float">
            <text:p>6.80000000752301E-009</text:p>
          </table:table-cell>
          <table:table-cell table:style-name="ce2" table:formula="of:=ABS([.P$1]-[.P20])" office:value-type="float" office:value="0.00000000179999992688806" calcext:value-type="float">
            <text:p>1.79999992688806E-009</text:p>
          </table:table-cell>
          <table:table-cell table:style-name="ce2" table:formula="of:=ABS([.Q$1]-[.Q20])" office:value-type="float" office:value="0.0000000123999999157576" calcext:value-type="float">
            <text:p>1.23999999157576E-008</text:p>
          </table:table-cell>
          <table:table-cell table:style-name="ce2" table:formula="of:=ABS([.R$1]-[.R20])" office:value-type="float" office:value="0.00000004139999998376" calcext:value-type="float">
            <text:p>4.139999998376E-008</text:p>
          </table:table-cell>
          <table:table-cell table:style-name="ce2" table:formula="of:=ABS([.S$1]-[.S20])" office:value-type="float" office:value="0.0000000328000000493489" calcext:value-type="float">
            <text:p>3.28000000493489E-008</text:p>
          </table:table-cell>
          <table:table-cell table:style-name="ce2" table:formula="of:=ABS([.T$1]-[.T20])" office:value-type="float" office:value="0.000000101899999993549" calcext:value-type="float">
            <text:p>1.01899999993549E-007</text:p>
          </table:table-cell>
          <table:table-cell table:style-name="ce2" table:formula="of:=ABS([.U$1]-[.U20])" office:value-type="float" office:value="0.0000000755000000296491" calcext:value-type="float">
            <text:p>7.55000000296491E-008</text:p>
          </table:table-cell>
          <table:table-cell table:style-name="ce2" table:formula="of:=ABS([.V$1]-[.V20])" office:value-type="float" office:value="0.0000000146999999950381" calcext:value-type="float">
            <text:p>1.46999999950381E-008</text:p>
          </table:table-cell>
          <table:table-cell table:style-name="ce2" table:formula="of:=ABS([.W$1]-[.W20])" office:value-type="float" office:value="0.0000000537000000022658" calcext:value-type="float">
            <text:p>5.37000000022658E-008</text:p>
          </table:table-cell>
          <table:table-cell table:style-name="ce2" table:formula="of:=ABS([.X$1]-[.X20])" office:value-type="float" office:value="0.000000163500000011085" calcext:value-type="float">
            <text:p>1.63500000011085E-007</text:p>
          </table:table-cell>
          <table:table-cell table:style-name="ce2" table:formula="of:=ABS([.Y$1]-[.Y20])" office:value-type="float" office:value="0.000000046949999985002" calcext:value-type="float">
            <text:p>4.6949999985002E-008</text:p>
          </table:table-cell>
          <table:table-cell table:style-name="ce2" table:formula="of:=ABS([.Z$1]-[.Z20])" office:value-type="float" office:value="0.0000000371000000165544" calcext:value-type="float">
            <text:p>3.71000000165544E-008</text:p>
          </table:table-cell>
          <table:table-cell table:style-name="ce2" table:formula="of:=ABS([.AA$1]-[.AA20])" office:value-type="float" office:value="0.0000000110000000219657" calcext:value-type="float">
            <text:p>0.000000011</text:p>
          </table:table-cell>
          <table:table-cell table:style-name="ce2" table:formula="of:=ABS([.AB$1]-[.AB20])" office:value-type="float" office:value="0.0000000113999999440395" calcext:value-type="float">
            <text:p>1.13999999440395E-008</text:p>
          </table:table-cell>
          <table:table-cell table:style-name="ce2" table:formula="of:=ABS([.AC$1]-[.AC20])" office:value-type="float" office:value="0.0000000586999999718785" calcext:value-type="float">
            <text:p>5.86999999718785E-008</text:p>
          </table:table-cell>
          <table:table-cell table:style-name="ce2" table:formula="of:=ABS([.AD$1]-[.AD20])" office:value-type="float" office:value="0.0000000451000000678548" calcext:value-type="float">
            <text:p>4.51000000678548E-008</text:p>
          </table:table-cell>
          <table:table-cell table:style-name="ce2" table:formula="of:=ABS([.AE$1]-[.AE20])" office:value-type="float" office:value="0.0000000460000000312988" calcext:value-type="float">
            <text:p>0.000000046</text:p>
          </table:table-cell>
          <table:table-cell table:style-name="ce2" table:formula="of:=ABS([.AF$1]-[.AF20])" office:value-type="float" office:value="0.0000000849999999275042" calcext:value-type="float">
            <text:p>0.000000085</text:p>
          </table:table-cell>
          <table:table-cell table:style-name="ce2" table:formula="of:=ABS([.AG$1]-[.AG20])" office:value-type="float" office:value="0.000000137999999871852" calcext:value-type="float">
            <text:p>0.000000138</text:p>
          </table:table-cell>
          <table:table-cell table:style-name="ce2" table:formula="of:=ABS([.AH$1]-[.AH20])" office:value-type="float" office:value="0.000000138999999954592" calcext:value-type="float">
            <text:p>0.000000139</text:p>
          </table:table-cell>
          <table:table-cell table:style-name="ce2" table:formula="of:=ABS([.AI$1]-[.AI20])" office:value-type="float" office:value="0.0000000839999998447638" calcext:value-type="float">
            <text:p>0.000000084</text:p>
          </table:table-cell>
          <table:table-cell table:style-name="ce2" table:formula="of:=ABS([.AJ$1]-[.AJ20])" office:value-type="float" office:value="0.000000104900000019725" calcext:value-type="float">
            <text:p>1.04900000019725E-007</text:p>
          </table:table-cell>
          <table:table-cell table:style-name="ce2" table:formula="of:=ABS([.AK$1]-[.AK20])" office:value-type="float" office:value="0.000000069299999960748" calcext:value-type="float">
            <text:p>6.9299999960748E-008</text:p>
          </table:table-cell>
          <table:table-cell table:style-name="ce2" table:formula="of:=ABS([.AL$1]-[.AL20])" office:value-type="float" office:value="0.0000000234000000487455" calcext:value-type="float">
            <text:p>2.34000000487455E-008</text:p>
          </table:table-cell>
          <table:table-cell table:style-name="ce2" table:formula="of:=ABS([.AM$1]-[.AM20])" office:value-type="float" office:value="0.000000203000000031928" calcext:value-type="float">
            <text:p>0.000000203</text:p>
          </table:table-cell>
          <table:table-cell table:style-name="ce2" table:formula="of:=ABS([.AN$1]-[.AN20])" office:value-type="float" office:value="0.0000000499000000209193" calcext:value-type="float">
            <text:p>4.99000000209193E-008</text:p>
          </table:table-cell>
          <table:table-cell table:style-name="ce2" table:formula="of:=ABS([.AO$1]-[.AO20])" office:value-type="float" office:value="0.000000105499999986103" calcext:value-type="float">
            <text:p>1.05499999986103E-007</text:p>
          </table:table-cell>
          <table:table-cell table:formula="of:=AVERAGE([.C21:.AO21])" office:value-type="float" office:value="0.0000000641041025443669" calcext:value-type="float">
            <text:p>6.41041025443669E-0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E^-10</text:p>
          </table:table-cell>
          <table:table-cell/>
          <table:table-cell office:value-type="float" office:value="5.323010921" calcext:value-type="float">
            <text:p>5.323010921</text:p>
          </table:table-cell>
          <table:table-cell office:value-type="float" office:value="3.092534007" calcext:value-type="float">
            <text:p>3.092534007</text:p>
          </table:table-cell>
          <table:table-cell office:value-type="float" office:value="2.272984578" calcext:value-type="float">
            <text:p>2.272984578</text:p>
          </table:table-cell>
          <table:table-cell office:value-type="float" office:value="1.782443637" calcext:value-type="float">
            <text:p>1.782443637</text:p>
          </table:table-cell>
          <table:table-cell office:value-type="float" office:value="1.408891337" calcext:value-type="float">
            <text:p>1.408891337</text:p>
          </table:table-cell>
          <table:table-cell office:value-type="float" office:value="1.086181423" calcext:value-type="float">
            <text:p>1.086181423</text:p>
          </table:table-cell>
          <table:table-cell office:value-type="float" office:value="0.7903872001" calcext:value-type="float">
            <text:p>0.7903872001</text:p>
          </table:table-cell>
          <table:table-cell office:value-type="float" office:value="0.5136696624" calcext:value-type="float">
            <text:p>0.5136696624</text:p>
          </table:table-cell>
          <table:table-cell office:value-type="float" office:value="0.255347965" calcext:value-type="float">
            <text:p>0.255347965</text:p>
          </table:table-cell>
          <table:table-cell office:value-type="float" office:value="0.0181493709" calcext:value-type="float">
            <text:p>0.0181493709</text:p>
          </table:table-cell>
          <table:table-cell office:value-type="float" office:value="-0.1936878435" calcext:value-type="float">
            <text:p>-0.1936878435</text:p>
          </table:table-cell>
          <table:table-cell office:value-type="float" office:value="-0.3754818678" calcext:value-type="float">
            <text:p>-0.3754818678</text:p>
          </table:table-cell>
          <table:table-cell office:value-type="float" office:value="-0.5228162347" calcext:value-type="float">
            <text:p>-0.5228162347</text:p>
          </table:table-cell>
          <table:table-cell office:value-type="float" office:value="-0.6320122203" calcext:value-type="float">
            <text:p>-0.6320122203</text:p>
          </table:table-cell>
          <table:table-cell office:value-type="float" office:value="-0.7004630209" calcext:value-type="float">
            <text:p>-0.7004630209</text:p>
          </table:table-cell>
          <table:table-cell office:value-type="float" office:value="-0.7268607938" calcext:value-type="float">
            <text:p>-0.7268607938</text:p>
          </table:table-cell>
          <table:table-cell office:value-type="float" office:value="-0.7113301614" calcext:value-type="float">
            <text:p>-0.7113301614</text:p>
          </table:table-cell>
          <table:table-cell office:value-type="float" office:value="-0.6554837229" calcext:value-type="float">
            <text:p>-0.6554837229</text:p>
          </table:table-cell>
          <table:table-cell office:value-type="float" office:value="-0.5623923549" calcext:value-type="float">
            <text:p>-0.5623923549</text:p>
          </table:table-cell>
          <table:table-cell office:value-type="float" office:value="-0.4364963946" calcext:value-type="float">
            <text:p>-0.4364963946</text:p>
          </table:table-cell>
          <table:table-cell office:value-type="float" office:value="-0.283453816" calcext:value-type="float">
            <text:p>-0.283453816</text:p>
          </table:table-cell>
          <table:table-cell office:value-type="float" office:value="-0.109924847" calcext:value-type="float">
            <text:p>-0.109924847</text:p>
          </table:table-cell>
          <table:table-cell office:value-type="float" office:value="0.07667144697" calcext:value-type="float">
            <text:p>0.076671447</text:p>
          </table:table-cell>
          <table:table-cell office:value-type="float" office:value="0.2684541478" calcext:value-type="float">
            <text:p>0.2684541478</text:p>
          </table:table-cell>
          <table:table-cell office:value-type="float" office:value="0.4573796897" calcext:value-type="float">
            <text:p>0.4573796897</text:p>
          </table:table-cell>
          <table:table-cell office:value-type="float" office:value="0.6355532767" calcext:value-type="float">
            <text:p>0.6355532767</text:p>
          </table:table-cell>
          <table:table-cell office:value-type="float" office:value="0.7955430759" calcext:value-type="float">
            <text:p>0.7955430759</text:p>
          </table:table-cell>
          <table:table-cell office:value-type="float" office:value="0.9306705406" calcext:value-type="float">
            <text:p>0.9306705406</text:p>
          </table:table-cell>
          <table:table-cell office:value-type="float" office:value="1.035275754" calcext:value-type="float">
            <text:p>1.035275754</text:p>
          </table:table-cell>
          <table:table-cell office:value-type="float" office:value="1.104935587" calcext:value-type="float">
            <text:p>1.104935587</text:p>
          </table:table-cell>
          <table:table-cell office:value-type="float" office:value="1.136637451" calcext:value-type="float">
            <text:p>1.136637451</text:p>
          </table:table-cell>
          <table:table-cell office:value-type="float" office:value="1.128901417" calcext:value-type="float">
            <text:p>1.128901417</text:p>
          </table:table-cell>
          <table:table-cell office:value-type="float" office:value="1.081835732" calcext:value-type="float">
            <text:p>1.081835732</text:p>
          </table:table-cell>
          <table:table-cell office:value-type="float" office:value="0.9971312664" calcext:value-type="float">
            <text:p>0.9971312664</text:p>
          </table:table-cell>
          <table:table-cell office:value-type="float" office:value="0.8779854621" calcext:value-type="float">
            <text:p>0.8779854621</text:p>
          </table:table-cell>
          <table:table-cell office:value-type="float" office:value="0.7289879811" calcext:value-type="float">
            <text:p>0.7289879811</text:p>
          </table:table-cell>
          <table:table-cell office:value-type="float" office:value="0.5559241956" calcext:value-type="float">
            <text:p>0.5559241956</text:p>
          </table:table-cell>
          <table:table-cell office:value-type="float" office:value="0.3655475922" calcext:value-type="float">
            <text:p>0.3655475922</text:p>
          </table:table-cell>
          <table:table-cell office:value-type="float" office:value="0.1653122084" calcext:value-type="float">
            <text:p>0.1653122084</text:p>
          </table:table-cell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2" table:formula="of:=ABS([.C$1]-[.C22])" office:value-type="float" office:value="0.000000476000000304566" calcext:value-type="float">
            <text:p>0.000000476</text:p>
          </table:table-cell>
          <table:table-cell table:style-name="ce2" table:formula="of:=ABS([.D$1]-[.D22])" office:value-type="float" office:value="0.000000602999999710363" calcext:value-type="float">
            <text:p>0.000000603</text:p>
          </table:table-cell>
          <table:table-cell table:style-name="ce2" table:formula="of:=ABS([.E$1]-[.E22])" office:value-type="float" office:value="0.000000689999999803348" calcext:value-type="float">
            <text:p>0.00000069</text:p>
          </table:table-cell>
          <table:table-cell table:style-name="ce2" table:formula="of:=ABS([.F$1]-[.F22])" office:value-type="float" office:value="0.000000722999999869245" calcext:value-type="float">
            <text:p>0.000000723</text:p>
          </table:table-cell>
          <table:table-cell table:style-name="ce2" table:formula="of:=ABS([.G$1]-[.G22])" office:value-type="float" office:value="0.0000000669999999924897" calcext:value-type="float">
            <text:p>0.000000067</text:p>
          </table:table-cell>
          <table:table-cell table:style-name="ce2" table:formula="of:=ABS([.H$1]-[.H22])" office:value-type="float" office:value="0.000000468000000086732" calcext:value-type="float">
            <text:p>0.000000468</text:p>
          </table:table-cell>
          <table:table-cell table:style-name="ce2" table:formula="of:=ABS([.I$1]-[.I22])" office:value-type="float" office:value="0.000000631199999934218" calcext:value-type="float">
            <text:p>6.31199999934218E-007</text:p>
          </table:table-cell>
          <table:table-cell table:style-name="ce2" table:formula="of:=ABS([.J$1]-[.J22])" office:value-type="float" office:value="0.00000108229999995491" calcext:value-type="float">
            <text:p>1.08229999995491E-006</text:p>
          </table:table-cell>
          <table:table-cell table:style-name="ce2" table:formula="of:=ABS([.K$1]-[.K22])" office:value-type="float" office:value="0.000000635400000004172" calcext:value-type="float">
            <text:p>6.35400000004172E-007</text:p>
          </table:table-cell>
          <table:table-cell table:style-name="ce2" table:formula="of:=ABS([.L$1]-[.L22])" office:value-type="float" office:value="0.00000172554000000061" calcext:value-type="float">
            <text:p>1.72554000000061E-006</text:p>
          </table:table-cell>
          <table:table-cell table:style-name="ce2" table:formula="of:=ABS([.M$1]-[.M22])" office:value-type="float" office:value="0.000000108400000004005" calcext:value-type="float">
            <text:p>1.08400000004005E-007</text:p>
          </table:table-cell>
          <table:table-cell table:style-name="ce2" table:formula="of:=ABS([.N$1]-[.N22])" office:value-type="float" office:value="0.000000220500000036594" calcext:value-type="float">
            <text:p>2.20500000036594E-007</text:p>
          </table:table-cell>
          <table:table-cell table:style-name="ce2" table:formula="of:=ABS([.O$1]-[.O22])" office:value-type="float" office:value="0.000000159700000001983" calcext:value-type="float">
            <text:p>1.59700000001983E-007</text:p>
          </table:table-cell>
          <table:table-cell table:style-name="ce2" table:formula="of:=ABS([.P$1]-[.P22])" office:value-type="float" office:value="0.000000223799999976571" calcext:value-type="float">
            <text:p>2.23799999976571E-007</text:p>
          </table:table-cell>
          <table:table-cell table:style-name="ce2" table:formula="of:=ABS([.Q$1]-[.Q22])" office:value-type="float" office:value="0.000000178899999925264" calcext:value-type="float">
            <text:p>1.78899999925264E-007</text:p>
          </table:table-cell>
          <table:table-cell table:style-name="ce2" table:formula="of:=ABS([.R$1]-[.R22])" office:value-type="float" office:value="0.0000000691999999524739" calcext:value-type="float">
            <text:p>6.91999999524739E-008</text:p>
          </table:table-cell>
          <table:table-cell table:style-name="ce2" table:formula="of:=ABS([.S$1]-[.S22])" office:value-type="float" office:value="0.000000688899999934378" calcext:value-type="float">
            <text:p>6.88899999934378E-007</text:p>
          </table:table-cell>
          <table:table-cell table:style-name="ce2" table:formula="of:=ABS([.T$1]-[.T22])" office:value-type="float" office:value="0.0000000186999999929327" calcext:value-type="float">
            <text:p>1.86999999929327E-008</text:p>
          </table:table-cell>
          <table:table-cell table:style-name="ce2" table:formula="of:=ABS([.U$1]-[.U22])" office:value-type="float" office:value="0.000000686100000035772" calcext:value-type="float">
            <text:p>6.86100000035772E-007</text:p>
          </table:table-cell>
          <table:table-cell table:style-name="ce2" table:formula="of:=ABS([.V$1]-[.V22])" office:value-type="float" office:value="0.0000000146999999950381" calcext:value-type="float">
            <text:p>1.46999999950381E-008</text:p>
          </table:table-cell>
          <table:table-cell table:style-name="ce2" table:formula="of:=ABS([.W$1]-[.W22])" office:value-type="float" office:value="0.000000109199999986931" calcext:value-type="float">
            <text:p>1.09199999986931E-007</text:p>
          </table:table-cell>
          <table:table-cell table:style-name="ce2" table:formula="of:=ABS([.X$1]-[.X22])" office:value-type="float" office:value="0.00000144030000000239" calcext:value-type="float">
            <text:p>1.44030000000239E-006</text:p>
          </table:table-cell>
          <table:table-cell table:style-name="ce2" table:formula="of:=ABS([.Y$1]-[.Y22])" office:value-type="float" office:value="0.000000286120000012047" calcext:value-type="float">
            <text:p>2.86120000012047E-007</text:p>
          </table:table-cell>
          <table:table-cell table:style-name="ce2" table:formula="of:=ABS([.Z$1]-[.Z22])" office:value-type="float" office:value="0.000000869800000025123" calcext:value-type="float">
            <text:p>8.69800000025123E-007</text:p>
          </table:table-cell>
          <table:table-cell table:style-name="ce2" table:formula="of:=ABS([.AA$1]-[.AA22])" office:value-type="float" office:value="0.000000288500000000802" calcext:value-type="float">
            <text:p>2.88500000000802E-007</text:p>
          </table:table-cell>
          <table:table-cell table:style-name="ce2" table:formula="of:=ABS([.AB$1]-[.AB22])" office:value-type="float" office:value="0.000000266200000043071" calcext:value-type="float">
            <text:p>2.66200000043071E-007</text:p>
          </table:table-cell>
          <table:table-cell table:style-name="ce2" table:formula="of:=ABS([.AC$1]-[.AC22])" office:value-type="float" office:value="0.000000391799999999165" calcext:value-type="float">
            <text:p>3.91799999999165E-007</text:p>
          </table:table-cell>
          <table:table-cell table:style-name="ce2" table:formula="of:=ABS([.AD$1]-[.AD22])" office:value-type="float" office:value="0.000000510000000009114" calcext:value-type="float">
            <text:p>0.00000051</text:p>
          </table:table-cell>
          <table:table-cell table:style-name="ce2" table:formula="of:=ABS([.AE$1]-[.AE22])" office:value-type="float" office:value="0.000000481000000052134" calcext:value-type="float">
            <text:p>0.000000481</text:p>
          </table:table-cell>
          <table:table-cell table:style-name="ce2" table:formula="of:=ABS([.AF$1]-[.AF22])" office:value-type="float" office:value="0.0000004729999998343" calcext:value-type="float">
            <text:p>0.000000473</text:p>
          </table:table-cell>
          <table:table-cell table:style-name="ce2" table:formula="of:=ABS([.AG$1]-[.AG22])" office:value-type="float" office:value="0.000000359999999810512" calcext:value-type="float">
            <text:p>0.00000036</text:p>
          </table:table-cell>
          <table:table-cell table:style-name="ce2" table:formula="of:=ABS([.AH$1]-[.AH22])" office:value-type="float" office:value="0.000000527000000083433" calcext:value-type="float">
            <text:p>0.000000527</text:p>
          </table:table-cell>
          <table:table-cell table:style-name="ce2" table:formula="of:=ABS([.AI$1]-[.AI22])" office:value-type="float" office:value="0.00000124800000000924" calcext:value-type="float">
            <text:p>0.000001248</text:p>
          </table:table-cell>
          <table:table-cell table:style-name="ce2" table:formula="of:=ABS([.AJ$1]-[.AJ22])" office:value-type="float" office:value="0.000000104900000019725" calcext:value-type="float">
            <text:p>1.04900000019725E-007</text:p>
          </table:table-cell>
          <table:table-cell table:style-name="ce2" table:formula="of:=ABS([.AK$1]-[.AK22])" office:value-type="float" office:value="0.000000929900000001815" calcext:value-type="float">
            <text:p>9.29900000001815E-007</text:p>
          </table:table-cell>
          <table:table-cell table:style-name="ce2" table:formula="of:=ABS([.AL$1]-[.AL22])" office:value-type="float" office:value="0.000000689499999984022" calcext:value-type="float">
            <text:p>6.89499999984022E-007</text:p>
          </table:table-cell>
          <table:table-cell table:style-name="ce2" table:formula="of:=ABS([.AM$1]-[.AM22])" office:value-type="float" office:value="0.0000000189999999067325" calcext:value-type="float">
            <text:p>0.000000019</text:p>
          </table:table-cell>
          <table:table-cell table:style-name="ce2" table:formula="of:=ABS([.AN$1]-[.AN22])" office:value-type="float" office:value="0.000000271900000015091" calcext:value-type="float">
            <text:p>2.71900000015091E-007</text:p>
          </table:table-cell>
          <table:table-cell table:style-name="ce2" table:formula="of:=ABS([.AO$1]-[.AO22])" office:value-type="float" office:value="0.000000771600000004646" calcext:value-type="float">
            <text:p>7.71600000004646E-007</text:p>
          </table:table-cell>
          <table:table-cell table:formula="of:=AVERAGE([.C23:.AO23])" office:value-type="float" office:value="0.000000500206666649127" calcext:value-type="float">
            <text:p>5.00206666649127E-007</text:p>
          </table:table-cell>
          <table:table-cell/>
          <table:table-cell table:style-name="ce1" office:value-type="string" calcext:value-type="string">
            <text:p>Running 2 * 1e+5 times, <text:s/>h=1e-15</text:p>
          </table:table-cell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E^-11</text:p>
          </table:table-cell>
          <table:table-cell/>
          <table:table-cell office:value-type="float" office:value="5.3230087" calcext:value-type="float">
            <text:p>5.3230087</text:p>
          </table:table-cell>
          <table:table-cell office:value-type="float" office:value="3.092526235" calcext:value-type="float">
            <text:p>3.092526235</text:p>
          </table:table-cell>
          <table:table-cell office:value-type="float" office:value="2.272987354" calcext:value-type="float">
            <text:p>2.272987354</text:p>
          </table:table-cell>
          <table:table-cell office:value-type="float" office:value="1.782440862" calcext:value-type="float">
            <text:p>1.782440862</text:p>
          </table:table-cell>
          <table:table-cell office:value-type="float" office:value="1.408889672" calcext:value-type="float">
            <text:p>1.408889672</text:p>
          </table:table-cell>
          <table:table-cell office:value-type="float" office:value="1.086172818" calcext:value-type="float">
            <text:p>1.086172818</text:p>
          </table:table-cell>
          <table:table-cell office:value-type="float" office:value="0.7903844246" calcext:value-type="float">
            <text:p>0.7903844246</text:p>
          </table:table-cell>
          <table:table-cell office:value-type="float" office:value="0.5136724379" calcext:value-type="float">
            <text:p>0.5136724379</text:p>
          </table:table-cell>
          <table:table-cell office:value-type="float" office:value="0.2553512957" calcext:value-type="float">
            <text:p>0.2553512957</text:p>
          </table:table-cell>
          <table:table-cell office:value-type="float" office:value="0.01815769757" calcext:value-type="float">
            <text:p>0.0181576976</text:p>
          </table:table-cell>
          <table:table-cell office:value-type="float" office:value="-0.1936839578" calcext:value-type="float">
            <text:p>-0.1936839578</text:p>
          </table:table-cell>
          <table:table-cell office:value-type="float" office:value="-0.3754774269" calcext:value-type="float">
            <text:p>-0.3754774269</text:p>
          </table:table-cell>
          <table:table-cell office:value-type="float" office:value="-0.5228206756" calcext:value-type="float">
            <text:p>-0.5228206756</text:p>
          </table:table-cell>
          <table:table-cell office:value-type="float" office:value="-0.6320111101" calcext:value-type="float">
            <text:p>-0.6320111101</text:p>
          </table:table-cell>
          <table:table-cell office:value-type="float" office:value="-0.7004619107" calcext:value-type="float">
            <text:p>-0.7004619107</text:p>
          </table:table-cell>
          <table:table-cell office:value-type="float" office:value="-0.7268602387" calcext:value-type="float">
            <text:p>-0.7268602387</text:p>
          </table:table-cell>
          <table:table-cell office:value-type="float" office:value="-0.7113282186" calcext:value-type="float">
            <text:p>-0.7113282186</text:p>
          </table:table-cell>
          <table:table-cell office:value-type="float" office:value="-0.655486776" calcext:value-type="float">
            <text:p>-0.655486776</text:p>
          </table:table-cell>
          <table:table-cell office:value-type="float" office:value="-0.5623890242" calcext:value-type="float">
            <text:p>-0.5623890242</text:p>
          </table:table-cell>
          <table:table-cell office:value-type="float" office:value="-0.4364952844" calcext:value-type="float">
            <text:p>-0.4364952844</text:p>
          </table:table-cell>
          <table:table-cell office:value-type="float" office:value="-0.2834565915" calcext:value-type="float">
            <text:p>-0.2834565915</text:p>
          </table:table-cell>
          <table:table-cell office:value-type="float" office:value="-0.1099120794" calcext:value-type="float">
            <text:p>-0.1099120794</text:p>
          </table:table-cell>
          <table:table-cell office:value-type="float" office:value="0.07667200208" calcext:value-type="float">
            <text:p>0.0766720021</text:p>
          </table:table-cell>
          <table:table-cell office:value-type="float" office:value="0.2684408251" calcext:value-type="float">
            <text:p>0.2684408251</text:p>
          </table:table-cell>
          <table:table-cell office:value-type="float" office:value="0.4573785795" calcext:value-type="float">
            <text:p>0.4573785795</text:p>
          </table:table-cell>
          <table:table-cell office:value-type="float" office:value="0.6355582727" calcext:value-type="float">
            <text:p>0.6355582727</text:p>
          </table:table-cell>
          <table:table-cell office:value-type="float" office:value="0.7955414105" calcext:value-type="float">
            <text:p>0.7955414105</text:p>
          </table:table-cell>
          <table:table-cell office:value-type="float" office:value="0.9306666549" calcext:value-type="float">
            <text:p>0.9306666549</text:p>
          </table:table-cell>
          <table:table-cell office:value-type="float" office:value="1.035277419" calcext:value-type="float">
            <text:p>1.035277419</text:p>
          </table:table-cell>
          <table:table-cell office:value-type="float" office:value="1.104938363" calcext:value-type="float">
            <text:p>1.104938363</text:p>
          </table:table-cell>
          <table:table-cell office:value-type="float" office:value="1.136640781" calcext:value-type="float">
            <text:p>1.136640781</text:p>
          </table:table-cell>
          <table:table-cell office:value-type="float" office:value="1.128908078" calcext:value-type="float">
            <text:p>1.128908078</text:p>
          </table:table-cell>
          <table:table-cell office:value-type="float" office:value="1.081834622" calcext:value-type="float">
            <text:p>1.081834622</text:p>
          </table:table-cell>
          <table:table-cell office:value-type="float" office:value="0.9971357073" calcext:value-type="float">
            <text:p>0.9971357073</text:p>
          </table:table-cell>
          <table:table-cell office:value-type="float" office:value="0.8779865723" calcext:value-type="float">
            <text:p>0.8779865723</text:p>
          </table:table-cell>
          <table:table-cell office:value-type="float" office:value="0.728972438" calcext:value-type="float">
            <text:p>0.728972438</text:p>
          </table:table-cell>
          <table:table-cell office:value-type="float" office:value="0.5559108729" calcext:value-type="float">
            <text:p>0.5559108729</text:p>
          </table:table-cell>
          <table:table-cell office:value-type="float" office:value="0.3655520331" calcext:value-type="float">
            <text:p>0.3655520331</text:p>
          </table:table-cell>
          <table:table-cell office:value-type="float" office:value="0.1653122084" calcext:value-type="float">
            <text:p>0.1653122084</text:p>
          </table:table-cell>
          <table:table-cell table:style-name="Default"/>
          <table:table-cell/>
          <table:table-cell table:style-name="ce1" office:value-type="string" calcext:value-type="string">
            <text:p>Optimization</text:p>
          </table:table-cell>
          <table:table-cell table:style-name="ce1" office:value-type="string" calcext:value-type="string">
            <text:p>Common</text:p>
          </table:table-cell>
          <table:table-cell table:style-name="ce8" office:value-type="string" calcext:value-type="string">
            <text:p>Complex</text:p>
          </table:table-cell>
        </table:table-row>
        <table:table-row table:style-name="ro1">
          <table:table-cell table:number-columns-repeated="2"/>
          <table:table-cell table:style-name="ce2" table:formula="of:=ABS([.C$1]-[.C24])" office:value-type="float" office:value="0.000002697000000218" calcext:value-type="float">
            <text:p>0.000002697</text:p>
          </table:table-cell>
          <table:table-cell table:style-name="ce2" table:formula="of:=ABS([.D$1]-[.D24])" office:value-type="float" office:value="0.00000716899999986254" calcext:value-type="float">
            <text:p>0.000007169</text:p>
          </table:table-cell>
          <table:table-cell table:style-name="ce2" table:formula="of:=ABS([.E$1]-[.E24])" office:value-type="float" office:value="0.0000034659999998965" calcext:value-type="float">
            <text:p>0.000003466</text:p>
          </table:table-cell>
          <table:table-cell table:style-name="ce2" table:formula="of:=ABS([.F$1]-[.F24])" office:value-type="float" office:value="0.00000205200000014116" calcext:value-type="float">
            <text:p>0.000002052</text:p>
          </table:table-cell>
          <table:table-cell table:style-name="ce2" table:formula="of:=ABS([.G$1]-[.G24])" office:value-type="float" office:value="0.00000159800000010257" calcext:value-type="float">
            <text:p>0.000001598</text:p>
          </table:table-cell>
          <table:table-cell table:style-name="ce2" table:formula="of:=ABS([.H$1]-[.H24])" office:value-type="float" office:value="0.00000907299999997058" calcext:value-type="float">
            <text:p>0.000009073</text:p>
          </table:table-cell>
          <table:table-cell table:style-name="ce2" table:formula="of:=ABS([.I$1]-[.I24])" office:value-type="float" office:value="0.000003406699999986" calcext:value-type="float">
            <text:p>3.406699999986E-006</text:p>
          </table:table-cell>
          <table:table-cell table:style-name="ce2" table:formula="of:=ABS([.J$1]-[.J24])" office:value-type="float" office:value="0.00000385780000000668" calcext:value-type="float">
            <text:p>3.85780000000668E-006</text:p>
          </table:table-cell>
          <table:table-cell table:style-name="ce2" table:formula="of:=ABS([.K$1]-[.K24])" office:value-type="float" office:value="0.00000396610000003017" calcext:value-type="float">
            <text:p>3.96610000003017E-006</text:p>
          </table:table-cell>
          <table:table-cell table:style-name="ce2" table:formula="of:=ABS([.L$1]-[.L24])" office:value-type="float" office:value="0.00001005221" calcext:value-type="float">
            <text:p>1.005221E-005</text:p>
          </table:table-cell>
          <table:table-cell table:style-name="ce2" table:formula="of:=ABS([.M$1]-[.M24])" office:value-type="float" office:value="0.00000399410000001543" calcext:value-type="float">
            <text:p>3.99410000001543E-006</text:p>
          </table:table-cell>
          <table:table-cell table:style-name="ce2" table:formula="of:=ABS([.N$1]-[.N24])" office:value-type="float" office:value="0.00000422039999997681" calcext:value-type="float">
            <text:p>4.22039999997681E-006</text:p>
          </table:table-cell>
          <table:table-cell table:style-name="ce2" table:formula="of:=ABS([.O$1]-[.O24])" office:value-type="float" office:value="0.00000460059999995988" calcext:value-type="float">
            <text:p>4.60059999995988E-006</text:p>
          </table:table-cell>
          <table:table-cell table:style-name="ce2" table:formula="of:=ABS([.P$1]-[.P24])" office:value-type="float" office:value="0.000000886400000066345" calcext:value-type="float">
            <text:p>8.86400000066345E-007</text:p>
          </table:table-cell>
          <table:table-cell table:style-name="ce2" table:formula="of:=ABS([.Q$1]-[.Q24])" office:value-type="float" office:value="0.00000093130000000663" calcext:value-type="float">
            <text:p>9.3130000000663E-007</text:p>
          </table:table-cell>
          <table:table-cell table:style-name="ce2" table:formula="of:=ABS([.R$1]-[.R24])" office:value-type="float" office:value="0.000000485900000013473" calcext:value-type="float">
            <text:p>4.85900000013473E-007</text:p>
          </table:table-cell>
          <table:table-cell table:style-name="ce2" table:formula="of:=ABS([.S$1]-[.S24])" office:value-type="float" office:value="0.00000263169999992208" calcext:value-type="float">
            <text:p>2.63169999992208E-006</text:p>
          </table:table-cell>
          <table:table-cell table:style-name="ce2" table:formula="of:=ABS([.T$1]-[.T24])" office:value-type="float" office:value="0.00000307180000003182" calcext:value-type="float">
            <text:p>3.07180000003182E-006</text:p>
          </table:table-cell>
          <table:table-cell table:style-name="ce2" table:formula="of:=ABS([.U$1]-[.U24])" office:value-type="float" office:value="0.00000264459999999023" calcext:value-type="float">
            <text:p>2.64459999999023E-006</text:p>
          </table:table-cell>
          <table:table-cell table:style-name="ce2" table:formula="of:=ABS([.V$1]-[.V24])" office:value-type="float" office:value="0.00000109549999999237" calcext:value-type="float">
            <text:p>1.09549999999237E-006</text:p>
          </table:table-cell>
          <table:table-cell table:style-name="ce2" table:formula="of:=ABS([.W$1]-[.W24])" office:value-type="float" office:value="0.00000266630000000934" calcext:value-type="float">
            <text:p>2.66630000000934E-006</text:p>
          </table:table-cell>
          <table:table-cell table:style-name="ce2" table:formula="of:=ABS([.X$1]-[.X24])" office:value-type="float" office:value="0.0000142079000000073" calcext:value-type="float">
            <text:p>1.42079000000073E-005</text:p>
          </table:table-cell>
          <table:table-cell table:style-name="ce2" table:formula="of:=ABS([.Y$1]-[.Y24])" office:value-type="float" office:value="0.000000841230000006576" calcext:value-type="float">
            <text:p>8.41230000006576E-007</text:p>
          </table:table-cell>
          <table:table-cell table:style-name="ce2" table:formula="of:=ABS([.Z$1]-[.Z24])" office:value-type="float" office:value="0.0000141925000000098" calcext:value-type="float">
            <text:p>1.41925000000098E-005</text:p>
          </table:table-cell>
          <table:table-cell table:style-name="ce2" table:formula="of:=ABS([.AA$1]-[.AA24])" office:value-type="float" office:value="0.00000139870000004372" calcext:value-type="float">
            <text:p>1.39870000004372E-006</text:p>
          </table:table-cell>
          <table:table-cell table:style-name="ce2" table:formula="of:=ABS([.AB$1]-[.AB24])" office:value-type="float" office:value="0.00000526219999996691" calcext:value-type="float">
            <text:p>5.26219999996691E-006</text:p>
          </table:table-cell>
          <table:table-cell table:style-name="ce2" table:formula="of:=ABS([.AC$1]-[.AC24])" office:value-type="float" office:value="0.00000127360000001797" calcext:value-type="float">
            <text:p>1.27360000001797E-006</text:p>
          </table:table-cell>
          <table:table-cell table:style-name="ce2" table:formula="of:=ABS([.AD$1]-[.AD24])" office:value-type="float" office:value="0.00000439569999999279" calcext:value-type="float">
            <text:p>4.39569999999279E-006</text:p>
          </table:table-cell>
          <table:table-cell table:style-name="ce2" table:formula="of:=ABS([.AE$1]-[.AE24])" office:value-type="float" office:value="0.00000118400000004293" calcext:value-type="float">
            <text:p>0.000001184</text:p>
          </table:table-cell>
          <table:table-cell table:style-name="ce2" table:formula="of:=ABS([.AF$1]-[.AF24])" office:value-type="float" office:value="0.00000324899999992745" calcext:value-type="float">
            <text:p>0.000003249</text:p>
          </table:table-cell>
          <table:table-cell table:style-name="ce2" table:formula="of:=ABS([.AG$1]-[.AG24])" office:value-type="float" office:value="0.00000369000000000064" calcext:value-type="float">
            <text:p>0.00000369</text:p>
          </table:table-cell>
          <table:table-cell table:style-name="ce2" table:formula="of:=ABS([.AH$1]-[.AH24])" office:value-type="float" office:value="0.00000613399999993547" calcext:value-type="float">
            <text:p>0.000006134</text:p>
          </table:table-cell>
          <table:table-cell table:style-name="ce2" table:formula="of:=ABS([.AI$1]-[.AI24])" office:value-type="float" office:value="0.00000235800000014663" calcext:value-type="float">
            <text:p>0.000002358</text:p>
          </table:table-cell>
          <table:table-cell table:style-name="ce2" table:formula="of:=ABS([.AJ$1]-[.AJ24])" office:value-type="float" office:value="0.00000454579999997762" calcext:value-type="float">
            <text:p>4.54579999997762E-006</text:p>
          </table:table-cell>
          <table:table-cell table:style-name="ce2" table:formula="of:=ABS([.AK$1]-[.AK24])" office:value-type="float" office:value="0.000000180299999930078" calcext:value-type="float">
            <text:p>1.80299999930078E-007</text:p>
          </table:table-cell>
          <table:table-cell table:style-name="ce2" table:formula="of:=ABS([.AL$1]-[.AL24])" office:value-type="float" office:value="0.0000162326000000546" calcext:value-type="float">
            <text:p>1.62326000000546E-005</text:p>
          </table:table-cell>
          <table:table-cell table:style-name="ce2" table:formula="of:=ABS([.AM$1]-[.AM24])" office:value-type="float" office:value="0.0000133416999998914" calcext:value-type="float">
            <text:p>1.33416999998914E-005</text:p>
          </table:table-cell>
          <table:table-cell table:style-name="ce2" table:formula="of:=ABS([.AN$1]-[.AN24])" office:value-type="float" office:value="0.00000416899999999831" calcext:value-type="float">
            <text:p>0.000004169</text:p>
          </table:table-cell>
          <table:table-cell table:style-name="ce2" table:formula="of:=ABS([.AO$1]-[.AO24])" office:value-type="float" office:value="0.000000771600000004646" calcext:value-type="float">
            <text:p>7.71600000004646E-007</text:p>
          </table:table-cell>
          <table:table-cell table:formula="of:=AVERAGE([.C25:.AO25])" office:value-type="float" office:value="0.00000441010871795265" calcext:value-type="float">
            <text:p>4.41010871795265E-006</text:p>
          </table:table-cell>
          <table:table-cell/>
          <table:table-cell office:value-type="string" calcext:value-type="string">
            <text:p>O0</text:p>
          </table:table-cell>
          <table:table-cell office:value-type="float" office:value="2.15" calcext:value-type="float">
            <text:p>2.15</text:p>
          </table:table-cell>
          <table:table-cell table:style-name="ce4"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E^-12</text:p>
          </table:table-cell>
          <table:table-cell/>
          <table:table-cell office:value-type="float" office:value="5.322964292" calcext:value-type="float">
            <text:p>5.322964292</text:p>
          </table:table-cell>
          <table:table-cell office:value-type="float" office:value="3.092637257" calcext:value-type="float">
            <text:p>3.092637257</text:p>
          </table:table-cell>
          <table:table-cell office:value-type="float" office:value="2.272959598" calcext:value-type="float">
            <text:p>2.272959598</text:p>
          </table:table-cell>
          <table:table-cell office:value-type="float" office:value="1.782407555" calcext:value-type="float">
            <text:p>1.782407555</text:p>
          </table:table-cell>
          <table:table-cell office:value-type="float" office:value="1.408873018" calcext:value-type="float">
            <text:p>1.408873018</text:p>
          </table:table-cell>
          <table:table-cell office:value-type="float" office:value="1.086186696" calcext:value-type="float">
            <text:p>1.086186696</text:p>
          </table:table-cell>
          <table:table-cell office:value-type="float" office:value="0.7903122601" calcext:value-type="float">
            <text:p>0.7903122601</text:p>
          </table:table-cell>
          <table:table-cell office:value-type="float" office:value="0.5137557046" calcext:value-type="float">
            <text:p>0.5137557046</text:p>
          </table:table-cell>
          <table:table-cell office:value-type="float" office:value="0.2554068068" calcext:value-type="float">
            <text:p>0.2554068068</text:p>
          </table:table-cell>
          <table:table-cell office:value-type="float" office:value="0.01826316876" calcext:value-type="float">
            <text:p>0.0182631688</text:p>
          </table:table-cell>
          <table:table-cell office:value-type="float" office:value="-0.1936784066" calcext:value-type="float">
            <text:p>-0.1936784066</text:p>
          </table:table-cell>
          <table:table-cell office:value-type="float" office:value="-0.3755329381" calcext:value-type="float">
            <text:p>-0.3755329381</text:p>
          </table:table-cell>
          <table:table-cell office:value-type="float" office:value="-0.5228040223" calcext:value-type="float">
            <text:p>-0.5228040223</text:p>
          </table:table-cell>
          <table:table-cell office:value-type="float" office:value="-0.6320499679" calcext:value-type="float">
            <text:p>-0.6320499679</text:p>
          </table:table-cell>
          <table:table-cell office:value-type="float" office:value="-0.7005507285" calcext:value-type="float">
            <text:p>-0.7005507285</text:p>
          </table:table-cell>
          <table:table-cell office:value-type="float" office:value="-0.7269185254" calcext:value-type="float">
            <text:p>-0.7269185254</text:p>
          </table:table-cell>
          <table:table-cell office:value-type="float" office:value="-0.7113476475" calcext:value-type="float">
            <text:p>-0.7113476475</text:p>
          </table:table-cell>
          <table:table-cell office:value-type="float" office:value="-0.6556144516" calcext:value-type="float">
            <text:p>-0.6556144516</text:p>
          </table:table-cell>
          <table:table-cell office:value-type="float" office:value="-0.5624944954" calcext:value-type="float">
            <text:p>-0.5624944954</text:p>
          </table:table-cell>
          <table:table-cell office:value-type="float" office:value="-0.4365396933" calcext:value-type="float">
            <text:p>-0.4365396933</text:p>
          </table:table-cell>
          <table:table-cell office:value-type="float" office:value="-0.2834954493" calcext:value-type="float">
            <text:p>-0.2834954493</text:p>
          </table:table-cell>
          <table:table-cell office:value-type="float" office:value="-0.1098010571" calcext:value-type="float">
            <text:p>-0.1098010571</text:p>
          </table:table-cell>
          <table:table-cell office:value-type="float" office:value="0.076716411" calcext:value-type="float">
            <text:p>0.076716411</text:p>
          </table:table-cell>
          <table:table-cell office:value-type="float" office:value="0.2684519274" calcext:value-type="float">
            <text:p>0.2684519274</text:p>
          </table:table-cell>
          <table:table-cell office:value-type="float" office:value="0.457356375" calcext:value-type="float">
            <text:p>0.457356375</text:p>
          </table:table-cell>
          <table:table-cell office:value-type="float" office:value="0.6356581927" calcext:value-type="float">
            <text:p>0.6356581927</text:p>
          </table:table-cell>
          <table:table-cell office:value-type="float" office:value="0.7956413306" calcext:value-type="float">
            <text:p>0.7956413306</text:p>
          </table:table-cell>
          <table:table-cell office:value-type="float" office:value="0.9306999615" calcext:value-type="float">
            <text:p>0.9306999615</text:p>
          </table:table-cell>
          <table:table-cell office:value-type="float" office:value="1.035366237" calcext:value-type="float">
            <text:p>1.035366237</text:p>
          </table:table-cell>
          <table:table-cell office:value-type="float" office:value="1.105060488" calcext:value-type="float">
            <text:p>1.105060488</text:p>
          </table:table-cell>
          <table:table-cell office:value-type="float" office:value="1.136757355" calcext:value-type="float">
            <text:p>1.136757355</text:p>
          </table:table-cell>
          <table:table-cell office:value-type="float" office:value="1.128985794" calcext:value-type="float">
            <text:p>1.128985794</text:p>
          </table:table-cell>
          <table:table-cell office:value-type="float" office:value="1.081801315" calcext:value-type="float">
            <text:p>1.081801315</text:p>
          </table:table-cell>
          <table:table-cell office:value-type="float" office:value="0.9972023207" calcext:value-type="float">
            <text:p>0.9972023207</text:p>
          </table:table-cell>
          <table:table-cell office:value-type="float" office:value="0.8780753902" calcext:value-type="float">
            <text:p>0.8780753902</text:p>
          </table:table-cell>
          <table:table-cell office:value-type="float" office:value="0.728972438" calcext:value-type="float">
            <text:p>0.728972438</text:p>
          </table:table-cell>
          <table:table-cell office:value-type="float" office:value="0.5559996907" calcext:value-type="float">
            <text:p>0.5559996907</text:p>
          </table:table-cell>
          <table:table-cell office:value-type="float" office:value="0.3657074643" calcext:value-type="float">
            <text:p>0.3657074643</text:p>
          </table:table-cell>
          <table:table-cell office:value-type="float" office:value="0.1652011861" calcext:value-type="float">
            <text:p>0.1652011861</text:p>
          </table:table-cell>
          <table:table-cell table:style-name="Default"/>
          <table:table-cell/>
          <table:table-cell office:value-type="string" calcext:value-type="string">
            <text:p>O1</text:p>
          </table:table-cell>
          <table:table-cell office:value-type="float" office:value="1.29" calcext:value-type="float">
            <text:p>1.29</text:p>
          </table:table-cell>
          <table:table-cell table:style-name="ce4" office:value-type="float" office:value="2.15" calcext:value-type="float">
            <text:p>2.15</text:p>
          </table:table-cell>
        </table:table-row>
        <table:table-row table:style-name="ro1">
          <table:table-cell table:number-columns-repeated="2"/>
          <table:table-cell table:style-name="ce2" table:formula="of:=ABS([.C$1]-[.C26])" office:value-type="float" office:value="0.0000471050000001583" calcext:value-type="float">
            <text:p>0.000047105</text:p>
          </table:table-cell>
          <table:table-cell table:style-name="ce2" table:formula="of:=ABS([.D$1]-[.D26])" office:value-type="float" office:value="0.00010385299999971" calcext:value-type="float">
            <text:p>0.000103853</text:p>
          </table:table-cell>
          <table:table-cell table:style-name="ce2" table:formula="of:=ABS([.E$1]-[.E26])" office:value-type="float" office:value="0.0000242900000002599" calcext:value-type="float">
            <text:p>0.00002429</text:p>
          </table:table-cell>
          <table:table-cell table:style-name="ce2" table:formula="of:=ABS([.F$1]-[.F26])" office:value-type="float" office:value="0.0000353590000001791" calcext:value-type="float">
            <text:p>0.000035359</text:p>
          </table:table-cell>
          <table:table-cell table:style-name="ce2" table:formula="of:=ABS([.G$1]-[.G26])" office:value-type="float" office:value="0.0000182520000000519" calcext:value-type="float">
            <text:p>0.000018252</text:p>
          </table:table-cell>
          <table:table-cell table:style-name="ce2" table:formula="of:=ABS([.H$1]-[.H26])" office:value-type="float" office:value="0.0000048049999998856" calcext:value-type="float">
            <text:p>0.000004805</text:p>
          </table:table-cell>
          <table:table-cell table:style-name="ce2" table:formula="of:=ABS([.I$1]-[.I26])" office:value-type="float" office:value="0.000075571200000013" calcext:value-type="float">
            <text:p>7.5571200000013E-005</text:p>
          </table:table-cell>
          <table:table-cell table:style-name="ce2" table:formula="of:=ABS([.J$1]-[.J26])" office:value-type="float" office:value="0.0000871244999999243" calcext:value-type="float">
            <text:p>8.71244999999243E-005</text:p>
          </table:table-cell>
          <table:table-cell table:style-name="ce2" table:formula="of:=ABS([.K$1]-[.K26])" office:value-type="float" office:value="0.000059477199999991" calcext:value-type="float">
            <text:p>5.9477199999991E-005</text:p>
          </table:table-cell>
          <table:table-cell table:style-name="ce2" table:formula="of:=ABS([.L$1]-[.L26])" office:value-type="float" office:value="0.000115523400000001" calcext:value-type="float">
            <text:p>0.0001155234</text:p>
          </table:table-cell>
          <table:table-cell table:style-name="ce2" table:formula="of:=ABS([.M$1]-[.M26])" office:value-type="float" office:value="0.00000954529999999676" calcext:value-type="float">
            <text:p>9.54529999999676E-006</text:p>
          </table:table-cell>
          <table:table-cell table:style-name="ce2" table:formula="of:=ABS([.N$1]-[.N26])" office:value-type="float" office:value="0.0000512907999999923" calcext:value-type="float">
            <text:p>5.12907999999923E-005</text:p>
          </table:table-cell>
          <table:table-cell table:style-name="ce2" table:formula="of:=ABS([.O$1]-[.O26])" office:value-type="float" office:value="0.0000120527000000425" calcext:value-type="float">
            <text:p>1.20527000000425E-005</text:p>
          </table:table-cell>
          <table:table-cell table:style-name="ce2" table:formula="of:=ABS([.P$1]-[.P26])" office:value-type="float" office:value="0.0000379713999999476" calcext:value-type="float">
            <text:p>3.79713999999476E-005</text:p>
          </table:table-cell>
          <table:table-cell table:style-name="ce2" table:formula="of:=ABS([.Q$1]-[.Q26])" office:value-type="float" office:value="0.0000878864999999118" calcext:value-type="float">
            <text:p>8.78864999999118E-005</text:p>
          </table:table-cell>
          <table:table-cell table:style-name="ce2" table:formula="of:=ABS([.R$1]-[.R26])" office:value-type="float" office:value="0.0000578007999999519" calcext:value-type="float">
            <text:p>5.78007999999519E-005</text:p>
          </table:table-cell>
          <table:table-cell table:style-name="ce2" table:formula="of:=ABS([.S$1]-[.S26])" office:value-type="float" office:value="0.0000167972000000294" calcext:value-type="float">
            <text:p>1.67972000000294E-005</text:p>
          </table:table-cell>
          <table:table-cell table:style-name="ce2" table:formula="of:=ABS([.T$1]-[.T26])" office:value-type="float" office:value="0.000130747399999964" calcext:value-type="float">
            <text:p>0.0001307474</text:p>
          </table:table-cell>
          <table:table-cell table:style-name="ce2" table:formula="of:=ABS([.U$1]-[.U26])" office:value-type="float" office:value="0.00010282660000005" calcext:value-type="float">
            <text:p>0.0001028266</text:p>
          </table:table-cell>
          <table:table-cell table:style-name="ce2" table:formula="of:=ABS([.V$1]-[.V26])" office:value-type="float" office:value="0.0000433134000000224" calcext:value-type="float">
            <text:p>4.33134000000224E-005</text:p>
          </table:table-cell>
          <table:table-cell table:style-name="ce2" table:formula="of:=ABS([.W$1]-[.W26])" office:value-type="float" office:value="0.0000415241000000233" calcext:value-type="float">
            <text:p>4.15241000000233E-005</text:p>
          </table:table-cell>
          <table:table-cell table:style-name="ce2" table:formula="of:=ABS([.X$1]-[.X26])" office:value-type="float" office:value="0.000125230200000007" calcext:value-type="float">
            <text:p>0.0001252302</text:p>
          </table:table-cell>
          <table:table-cell table:style-name="ce2" table:formula="of:=ABS([.Y$1]-[.Y26])" office:value-type="float" office:value="0.0000452501500000091" calcext:value-type="float">
            <text:p>4.52501500000091E-005</text:p>
          </table:table-cell>
          <table:table-cell table:style-name="ce2" table:formula="of:=ABS([.Z$1]-[.Z26])" office:value-type="float" office:value="0.00000309019999999993" calcext:value-type="float">
            <text:p>3.09019999999993E-006</text:p>
          </table:table-cell>
          <table:table-cell table:style-name="ce2" table:formula="of:=ABS([.AA$1]-[.AA26])" office:value-type="float" office:value="0.0000236031999999997" calcext:value-type="float">
            <text:p>2.36031999999997E-005</text:p>
          </table:table-cell>
          <table:table-cell table:style-name="ce2" table:formula="of:=ABS([.AB$1]-[.AB26])" office:value-type="float" office:value="0.000105182199999998" calcext:value-type="float">
            <text:p>0.0001051822</text:p>
          </table:table-cell>
          <table:table-cell table:style-name="ce2" table:formula="of:=ABS([.AC$1]-[.AC26])" office:value-type="float" office:value="0.0000986464999999104" calcext:value-type="float">
            <text:p>9.86464999999104E-005</text:p>
          </table:table-cell>
          <table:table-cell table:style-name="ce2" table:formula="of:=ABS([.AD$1]-[.AD26])" office:value-type="float" office:value="0.0000289109000000121" calcext:value-type="float">
            <text:p>2.89109000000121E-005</text:p>
          </table:table-cell>
          <table:table-cell table:style-name="ce2" table:formula="of:=ABS([.AE$1]-[.AE26])" office:value-type="float" office:value="0.000090002000000089" calcext:value-type="float">
            <text:p>0.000090002</text:p>
          </table:table-cell>
          <table:table-cell table:style-name="ce2" table:formula="of:=ABS([.AF$1]-[.AF26])" office:value-type="float" office:value="0.000125373999999789" calcext:value-type="float">
            <text:p>0.000125374</text:p>
          </table:table-cell>
          <table:table-cell table:style-name="ce2" table:formula="of:=ABS([.AG$1]-[.AG26])" office:value-type="float" office:value="0.000120263999999981" calcext:value-type="float">
            <text:p>0.000120264</text:p>
          </table:table-cell>
          <table:table-cell table:style-name="ce2" table:formula="of:=ABS([.AH$1]-[.AH26])" office:value-type="float" office:value="0.0000838499999999964" calcext:value-type="float">
            <text:p>0.00008385</text:p>
          </table:table-cell>
          <table:table-cell table:style-name="ce2" table:formula="of:=ABS([.AI$1]-[.AI26])" office:value-type="float" office:value="0.0000356649999999625" calcext:value-type="float">
            <text:p>0.000035665</text:p>
          </table:table-cell>
          <table:table-cell table:style-name="ce2" table:formula="of:=ABS([.AJ$1]-[.AJ26])" office:value-type="float" office:value="0.0000711592000000039" calcext:value-type="float">
            <text:p>7.11592000000039E-005</text:p>
          </table:table-cell>
          <table:table-cell table:style-name="ce2" table:formula="of:=ABS([.AK$1]-[.AK26])" office:value-type="float" office:value="0.0000889981999999678" calcext:value-type="float">
            <text:p>8.89981999999678E-005</text:p>
          </table:table-cell>
          <table:table-cell table:style-name="ce2" table:formula="of:=ABS([.AL$1]-[.AL26])" office:value-type="float" office:value="0.0000162326000000546" calcext:value-type="float">
            <text:p>1.62326000000546E-005</text:p>
          </table:table-cell>
          <table:table-cell table:style-name="ce2" table:formula="of:=ABS([.AM$1]-[.AM26])" office:value-type="float" office:value="0.000075476100000027" calcext:value-type="float">
            <text:p>7.5476100000027E-005</text:p>
          </table:table-cell>
          <table:table-cell table:style-name="ce2" table:formula="of:=ABS([.AN$1]-[.AN26])" office:value-type="float" office:value="0.000159600199999999" calcext:value-type="float">
            <text:p>0.0001596002</text:p>
          </table:table-cell>
          <table:table-cell table:style-name="ce2" table:formula="of:=ABS([.AO$1]-[.AO26])" office:value-type="float" office:value="0.00011179389999999" calcext:value-type="float">
            <text:p>0.0001117939</text:p>
          </table:table-cell>
          <table:table-cell table:formula="of:=AVERAGE([.C27:.AO27])" office:value-type="float" office:value="0.000065934488461536" calcext:value-type="float">
            <text:p>6.5934488461536E-005</text:p>
          </table:table-cell>
          <table:table-cell/>
          <table:table-cell office:value-type="string" calcext:value-type="string">
            <text:p>O2</text:p>
          </table:table-cell>
          <table:table-cell office:value-type="float" office:value="1.23" calcext:value-type="float">
            <text:p>1.23</text:p>
          </table:table-cell>
          <table:table-cell table:style-name="ce4"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E^-13</text:p>
          </table:table-cell>
          <table:table-cell/>
          <table:table-cell office:value-type="float" office:value="5.32240918" calcext:value-type="float">
            <text:p>5.32240918</text:p>
          </table:table-cell>
          <table:table-cell office:value-type="float" office:value="3.093081347" calcext:value-type="float">
            <text:p>3.093081347</text:p>
          </table:table-cell>
          <table:table-cell office:value-type="float" office:value="2.27207142" calcext:value-type="float">
            <text:p>2.27207142</text:p>
          </table:table-cell>
          <table:table-cell office:value-type="float" office:value="1.782463066" calcext:value-type="float">
            <text:p>1.782463066</text:p>
          </table:table-cell>
          <table:table-cell office:value-type="float" office:value="1.409983241" calcext:value-type="float">
            <text:p>1.409983241</text:p>
          </table:table-cell>
          <table:table-cell office:value-type="float" office:value="1.086075674" calcext:value-type="float">
            <text:p>1.086075674</text:p>
          </table:table-cell>
          <table:table-cell office:value-type="float" office:value="0.789923682" calcext:value-type="float">
            <text:p>0.789923682</text:p>
          </table:table-cell>
          <table:table-cell office:value-type="float" office:value="0.5134781489" calcext:value-type="float">
            <text:p>0.5134781489</text:p>
          </table:table-cell>
          <table:table-cell office:value-type="float" office:value="0.2553512957" calcext:value-type="float">
            <text:p>0.2553512957</text:p>
          </table:table-cell>
          <table:table-cell office:value-type="float" office:value="0.01887379142" calcext:value-type="float">
            <text:p>0.0188737914</text:p>
          </table:table-cell>
          <table:table-cell office:value-type="float" office:value="-0.1931788063" calcext:value-type="float">
            <text:p>-0.1931788063</text:p>
          </table:table-cell>
          <table:table-cell office:value-type="float" office:value="-0.3752553823" calcext:value-type="float">
            <text:p>-0.3752553823</text:p>
          </table:table-cell>
          <table:table-cell office:value-type="float" office:value="-0.5218048216" calcext:value-type="float">
            <text:p>-0.5218048216</text:p>
          </table:table-cell>
          <table:table-cell office:value-type="float" office:value="-0.631716901" calcext:value-type="float">
            <text:p>-0.631716901</text:p>
          </table:table-cell>
          <table:table-cell office:value-type="float" office:value="-0.699995617" calcext:value-type="float">
            <text:p>-0.699995617</text:p>
          </table:table-cell>
          <table:table-cell office:value-type="float" office:value="-0.7260858581" calcext:value-type="float">
            <text:p>-0.7260858581</text:p>
          </table:table-cell>
          <table:table-cell office:value-type="float" office:value="-0.71026518" calcext:value-type="float">
            <text:p>-0.71026518</text:p>
          </table:table-cell>
          <table:table-cell office:value-type="float" office:value="-0.6553091403" calcext:value-type="float">
            <text:p>-0.6553091403</text:p>
          </table:table-cell>
          <table:table-cell office:value-type="float" office:value="-0.562327962" calcext:value-type="float">
            <text:p>-0.562327962</text:p>
          </table:table-cell>
          <table:table-cell office:value-type="float" office:value="-0.4363176487" calcext:value-type="float">
            <text:p>-0.4363176487</text:p>
          </table:table-cell>
          <table:table-cell office:value-type="float" office:value="-0.2831068713" calcext:value-type="float">
            <text:p>-0.2831068713</text:p>
          </table:table-cell>
          <table:table-cell office:value-type="float" office:value="-0.1088018564" calcext:value-type="float">
            <text:p>-0.1088018564</text:p>
          </table:table-cell>
          <table:table-cell office:value-type="float" office:value="0.0766053887" calcext:value-type="float">
            <text:p>0.0766053887</text:p>
          </table:table-cell>
          <table:table-cell office:value-type="float" office:value="0.2675637489" calcext:value-type="float">
            <text:p>0.2675637489</text:p>
          </table:table-cell>
          <table:table-cell office:value-type="float" office:value="0.4568567746" calcext:value-type="float">
            <text:p>0.4568567746</text:p>
          </table:table-cell>
          <table:table-cell office:value-type="float" office:value="0.6350475701" calcext:value-type="float">
            <text:p>0.6350475701</text:p>
          </table:table-cell>
          <table:table-cell office:value-type="float" office:value="0.7954747971" calcext:value-type="float">
            <text:p>0.7954747971</text:p>
          </table:table-cell>
          <table:table-cell office:value-type="float" office:value="0.9292566716" calcext:value-type="float">
            <text:p>0.9292566716</text:p>
          </table:table-cell>
          <table:table-cell office:value-type="float" office:value="1.033895192" calcext:value-type="float">
            <text:p>1.033895192</text:p>
          </table:table-cell>
          <table:table-cell office:value-type="float" office:value="1.104116798" calcext:value-type="float">
            <text:p>1.104116798</text:p>
          </table:table-cell>
          <table:table-cell office:value-type="float" office:value="1.135758154" calcext:value-type="float">
            <text:p>1.135758154</text:p>
          </table:table-cell>
          <table:table-cell office:value-type="float" office:value="1.127986593" calcext:value-type="float">
            <text:p>1.127986593</text:p>
          </table:table-cell>
          <table:table-cell office:value-type="float" office:value="1.080247003" calcext:value-type="float">
            <text:p>1.080247003</text:p>
          </table:table-cell>
          <table:table-cell office:value-type="float" office:value="0.9958700531" calcext:value-type="float">
            <text:p>0.9958700531</text:p>
          </table:table-cell>
          <table:table-cell office:value-type="float" office:value="0.8770761895" calcext:value-type="float">
            <text:p>0.8770761895</text:p>
          </table:table-cell>
          <table:table-cell office:value-type="float" office:value="0.7271960811" calcext:value-type="float">
            <text:p>0.7271960811</text:p>
          </table:table-cell>
          <table:table-cell office:value-type="float" office:value="0.5551115123" calcext:value-type="float">
            <text:p>0.5551115123</text:p>
          </table:table-cell>
          <table:table-cell office:value-type="float" office:value="0.3663735981" calcext:value-type="float">
            <text:p>0.3663735981</text:p>
          </table:table-cell>
          <table:table-cell office:value-type="float" office:value="0.1643130076" calcext:value-type="float">
            <text:p>0.1643130076</text:p>
          </table:table-cell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2" table:formula="of:=ABS([.C$1]-[.C28])" office:value-type="float" office:value="0.000602216999999961" calcext:value-type="float">
            <text:p>0.000602217</text:p>
          </table:table-cell>
          <table:table-cell table:style-name="ce2" table:formula="of:=ABS([.D$1]-[.D28])" office:value-type="float" office:value="0.00054794299999994" calcext:value-type="float">
            <text:p>0.000547943</text:p>
          </table:table-cell>
          <table:table-cell table:style-name="ce2" table:formula="of:=ABS([.E$1]-[.E28])" office:value-type="float" office:value="0.000912468000000111" calcext:value-type="float">
            <text:p>0.000912468</text:p>
          </table:table-cell>
          <table:table-cell table:style-name="ce2" table:formula="of:=ABS([.F$1]-[.F28])" office:value-type="float" office:value="0.000020151999999829" calcext:value-type="float">
            <text:p>0.000020152</text:p>
          </table:table-cell>
          <table:table-cell table:style-name="ce2" table:formula="of:=ABS([.G$1]-[.G28])" office:value-type="float" office:value="0.00109197099999991" calcext:value-type="float">
            <text:p>0.001091971</text:p>
          </table:table-cell>
          <table:table-cell table:style-name="ce2" table:formula="of:=ABS([.H$1]-[.H28])" office:value-type="float" office:value="0.000106217000000131" calcext:value-type="float">
            <text:p>0.000106217</text:p>
          </table:table-cell>
          <table:table-cell table:style-name="ce2" table:formula="of:=ABS([.I$1]-[.I28])" office:value-type="float" office:value="0.000464149299999939" calcext:value-type="float">
            <text:p>0.0004641493</text:p>
          </table:table-cell>
          <table:table-cell table:style-name="ce2" table:formula="of:=ABS([.J$1]-[.J28])" office:value-type="float" office:value="0.000190431200000063" calcext:value-type="float">
            <text:p>0.0001904312</text:p>
          </table:table-cell>
          <table:table-cell table:style-name="ce2" table:formula="of:=ABS([.K$1]-[.K28])" office:value-type="float" office:value="0.00000396610000003017" calcext:value-type="float">
            <text:p>3.96610000003017E-006</text:p>
          </table:table-cell>
          <table:table-cell table:style-name="ce2" table:formula="of:=ABS([.L$1]-[.L28])" office:value-type="float" office:value="0.000726146059999998" calcext:value-type="float">
            <text:p>0.0007261461</text:p>
          </table:table-cell>
          <table:table-cell table:style-name="ce2" table:formula="of:=ABS([.M$1]-[.M28])" office:value-type="float" office:value="0.000509145600000011" calcext:value-type="float">
            <text:p>0.0005091456</text:p>
          </table:table-cell>
          <table:table-cell table:style-name="ce2" table:formula="of:=ABS([.N$1]-[.N28])" office:value-type="float" office:value="0.000226265000000003" calcext:value-type="float">
            <text:p>0.000226265</text:p>
          </table:table-cell>
          <table:table-cell table:style-name="ce2" table:formula="of:=ABS([.O$1]-[.O28])" office:value-type="float" office:value="0.00101125340000008" calcext:value-type="float">
            <text:p>0.0010112534</text:p>
          </table:table-cell>
          <table:table-cell table:style-name="ce2" table:formula="of:=ABS([.P$1]-[.P28])" office:value-type="float" office:value="0.000295095500000064" calcext:value-type="float">
            <text:p>0.0002950955</text:p>
          </table:table-cell>
          <table:table-cell table:style-name="ce2" table:formula="of:=ABS([.Q$1]-[.Q28])" office:value-type="float" office:value="0.000467225000000071" calcext:value-type="float">
            <text:p>0.000467225</text:p>
          </table:table-cell>
          <table:table-cell table:style-name="ce2" table:formula="of:=ABS([.R$1]-[.R28])" office:value-type="float" office:value="0.000774866500000027" calcext:value-type="float">
            <text:p>0.0007748665</text:p>
          </table:table-cell>
          <table:table-cell table:style-name="ce2" table:formula="of:=ABS([.S$1]-[.S28])" office:value-type="float" office:value="0.00106567029999993" calcext:value-type="float">
            <text:p>0.0010656703</text:p>
          </table:table-cell>
          <table:table-cell table:style-name="ce2" table:formula="of:=ABS([.T$1]-[.T28])" office:value-type="float" office:value="0.000174563900000035" calcext:value-type="float">
            <text:p>0.0001745639</text:p>
          </table:table-cell>
          <table:table-cell table:style-name="ce2" table:formula="of:=ABS([.U$1]-[.U28])" office:value-type="float" office:value="0.0000637068000000074" calcext:value-type="float">
            <text:p>6.37068000000074E-005</text:p>
          </table:table-cell>
          <table:table-cell table:style-name="ce2" table:formula="of:=ABS([.V$1]-[.V28])" office:value-type="float" office:value="0.000178731200000004" calcext:value-type="float">
            <text:p>0.0001787312</text:p>
          </table:table-cell>
          <table:table-cell table:style-name="ce2" table:formula="of:=ABS([.W$1]-[.W28])" office:value-type="float" office:value="0.000347053900000005" calcext:value-type="float">
            <text:p>0.0003470539</text:p>
          </table:table-cell>
          <table:table-cell table:style-name="ce2" table:formula="of:=ABS([.X$1]-[.X28])" office:value-type="float" office:value="0.0011244309" calcext:value-type="float">
            <text:p>0.0011244309</text:p>
          </table:table-cell>
          <table:table-cell table:style-name="ce2" table:formula="of:=ABS([.Y$1]-[.Y28])" office:value-type="float" office:value="0.0000657721499999903" calcext:value-type="float">
            <text:p>6.57721499999903E-005</text:p>
          </table:table-cell>
          <table:table-cell table:style-name="ce2" table:formula="of:=ABS([.Z$1]-[.Z28])" office:value-type="float" office:value="0.000891268700000003" calcext:value-type="float">
            <text:p>0.0008912687</text:p>
          </table:table-cell>
          <table:table-cell table:style-name="ce2" table:formula="of:=ABS([.AA$1]-[.AA28])" office:value-type="float" office:value="0.000523203600000022" calcext:value-type="float">
            <text:p>0.0005232036</text:p>
          </table:table-cell>
          <table:table-cell table:style-name="ce2" table:formula="of:=ABS([.AB$1]-[.AB28])" office:value-type="float" office:value="0.000505440400000001" calcext:value-type="float">
            <text:p>0.0005054404</text:p>
          </table:table-cell>
          <table:table-cell table:style-name="ce2" table:formula="of:=ABS([.AC$1]-[.AC28])" office:value-type="float" office:value="0.0000678870000000442" calcext:value-type="float">
            <text:p>0.000067887</text:p>
          </table:table-cell>
          <table:table-cell table:style-name="ce2" table:formula="of:=ABS([.AD$1]-[.AD28])" office:value-type="float" office:value="0.00141437899999997" calcext:value-type="float">
            <text:p>0.001414379</text:p>
          </table:table-cell>
          <table:table-cell table:style-name="ce2" table:formula="of:=ABS([.AE$1]-[.AE28])" office:value-type="float" office:value="0.00138104300000008" calcext:value-type="float">
            <text:p>0.001381043</text:p>
          </table:table-cell>
          <table:table-cell table:style-name="ce2" table:formula="of:=ABS([.AF$1]-[.AF28])" office:value-type="float" office:value="0.000818316000000152" calcext:value-type="float">
            <text:p>0.000818316</text:p>
          </table:table-cell>
          <table:table-cell table:style-name="ce2" table:formula="of:=ABS([.AG$1]-[.AG28])" office:value-type="float" office:value="0.000878937000000191" calcext:value-type="float">
            <text:p>0.000878937</text:p>
          </table:table-cell>
          <table:table-cell table:style-name="ce2" table:formula="of:=ABS([.AH$1]-[.AH28])" office:value-type="float" office:value="0.000915351000000175" calcext:value-type="float">
            <text:p>0.000915351</text:p>
          </table:table-cell>
          <table:table-cell table:style-name="ce2" table:formula="of:=ABS([.AI$1]-[.AI28])" office:value-type="float" office:value="0.00158997700000008" calcext:value-type="float">
            <text:p>0.001589977</text:p>
          </table:table-cell>
          <table:table-cell table:style-name="ce2" table:formula="of:=ABS([.AJ$1]-[.AJ28])" office:value-type="float" office:value="0.00126110840000004" calcext:value-type="float">
            <text:p>0.0012611084</text:p>
          </table:table-cell>
          <table:table-cell table:style-name="ce2" table:formula="of:=ABS([.AK$1]-[.AK28])" office:value-type="float" office:value="0.000910202500000068" calcext:value-type="float">
            <text:p>0.0009102025</text:p>
          </table:table-cell>
          <table:table-cell table:style-name="ce2" table:formula="of:=ABS([.AL$1]-[.AL28])" office:value-type="float" office:value="0.00179258950000005" calcext:value-type="float">
            <text:p>0.0017925895</text:p>
          </table:table-cell>
          <table:table-cell table:style-name="ce2" table:formula="of:=ABS([.AM$1]-[.AM28])" office:value-type="float" office:value="0.000812702299999968" calcext:value-type="float">
            <text:p>0.0008127023</text:p>
          </table:table-cell>
          <table:table-cell table:style-name="ce2" table:formula="of:=ABS([.AN$1]-[.AN28])" office:value-type="float" office:value="0.000825734000000022" calcext:value-type="float">
            <text:p>0.000825734</text:p>
          </table:table-cell>
          <table:table-cell table:style-name="ce2" table:formula="of:=ABS([.AO$1]-[.AO28])" office:value-type="float" office:value="0.000999972399999993" calcext:value-type="float">
            <text:p>0.0009999724</text:p>
          </table:table-cell>
          <table:table-cell table:formula="of:=AVERAGE([.C29:.AO29])" office:value-type="float" office:value="0.000680962887435923" calcext:value-type="float">
            <text:p>0.0006809629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E^-14</text:p>
          </table:table-cell>
          <table:table-cell/>
          <table:table-cell office:value-type="float" office:value="5.329070518" calcext:value-type="float">
            <text:p>5.329070518</text:p>
          </table:table-cell>
          <table:table-cell office:value-type="float" office:value="3.086420008" calcext:value-type="float">
            <text:p>3.086420008</text:p>
          </table:table-cell>
          <table:table-cell office:value-type="float" office:value="2.281508316" calcext:value-type="float">
            <text:p>2.281508316</text:p>
          </table:table-cell>
          <table:table-cell office:value-type="float" office:value="1.78745907" calcext:value-type="float">
            <text:p>1.78745907</text:p>
          </table:table-cell>
          <table:table-cell office:value-type="float" office:value="1.409983241" calcext:value-type="float">
            <text:p>1.409983241</text:p>
          </table:table-cell>
          <table:table-cell office:value-type="float" office:value="1.082467449" calcext:value-type="float">
            <text:p>1.082467449</text:p>
          </table:table-cell>
          <table:table-cell office:value-type="float" office:value="0.7827072324" calcext:value-type="float">
            <text:p>0.7827072324</text:p>
          </table:table-cell>
          <table:table-cell office:value-type="float" office:value="0.5162537065" calcext:value-type="float">
            <text:p>0.5162537065</text:p>
          </table:table-cell>
          <table:table-cell office:value-type="float" office:value="0.2609024108" calcext:value-type="float">
            <text:p>0.2609024108</text:p>
          </table:table-cell>
          <table:table-cell office:value-type="float" office:value="0.03330669074" calcext:value-type="float">
            <text:p>0.0333066907</text:p>
          </table:table-cell>
          <table:table-cell office:value-type="float" office:value="-0.1887379142" calcext:value-type="float">
            <text:p>-0.1887379142</text:p>
          </table:table-cell>
          <table:table-cell office:value-type="float" office:value="-0.3774758284" calcext:value-type="float">
            <text:p>-0.3774758284</text:p>
          </table:table-cell>
          <table:table-cell office:value-type="float" office:value="-0.5218048216" calcext:value-type="float">
            <text:p>-0.5218048216</text:p>
          </table:table-cell>
          <table:table-cell office:value-type="float" office:value="-0.632827124" calcext:value-type="float">
            <text:p>-0.632827124</text:p>
          </table:table-cell>
          <table:table-cell office:value-type="float" office:value="-0.6994405055" calcext:value-type="float">
            <text:p>-0.6994405055</text:p>
          </table:table-cell>
          <table:table-cell office:value-type="float" office:value="-0.7244205236" calcext:value-type="float">
            <text:p>-0.7244205236</text:p>
          </table:table-cell>
          <table:table-cell office:value-type="float" office:value="-0.7077671782" calcext:value-type="float">
            <text:p>-0.7077671782</text:p>
          </table:table-cell>
          <table:table-cell office:value-type="float" office:value="-0.6605826997" calcext:value-type="float">
            <text:p>-0.6605826997</text:p>
          </table:table-cell>
          <table:table-cell office:value-type="float" office:value="-0.5606626274" calcext:value-type="float">
            <text:p>-0.5606626274</text:p>
          </table:table-cell>
          <table:table-cell office:value-type="float" office:value="-0.4440892099" calcext:value-type="float">
            <text:p>-0.4440892099</text:p>
          </table:table-cell>
          <table:table-cell office:value-type="float" office:value="-0.2886579864" calcext:value-type="float">
            <text:p>-0.2886579864</text:p>
          </table:table-cell>
          <table:table-cell office:value-type="float" office:value="-0.09992007222" calcext:value-type="float">
            <text:p>-0.0999200722</text:p>
          </table:table-cell>
          <table:table-cell office:value-type="float" office:value="0.07771561172" calcext:value-type="float">
            <text:p>0.0777156117</text:p>
          </table:table-cell>
          <table:table-cell office:value-type="float" office:value="0.2609024108" calcext:value-type="float">
            <text:p>0.2609024108</text:p>
          </table:table-cell>
          <table:table-cell office:value-type="float" office:value="0.4662936703" calcext:value-type="float">
            <text:p>0.4662936703</text:p>
          </table:table-cell>
          <table:table-cell office:value-type="float" office:value="0.6494804694" calcext:value-type="float">
            <text:p>0.6494804694</text:p>
          </table:table-cell>
          <table:table-cell office:value-type="float" office:value="0.8160139231" calcext:value-type="float">
            <text:p>0.8160139231</text:p>
          </table:table-cell>
          <table:table-cell office:value-type="float" office:value="0.9436895709" calcext:value-type="float">
            <text:p>0.9436895709</text:p>
          </table:table-cell>
          <table:table-cell office:value-type="float" office:value="1.051936316" calcext:value-type="float">
            <text:p>1.051936316</text:p>
          </table:table-cell>
          <table:table-cell office:value-type="float" office:value="1.132427485" calcext:value-type="float">
            <text:p>1.132427485</text:p>
          </table:table-cell>
          <table:table-cell office:value-type="float" office:value="1.165734176" calcext:value-type="float">
            <text:p>1.165734176</text:p>
          </table:table-cell>
          <table:table-cell office:value-type="float" office:value="1.154631946" calcext:value-type="float">
            <text:p>1.154631946</text:p>
          </table:table-cell>
          <table:table-cell office:value-type="float" office:value="1.099120794" calcext:value-type="float">
            <text:p>1.099120794</text:p>
          </table:table-cell>
          <table:table-cell office:value-type="float" office:value="1.032507413" calcext:value-type="float">
            <text:p>1.032507413</text:p>
          </table:table-cell>
          <table:table-cell office:value-type="float" office:value="0.8881784197" calcext:value-type="float">
            <text:p>0.8881784197</text:p>
          </table:table-cell>
          <table:table-cell office:value-type="float" office:value="0.7327471963" calcext:value-type="float">
            <text:p>0.7327471963</text:p>
          </table:table-cell>
          <table:table-cell office:value-type="float" office:value="0.5773159728" calcext:value-type="float">
            <text:p>0.5773159728</text:p>
          </table:table-cell>
          <table:table-cell office:value-type="float" office:value="0.3774758284" calcext:value-type="float">
            <text:p>0.3774758284</text:p>
          </table:table-cell>
          <table:table-cell office:value-type="float" office:value="0.1554312234" calcext:value-type="float">
            <text:p>0.1554312234</text:p>
          </table:table-cell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2" table:formula="of:=ABS([.C$1]-[.C30])" office:value-type="float" office:value="0.00605912099999983" calcext:value-type="float">
            <text:p>0.006059121</text:p>
          </table:table-cell>
          <table:table-cell table:style-name="ce2" table:formula="of:=ABS([.D$1]-[.D30])" office:value-type="float" office:value="0.00611339599999994" calcext:value-type="float">
            <text:p>0.006113396</text:p>
          </table:table-cell>
          <table:table-cell table:style-name="ce2" table:formula="of:=ABS([.E$1]-[.E30])" office:value-type="float" office:value="0.00852442799999986" calcext:value-type="float">
            <text:p>0.008524428</text:p>
          </table:table-cell>
          <table:table-cell table:style-name="ce2" table:formula="of:=ABS([.F$1]-[.F30])" office:value-type="float" office:value="0.00501615599999994" calcext:value-type="float">
            <text:p>0.005016156</text:p>
          </table:table-cell>
          <table:table-cell table:style-name="ce2" table:formula="of:=ABS([.G$1]-[.G30])" office:value-type="float" office:value="0.00109197099999991" calcext:value-type="float">
            <text:p>0.001091971</text:p>
          </table:table-cell>
          <table:table-cell table:style-name="ce2" table:formula="of:=ABS([.H$1]-[.H30])" office:value-type="float" office:value="0.00371444200000015" calcext:value-type="float">
            <text:p>0.003714442</text:p>
          </table:table-cell>
          <table:table-cell table:style-name="ce2" table:formula="of:=ABS([.I$1]-[.I30])" office:value-type="float" office:value="0.00768059889999995" calcext:value-type="float">
            <text:p>0.0076805989</text:p>
          </table:table-cell>
          <table:table-cell table:style-name="ce2" table:formula="of:=ABS([.J$1]-[.J30])" office:value-type="float" office:value="0.00258512639999997" calcext:value-type="float">
            <text:p>0.0025851264</text:p>
          </table:table-cell>
          <table:table-cell table:style-name="ce2" table:formula="of:=ABS([.K$1]-[.K30])" office:value-type="float" office:value="0.00555508119999998" calcext:value-type="float">
            <text:p>0.0055550812</text:p>
          </table:table-cell>
          <table:table-cell table:style-name="ce2" table:formula="of:=ABS([.L$1]-[.L30])" office:value-type="float" office:value="0.01515904538" calcext:value-type="float">
            <text:p>0.0151590454</text:p>
          </table:table-cell>
          <table:table-cell table:style-name="ce2" table:formula="of:=ABS([.M$1]-[.M30])" office:value-type="float" office:value="0.00495003770000002" calcext:value-type="float">
            <text:p>0.0049500377</text:p>
          </table:table-cell>
          <table:table-cell table:style-name="ce2" table:formula="of:=ABS([.N$1]-[.N30])" office:value-type="float" office:value="0.00199418109999999" calcext:value-type="float">
            <text:p>0.0019941811</text:p>
          </table:table-cell>
          <table:table-cell table:style-name="ce2" table:formula="of:=ABS([.O$1]-[.O30])" office:value-type="float" office:value="0.00101125340000008" calcext:value-type="float">
            <text:p>0.0010112534</text:p>
          </table:table-cell>
          <table:table-cell table:style-name="ce2" table:formula="of:=ABS([.P$1]-[.P30])" office:value-type="float" office:value="0.000815127500000012" calcext:value-type="float">
            <text:p>0.0008151275</text:p>
          </table:table-cell>
          <table:table-cell table:style-name="ce2" table:formula="of:=ABS([.Q$1]-[.Q30])" office:value-type="float" office:value="0.00102233650000005" calcext:value-type="float">
            <text:p>0.0010223365</text:p>
          </table:table-cell>
          <table:table-cell table:style-name="ce2" table:formula="of:=ABS([.R$1]-[.R30])" office:value-type="float" office:value="0.00244020100000009" calcext:value-type="float">
            <text:p>0.002440201</text:p>
          </table:table-cell>
          <table:table-cell table:style-name="ce2" table:formula="of:=ABS([.S$1]-[.S30])" office:value-type="float" office:value="0.00356367209999997" calcext:value-type="float">
            <text:p>0.0035636721</text:p>
          </table:table-cell>
          <table:table-cell table:style-name="ce2" table:formula="of:=ABS([.T$1]-[.T30])" office:value-type="float" office:value="0.00509899550000004" calcext:value-type="float">
            <text:p>0.0050989955</text:p>
          </table:table-cell>
          <table:table-cell table:style-name="ce2" table:formula="of:=ABS([.U$1]-[.U30])" office:value-type="float" office:value="0.00172904139999996" calcext:value-type="float">
            <text:p>0.0017290414</text:p>
          </table:table-cell>
          <table:table-cell table:style-name="ce2" table:formula="of:=ABS([.V$1]-[.V30])" office:value-type="float" office:value="0.00759283" calcext:value-type="float">
            <text:p>0.00759283</text:p>
          </table:table-cell>
          <table:table-cell table:style-name="ce2" table:formula="of:=ABS([.W$1]-[.W30])" office:value-type="float" office:value="0.0052040612" calcext:value-type="float">
            <text:p>0.0052040612</text:p>
          </table:table-cell>
          <table:table-cell table:style-name="ce2" table:formula="of:=ABS([.X$1]-[.X30])" office:value-type="float" office:value="0.01000621508" calcext:value-type="float">
            <text:p>0.0100062151</text:p>
          </table:table-cell>
          <table:table-cell table:style-name="ce2" table:formula="of:=ABS([.Y$1]-[.Y30])" office:value-type="float" office:value="0.00104445087" calcext:value-type="float">
            <text:p>0.0010444509</text:p>
          </table:table-cell>
          <table:table-cell table:style-name="ce2" table:formula="of:=ABS([.Z$1]-[.Z30])" office:value-type="float" office:value="0.00755260680000003" calcext:value-type="float">
            <text:p>0.0075526068</text:p>
          </table:table-cell>
          <table:table-cell table:style-name="ce2" table:formula="of:=ABS([.AA$1]-[.AA30])" office:value-type="float" office:value="0.00891369209999998" calcext:value-type="float">
            <text:p>0.0089136921</text:p>
          </table:table-cell>
          <table:table-cell table:style-name="ce2" table:formula="of:=ABS([.AB$1]-[.AB30])" office:value-type="float" office:value="0.0139274589" calcext:value-type="float">
            <text:p>0.0139274589</text:p>
          </table:table-cell>
          <table:table-cell table:style-name="ce2" table:formula="of:=ABS([.AC$1]-[.AC30])" office:value-type="float" office:value="0.0204712389999999" calcext:value-type="float">
            <text:p>0.020471239</text:p>
          </table:table-cell>
          <table:table-cell table:style-name="ce2" table:formula="of:=ABS([.AD$1]-[.AD30])" office:value-type="float" office:value="0.0130185203000001" calcext:value-type="float">
            <text:p>0.0130185203</text:p>
          </table:table-cell>
          <table:table-cell table:style-name="ce2" table:formula="of:=ABS([.AE$1]-[.AE30])" office:value-type="float" office:value="0.0166600809999999" calcext:value-type="float">
            <text:p>0.016660081</text:p>
          </table:table-cell>
          <table:table-cell table:style-name="ce2" table:formula="of:=ABS([.AF$1]-[.AF30])" office:value-type="float" office:value="0.0274923709999999" calcext:value-type="float">
            <text:p>0.027492371</text:p>
          </table:table-cell>
          <table:table-cell table:style-name="ce2" table:formula="of:=ABS([.AG$1]-[.AG30])" office:value-type="float" office:value="0.0290970849999999" calcext:value-type="float">
            <text:p>0.029097085</text:p>
          </table:table-cell>
          <table:table-cell table:style-name="ce2" table:formula="of:=ABS([.AH$1]-[.AH30])" office:value-type="float" office:value="0.025730002" calcext:value-type="float">
            <text:p>0.025730002</text:p>
          </table:table-cell>
          <table:table-cell table:style-name="ce2" table:formula="of:=ABS([.AI$1]-[.AI30])" office:value-type="float" office:value="0.017283814" calcext:value-type="float">
            <text:p>0.017283814</text:p>
          </table:table-cell>
          <table:table-cell table:style-name="ce2" table:formula="of:=ABS([.AJ$1]-[.AJ30])" office:value-type="float" office:value="0.0353762515" calcext:value-type="float">
            <text:p>0.0353762515</text:p>
          </table:table-cell>
          <table:table-cell table:style-name="ce2" table:formula="of:=ABS([.AK$1]-[.AK30])" office:value-type="float" office:value="0.0101920276999999" calcext:value-type="float">
            <text:p>0.0101920277</text:p>
          </table:table-cell>
          <table:table-cell table:style-name="ce2" table:formula="of:=ABS([.AL$1]-[.AL30])" office:value-type="float" office:value="0.00375852570000001" calcext:value-type="float">
            <text:p>0.0037585257</text:p>
          </table:table-cell>
          <table:table-cell table:style-name="ce2" table:formula="of:=ABS([.AM$1]-[.AM30])" office:value-type="float" office:value="0.0213917582000001" calcext:value-type="float">
            <text:p>0.0213917582</text:p>
          </table:table-cell>
          <table:table-cell table:style-name="ce2" table:formula="of:=ABS([.AN$1]-[.AN30])" office:value-type="float" office:value="0.0119279643" calcext:value-type="float">
            <text:p>0.0119279643</text:p>
          </table:table-cell>
          <table:table-cell table:style-name="ce2" table:formula="of:=ABS([.AO$1]-[.AO30])" office:value-type="float" office:value="0.00988175659999999" calcext:value-type="float">
            <text:p>0.0098817566</text:p>
          </table:table-cell>
          <table:table-cell table:formula="of:=AVERAGE([.C31:.AO31])" office:value-type="float" office:value="0.00976017752128204" calcext:value-type="float">
            <text:p>0.009760177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E^-15</text:p>
          </table:table-cell>
          <table:table-cell/>
          <table:table-cell office:value-type="float" office:value="5.218048216" calcext:value-type="float">
            <text:p>5.218048216</text:p>
          </table:table-cell>
          <table:table-cell office:value-type="float" office:value="3.108624469" calcext:value-type="float">
            <text:p>3.108624469</text:p>
          </table:table-cell>
          <table:table-cell office:value-type="float" office:value="2.2759572" calcext:value-type="float">
            <text:p>2.2759572</text:p>
          </table:table-cell>
          <table:table-cell office:value-type="float" office:value="1.776356839" calcext:value-type="float">
            <text:p>1.776356839</text:p>
          </table:table-cell>
          <table:table-cell office:value-type="float" office:value="1.443289932" calcext:value-type="float">
            <text:p>1.443289932</text:p>
          </table:table-cell>
          <table:table-cell office:value-type="float" office:value="1.054711873" calcext:value-type="float">
            <text:p>1.054711873</text:p>
          </table:table-cell>
          <table:table-cell office:value-type="float" office:value="0.7771561172" calcext:value-type="float">
            <text:p>0.7771561172</text:p>
          </table:table-cell>
          <table:table-cell office:value-type="float" office:value="0.5551115123" calcext:value-type="float">
            <text:p>0.5551115123</text:p>
          </table:table-cell>
          <table:table-cell office:value-type="float" office:value="0.3330669074" calcext:value-type="float">
            <text:p>0.3330669074</text:p>
          </table:table-cell>
          <table:table-cell office:value-type="float" office:value="0.1110223025" calcext:value-type="float">
            <text:p>0.1110223025</text:p>
          </table:table-cell>
          <table:table-cell office:value-type="float" office:value="-0.1665334537" calcext:value-type="float">
            <text:p>-0.1665334537</text:p>
          </table:table-cell>
          <table:table-cell office:value-type="float" office:value="-0.4440892099" calcext:value-type="float">
            <text:p>-0.4440892099</text:p>
          </table:table-cell>
          <table:table-cell office:value-type="float" office:value="-0.5551115123" calcext:value-type="float">
            <text:p>-0.5551115123</text:p>
          </table:table-cell>
          <table:table-cell office:value-type="float" office:value="-0.6661338148" calcext:value-type="float">
            <text:p>-0.6661338148</text:p>
          </table:table-cell>
          <table:table-cell table:number-columns-repeated="3" office:value-type="float" office:value="-0.7771561172" calcext:value-type="float">
            <text:p>-0.7771561172</text:p>
          </table:table-cell>
          <table:table-cell office:value-type="float" office:value="-0.721644966" calcext:value-type="float">
            <text:p>-0.721644966</text:p>
          </table:table-cell>
          <table:table-cell office:value-type="float" office:value="-0.6106226635" calcext:value-type="float">
            <text:p>-0.6106226635</text:p>
          </table:table-cell>
          <table:table-cell office:value-type="float" office:value="-0.3885780586" calcext:value-type="float">
            <text:p>-0.3885780586</text:p>
          </table:table-cell>
          <table:table-cell office:value-type="float" office:value="-0.2220446049" calcext:value-type="float">
            <text:p>-0.2220446049</text:p>
          </table:table-cell>
          <table:table-cell office:value-type="float" office:value="-0.05551115123" calcext:value-type="float">
            <text:p>-0.0555111512</text:p>
          </table:table-cell>
          <table:table-cell office:value-type="float" office:value="0" calcext:value-type="float">
            <text:p>0</text:p>
          </table:table-cell>
          <table:table-cell office:value-type="float" office:value="0.1665334537" calcext:value-type="float">
            <text:p>0.1665334537</text:p>
          </table:table-cell>
          <table:table-cell office:value-type="float" office:value="0.3330669074" calcext:value-type="float">
            <text:p>0.3330669074</text:p>
          </table:table-cell>
          <table:table-cell office:value-type="float" office:value="0.6106226635" calcext:value-type="float">
            <text:p>0.6106226635</text:p>
          </table:table-cell>
          <table:table-cell office:value-type="float" office:value="0.721644966" calcext:value-type="float">
            <text:p>0.721644966</text:p>
          </table:table-cell>
          <table:table-cell office:value-type="float" office:value="0.7771561172" calcext:value-type="float">
            <text:p>0.7771561172</text:p>
          </table:table-cell>
          <table:table-cell office:value-type="float" office:value="0.8881784197" calcext:value-type="float">
            <text:p>0.8881784197</text:p>
          </table:table-cell>
          <table:table-cell office:value-type="float" office:value="0.9436895709" calcext:value-type="float">
            <text:p>0.9436895709</text:p>
          </table:table-cell>
          <table:table-cell table:number-columns-repeated="4" office:value-type="float" office:value="0.9992007222" calcext:value-type="float">
            <text:p>0.9992007222</text:p>
          </table:table-cell>
          <table:table-cell office:value-type="float" office:value="0.6661338148" calcext:value-type="float">
            <text:p>0.6661338148</text:p>
          </table:table-cell>
          <table:table-cell office:value-type="float" office:value="0.5551115123" calcext:value-type="float">
            <text:p>0.5551115123</text:p>
          </table:table-cell>
          <table:table-cell office:value-type="float" office:value="0.6661338148" calcext:value-type="float">
            <text:p>0.6661338148</text:p>
          </table:table-cell>
          <table:table-cell office:value-type="float" office:value="0.4440892099" calcext:value-type="float">
            <text:p>0.444089209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2" table:formula="of:=ABS([.C$1]-[.C32])" office:value-type="float" office:value="0.104963181" calcext:value-type="float">
            <text:p>0.104963181</text:p>
          </table:table-cell>
          <table:table-cell table:style-name="ce2" table:formula="of:=ABS([.D$1]-[.D32])" office:value-type="float" office:value="0.0160910649999999" calcext:value-type="float">
            <text:p>0.016091065</text:p>
          </table:table-cell>
          <table:table-cell table:style-name="ce2" table:formula="of:=ABS([.E$1]-[.E32])" office:value-type="float" office:value="0.00297331199999995" calcext:value-type="float">
            <text:p>0.002973312</text:p>
          </table:table-cell>
          <table:table-cell table:style-name="ce2" table:formula="of:=ABS([.F$1]-[.F32])" office:value-type="float" office:value="0.00608607500000025" calcext:value-type="float">
            <text:p>0.006086075</text:p>
          </table:table-cell>
          <table:table-cell table:style-name="ce2" table:formula="of:=ABS([.G$1]-[.G32])" office:value-type="float" office:value="0.0343986620000001" calcext:value-type="float">
            <text:p>0.034398662</text:p>
          </table:table-cell>
          <table:table-cell table:style-name="ce2" table:formula="of:=ABS([.H$1]-[.H32])" office:value-type="float" office:value="0.031470018" calcext:value-type="float">
            <text:p>0.031470018</text:p>
          </table:table-cell>
          <table:table-cell table:style-name="ce2" table:formula="of:=ABS([.I$1]-[.I32])" office:value-type="float" office:value="0.0132317141" calcext:value-type="float">
            <text:p>0.0132317141</text:p>
          </table:table-cell>
          <table:table-cell table:style-name="ce2" table:formula="of:=ABS([.J$1]-[.J32])" office:value-type="float" office:value="0.0414429321999999" calcext:value-type="float">
            <text:p>0.0414429322</text:p>
          </table:table-cell>
          <table:table-cell table:style-name="ce2" table:formula="of:=ABS([.K$1]-[.K32])" office:value-type="float" office:value="0.0777195778" calcext:value-type="float">
            <text:p>0.0777195778</text:p>
          </table:table-cell>
          <table:table-cell table:style-name="ce2" table:formula="of:=ABS([.L$1]-[.L32])" office:value-type="float" office:value="0.09287465714" calcext:value-type="float">
            <text:p>0.0928746571</text:p>
          </table:table-cell>
          <table:table-cell table:style-name="ce2" table:formula="of:=ABS([.M$1]-[.M32])" office:value-type="float" office:value="0.0271544982" calcext:value-type="float">
            <text:p>0.0271544982</text:p>
          </table:table-cell>
          <table:table-cell table:style-name="ce2" table:formula="of:=ABS([.N$1]-[.N32])" office:value-type="float" office:value="0.0686075626" calcext:value-type="float">
            <text:p>0.0686075626</text:p>
          </table:table-cell>
          <table:table-cell table:style-name="ce2" table:formula="of:=ABS([.O$1]-[.O32])" office:value-type="float" office:value="0.0322954373" calcext:value-type="float">
            <text:p>0.0322954373</text:p>
          </table:table-cell>
          <table:table-cell table:style-name="ce2" table:formula="of:=ABS([.P$1]-[.P32])" office:value-type="float" office:value="0.0341218182999999" calcext:value-type="float">
            <text:p>0.0341218183</text:p>
          </table:table-cell>
          <table:table-cell table:style-name="ce2" table:formula="of:=ABS([.Q$1]-[.Q32])" office:value-type="float" office:value="0.0766932751999999" calcext:value-type="float">
            <text:p>0.0766932752</text:p>
          </table:table-cell>
          <table:table-cell table:style-name="ce2" table:formula="of:=ABS([.R$1]-[.R32])" office:value-type="float" office:value="0.0502953925999999" calcext:value-type="float">
            <text:p>0.0502953926</text:p>
          </table:table-cell>
          <table:table-cell table:style-name="ce2" table:formula="of:=ABS([.S$1]-[.S32])" office:value-type="float" office:value="0.0658252669" calcext:value-type="float">
            <text:p>0.0658252669</text:p>
          </table:table-cell>
          <table:table-cell table:style-name="ce2" table:formula="of:=ABS([.T$1]-[.T32])" office:value-type="float" office:value="0.0661612618" calcext:value-type="float">
            <text:p>0.0661612618</text:p>
          </table:table-cell>
          <table:table-cell table:style-name="ce2" table:formula="of:=ABS([.U$1]-[.U32])" office:value-type="float" office:value="0.0482309947" calcext:value-type="float">
            <text:p>0.0482309947</text:p>
          </table:table-cell>
          <table:table-cell table:style-name="ce2" table:formula="of:=ABS([.V$1]-[.V32])" office:value-type="float" office:value="0.0479183213" calcext:value-type="float">
            <text:p>0.0479183213</text:p>
          </table:table-cell>
          <table:table-cell table:style-name="ce2" table:formula="of:=ABS([.W$1]-[.W32])" office:value-type="float" office:value="0.0614093203" calcext:value-type="float">
            <text:p>0.0614093203</text:p>
          </table:table-cell>
          <table:table-cell table:style-name="ce2" table:formula="of:=ABS([.X$1]-[.X32])" office:value-type="float" office:value="0.05441513607" calcext:value-type="float">
            <text:p>0.0544151361</text:p>
          </table:table-cell>
          <table:table-cell table:style-name="ce2" table:formula="of:=ABS([.Y$1]-[.Y32])" office:value-type="float" office:value="0.07667116085" calcext:value-type="float">
            <text:p>0.0766711609</text:p>
          </table:table-cell>
          <table:table-cell table:style-name="ce2" table:formula="of:=ABS([.Z$1]-[.Z32])" office:value-type="float" office:value="0.1019215639" calcext:value-type="float">
            <text:p>0.1019215639</text:p>
          </table:table-cell>
          <table:table-cell table:style-name="ce2" table:formula="of:=ABS([.AA$1]-[.AA32])" office:value-type="float" office:value="0.1243130708" calcext:value-type="float">
            <text:p>0.1243130708</text:p>
          </table:table-cell>
          <table:table-cell table:style-name="ce2" table:formula="of:=ABS([.AB$1]-[.AB32])" office:value-type="float" office:value="0.024930347" calcext:value-type="float">
            <text:p>0.024930347</text:p>
          </table:table-cell>
          <table:table-cell table:style-name="ce2" table:formula="of:=ABS([.AC$1]-[.AC32])" office:value-type="float" office:value="0.0738977181" calcext:value-type="float">
            <text:p>0.0738977181</text:p>
          </table:table-cell>
          <table:table-cell table:style-name="ce2" table:formula="of:=ABS([.AD$1]-[.AD32])" office:value-type="float" office:value="0.1535149334" calcext:value-type="float">
            <text:p>0.1535149334</text:p>
          </table:table-cell>
          <table:table-cell table:style-name="ce2" table:formula="of:=ABS([.AE$1]-[.AE32])" office:value-type="float" office:value="0.1470978153" calcext:value-type="float">
            <text:p>0.1470978153</text:p>
          </table:table-cell>
          <table:table-cell table:style-name="ce2" table:formula="of:=ABS([.AF$1]-[.AF32])" office:value-type="float" office:value="0.1612455431" calcext:value-type="float">
            <text:p>0.1612455431</text:p>
          </table:table-cell>
          <table:table-cell table:style-name="ce2" table:formula="of:=ABS([.AG$1]-[.AG32])" office:value-type="float" office:value="0.1374363688" calcext:value-type="float">
            <text:p>0.1374363688</text:p>
          </table:table-cell>
          <table:table-cell table:style-name="ce2" table:formula="of:=ABS([.AH$1]-[.AH32])" office:value-type="float" office:value="0.1297012218" calcext:value-type="float">
            <text:p>0.1297012218</text:p>
          </table:table-cell>
          <table:table-cell table:style-name="ce2" table:formula="of:=ABS([.AI$1]-[.AI32])" office:value-type="float" office:value="0.0826362578000001" calcext:value-type="float">
            <text:p>0.0826362578</text:p>
          </table:table-cell>
          <table:table-cell table:style-name="ce2" table:formula="of:=ABS([.AJ$1]-[.AJ32])" office:value-type="float" office:value="0.00206956069999997" calcext:value-type="float">
            <text:p>0.0020695607</text:p>
          </table:table-cell>
          <table:table-cell table:style-name="ce2" table:formula="of:=ABS([.AK$1]-[.AK32])" office:value-type="float" office:value="0.2118525772" calcext:value-type="float">
            <text:p>0.2118525772</text:p>
          </table:table-cell>
          <table:table-cell table:style-name="ce2" table:formula="of:=ABS([.AL$1]-[.AL32])" office:value-type="float" office:value="0.1738771583" calcext:value-type="float">
            <text:p>0.1738771583</text:p>
          </table:table-cell>
          <table:table-cell table:style-name="ce2" table:formula="of:=ABS([.AM$1]-[.AM32])" office:value-type="float" office:value="0.1102096002" calcext:value-type="float">
            <text:p>0.1102096002</text:p>
          </table:table-cell>
          <table:table-cell table:style-name="ce2" table:formula="of:=ABS([.AN$1]-[.AN32])" office:value-type="float" office:value="0.0785413458" calcext:value-type="float">
            <text:p>0.0785413458</text:p>
          </table:table-cell>
          <table:table-cell table:style-name="ce2" table:formula="of:=ABS([.AO$1]-[.AO32])" office:value-type="float" office:value="0.16531298" calcext:value-type="float">
            <text:p>0.16531298</text:p>
          </table:table-cell>
          <table:table-cell table:formula="of:=AVERAGE([.C33:.AO33])" office:value-type="float" office:value="0.0771694539117949" calcext:value-type="float">
            <text:p>0.0771694539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4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^-1</text:p>
          </table:table-cell>
          <table:table-cell/>
          <table:table-cell office:value-type="float" office:value="4.39755432" calcext:value-type="float">
            <text:p>4.39755432</text:p>
          </table:table-cell>
          <table:table-cell office:value-type="float" office:value="2.940809675" calcext:value-type="float">
            <text:p>2.940809675</text:p>
          </table:table-cell>
          <table:table-cell office:value-type="float" office:value="2.228193771" calcext:value-type="float">
            <text:p>2.228193771</text:p>
          </table:table-cell>
          <table:table-cell office:value-type="float" office:value="1.765289535" calcext:value-type="float">
            <text:p>1.765289535</text:p>
          </table:table-cell>
          <table:table-cell office:value-type="float" office:value="1.401189556" calcext:value-type="float">
            <text:p>1.401189556</text:p>
          </table:table-cell>
          <table:table-cell office:value-type="float" office:value="1.082009902" calcext:value-type="float">
            <text:p>1.082009902</text:p>
          </table:table-cell>
          <table:table-cell office:value-type="float" office:value="0.7873536037" calcext:value-type="float">
            <text:p>0.7873536037</text:p>
          </table:table-cell>
          <table:table-cell office:value-type="float" office:value="0.5106723038" calcext:value-type="float">
            <text:p>0.5106723038</text:p>
          </table:table-cell>
          <table:table-cell office:value-type="float" office:value="0.2518583978" calcext:value-type="float">
            <text:p>0.2518583978</text:p>
          </table:table-cell>
          <table:table-cell office:value-type="float" office:value="0.01392875525" calcext:value-type="float">
            <text:p>0.0139287553</text:p>
          </table:table-cell>
          <table:table-cell office:value-type="float" office:value="-0.1987014248" calcext:value-type="float">
            <text:p>-0.1987014248</text:p>
          </table:table-cell>
          <table:table-cell office:value-type="float" office:value="-0.3812417327" calcext:value-type="float">
            <text:p>-0.3812417327</text:p>
          </table:table-cell>
          <table:table-cell office:value-type="float" office:value="-0.5291966937" calcext:value-type="float">
            <text:p>-0.5291966937</text:p>
          </table:table-cell>
          <table:table-cell office:value-type="float" office:value="-0.6388320131" calcext:value-type="float">
            <text:p>-0.6388320131</text:p>
          </table:table-cell>
          <table:table-cell office:value-type="float" office:value="-0.7075037971" calcext:value-type="float">
            <text:p>-0.7075037971</text:p>
          </table:table-cell>
          <table:table-cell office:value-type="float" office:value="-0.7338819501" calcext:value-type="float">
            <text:p>-0.7338819501</text:p>
          </table:table-cell>
          <table:table-cell office:value-type="float" office:value="-0.7180831209" calcext:value-type="float">
            <text:p>-0.7180831209</text:p>
          </table:table-cell>
          <table:table-cell office:value-type="float" office:value="-0.6617218281" calcext:value-type="float">
            <text:p>-0.6617218281</text:p>
          </table:table-cell>
          <table:table-cell office:value-type="float" office:value="-0.5678860513" calcext:value-type="float">
            <text:p>-0.5678860513</text:p>
          </table:table-cell>
          <table:table-cell office:value-type="float" office:value="-0.4410434127" calcext:value-type="float">
            <text:p>-0.4410434127</text:p>
          </table:table-cell>
          <table:table-cell office:value-type="float" office:value="-0.286884978" calcext:value-type="float">
            <text:p>-0.286884978</text:p>
          </table:table-cell>
          <table:table-cell office:value-type="float" office:value="-0.1121150614" calcext:value-type="float">
            <text:p>-0.1121150614</text:p>
          </table:table-cell>
          <table:table-cell office:value-type="float" office:value="0.07580313378" calcext:value-type="float">
            <text:p>0.0758031338</text:p>
          </table:table-cell>
          <table:table-cell office:value-type="float" office:value="0.2689349009" calcext:value-type="float">
            <text:p>0.2689349009</text:p>
          </table:table-cell>
          <table:table-cell office:value-type="float" office:value="0.4591822846" calcext:value-type="float">
            <text:p>0.4591822846</text:p>
          </table:table-cell>
          <table:table-cell office:value-type="float" office:value="0.6386004158" calcext:value-type="float">
            <text:p>0.6386004158</text:p>
          </table:table-cell>
          <table:table-cell office:value-type="float" office:value="0.7997089529" calcext:value-type="float">
            <text:p>0.7997089529</text:p>
          </table:table-cell>
          <table:table-cell office:value-type="float" office:value="0.9357859449" calcext:value-type="float">
            <text:p>0.9357859449</text:p>
          </table:table-cell>
          <table:table-cell office:value-type="float" office:value="1.041132202" calcext:value-type="float">
            <text:p>1.041132202</text:p>
          </table:table-cell>
          <table:table-cell office:value-type="float" office:value="1.111295483" calcext:value-type="float">
            <text:p>1.111295483</text:p>
          </table:table-cell>
          <table:table-cell office:value-type="float" office:value="1.143245442" calcext:value-type="float">
            <text:p>1.143245442</text:p>
          </table:table-cell>
          <table:table-cell office:value-type="float" office:value="1.135492279" calcext:value-type="float">
            <text:p>1.135492279</text:p>
          </table:table-cell>
          <table:table-cell office:value-type="float" office:value="1.088144285" calcext:value-type="float">
            <text:p>1.088144285</text:p>
          </table:table-cell>
          <table:table-cell office:value-type="float" office:value="1.002901935" calcext:value-type="float">
            <text:p>1.002901935</text:p>
          </table:table-cell>
          <table:table-cell office:value-type="float" office:value="0.8829887208" calcext:value-type="float">
            <text:p>0.8829887208</text:p>
          </table:table-cell>
          <table:table-cell office:value-type="float" office:value="0.7330214514" calcext:value-type="float">
            <text:p>0.7330214514</text:p>
          </table:table-cell>
          <table:table-cell office:value-type="float" office:value="0.5588251491" calcext:value-type="float">
            <text:p>0.5588251491</text:p>
          </table:table-cell>
          <table:table-cell office:value-type="float" office:value="0.3671999118" calcext:value-type="float">
            <text:p>0.3671999118</text:p>
          </table:table-cell>
          <table:table-cell office:value-type="float" office:value="0.1656490081" calcext:value-type="float">
            <text:p>0.165649008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36])" office:value-type="float" office:value="0.925457077" calcext:value-type="float">
            <text:p>0.925457077</text:p>
          </table:table-cell>
          <table:table-cell table:style-name="ce2" table:formula="of:=ABS([.D$1]-[.D36])" office:value-type="float" office:value="0.151723729" calcext:value-type="float">
            <text:p>0.151723729</text:p>
          </table:table-cell>
          <table:table-cell table:style-name="ce2" table:formula="of:=ABS([.E$1]-[.E36])" office:value-type="float" office:value="0.0447901170000002" calcext:value-type="float">
            <text:p>0.044790117</text:p>
          </table:table-cell>
          <table:table-cell table:style-name="ce2" table:formula="of:=ABS([.F$1]-[.F36])" office:value-type="float" office:value="0.0171533790000002" calcext:value-type="float">
            <text:p>0.017153379</text:p>
          </table:table-cell>
          <table:table-cell table:style-name="ce2" table:formula="of:=ABS([.G$1]-[.G36])" office:value-type="float" office:value="0.00770171399999997" calcext:value-type="float">
            <text:p>0.007701714</text:p>
          </table:table-cell>
          <table:table-cell table:style-name="ce2" table:formula="of:=ABS([.H$1]-[.H36])" office:value-type="float" office:value="0.00417198900000004" calcext:value-type="float">
            <text:p>0.004171989</text:p>
          </table:table-cell>
          <table:table-cell table:style-name="ce2" table:formula="of:=ABS([.I$1]-[.I36])" office:value-type="float" office:value="0.00303422759999994" calcext:value-type="float">
            <text:p>0.0030342276</text:p>
          </table:table-cell>
          <table:table-cell table:style-name="ce2" table:formula="of:=ABS([.J$1]-[.J36])" office:value-type="float" office:value="0.00299627629999999" calcext:value-type="float">
            <text:p>0.0029962763</text:p>
          </table:table-cell>
          <table:table-cell table:style-name="ce2" table:formula="of:=ABS([.K$1]-[.K36])" office:value-type="float" office:value="0.00348893179999998" calcext:value-type="float">
            <text:p>0.0034889318</text:p>
          </table:table-cell>
          <table:table-cell table:style-name="ce2" table:formula="of:=ABS([.L$1]-[.L36])" office:value-type="float" office:value="0.00421889011" calcext:value-type="float">
            <text:p>0.0042188901</text:p>
          </table:table-cell>
          <table:table-cell table:style-name="ce2" table:formula="of:=ABS([.M$1]-[.M36])" office:value-type="float" office:value="0.00501347289999998" calcext:value-type="float">
            <text:p>0.0050134729</text:p>
          </table:table-cell>
          <table:table-cell table:style-name="ce2" table:formula="of:=ABS([.N$1]-[.N36])" office:value-type="float" office:value="0.0057600854" calcext:value-type="float">
            <text:p>0.0057600854</text:p>
          </table:table-cell>
          <table:table-cell table:style-name="ce2" table:formula="of:=ABS([.O$1]-[.O36])" office:value-type="float" office:value="0.00638061869999995" calcext:value-type="float">
            <text:p>0.0063806187</text:p>
          </table:table-cell>
          <table:table-cell table:style-name="ce2" table:formula="of:=ABS([.P$1]-[.P36])" office:value-type="float" office:value="0.00682001659999998" calcext:value-type="float">
            <text:p>0.0068200166</text:p>
          </table:table-cell>
          <table:table-cell table:style-name="ce2" table:formula="of:=ABS([.Q$1]-[.Q36])" office:value-type="float" office:value="0.00704095509999991" calcext:value-type="float">
            <text:p>0.0070409551</text:p>
          </table:table-cell>
          <table:table-cell table:style-name="ce2" table:formula="of:=ABS([.R$1]-[.R36])" office:value-type="float" office:value="0.00702122549999995" calcext:value-type="float">
            <text:p>0.0070212255</text:p>
          </table:table-cell>
          <table:table-cell table:style-name="ce2" table:formula="of:=ABS([.S$1]-[.S36])" office:value-type="float" office:value="0.00675227060000005" calcext:value-type="float">
            <text:p>0.0067522706</text:p>
          </table:table-cell>
          <table:table-cell table:style-name="ce2" table:formula="of:=ABS([.T$1]-[.T36])" office:value-type="float" office:value="0.0062381239" calcext:value-type="float">
            <text:p>0.0062381239</text:p>
          </table:table-cell>
          <table:table-cell table:style-name="ce2" table:formula="of:=ABS([.U$1]-[.U36])" office:value-type="float" office:value="0.00549438250000001" calcext:value-type="float">
            <text:p>0.0054943825</text:p>
          </table:table-cell>
          <table:table-cell table:style-name="ce2" table:formula="of:=ABS([.V$1]-[.V36])" office:value-type="float" office:value="0.00454703280000002" calcext:value-type="float">
            <text:p>0.0045470328</text:p>
          </table:table-cell>
          <table:table-cell table:style-name="ce2" table:formula="of:=ABS([.W$1]-[.W36])" office:value-type="float" office:value="0.0034310528" calcext:value-type="float">
            <text:p>0.0034310528</text:p>
          </table:table-cell>
          <table:table-cell table:style-name="ce2" table:formula="of:=ABS([.X$1]-[.X36])" office:value-type="float" office:value="0.0021887741" calcext:value-type="float">
            <text:p>0.0021887741</text:p>
          </table:table-cell>
          <table:table-cell table:style-name="ce2" table:formula="of:=ABS([.Y$1]-[.Y36])" office:value-type="float" office:value="0.000868027069999999" calcext:value-type="float">
            <text:p>0.0008680271</text:p>
          </table:table-cell>
          <table:table-cell table:style-name="ce2" table:formula="of:=ABS([.Z$1]-[.Z36])" office:value-type="float" office:value="0.000479883299999984" calcext:value-type="float">
            <text:p>0.0004798833</text:p>
          </table:table-cell>
          <table:table-cell table:style-name="ce2" table:formula="of:=ABS([.AA$1]-[.AA36])" office:value-type="float" office:value="0.00180230639999995" calcext:value-type="float">
            <text:p>0.0018023064</text:p>
          </table:table-cell>
          <table:table-cell table:style-name="ce2" table:formula="of:=ABS([.AB$1]-[.AB36])" office:value-type="float" office:value="0.00304740530000003" calcext:value-type="float">
            <text:p>0.0030474053</text:p>
          </table:table-cell>
          <table:table-cell table:style-name="ce2" table:formula="of:=ABS([.AC$1]-[.AC36])" office:value-type="float" office:value="0.00416626879999993" calcext:value-type="float">
            <text:p>0.0041662688</text:p>
          </table:table-cell>
          <table:table-cell table:style-name="ce2" table:formula="of:=ABS([.AD$1]-[.AD36])" office:value-type="float" office:value="0.00511489430000001" calcext:value-type="float">
            <text:p>0.0051148943</text:p>
          </table:table-cell>
          <table:table-cell table:style-name="ce2" table:formula="of:=ABS([.AE$1]-[.AE36])" office:value-type="float" office:value="0.00585596700000002" calcext:value-type="float">
            <text:p>0.005855967</text:p>
          </table:table-cell>
          <table:table-cell table:style-name="ce2" table:formula="of:=ABS([.AF$1]-[.AF36])" office:value-type="float" office:value="0.00636036899999981" calcext:value-type="float">
            <text:p>0.006360369</text:p>
          </table:table-cell>
          <table:table-cell table:style-name="ce2" table:formula="of:=ABS([.AG$1]-[.AG36])" office:value-type="float" office:value="0.0066083509999999" calcext:value-type="float">
            <text:p>0.006608351</text:p>
          </table:table-cell>
          <table:table-cell table:style-name="ce2" table:formula="of:=ABS([.AH$1]-[.AH36])" office:value-type="float" office:value="0.00659033499999984" calcext:value-type="float">
            <text:p>0.006590335</text:p>
          </table:table-cell>
          <table:table-cell table:style-name="ce2" table:formula="of:=ABS([.AI$1]-[.AI36])" office:value-type="float" office:value="0.00630730499999999" calcext:value-type="float">
            <text:p>0.006307305</text:p>
          </table:table-cell>
          <table:table-cell table:style-name="ce2" table:formula="of:=ABS([.AJ$1]-[.AJ36])" office:value-type="float" office:value="0.00577077349999988" calcext:value-type="float">
            <text:p>0.0057707735</text:p>
          </table:table-cell>
          <table:table-cell table:style-name="ce2" table:formula="of:=ABS([.AK$1]-[.AK36])" office:value-type="float" office:value="0.00500232879999996" calcext:value-type="float">
            <text:p>0.0050023288</text:p>
          </table:table-cell>
          <table:table-cell table:style-name="ce2" table:formula="of:=ABS([.AL$1]-[.AL36])" office:value-type="float" office:value="0.00403278080000002" calcext:value-type="float">
            <text:p>0.0040327808</text:p>
          </table:table-cell>
          <table:table-cell table:style-name="ce2" table:formula="of:=ABS([.AM$1]-[.AM36])" office:value-type="float" office:value="0.00290093450000006" calcext:value-type="float">
            <text:p>0.0029009345</text:p>
          </table:table-cell>
          <table:table-cell table:style-name="ce2" table:formula="of:=ABS([.AN$1]-[.AN36])" office:value-type="float" office:value="0.00165204769999999" calcext:value-type="float">
            <text:p>0.0016520477</text:p>
          </table:table-cell>
          <table:table-cell table:style-name="ce2" table:formula="of:=ABS([.AO$1]-[.AO36])" office:value-type="float" office:value="0.000336028099999996" calcext:value-type="float">
            <text:p>0.0003360281</text:p>
          </table:table-cell>
          <table:table-cell table:formula="of:=AVERAGE([.C37:.AO37])" office:value-type="float" office:value="0.0332902653148718" calcext:value-type="float">
            <text:p>0.0332902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2</text:p>
          </table:table-cell>
          <table:table-cell/>
          <table:table-cell office:value-type="float" office:value="5.308686496" calcext:value-type="float">
            <text:p>5.308686496</text:p>
          </table:table-cell>
          <table:table-cell office:value-type="float" office:value="3.090787958" calcext:value-type="float">
            <text:p>3.090787958</text:p>
          </table:table-cell>
          <table:table-cell office:value-type="float" office:value="2.272503103" calcext:value-type="float">
            <text:p>2.272503103</text:p>
          </table:table-cell>
          <table:table-cell office:value-type="float" office:value="1.782263252" calcext:value-type="float">
            <text:p>1.782263252</text:p>
          </table:table-cell>
          <table:table-cell office:value-type="float" office:value="1.408811506" calcext:value-type="float">
            <text:p>1.408811506</text:p>
          </table:table-cell>
          <table:table-cell office:value-type="float" office:value="1.086139039" calcext:value-type="float">
            <text:p>1.086139039</text:p>
          </table:table-cell>
          <table:table-cell office:value-type="float" office:value="0.7903569624" calcext:value-type="float">
            <text:p>0.7903569624</text:p>
          </table:table-cell>
          <table:table-cell office:value-type="float" office:value="0.5136383617" calcext:value-type="float">
            <text:p>0.5136383617</text:p>
          </table:table-cell>
          <table:table-cell office:value-type="float" office:value="0.255312326" calcext:value-type="float">
            <text:p>0.255312326</text:p>
          </table:table-cell>
          <table:table-cell office:value-type="float" office:value="0.01810542606" calcext:value-type="float">
            <text:p>0.0181054261</text:p>
          </table:table-cell>
          <table:table-cell office:value-type="float" office:value="-0.1937380619" calcext:value-type="float">
            <text:p>-0.1937380619</text:p>
          </table:table-cell>
          <table:table-cell office:value-type="float" office:value="-0.3755391851" calcext:value-type="float">
            <text:p>-0.3755391851</text:p>
          </table:table-cell>
          <table:table-cell office:value-type="float" office:value="-0.522879791" calcext:value-type="float">
            <text:p>-0.522879791</text:p>
          </table:table-cell>
          <table:table-cell office:value-type="float" office:value="-0.6320800881" calcext:value-type="float">
            <text:p>-0.6320800881</text:p>
          </table:table-cell>
          <table:table-cell office:value-type="float" office:value="-0.700533132" calcext:value-type="float">
            <text:p>-0.700533132</text:p>
          </table:table-cell>
          <table:table-cell office:value-type="float" office:value="-0.7269308131" calcext:value-type="float">
            <text:p>-0.7269308131</text:p>
          </table:table-cell>
          <table:table-cell office:value-type="float" office:value="-0.7113982513" calcext:value-type="float">
            <text:p>-0.7113982513</text:p>
          </table:table-cell>
          <table:table-cell office:value-type="float" office:value="-0.6555459715" calcext:value-type="float">
            <text:p>-0.6555459715</text:p>
          </table:table-cell>
          <table:table-cell office:value-type="float" office:value="-0.5624465116" calcext:value-type="float">
            <text:p>-0.5624465116</text:p>
          </table:table-cell>
          <table:table-cell office:value-type="float" office:value="-0.4365417666" calcext:value-type="float">
            <text:p>-0.4365417666</text:p>
          </table:table-cell>
          <table:table-cell office:value-type="float" office:value="-0.283488173" calcext:value-type="float">
            <text:p>-0.283488173</text:p>
          </table:table-cell>
          <table:table-cell office:value-type="float" office:value="-0.1099481361" calcext:value-type="float">
            <text:p>-0.1099481361</text:p>
          </table:table-cell>
          <table:table-cell office:value-type="float" office:value="0.07666249406" calcext:value-type="float">
            <text:p>0.0766624941</text:p>
          </table:table-cell>
          <table:table-cell office:value-type="float" office:value="0.2684598038" calcext:value-type="float">
            <text:p>0.2684598038</text:p>
          </table:table-cell>
          <table:table-cell office:value-type="float" office:value="0.4573979629" calcext:value-type="float">
            <text:p>0.4573979629</text:p>
          </table:table-cell>
          <table:table-cell office:value-type="float" office:value="0.6355834219" calcext:value-type="float">
            <text:p>0.6355834219</text:p>
          </table:table-cell>
          <table:table-cell office:value-type="float" office:value="0.7955842623" calcext:value-type="float">
            <text:p>0.7955842623</text:p>
          </table:table-cell>
          <table:table-cell office:value-type="float" office:value="0.9307220966" calcext:value-type="float">
            <text:p>0.9307220966</text:p>
          </table:table-cell>
          <table:table-cell office:value-type="float" office:value="1.035334677" calcext:value-type="float">
            <text:p>1.035334677</text:p>
          </table:table-cell>
          <table:table-cell office:value-type="float" office:value="1.10499859" calcext:value-type="float">
            <text:p>1.10499859</text:p>
          </table:table-cell>
          <table:table-cell office:value-type="float" office:value="1.136703043" calcext:value-type="float">
            <text:p>1.136703043</text:p>
          </table:table-cell>
          <table:table-cell office:value-type="float" office:value="1.128967716" calcext:value-type="float">
            <text:p>1.128967716</text:p>
          </table:table-cell>
          <table:table-cell office:value-type="float" office:value="1.081899928" calcext:value-type="float">
            <text:p>1.081899928</text:p>
          </table:table-cell>
          <table:table-cell office:value-type="float" office:value="0.9971887542" calcext:value-type="float">
            <text:p>0.9971887542</text:p>
          </table:table-cell>
          <table:table-cell office:value-type="float" office:value="0.8780363155" calcext:value-type="float">
            <text:p>0.8780363155</text:p>
          </table:table-cell>
          <table:table-cell office:value-type="float" office:value="0.7290289179" calcext:value-type="float">
            <text:p>0.7290289179</text:p>
          </table:table-cell>
          <table:table-cell office:value-type="float" office:value="0.5559531659" calcext:value-type="float">
            <text:p>0.5559531659</text:p>
          </table:table-cell>
          <table:table-cell office:value-type="float" office:value="0.3655643513" calcext:value-type="float">
            <text:p>0.3655643513</text:p>
          </table:table-cell>
          <table:table-cell office:value-type="float" office:value="0.1653163331" calcext:value-type="float">
            <text:p>0.165316333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38])" office:value-type="float" office:value="0.0143249010000002" calcext:value-type="float">
            <text:p>0.014324901</text:p>
          </table:table-cell>
          <table:table-cell table:style-name="ce2" table:formula="of:=ABS([.D$1]-[.D38])" office:value-type="float" office:value="0.00174544600000015" calcext:value-type="float">
            <text:p>0.001745446</text:p>
          </table:table-cell>
          <table:table-cell table:style-name="ce2" table:formula="of:=ABS([.E$1]-[.E38])" office:value-type="float" office:value="0.00048078500000015" calcext:value-type="float">
            <text:p>0.000480785</text:p>
          </table:table-cell>
          <table:table-cell table:style-name="ce2" table:formula="of:=ABS([.F$1]-[.F38])" office:value-type="float" office:value="0.000179662000000302" calcext:value-type="float">
            <text:p>0.000179662</text:p>
          </table:table-cell>
          <table:table-cell table:style-name="ce2" table:formula="of:=ABS([.G$1]-[.G38])" office:value-type="float" office:value="0.0000797639999998712" calcext:value-type="float">
            <text:p>0.000079764</text:p>
          </table:table-cell>
          <table:table-cell table:style-name="ce2" table:formula="of:=ABS([.H$1]-[.H38])" office:value-type="float" office:value="0.0000428519999999821" calcext:value-type="float">
            <text:p>0.000042852</text:p>
          </table:table-cell>
          <table:table-cell table:style-name="ce2" table:formula="of:=ABS([.I$1]-[.I38])" office:value-type="float" office:value="0.0000308689000000362" calcext:value-type="float">
            <text:p>3.08689000000362E-005</text:p>
          </table:table-cell>
          <table:table-cell table:style-name="ce2" table:formula="of:=ABS([.J$1]-[.J38])" office:value-type="float" office:value="0.0000302184000000594" calcext:value-type="float">
            <text:p>3.02184000000594E-005</text:p>
          </table:table-cell>
          <table:table-cell table:style-name="ce2" table:formula="of:=ABS([.K$1]-[.K38])" office:value-type="float" office:value="0.000035003599999972" calcext:value-type="float">
            <text:p>3.5003599999972E-005</text:p>
          </table:table-cell>
          <table:table-cell table:style-name="ce2" table:formula="of:=ABS([.L$1]-[.L38])" office:value-type="float" office:value="0.0000422193000000001" calcext:value-type="float">
            <text:p>4.22193000000001E-005</text:p>
          </table:table-cell>
          <table:table-cell table:style-name="ce2" table:formula="of:=ABS([.M$1]-[.M38])" office:value-type="float" office:value="0.0000501099999999921" calcext:value-type="float">
            <text:p>0.00005011</text:p>
          </table:table-cell>
          <table:table-cell table:style-name="ce2" table:formula="of:=ABS([.N$1]-[.N38])" office:value-type="float" office:value="0.0000575378000000071" calcext:value-type="float">
            <text:p>5.75378000000071E-005</text:p>
          </table:table-cell>
          <table:table-cell table:style-name="ce2" table:formula="of:=ABS([.O$1]-[.O38])" office:value-type="float" office:value="0.0000637159999999914" calcext:value-type="float">
            <text:p>0.000063716</text:p>
          </table:table-cell>
          <table:table-cell table:style-name="ce2" table:formula="of:=ABS([.P$1]-[.P38])" office:value-type="float" office:value="0.0000680915999999865" calcext:value-type="float">
            <text:p>6.80915999999865E-005</text:p>
          </table:table-cell>
          <table:table-cell table:style-name="ce2" table:formula="of:=ABS([.Q$1]-[.Q38])" office:value-type="float" office:value="0.0000702899999999174" calcext:value-type="float">
            <text:p>0.00007029</text:p>
          </table:table-cell>
          <table:table-cell table:style-name="ce2" table:formula="of:=ABS([.R$1]-[.R38])" office:value-type="float" office:value="0.0000700885000000095" calcext:value-type="float">
            <text:p>7.00885000000095E-005</text:p>
          </table:table-cell>
          <table:table-cell table:style-name="ce2" table:formula="of:=ABS([.S$1]-[.S38])" office:value-type="float" office:value="0.0000674010000000225" calcext:value-type="float">
            <text:p>0.000067401</text:p>
          </table:table-cell>
          <table:table-cell table:style-name="ce2" table:formula="of:=ABS([.T$1]-[.T38])" office:value-type="float" office:value="0.0000622673000000296" calcext:value-type="float">
            <text:p>6.22673000000296E-005</text:p>
          </table:table-cell>
          <table:table-cell table:style-name="ce2" table:formula="of:=ABS([.U$1]-[.U38])" office:value-type="float" office:value="0.0000548428000000101" calcext:value-type="float">
            <text:p>5.48428000000101E-005</text:p>
          </table:table-cell>
          <table:table-cell table:style-name="ce2" table:formula="of:=ABS([.V$1]-[.V38])" office:value-type="float" office:value="0.000045386699999983" calcext:value-type="float">
            <text:p>4.5386699999983E-005</text:p>
          </table:table-cell>
          <table:table-cell table:style-name="ce2" table:formula="of:=ABS([.W$1]-[.W38])" office:value-type="float" office:value="0.0000342477999999979" calcext:value-type="float">
            <text:p>3.42477999999979E-005</text:p>
          </table:table-cell>
          <table:table-cell table:style-name="ce2" table:formula="of:=ABS([.X$1]-[.X38])" office:value-type="float" office:value="0.0000218488000000017" calcext:value-type="float">
            <text:p>2.18488000000017E-005</text:p>
          </table:table-cell>
          <table:table-cell table:style-name="ce2" table:formula="of:=ABS([.Y$1]-[.Y38])" office:value-type="float" office:value="0.00000866679000000037" calcext:value-type="float">
            <text:p>8.66679000000037E-006</text:p>
          </table:table-cell>
          <table:table-cell table:style-name="ce2" table:formula="of:=ABS([.Z$1]-[.Z38])" office:value-type="float" office:value="0.00000478619999999541" calcext:value-type="float">
            <text:p>4.78619999999541E-006</text:p>
          </table:table-cell>
          <table:table-cell table:style-name="ce2" table:formula="of:=ABS([.AA$1]-[.AA38])" office:value-type="float" office:value="0.0000179846999999733" calcext:value-type="float">
            <text:p>1.79846999999733E-005</text:p>
          </table:table-cell>
          <table:table-cell table:style-name="ce2" table:formula="of:=ABS([.AB$1]-[.AB38])" office:value-type="float" office:value="0.0000304114000000411" calcext:value-type="float">
            <text:p>3.04114000000411E-005</text:p>
          </table:table-cell>
          <table:table-cell table:style-name="ce2" table:formula="of:=ABS([.AC$1]-[.AC38])" office:value-type="float" office:value="0.0000415781999999476" calcext:value-type="float">
            <text:p>4.15781999999476E-005</text:p>
          </table:table-cell>
          <table:table-cell table:style-name="ce2" table:formula="of:=ABS([.AD$1]-[.AD38])" office:value-type="float" office:value="0.0000510460000000546" calcext:value-type="float">
            <text:p>0.000051046</text:p>
          </table:table-cell>
          <table:table-cell table:style-name="ce2" table:formula="of:=ABS([.AE$1]-[.AE38])" office:value-type="float" office:value="0.0000584420000000474" calcext:value-type="float">
            <text:p>0.000058442</text:p>
          </table:table-cell>
          <table:table-cell table:style-name="ce2" table:formula="of:=ABS([.AF$1]-[.AF38])" office:value-type="float" office:value="0.0000634760000000067" calcext:value-type="float">
            <text:p>0.000063476</text:p>
          </table:table-cell>
          <table:table-cell table:style-name="ce2" table:formula="of:=ABS([.AG$1]-[.AG38])" office:value-type="float" office:value="0.0000659519999999247" calcext:value-type="float">
            <text:p>0.000065952</text:p>
          </table:table-cell>
          <table:table-cell table:style-name="ce2" table:formula="of:=ABS([.AH$1]-[.AH38])" office:value-type="float" office:value="0.0000657719999999085" calcext:value-type="float">
            <text:p>0.000065772</text:p>
          </table:table-cell>
          <table:table-cell table:style-name="ce2" table:formula="of:=ABS([.AI$1]-[.AI38])" office:value-type="float" office:value="0.0000629479999998406" calcext:value-type="float">
            <text:p>0.000062948</text:p>
          </table:table-cell>
          <table:table-cell table:style-name="ce2" table:formula="of:=ABS([.AJ$1]-[.AJ38])" office:value-type="float" office:value="0.0000575927000000531" calcext:value-type="float">
            <text:p>5.75927000000531E-005</text:p>
          </table:table-cell>
          <table:table-cell table:style-name="ce2" table:formula="of:=ABS([.AK$1]-[.AK38])" office:value-type="float" office:value="0.0000499234999999931" calcext:value-type="float">
            <text:p>4.99234999999931E-005</text:p>
          </table:table-cell>
          <table:table-cell table:style-name="ce2" table:formula="of:=ABS([.AL$1]-[.AL38])" office:value-type="float" office:value="0.0000402472999999626" calcext:value-type="float">
            <text:p>4.02472999999626E-005</text:p>
          </table:table-cell>
          <table:table-cell table:style-name="ce2" table:formula="of:=ABS([.AM$1]-[.AM38])" office:value-type="float" office:value="0.0000289513000000241" calcext:value-type="float">
            <text:p>2.89513000000241E-005</text:p>
          </table:table-cell>
          <table:table-cell table:style-name="ce2" table:formula="of:=ABS([.AN$1]-[.AN38])" office:value-type="float" office:value="0.000016487200000026" calcext:value-type="float">
            <text:p>1.6487200000026E-005</text:p>
          </table:table-cell>
          <table:table-cell table:style-name="ce2" table:formula="of:=ABS([.AO$1]-[.AO38])" office:value-type="float" office:value="0.00000335310000001976" calcext:value-type="float">
            <text:p>3.35310000001976E-006</text:p>
          </table:table-cell>
          <table:table-cell table:formula="of:=AVERAGE([.C39:.AO39])" office:value-type="float" office:value="0.000469876074102576" calcext:value-type="float">
            <text:p>0.0004698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3</text:p>
          </table:table-cell>
          <table:table-cell/>
          <table:table-cell office:value-type="float" office:value="5.322867294" calcext:value-type="float">
            <text:p>5.322867294</text:p>
          </table:table-cell>
          <table:table-cell office:value-type="float" office:value="3.092515922" calcext:value-type="float">
            <text:p>3.092515922</text:p>
          </table:table-cell>
          <table:table-cell office:value-type="float" office:value="2.272979077" calcext:value-type="float">
            <text:p>2.272979077</text:p>
          </table:table-cell>
          <table:table-cell office:value-type="float" office:value="1.782441117" calcext:value-type="float">
            <text:p>1.782441117</text:p>
          </table:table-cell>
          <table:table-cell office:value-type="float" office:value="1.408890472" calcext:value-type="float">
            <text:p>1.408890472</text:p>
          </table:table-cell>
          <table:table-cell office:value-type="float" office:value="1.086181462" calcext:value-type="float">
            <text:p>1.086181462</text:p>
          </table:table-cell>
          <table:table-cell office:value-type="float" office:value="0.7903875226" calcext:value-type="float">
            <text:p>0.7903875226</text:p>
          </table:table-cell>
          <table:table-cell office:value-type="float" office:value="0.5136682779" calcext:value-type="float">
            <text:p>0.5136682779</text:p>
          </table:table-cell>
          <table:table-cell office:value-type="float" office:value="0.2553469796" calcext:value-type="float">
            <text:p>0.2553469796</text:p>
          </table:table-cell>
          <table:table-cell office:value-type="float" office:value="0.01814722316" calcext:value-type="float">
            <text:p>0.0181472232</text:p>
          </table:table-cell>
          <table:table-cell office:value-type="float" office:value="-0.193688453" calcext:value-type="float">
            <text:p>-0.193688453</text:p>
          </table:table-cell>
          <table:table-cell office:value-type="float" office:value="-0.3754822227" calcext:value-type="float">
            <text:p>-0.3754822227</text:p>
          </table:table-cell>
          <table:table-cell office:value-type="float" office:value="-0.5228167121" calcext:value-type="float">
            <text:p>-0.5228167121</text:p>
          </table:table-cell>
          <table:table-cell office:value-type="float" office:value="-0.6320126774" calcext:value-type="float">
            <text:p>-0.6320126774</text:p>
          </table:table-cell>
          <table:table-cell office:value-type="float" office:value="-0.7004635449" calcext:value-type="float">
            <text:p>-0.7004635449</text:p>
          </table:table-cell>
          <table:table-cell office:value-type="float" office:value="-0.7268614255" calcext:value-type="float">
            <text:p>-0.7268614255</text:p>
          </table:table-cell>
          <table:table-cell office:value-type="float" office:value="-0.7113315243" calcext:value-type="float">
            <text:p>-0.7113315243</text:p>
          </table:table-cell>
          <table:table-cell office:value-type="float" office:value="-0.6554843268" calcext:value-type="float">
            <text:p>-0.6554843268</text:p>
          </table:table-cell>
          <table:table-cell office:value-type="float" office:value="-0.5623922172" calcext:value-type="float">
            <text:p>-0.5623922172</text:p>
          </table:table-cell>
          <table:table-cell office:value-type="float" office:value="-0.4364968338" calcext:value-type="float">
            <text:p>-0.4364968338</text:p>
          </table:table-cell>
          <table:table-cell office:value-type="float" office:value="-0.2834542677" calcext:value-type="float">
            <text:p>-0.2834542677</text:p>
          </table:table-cell>
          <table:table-cell office:value-type="float" office:value="-0.1099265058" calcext:value-type="float">
            <text:p>-0.1099265058</text:p>
          </table:table-cell>
          <table:table-cell office:value-type="float" office:value="0.07667107418" calcext:value-type="float">
            <text:p>0.0766710742</text:p>
          </table:table-cell>
          <table:table-cell office:value-type="float" office:value="0.2684550654" calcext:value-type="float">
            <text:p>0.2684550654</text:p>
          </table:table-cell>
          <table:table-cell office:value-type="float" office:value="0.4573801581" calcext:value-type="float">
            <text:p>0.4573801581</text:p>
          </table:table-cell>
          <table:table-cell office:value-type="float" office:value="0.6355533146" calcext:value-type="float">
            <text:p>0.6355533146</text:p>
          </table:table-cell>
          <table:table-cell office:value-type="float" office:value="0.7955430998" calcext:value-type="float">
            <text:p>0.7955430998</text:p>
          </table:table-cell>
          <table:table-cell office:value-type="float" office:value="0.9306715611" calcext:value-type="float">
            <text:p>0.9306715611</text:p>
          </table:table-cell>
          <table:table-cell office:value-type="float" office:value="1.035276819" calcext:value-type="float">
            <text:p>1.035276819</text:p>
          </table:table-cell>
          <table:table-cell office:value-type="float" office:value="1.104935749" calcext:value-type="float">
            <text:p>1.104935749</text:p>
          </table:table-cell>
          <table:table-cell office:value-type="float" office:value="1.136637751" calcext:value-type="float">
            <text:p>1.136637751</text:p>
          </table:table-cell>
          <table:table-cell office:value-type="float" office:value="1.128902602" calcext:value-type="float">
            <text:p>1.128902602</text:p>
          </table:table-cell>
          <table:table-cell office:value-type="float" office:value="1.08183761" calcext:value-type="float">
            <text:p>1.08183761</text:p>
          </table:table-cell>
          <table:table-cell office:value-type="float" office:value="0.9971317374" calcext:value-type="float">
            <text:p>0.9971317374</text:p>
          </table:table-cell>
          <table:table-cell office:value-type="float" office:value="0.8779868913" calcext:value-type="float">
            <text:p>0.8779868913</text:p>
          </table:table-cell>
          <table:table-cell office:value-type="float" office:value="0.7289890731" calcext:value-type="float">
            <text:p>0.7289890731</text:p>
          </table:table-cell>
          <table:table-cell office:value-type="float" office:value="0.5559245041" calcext:value-type="float">
            <text:p>0.5559245041</text:p>
          </table:table-cell>
          <table:table-cell office:value-type="float" office:value="0.365548029" calcext:value-type="float">
            <text:p>0.365548029</text:p>
          </table:table-cell>
          <table:table-cell office:value-type="float" office:value="0.1653130136" calcext:value-type="float">
            <text:p>0.165313013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40])" office:value-type="float" office:value="0.000144103000000229" calcext:value-type="float">
            <text:p>0.000144103</text:p>
          </table:table-cell>
          <table:table-cell table:style-name="ce2" table:formula="of:=ABS([.D$1]-[.D40])" office:value-type="float" office:value="0.0000174820000000686" calcext:value-type="float">
            <text:p>0.000017482</text:p>
          </table:table-cell>
          <table:table-cell table:style-name="ce2" table:formula="of:=ABS([.E$1]-[.E40])" office:value-type="float" office:value="0.00000481100000015999" calcext:value-type="float">
            <text:p>0.000004811</text:p>
          </table:table-cell>
          <table:table-cell table:style-name="ce2" table:formula="of:=ABS([.F$1]-[.F40])" office:value-type="float" office:value="0.00000179700000013661" calcext:value-type="float">
            <text:p>0.000001797</text:p>
          </table:table-cell>
          <table:table-cell table:style-name="ce2" table:formula="of:=ABS([.G$1]-[.G40])" office:value-type="float" office:value="0.000000798000000079568" calcext:value-type="float">
            <text:p>0.000000798</text:p>
          </table:table-cell>
          <table:table-cell table:style-name="ce2" table:formula="of:=ABS([.H$1]-[.H40])" office:value-type="float" office:value="0.000000428999999968482" calcext:value-type="float">
            <text:p>0.000000429</text:p>
          </table:table-cell>
          <table:table-cell table:style-name="ce2" table:formula="of:=ABS([.I$1]-[.I40])" office:value-type="float" office:value="0.000000308700000006823" calcext:value-type="float">
            <text:p>3.08700000006823E-007</text:p>
          </table:table-cell>
          <table:table-cell table:style-name="ce2" table:formula="of:=ABS([.J$1]-[.J40])" office:value-type="float" office:value="0.000000302200000024122" calcext:value-type="float">
            <text:p>3.02200000024122E-007</text:p>
          </table:table-cell>
          <table:table-cell table:style-name="ce2" table:formula="of:=ABS([.K$1]-[.K40])" office:value-type="float" office:value="0.000000349999999982309" calcext:value-type="float">
            <text:p>0.00000035</text:p>
          </table:table-cell>
          <table:table-cell table:style-name="ce2" table:formula="of:=ABS([.L$1]-[.L40])" office:value-type="float" office:value="0.000000422199999999123" calcext:value-type="float">
            <text:p>4.22199999999123E-007</text:p>
          </table:table-cell>
          <table:table-cell table:style-name="ce2" table:formula="of:=ABS([.M$1]-[.M40])" office:value-type="float" office:value="0.00000050109999999437" calcext:value-type="float">
            <text:p>5.0109999999437E-007</text:p>
          </table:table-cell>
          <table:table-cell table:style-name="ce2" table:formula="of:=ABS([.N$1]-[.N40])" office:value-type="float" office:value="0.000000575400000035753" calcext:value-type="float">
            <text:p>5.75400000035753E-007</text:p>
          </table:table-cell>
          <table:table-cell table:style-name="ce2" table:formula="of:=ABS([.O$1]-[.O40])" office:value-type="float" office:value="0.000000637099999978297" calcext:value-type="float">
            <text:p>6.37099999978297E-007</text:p>
          </table:table-cell>
          <table:table-cell table:style-name="ce2" table:formula="of:=ABS([.P$1]-[.P40])" office:value-type="float" office:value="0.000000680899999938589" calcext:value-type="float">
            <text:p>6.80899999938589E-007</text:p>
          </table:table-cell>
          <table:table-cell table:style-name="ce2" table:formula="of:=ABS([.Q$1]-[.Q40])" office:value-type="float" office:value="0.00000070289999998252" calcext:value-type="float">
            <text:p>7.0289999998252E-007</text:p>
          </table:table-cell>
          <table:table-cell table:style-name="ce2" table:formula="of:=ABS([.R$1]-[.R40])" office:value-type="float" office:value="0.000000700899999928062" calcext:value-type="float">
            <text:p>7.00899999928062E-007</text:p>
          </table:table-cell>
          <table:table-cell table:style-name="ce2" table:formula="of:=ABS([.S$1]-[.S40])" office:value-type="float" office:value="0.000000674000000033814" calcext:value-type="float">
            <text:p>0.000000674</text:p>
          </table:table-cell>
          <table:table-cell table:style-name="ce2" table:formula="of:=ABS([.T$1]-[.T40])" office:value-type="float" office:value="0.000000622599999999807" calcext:value-type="float">
            <text:p>6.22599999999807E-007</text:p>
          </table:table-cell>
          <table:table-cell table:style-name="ce2" table:formula="of:=ABS([.U$1]-[.U40])" office:value-type="float" office:value="0.000000548399999966698" calcext:value-type="float">
            <text:p>5.48399999966698E-007</text:p>
          </table:table-cell>
          <table:table-cell table:style-name="ce2" table:formula="of:=ABS([.V$1]-[.V40])" office:value-type="float" office:value="0.000000453900000030316" calcext:value-type="float">
            <text:p>4.53900000030316E-007</text:p>
          </table:table-cell>
          <table:table-cell table:style-name="ce2" table:formula="of:=ABS([.W$1]-[.W40])" office:value-type="float" office:value="0.000000342499999972379" calcext:value-type="float">
            <text:p>3.42499999972379E-007</text:p>
          </table:table-cell>
          <table:table-cell table:style-name="ce2" table:formula="of:=ABS([.X$1]-[.X40])" office:value-type="float" office:value="0.000000218499999996014" calcext:value-type="float">
            <text:p>2.18499999996014E-007</text:p>
          </table:table-cell>
          <table:table-cell table:style-name="ce2" table:formula="of:=ABS([.Y$1]-[.Y40])" office:value-type="float" office:value="0.0000000866699999962917" calcext:value-type="float">
            <text:p>8.66699999962917E-008</text:p>
          </table:table-cell>
          <table:table-cell table:style-name="ce2" table:formula="of:=ABS([.Z$1]-[.Z40])" office:value-type="float" office:value="0.000000047800000013698" calcext:value-type="float">
            <text:p>4.7800000013698E-008</text:p>
          </table:table-cell>
          <table:table-cell table:style-name="ce2" table:formula="of:=ABS([.AA$1]-[.AA40])" office:value-type="float" office:value="0.000000179899999952493" calcext:value-type="float">
            <text:p>1.79899999952493E-007</text:p>
          </table:table-cell>
          <table:table-cell table:style-name="ce2" table:formula="of:=ABS([.AB$1]-[.AB40])" office:value-type="float" office:value="0.000000304099999959284" calcext:value-type="float">
            <text:p>3.04099999959284E-007</text:p>
          </table:table-cell>
          <table:table-cell table:style-name="ce2" table:formula="of:=ABS([.AC$1]-[.AC40])" office:value-type="float" office:value="0.000000415699999978258" calcext:value-type="float">
            <text:p>4.15699999978258E-007</text:p>
          </table:table-cell>
          <table:table-cell table:style-name="ce2" table:formula="of:=ABS([.AD$1]-[.AD40])" office:value-type="float" office:value="0.000000510500000050484" calcext:value-type="float">
            <text:p>5.10500000050484E-007</text:p>
          </table:table-cell>
          <table:table-cell table:style-name="ce2" table:formula="of:=ABS([.AE$1]-[.AE40])" office:value-type="float" office:value="0.000000583999999914653" calcext:value-type="float">
            <text:p>0.000000584</text:p>
          </table:table-cell>
          <table:table-cell table:style-name="ce2" table:formula="of:=ABS([.AF$1]-[.AF40])" office:value-type="float" office:value="0.000000634999999915564" calcext:value-type="float">
            <text:p>0.000000635</text:p>
          </table:table-cell>
          <table:table-cell table:style-name="ce2" table:formula="of:=ABS([.AG$1]-[.AG40])" office:value-type="float" office:value="0.000000659999999985672" calcext:value-type="float">
            <text:p>0.00000066</text:p>
          </table:table-cell>
          <table:table-cell table:style-name="ce2" table:formula="of:=ABS([.AH$1]-[.AH40])" office:value-type="float" office:value="0.000000657999999820191" calcext:value-type="float">
            <text:p>0.000000658</text:p>
          </table:table-cell>
          <table:table-cell table:style-name="ce2" table:formula="of:=ABS([.AI$1]-[.AI40])" office:value-type="float" office:value="0.000000629999999945952" calcext:value-type="float">
            <text:p>0.00000063</text:p>
          </table:table-cell>
          <table:table-cell table:style-name="ce2" table:formula="of:=ABS([.AJ$1]-[.AJ40])" office:value-type="float" office:value="0.000000575900000021612" calcext:value-type="float">
            <text:p>5.75900000021612E-007</text:p>
          </table:table-cell>
          <table:table-cell table:style-name="ce2" table:formula="of:=ABS([.AK$1]-[.AK40])" office:value-type="float" office:value="0.000000499300000011971" calcext:value-type="float">
            <text:p>4.99300000011971E-007</text:p>
          </table:table-cell>
          <table:table-cell table:style-name="ce2" table:formula="of:=ABS([.AL$1]-[.AL40])" office:value-type="float" office:value="0.000000402499999996309" calcext:value-type="float">
            <text:p>4.02499999996309E-007</text:p>
          </table:table-cell>
          <table:table-cell table:style-name="ce2" table:formula="of:=ABS([.AM$1]-[.AM40])" office:value-type="float" office:value="0.000000289500000083542" calcext:value-type="float">
            <text:p>2.89500000083542E-007</text:p>
          </table:table-cell>
          <table:table-cell table:style-name="ce2" table:formula="of:=ABS([.AN$1]-[.AN40])" office:value-type="float" office:value="0.000000164899999988144" calcext:value-type="float">
            <text:p>1.64899999988144E-007</text:p>
          </table:table-cell>
          <table:table-cell table:style-name="ce2" table:formula="of:=ABS([.AO$1]-[.AO40])" office:value-type="float" office:value="0.0000000336000000045189" calcext:value-type="float">
            <text:p>3.36000000045189E-008</text:p>
          </table:table-cell>
          <table:table-cell table:formula="of:=AVERAGE([.C41:.AO41])" office:value-type="float" office:value="0.00000472150435897819" calcext:value-type="float">
            <text:p>4.72150435897819E-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4</text:p>
          </table:table-cell>
          <table:table-cell/>
          <table:table-cell office:value-type="float" office:value="5.323009956" calcext:value-type="float">
            <text:p>5.323009956</text:p>
          </table:table-cell>
          <table:table-cell office:value-type="float" office:value="3.092533229" calcext:value-type="float">
            <text:p>3.092533229</text:p>
          </table:table-cell>
          <table:table-cell office:value-type="float" office:value="2.27298384" calcext:value-type="float">
            <text:p>2.27298384</text:p>
          </table:table-cell>
          <table:table-cell office:value-type="float" office:value="1.782442896" calcext:value-type="float">
            <text:p>1.782442896</text:p>
          </table:table-cell>
          <table:table-cell office:value-type="float" office:value="1.408891262" calcext:value-type="float">
            <text:p>1.408891262</text:p>
          </table:table-cell>
          <table:table-cell office:value-type="float" office:value="1.086181887" calcext:value-type="float">
            <text:p>1.086181887</text:p>
          </table:table-cell>
          <table:table-cell office:value-type="float" office:value="0.7903878282" calcext:value-type="float">
            <text:p>0.7903878282</text:p>
          </table:table-cell>
          <table:table-cell office:value-type="float" office:value="0.5136685771" calcext:value-type="float">
            <text:p>0.5136685771</text:p>
          </table:table-cell>
          <table:table-cell office:value-type="float" office:value="0.2553473261" calcext:value-type="float">
            <text:p>0.2553473261</text:p>
          </table:table-cell>
          <table:table-cell office:value-type="float" office:value="0.01814764113" calcext:value-type="float">
            <text:p>0.0181476411</text:p>
          </table:table-cell>
          <table:table-cell office:value-type="float" office:value="-0.1936879569" calcext:value-type="float">
            <text:p>-0.1936879569</text:p>
          </table:table-cell>
          <table:table-cell office:value-type="float" office:value="-0.375481653" calcext:value-type="float">
            <text:p>-0.375481653</text:p>
          </table:table-cell>
          <table:table-cell office:value-type="float" office:value="-0.5228160814" calcext:value-type="float">
            <text:p>-0.5228160814</text:p>
          </table:table-cell>
          <table:table-cell office:value-type="float" office:value="-0.6320120033" calcext:value-type="float">
            <text:p>-0.6320120033</text:p>
          </table:table-cell>
          <table:table-cell office:value-type="float" office:value="-0.700462849" calcext:value-type="float">
            <text:p>-0.700462849</text:p>
          </table:table-cell>
          <table:table-cell office:value-type="float" office:value="-0.7268607316" calcext:value-type="float">
            <text:p>-0.7268607316</text:p>
          </table:table-cell>
          <table:table-cell office:value-type="float" office:value="-0.711330857" calcext:value-type="float">
            <text:p>-0.711330857</text:p>
          </table:table-cell>
          <table:table-cell office:value-type="float" office:value="-0.6554837104" calcext:value-type="float">
            <text:p>-0.6554837104</text:p>
          </table:table-cell>
          <table:table-cell office:value-type="float" office:value="-0.5623916743" calcext:value-type="float">
            <text:p>-0.5623916743</text:p>
          </table:table-cell>
          <table:table-cell office:value-type="float" office:value="-0.4364963845" calcext:value-type="float">
            <text:p>-0.4364963845</text:p>
          </table:table-cell>
          <table:table-cell office:value-type="float" office:value="-0.2834539286" calcext:value-type="float">
            <text:p>-0.2834539286</text:p>
          </table:table-cell>
          <table:table-cell office:value-type="float" office:value="-0.1099262895" calcext:value-type="float">
            <text:p>-0.1099262895</text:p>
          </table:table-cell>
          <table:table-cell office:value-type="float" office:value="0.07667115998" calcext:value-type="float">
            <text:p>0.07667116</text:p>
          </table:table-cell>
          <table:table-cell office:value-type="float" office:value="0.268455018" calcext:value-type="float">
            <text:p>0.268455018</text:p>
          </table:table-cell>
          <table:table-cell office:value-type="float" office:value="0.45737998" calcext:value-type="float">
            <text:p>0.45737998</text:p>
          </table:table-cell>
          <table:table-cell office:value-type="float" office:value="0.6355530135" calcext:value-type="float">
            <text:p>0.6355530135</text:p>
          </table:table-cell>
          <table:table-cell office:value-type="float" office:value="0.7955426882" calcext:value-type="float">
            <text:p>0.7955426882</text:p>
          </table:table-cell>
          <table:table-cell office:value-type="float" office:value="0.9306710557" calcext:value-type="float">
            <text:p>0.9306710557</text:p>
          </table:table-cell>
          <table:table-cell office:value-type="float" office:value="1.035276241" calcext:value-type="float">
            <text:p>1.035276241</text:p>
          </table:table-cell>
          <table:table-cell office:value-type="float" office:value="1.10493512" calcext:value-type="float">
            <text:p>1.10493512</text:p>
          </table:table-cell>
          <table:table-cell office:value-type="float" office:value="1.136637098" calcext:value-type="float">
            <text:p>1.136637098</text:p>
          </table:table-cell>
          <table:table-cell office:value-type="float" office:value="1.128901951" calcext:value-type="float">
            <text:p>1.128901951</text:p>
          </table:table-cell>
          <table:table-cell office:value-type="float" office:value="1.081836987" calcext:value-type="float">
            <text:p>1.081836987</text:p>
          </table:table-cell>
          <table:table-cell office:value-type="float" office:value="0.9971311673" calcext:value-type="float">
            <text:p>0.9971311673</text:p>
          </table:table-cell>
          <table:table-cell office:value-type="float" office:value="0.877986397" calcext:value-type="float">
            <text:p>0.877986397</text:p>
          </table:table-cell>
          <table:table-cell office:value-type="float" office:value="0.7289886746" calcext:value-type="float">
            <text:p>0.7289886746</text:p>
          </table:table-cell>
          <table:table-cell office:value-type="float" office:value="0.5559242175" calcext:value-type="float">
            <text:p>0.5559242175</text:p>
          </table:table-cell>
          <table:table-cell office:value-type="float" office:value="0.3655478658" calcext:value-type="float">
            <text:p>0.3655478658</text:p>
          </table:table-cell>
          <table:table-cell office:value-type="float" office:value="0.1653129804" calcext:value-type="float">
            <text:p>0.165312980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42])" office:value-type="float" office:value="0.00000144100000021297" calcext:value-type="float">
            <text:p>0.000001441</text:p>
          </table:table-cell>
          <table:table-cell table:style-name="ce2" table:formula="of:=ABS([.D$1]-[.D42])" office:value-type="float" office:value="0.00000017500000026871" calcext:value-type="float">
            <text:p>0.000000175</text:p>
          </table:table-cell>
          <table:table-cell table:style-name="ce2" table:formula="of:=ABS([.E$1]-[.E42])" office:value-type="float" office:value="0.0000000479999999747349" calcext:value-type="float">
            <text:p>0.000000048</text:p>
          </table:table-cell>
          <table:table-cell table:style-name="ce2" table:formula="of:=ABS([.F$1]-[.F42])" office:value-type="float" office:value="0.000000018000000157059" calcext:value-type="float">
            <text:p>0.000000018</text:p>
          </table:table-cell>
          <table:table-cell table:style-name="ce2" table:formula="of:=ABS([.G$1]-[.G42])" office:value-type="float" office:value="0.00000000799999999578915" calcext:value-type="float">
            <text:p>0.000000008</text:p>
          </table:table-cell>
          <table:table-cell table:style-name="ce2" table:formula="of:=ABS([.H$1]-[.H42])" office:value-type="float" office:value="0.00000000400000010891688" calcext:value-type="float">
            <text:p>0.000000004</text:p>
          </table:table-cell>
          <table:table-cell table:style-name="ce2" table:formula="of:=ABS([.I$1]-[.I42])" office:value-type="float" office:value="0.00000000310000003445055" calcext:value-type="float">
            <text:p>3.10000003445055E-009</text:p>
          </table:table-cell>
          <table:table-cell table:style-name="ce2" table:formula="of:=ABS([.J$1]-[.J42])" office:value-type="float" office:value="0.00000000300000002617651" calcext:value-type="float">
            <text:p>0.000000003</text:p>
          </table:table-cell>
          <table:table-cell table:style-name="ce2" table:formula="of:=ABS([.K$1]-[.K42])" office:value-type="float" office:value="0.00000000350000001203554" calcext:value-type="float">
            <text:p>3.50000001203554E-009</text:p>
          </table:table-cell>
          <table:table-cell table:style-name="ce2" table:formula="of:=ABS([.L$1]-[.L42])" office:value-type="float" office:value="0.00000000422999999957763" calcext:value-type="float">
            <text:p>4.22999999957763E-009</text:p>
          </table:table-cell>
          <table:table-cell table:style-name="ce2" table:formula="of:=ABS([.M$1]-[.M42])" office:value-type="float" office:value="0.00000000499999999736822" calcext:value-type="float">
            <text:p>0.000000005</text:p>
          </table:table-cell>
          <table:table-cell table:style-name="ce2" table:formula="of:=ABS([.N$1]-[.N42])" office:value-type="float" office:value="0.00000000570000002753091" calcext:value-type="float">
            <text:p>5.70000002753091E-009</text:p>
          </table:table-cell>
          <table:table-cell table:style-name="ce2" table:formula="of:=ABS([.O$1]-[.O42])" office:value-type="float" office:value="0.00000000639999997442686" calcext:value-type="float">
            <text:p>6.39999997442686E-009</text:p>
          </table:table-cell>
          <table:table-cell table:style-name="ce2" table:formula="of:=ABS([.P$1]-[.P42])" office:value-type="float" office:value="0.00000000680000000752301" calcext:value-type="float">
            <text:p>6.80000000752301E-009</text:p>
          </table:table-cell>
          <table:table-cell table:style-name="ce2" table:formula="of:=ABS([.Q$1]-[.Q42])" office:value-type="float" office:value="0.00000000699999991304878" calcext:value-type="float">
            <text:p>0.000000007</text:p>
          </table:table-cell>
          <table:table-cell table:style-name="ce2" table:formula="of:=ABS([.R$1]-[.R42])" office:value-type="float" office:value="0.00000000699999991304878" calcext:value-type="float">
            <text:p>0.000000007</text:p>
          </table:table-cell>
          <table:table-cell table:style-name="ce2" table:formula="of:=ABS([.S$1]-[.S42])" office:value-type="float" office:value="0.00000000670000011027128" calcext:value-type="float">
            <text:p>6.70000011027128E-009</text:p>
          </table:table-cell>
          <table:table-cell table:style-name="ce2" table:formula="of:=ABS([.T$1]-[.T42])" office:value-type="float" office:value="0.00000000619999995787879" calcext:value-type="float">
            <text:p>6.19999995787879E-009</text:p>
          </table:table-cell>
          <table:table-cell table:style-name="ce2" table:formula="of:=ABS([.U$1]-[.U42])" office:value-type="float" office:value="0.00000000550000001098283" calcext:value-type="float">
            <text:p>5.50000001098283E-009</text:p>
          </table:table-cell>
          <table:table-cell table:style-name="ce2" table:formula="of:=ABS([.V$1]-[.V42])" office:value-type="float" office:value="0.00000000459999999202765" calcext:value-type="float">
            <text:p>4.59999999202765E-009</text:p>
          </table:table-cell>
          <table:table-cell table:style-name="ce2" table:formula="of:=ABS([.W$1]-[.W42])" office:value-type="float" office:value="0.00000000340000000376151" calcext:value-type="float">
            <text:p>3.40000000376151E-009</text:p>
          </table:table-cell>
          <table:table-cell table:style-name="ce2" table:formula="of:=ABS([.X$1]-[.X42])" office:value-type="float" office:value="0.00000000220000000161757" calcext:value-type="float">
            <text:p>2.20000000161757E-009</text:p>
          </table:table-cell>
          <table:table-cell table:style-name="ce2" table:formula="of:=ABS([.Y$1]-[.Y42])" office:value-type="float" office:value="0.000000000869999988717396" calcext:value-type="float">
            <text:p>8.69999988717396E-010</text:p>
          </table:table-cell>
          <table:table-cell table:style-name="ce2" table:formula="of:=ABS([.Z$1]-[.Z42])" office:value-type="float" office:value="0.000000000399999977584997" calcext:value-type="float">
            <text:p>3.99999977584997E-010</text:p>
          </table:table-cell>
          <table:table-cell table:style-name="ce2" table:formula="of:=ABS([.AA$1]-[.AA42])" office:value-type="float" office:value="0.00000000179999998239921" calcext:value-type="float">
            <text:p>1.79999998239921E-009</text:p>
          </table:table-cell>
          <table:table-cell table:style-name="ce2" table:formula="of:=ABS([.AB$1]-[.AB42])" office:value-type="float" office:value="0.00000000300000002617651" calcext:value-type="float">
            <text:p>0.000000003</text:p>
          </table:table-cell>
          <table:table-cell table:style-name="ce2" table:formula="of:=ABS([.AC$1]-[.AC42])" office:value-type="float" office:value="0.00000000410000000616861" calcext:value-type="float">
            <text:p>4.10000000616861E-009</text:p>
          </table:table-cell>
          <table:table-cell table:style-name="ce2" table:formula="of:=ABS([.AD$1]-[.AD42])" office:value-type="float" office:value="0.00000000510000008890899" calcext:value-type="float">
            <text:p>5.10000008890899E-009</text:p>
          </table:table-cell>
          <table:table-cell table:style-name="ce2" table:formula="of:=ABS([.AE$1]-[.AE42])" office:value-type="float" office:value="0.00000000600000005235302" calcext:value-type="float">
            <text:p>0.000000006</text:p>
          </table:table-cell>
          <table:table-cell table:style-name="ce2" table:formula="of:=ABS([.AF$1]-[.AF42])" office:value-type="float" office:value="0.00000000599999983030841" calcext:value-type="float">
            <text:p>0.000000006</text:p>
          </table:table-cell>
          <table:table-cell table:style-name="ce2" table:formula="of:=ABS([.AG$1]-[.AG42])" office:value-type="float" office:value="0.00000000699999991304878" calcext:value-type="float">
            <text:p>0.000000007</text:p>
          </table:table-cell>
          <table:table-cell table:style-name="ce2" table:formula="of:=ABS([.AH$1]-[.AH42])" office:value-type="float" office:value="0.00000000699999991304878" calcext:value-type="float">
            <text:p>0.000000007</text:p>
          </table:table-cell>
          <table:table-cell table:style-name="ce2" table:formula="of:=ABS([.AI$1]-[.AI42])" office:value-type="float" office:value="0.00000000699999991304878" calcext:value-type="float">
            <text:p>0.000000007</text:p>
          </table:table-cell>
          <table:table-cell table:style-name="ce2" table:formula="of:=ABS([.AJ$1]-[.AJ42])" office:value-type="float" office:value="0.00000000580000003580494" calcext:value-type="float">
            <text:p>5.80000003580494E-009</text:p>
          </table:table-cell>
          <table:table-cell table:style-name="ce2" table:formula="of:=ABS([.AK$1]-[.AK42])" office:value-type="float" office:value="0.00000000499999996961265" calcext:value-type="float">
            <text:p>0.000000005</text:p>
          </table:table-cell>
          <table:table-cell table:style-name="ce2" table:formula="of:=ABS([.AL$1]-[.AL42])" office:value-type="float" office:value="0.00000000399999999789458" calcext:value-type="float">
            <text:p>0.000000004</text:p>
          </table:table-cell>
          <table:table-cell table:style-name="ce2" table:formula="of:=ABS([.AM$1]-[.AM42])" office:value-type="float" office:value="0.00000000290000001790247" calcext:value-type="float">
            <text:p>2.90000001790247E-009</text:p>
          </table:table-cell>
          <table:table-cell table:style-name="ce2" table:formula="of:=ABS([.AN$1]-[.AN42])" office:value-type="float" office:value="0.00000000170000002963633" calcext:value-type="float">
            <text:p>1.70000002963633E-009</text:p>
          </table:table-cell>
          <table:table-cell table:style-name="ce2" table:formula="of:=ABS([.AO$1]-[.AO42])" office:value-type="float" office:value="0.000000000400000005340573" calcext:value-type="float">
            <text:p>4.00000005340573E-010</text:p>
          </table:table-cell>
          <table:table-cell table:formula="of:=AVERAGE([.C43:.AO43])" office:value-type="float" office:value="0.0000000472410256525092" calcext:value-type="float">
            <text:p>4.72410256525092E-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5</text:p>
          </table:table-cell>
          <table:table-cell/>
          <table:table-cell office:value-type="float" office:value="5.323011382" calcext:value-type="float">
            <text:p>5.323011382</text:p>
          </table:table-cell>
          <table:table-cell office:value-type="float" office:value="3.092533402" calcext:value-type="float">
            <text:p>3.092533402</text:p>
          </table:table-cell>
          <table:table-cell office:value-type="float" office:value="2.272983887" calcext:value-type="float">
            <text:p>2.272983887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" calcext:value-type="float">
            <text:p>0.51366858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1" calcext:value-type="float">
            <text:p>0.0181476453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1" calcext:value-type="float">
            <text:p>-0.7004628421</text:p>
          </table:table-cell>
          <table:table-cell office:value-type="float" office:value="-0.7268607247" calcext:value-type="float">
            <text:p>-0.7268607247</text:p>
          </table:table-cell>
          <table:table-cell office:value-type="float" office:value="-0.7113308504" calcext:value-type="float">
            <text:p>-0.7113308504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9" calcext:value-type="float">
            <text:p>-0.5623916689</text:p>
          </table:table-cell>
          <table:table-cell office:value-type="float" office:value="-0.43649638" calcext:value-type="float">
            <text:p>-0.43649638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4" calcext:value-type="float">
            <text:p>0.0766711608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7" calcext:value-type="float">
            <text:p>0.9306710507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6" calcext:value-type="float">
            <text:p>0.9971311616</text:p>
          </table:table-cell>
          <table:table-cell office:value-type="float" office:value="0.8779863921" calcext:value-type="float">
            <text:p>0.8779863921</text:p>
          </table:table-cell>
          <table:table-cell office:value-type="float" office:value="0.7289886707" calcext:value-type="float">
            <text:p>0.7289886707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2" calcext:value-type="float">
            <text:p>0.3655478642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44])" office:value-type="float" office:value="0.0000000150000003529271" calcext:value-type="float">
            <text:p>0.000000015</text:p>
          </table:table-cell>
          <table:table-cell table:style-name="ce2" table:formula="of:=ABS([.D$1]-[.D44])" office:value-type="float" office:value="0.00000000200000016548074" calcext:value-type="float">
            <text:p>0.000000002</text:p>
          </table:table-cell>
          <table:table-cell table:style-name="ce2" table:formula="of:=ABS([.E$1]-[.E44])" office:value-type="float" office:value="0.00000000100000008274037" calcext:value-type="float">
            <text:p>0.000000001</text:p>
          </table:table-cell>
          <table:table-cell table:style-name="ce2" table:formula="of:=ABS([.F$1]-[.F44])" office:value-type="float" office:value="0" calcext:value-type="float">
            <text:p>0</text:p>
          </table:table-cell>
          <table:table-cell table:style-name="ce2" table:formula="of:=ABS([.G$1]-[.G44])" office:value-type="float" office:value="0" calcext:value-type="float">
            <text:p>0</text:p>
          </table:table-cell>
          <table:table-cell table:style-name="ce2" table:formula="of:=ABS([.H$1]-[.H44])" office:value-type="float" office:value="0" calcext:value-type="float">
            <text:p>0</text:p>
          </table:table-cell>
          <table:table-cell table:style-name="ce2" table:formula="of:=ABS([.I$1]-[.I44])" office:value-type="float" office:value="0" calcext:value-type="float">
            <text:p>0</text:p>
          </table:table-cell>
          <table:table-cell table:style-name="ce2" table:formula="of:=ABS([.J$1]-[.J44])" office:value-type="float" office:value="0.000000000100000008274037" calcext:value-type="float">
            <text:p>1.00000008274037E-010</text:p>
          </table:table-cell>
          <table:table-cell table:style-name="ce2" table:formula="of:=ABS([.K$1]-[.K44])" office:value-type="float" office:value="0" calcext:value-type="float">
            <text:p>0</text:p>
          </table:table-cell>
          <table:table-cell table:style-name="ce2" table:formula="of:=ABS([.L$1]-[.L44])" office:value-type="float" office:value="0.0000000000500000006675716" calcext:value-type="float">
            <text:p>5.00000006675716E-011</text:p>
          </table:table-cell>
          <table:table-cell table:style-name="ce2" table:formula="of:=ABS([.M$1]-[.M44])" office:value-type="float" office:value="0" calcext:value-type="float">
            <text:p>0</text:p>
          </table:table-cell>
          <table:table-cell table:style-name="ce2" table:formula="of:=ABS([.N$1]-[.N44])" office:value-type="float" office:value="0" calcext:value-type="float">
            <text:p>0</text:p>
          </table:table-cell>
          <table:table-cell table:style-name="ce2" table:formula="of:=ABS([.O$1]-[.O44])" office:value-type="float" office:value="0" calcext:value-type="float">
            <text:p>0</text:p>
          </table:table-cell>
          <table:table-cell table:style-name="ce2" table:formula="of:=ABS([.P$1]-[.P44])" office:value-type="float" office:value="0" calcext:value-type="float">
            <text:p>0</text:p>
          </table:table-cell>
          <table:table-cell table:style-name="ce2" table:formula="of:=ABS([.Q$1]-[.Q44])" office:value-type="float" office:value="0.0000000000999998972517346" calcext:value-type="float">
            <text:p>9.99998972517346E-011</text:p>
          </table:table-cell>
          <table:table-cell table:style-name="ce2" table:formula="of:=ABS([.R$1]-[.R44])" office:value-type="float" office:value="0.000000000100000008274037" calcext:value-type="float">
            <text:p>1.00000008274037E-010</text:p>
          </table:table-cell>
          <table:table-cell table:style-name="ce2" table:formula="of:=ABS([.S$1]-[.S44])" office:value-type="float" office:value="0.000000000100000008274037" calcext:value-type="float">
            <text:p>1.00000008274037E-010</text:p>
          </table:table-cell>
          <table:table-cell table:style-name="ce2" table:formula="of:=ABS([.T$1]-[.T44])" office:value-type="float" office:value="0" calcext:value-type="float">
            <text:p>0</text:p>
          </table:table-cell>
          <table:table-cell table:style-name="ce2" table:formula="of:=ABS([.U$1]-[.U44])" office:value-type="float" office:value="0.000000000100000008274037" calcext:value-type="float">
            <text:p>1.00000008274037E-010</text:p>
          </table:table-cell>
          <table:table-cell table:style-name="ce2" table:formula="of:=ABS([.V$1]-[.V44])" office:value-type="float" office:value="0.000000000100000008274037" calcext:value-type="float">
            <text:p>1.00000008274037E-010</text:p>
          </table:table-cell>
          <table:table-cell table:style-name="ce2" table:formula="of:=ABS([.W$1]-[.W44])" office:value-type="float" office:value="0" calcext:value-type="float">
            <text:p>0</text:p>
          </table:table-cell>
          <table:table-cell table:style-name="ce2" table:formula="of:=ABS([.X$1]-[.X44])" office:value-type="float" office:value="0" calcext:value-type="float">
            <text:p>0</text:p>
          </table:table-cell>
          <table:table-cell table:style-name="ce2" table:formula="of:=ABS([.Y$1]-[.Y44])" office:value-type="float" office:value="0.0000000000099999869496159" calcext:value-type="float">
            <text:p>9.9999869496159E-012</text:p>
          </table:table-cell>
          <table:table-cell table:style-name="ce2" table:formula="of:=ABS([.Z$1]-[.Z44])" office:value-type="float" office:value="0" calcext:value-type="float">
            <text:p>0</text:p>
          </table:table-cell>
          <table:table-cell table:style-name="ce2" table:formula="of:=ABS([.AA$1]-[.AA44])" office:value-type="float" office:value="0" calcext:value-type="float">
            <text:p>0</text:p>
          </table:table-cell>
          <table:table-cell table:style-name="ce2" table:formula="of:=ABS([.AB$1]-[.AB44])" office:value-type="float" office:value="0" calcext:value-type="float">
            <text:p>0</text:p>
          </table:table-cell>
          <table:table-cell table:style-name="ce2" table:formula="of:=ABS([.AC$1]-[.AC44])" office:value-type="float" office:value="0" calcext:value-type="float">
            <text:p>0</text:p>
          </table:table-cell>
          <table:table-cell table:style-name="ce2" table:formula="of:=ABS([.AD$1]-[.AD44])" office:value-type="float" office:value="0.000000000100000008274037" calcext:value-type="float">
            <text:p>1.00000008274037E-010</text:p>
          </table:table-cell>
          <table:table-cell table:style-name="ce2" table:formula="of:=ABS([.AE$1]-[.AE44])" office:value-type="float" office:value="0" calcext:value-type="float">
            <text:p>0</text:p>
          </table:table-cell>
          <table:table-cell table:style-name="ce2" table:formula="of:=ABS([.AF$1]-[.AF44])" office:value-type="float" office:value="0" calcext:value-type="float">
            <text:p>0</text:p>
          </table:table-cell>
          <table:table-cell table:style-name="ce2" table:formula="of:=ABS([.AG$1]-[.AG44])" office:value-type="float" office:value="0" calcext:value-type="float">
            <text:p>0</text:p>
          </table:table-cell>
          <table:table-cell table:style-name="ce2" table:formula="of:=ABS([.AH$1]-[.AH44])" office:value-type="float" office:value="0" calcext:value-type="float">
            <text:p>0</text:p>
          </table:table-cell>
          <table:table-cell table:style-name="ce2" table:formula="of:=ABS([.AI$1]-[.AI44])" office:value-type="float" office:value="0" calcext:value-type="float">
            <text:p>0</text:p>
          </table:table-cell>
          <table:table-cell table:style-name="ce2" table:formula="of:=ABS([.AJ$1]-[.AJ44])" office:value-type="float" office:value="0.000000000100000008274037" calcext:value-type="float">
            <text:p>1.00000008274037E-010</text:p>
          </table:table-cell>
          <table:table-cell table:style-name="ce2" table:formula="of:=ABS([.AK$1]-[.AK44])" office:value-type="float" office:value="0.000000000100000008274037" calcext:value-type="float">
            <text:p>1.00000008274037E-010</text:p>
          </table:table-cell>
          <table:table-cell table:style-name="ce2" table:formula="of:=ABS([.AL$1]-[.AL44])" office:value-type="float" office:value="0.000000000100000008274037" calcext:value-type="float">
            <text:p>1.00000008274037E-010</text:p>
          </table:table-cell>
          <table:table-cell table:style-name="ce2" table:formula="of:=ABS([.AM$1]-[.AM44])" office:value-type="float" office:value="0" calcext:value-type="float">
            <text:p>0</text:p>
          </table:table-cell>
          <table:table-cell table:style-name="ce2" table:formula="of:=ABS([.AN$1]-[.AN44])" office:value-type="float" office:value="0.000000000100000008274037" calcext:value-type="float">
            <text:p>1.00000008274037E-010</text:p>
          </table:table-cell>
          <table:table-cell table:style-name="ce2" table:formula="of:=ABS([.AO$1]-[.AO44])" office:value-type="float" office:value="0" calcext:value-type="float">
            <text:p>0</text:p>
          </table:table-cell>
          <table:table-cell table:formula="of:=AVERAGE([.C45:.AO45])" office:value-type="float" office:value="0.000000000491282065865578" calcext:value-type="float">
            <text:p>4.91282065865578E-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6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46])" office:value-type="float" office:value="0" calcext:value-type="float">
            <text:p>0</text:p>
          </table:table-cell>
          <table:table-cell table:style-name="ce2" table:formula="of:=ABS([.D$1]-[.D46])" office:value-type="float" office:value="0" calcext:value-type="float">
            <text:p>0</text:p>
          </table:table-cell>
          <table:table-cell table:style-name="ce2" table:formula="of:=ABS([.E$1]-[.E46])" office:value-type="float" office:value="0" calcext:value-type="float">
            <text:p>0</text:p>
          </table:table-cell>
          <table:table-cell table:style-name="ce2" table:formula="of:=ABS([.F$1]-[.F46])" office:value-type="float" office:value="0" calcext:value-type="float">
            <text:p>0</text:p>
          </table:table-cell>
          <table:table-cell table:style-name="ce2" table:formula="of:=ABS([.G$1]-[.G46])" office:value-type="float" office:value="0" calcext:value-type="float">
            <text:p>0</text:p>
          </table:table-cell>
          <table:table-cell table:style-name="ce2" table:formula="of:=ABS([.H$1]-[.H46])" office:value-type="float" office:value="0" calcext:value-type="float">
            <text:p>0</text:p>
          </table:table-cell>
          <table:table-cell table:style-name="ce2" table:formula="of:=ABS([.I$1]-[.I46])" office:value-type="float" office:value="0" calcext:value-type="float">
            <text:p>0</text:p>
          </table:table-cell>
          <table:table-cell table:style-name="ce2" table:formula="of:=ABS([.J$1]-[.J46])" office:value-type="float" office:value="0" calcext:value-type="float">
            <text:p>0</text:p>
          </table:table-cell>
          <table:table-cell table:style-name="ce2" table:formula="of:=ABS([.K$1]-[.K46])" office:value-type="float" office:value="0" calcext:value-type="float">
            <text:p>0</text:p>
          </table:table-cell>
          <table:table-cell table:style-name="ce2" table:formula="of:=ABS([.L$1]-[.L46])" office:value-type="float" office:value="0" calcext:value-type="float">
            <text:p>0</text:p>
          </table:table-cell>
          <table:table-cell table:style-name="ce2" table:formula="of:=ABS([.M$1]-[.M46])" office:value-type="float" office:value="0" calcext:value-type="float">
            <text:p>0</text:p>
          </table:table-cell>
          <table:table-cell table:style-name="ce2" table:formula="of:=ABS([.N$1]-[.N46])" office:value-type="float" office:value="0" calcext:value-type="float">
            <text:p>0</text:p>
          </table:table-cell>
          <table:table-cell table:style-name="ce2" table:formula="of:=ABS([.O$1]-[.O46])" office:value-type="float" office:value="0" calcext:value-type="float">
            <text:p>0</text:p>
          </table:table-cell>
          <table:table-cell table:style-name="ce2" table:formula="of:=ABS([.P$1]-[.P46])" office:value-type="float" office:value="0" calcext:value-type="float">
            <text:p>0</text:p>
          </table:table-cell>
          <table:table-cell table:style-name="ce2" table:formula="of:=ABS([.Q$1]-[.Q46])" office:value-type="float" office:value="0" calcext:value-type="float">
            <text:p>0</text:p>
          </table:table-cell>
          <table:table-cell table:style-name="ce2" table:formula="of:=ABS([.R$1]-[.R46])" office:value-type="float" office:value="0" calcext:value-type="float">
            <text:p>0</text:p>
          </table:table-cell>
          <table:table-cell table:style-name="ce2" table:formula="of:=ABS([.S$1]-[.S46])" office:value-type="float" office:value="0" calcext:value-type="float">
            <text:p>0</text:p>
          </table:table-cell>
          <table:table-cell table:style-name="ce2" table:formula="of:=ABS([.T$1]-[.T46])" office:value-type="float" office:value="0" calcext:value-type="float">
            <text:p>0</text:p>
          </table:table-cell>
          <table:table-cell table:style-name="ce2" table:formula="of:=ABS([.U$1]-[.U46])" office:value-type="float" office:value="0" calcext:value-type="float">
            <text:p>0</text:p>
          </table:table-cell>
          <table:table-cell table:style-name="ce2" table:formula="of:=ABS([.V$1]-[.V46])" office:value-type="float" office:value="0" calcext:value-type="float">
            <text:p>0</text:p>
          </table:table-cell>
          <table:table-cell table:style-name="ce2" table:formula="of:=ABS([.W$1]-[.W46])" office:value-type="float" office:value="0" calcext:value-type="float">
            <text:p>0</text:p>
          </table:table-cell>
          <table:table-cell table:style-name="ce2" table:formula="of:=ABS([.X$1]-[.X46])" office:value-type="float" office:value="0" calcext:value-type="float">
            <text:p>0</text:p>
          </table:table-cell>
          <table:table-cell table:style-name="ce2" table:formula="of:=ABS([.Y$1]-[.Y46])" office:value-type="float" office:value="0" calcext:value-type="float">
            <text:p>0</text:p>
          </table:table-cell>
          <table:table-cell table:style-name="ce2" table:formula="of:=ABS([.Z$1]-[.Z46])" office:value-type="float" office:value="0" calcext:value-type="float">
            <text:p>0</text:p>
          </table:table-cell>
          <table:table-cell table:style-name="ce2" table:formula="of:=ABS([.AA$1]-[.AA46])" office:value-type="float" office:value="0" calcext:value-type="float">
            <text:p>0</text:p>
          </table:table-cell>
          <table:table-cell table:style-name="ce2" table:formula="of:=ABS([.AB$1]-[.AB46])" office:value-type="float" office:value="0" calcext:value-type="float">
            <text:p>0</text:p>
          </table:table-cell>
          <table:table-cell table:style-name="ce2" table:formula="of:=ABS([.AC$1]-[.AC46])" office:value-type="float" office:value="0" calcext:value-type="float">
            <text:p>0</text:p>
          </table:table-cell>
          <table:table-cell table:style-name="ce2" table:formula="of:=ABS([.AD$1]-[.AD46])" office:value-type="float" office:value="0" calcext:value-type="float">
            <text:p>0</text:p>
          </table:table-cell>
          <table:table-cell table:style-name="ce2" table:formula="of:=ABS([.AE$1]-[.AE46])" office:value-type="float" office:value="0" calcext:value-type="float">
            <text:p>0</text:p>
          </table:table-cell>
          <table:table-cell table:style-name="ce2" table:formula="of:=ABS([.AF$1]-[.AF46])" office:value-type="float" office:value="0" calcext:value-type="float">
            <text:p>0</text:p>
          </table:table-cell>
          <table:table-cell table:style-name="ce2" table:formula="of:=ABS([.AG$1]-[.AG46])" office:value-type="float" office:value="0" calcext:value-type="float">
            <text:p>0</text:p>
          </table:table-cell>
          <table:table-cell table:style-name="ce2" table:formula="of:=ABS([.AH$1]-[.AH46])" office:value-type="float" office:value="0" calcext:value-type="float">
            <text:p>0</text:p>
          </table:table-cell>
          <table:table-cell table:style-name="ce2" table:formula="of:=ABS([.AI$1]-[.AI46])" office:value-type="float" office:value="0" calcext:value-type="float">
            <text:p>0</text:p>
          </table:table-cell>
          <table:table-cell table:style-name="ce2" table:formula="of:=ABS([.AJ$1]-[.AJ46])" office:value-type="float" office:value="0" calcext:value-type="float">
            <text:p>0</text:p>
          </table:table-cell>
          <table:table-cell table:style-name="ce2" table:formula="of:=ABS([.AK$1]-[.AK46])" office:value-type="float" office:value="0" calcext:value-type="float">
            <text:p>0</text:p>
          </table:table-cell>
          <table:table-cell table:style-name="ce2" table:formula="of:=ABS([.AL$1]-[.AL46])" office:value-type="float" office:value="0" calcext:value-type="float">
            <text:p>0</text:p>
          </table:table-cell>
          <table:table-cell table:style-name="ce2" table:formula="of:=ABS([.AM$1]-[.AM46])" office:value-type="float" office:value="0" calcext:value-type="float">
            <text:p>0</text:p>
          </table:table-cell>
          <table:table-cell table:style-name="ce2" table:formula="of:=ABS([.AN$1]-[.AN46])" office:value-type="float" office:value="0" calcext:value-type="float">
            <text:p>0</text:p>
          </table:table-cell>
          <table:table-cell table:style-name="ce2" table:formula="of:=ABS([.AO$1]-[.AO46])" office:value-type="float" office:value="0" calcext:value-type="float">
            <text:p>0</text:p>
          </table:table-cell>
          <table:table-cell table:formula="of:=AVERAGE([.C47:.AO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7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48])" office:value-type="float" office:value="0" calcext:value-type="float">
            <text:p>0</text:p>
          </table:table-cell>
          <table:table-cell table:style-name="ce2" table:formula="of:=ABS([.D$1]-[.D48])" office:value-type="float" office:value="0" calcext:value-type="float">
            <text:p>0</text:p>
          </table:table-cell>
          <table:table-cell table:style-name="ce2" table:formula="of:=ABS([.E$1]-[.E48])" office:value-type="float" office:value="0" calcext:value-type="float">
            <text:p>0</text:p>
          </table:table-cell>
          <table:table-cell table:style-name="ce2" table:formula="of:=ABS([.F$1]-[.F48])" office:value-type="float" office:value="0" calcext:value-type="float">
            <text:p>0</text:p>
          </table:table-cell>
          <table:table-cell table:style-name="ce2" table:formula="of:=ABS([.G$1]-[.G48])" office:value-type="float" office:value="0" calcext:value-type="float">
            <text:p>0</text:p>
          </table:table-cell>
          <table:table-cell table:style-name="ce2" table:formula="of:=ABS([.H$1]-[.H48])" office:value-type="float" office:value="0" calcext:value-type="float">
            <text:p>0</text:p>
          </table:table-cell>
          <table:table-cell table:style-name="ce2" table:formula="of:=ABS([.I$1]-[.I48])" office:value-type="float" office:value="0" calcext:value-type="float">
            <text:p>0</text:p>
          </table:table-cell>
          <table:table-cell table:style-name="ce2" table:formula="of:=ABS([.J$1]-[.J48])" office:value-type="float" office:value="0" calcext:value-type="float">
            <text:p>0</text:p>
          </table:table-cell>
          <table:table-cell table:style-name="ce2" table:formula="of:=ABS([.K$1]-[.K48])" office:value-type="float" office:value="0" calcext:value-type="float">
            <text:p>0</text:p>
          </table:table-cell>
          <table:table-cell table:style-name="ce2" table:formula="of:=ABS([.L$1]-[.L48])" office:value-type="float" office:value="0" calcext:value-type="float">
            <text:p>0</text:p>
          </table:table-cell>
          <table:table-cell table:style-name="ce2" table:formula="of:=ABS([.M$1]-[.M48])" office:value-type="float" office:value="0" calcext:value-type="float">
            <text:p>0</text:p>
          </table:table-cell>
          <table:table-cell table:style-name="ce2" table:formula="of:=ABS([.N$1]-[.N48])" office:value-type="float" office:value="0" calcext:value-type="float">
            <text:p>0</text:p>
          </table:table-cell>
          <table:table-cell table:style-name="ce2" table:formula="of:=ABS([.O$1]-[.O48])" office:value-type="float" office:value="0" calcext:value-type="float">
            <text:p>0</text:p>
          </table:table-cell>
          <table:table-cell table:style-name="ce2" table:formula="of:=ABS([.P$1]-[.P48])" office:value-type="float" office:value="0" calcext:value-type="float">
            <text:p>0</text:p>
          </table:table-cell>
          <table:table-cell table:style-name="ce2" table:formula="of:=ABS([.Q$1]-[.Q48])" office:value-type="float" office:value="0" calcext:value-type="float">
            <text:p>0</text:p>
          </table:table-cell>
          <table:table-cell table:style-name="ce2" table:formula="of:=ABS([.R$1]-[.R48])" office:value-type="float" office:value="0" calcext:value-type="float">
            <text:p>0</text:p>
          </table:table-cell>
          <table:table-cell table:style-name="ce2" table:formula="of:=ABS([.S$1]-[.S48])" office:value-type="float" office:value="0" calcext:value-type="float">
            <text:p>0</text:p>
          </table:table-cell>
          <table:table-cell table:style-name="ce2" table:formula="of:=ABS([.T$1]-[.T48])" office:value-type="float" office:value="0" calcext:value-type="float">
            <text:p>0</text:p>
          </table:table-cell>
          <table:table-cell table:style-name="ce2" table:formula="of:=ABS([.U$1]-[.U48])" office:value-type="float" office:value="0" calcext:value-type="float">
            <text:p>0</text:p>
          </table:table-cell>
          <table:table-cell table:style-name="ce2" table:formula="of:=ABS([.V$1]-[.V48])" office:value-type="float" office:value="0" calcext:value-type="float">
            <text:p>0</text:p>
          </table:table-cell>
          <table:table-cell table:style-name="ce2" table:formula="of:=ABS([.W$1]-[.W48])" office:value-type="float" office:value="0" calcext:value-type="float">
            <text:p>0</text:p>
          </table:table-cell>
          <table:table-cell table:style-name="ce2" table:formula="of:=ABS([.X$1]-[.X48])" office:value-type="float" office:value="0" calcext:value-type="float">
            <text:p>0</text:p>
          </table:table-cell>
          <table:table-cell table:style-name="ce2" table:formula="of:=ABS([.Y$1]-[.Y48])" office:value-type="float" office:value="0" calcext:value-type="float">
            <text:p>0</text:p>
          </table:table-cell>
          <table:table-cell table:style-name="ce2" table:formula="of:=ABS([.Z$1]-[.Z48])" office:value-type="float" office:value="0" calcext:value-type="float">
            <text:p>0</text:p>
          </table:table-cell>
          <table:table-cell table:style-name="ce2" table:formula="of:=ABS([.AA$1]-[.AA48])" office:value-type="float" office:value="0" calcext:value-type="float">
            <text:p>0</text:p>
          </table:table-cell>
          <table:table-cell table:style-name="ce2" table:formula="of:=ABS([.AB$1]-[.AB48])" office:value-type="float" office:value="0" calcext:value-type="float">
            <text:p>0</text:p>
          </table:table-cell>
          <table:table-cell table:style-name="ce2" table:formula="of:=ABS([.AC$1]-[.AC48])" office:value-type="float" office:value="0" calcext:value-type="float">
            <text:p>0</text:p>
          </table:table-cell>
          <table:table-cell table:style-name="ce2" table:formula="of:=ABS([.AD$1]-[.AD48])" office:value-type="float" office:value="0" calcext:value-type="float">
            <text:p>0</text:p>
          </table:table-cell>
          <table:table-cell table:style-name="ce2" table:formula="of:=ABS([.AE$1]-[.AE48])" office:value-type="float" office:value="0" calcext:value-type="float">
            <text:p>0</text:p>
          </table:table-cell>
          <table:table-cell table:style-name="ce2" table:formula="of:=ABS([.AF$1]-[.AF48])" office:value-type="float" office:value="0" calcext:value-type="float">
            <text:p>0</text:p>
          </table:table-cell>
          <table:table-cell table:style-name="ce2" table:formula="of:=ABS([.AG$1]-[.AG48])" office:value-type="float" office:value="0" calcext:value-type="float">
            <text:p>0</text:p>
          </table:table-cell>
          <table:table-cell table:style-name="ce2" table:formula="of:=ABS([.AH$1]-[.AH48])" office:value-type="float" office:value="0" calcext:value-type="float">
            <text:p>0</text:p>
          </table:table-cell>
          <table:table-cell table:style-name="ce2" table:formula="of:=ABS([.AI$1]-[.AI48])" office:value-type="float" office:value="0" calcext:value-type="float">
            <text:p>0</text:p>
          </table:table-cell>
          <table:table-cell table:style-name="ce2" table:formula="of:=ABS([.AJ$1]-[.AJ48])" office:value-type="float" office:value="0" calcext:value-type="float">
            <text:p>0</text:p>
          </table:table-cell>
          <table:table-cell table:style-name="ce2" table:formula="of:=ABS([.AK$1]-[.AK48])" office:value-type="float" office:value="0" calcext:value-type="float">
            <text:p>0</text:p>
          </table:table-cell>
          <table:table-cell table:style-name="ce2" table:formula="of:=ABS([.AL$1]-[.AL48])" office:value-type="float" office:value="0" calcext:value-type="float">
            <text:p>0</text:p>
          </table:table-cell>
          <table:table-cell table:style-name="ce2" table:formula="of:=ABS([.AM$1]-[.AM48])" office:value-type="float" office:value="0" calcext:value-type="float">
            <text:p>0</text:p>
          </table:table-cell>
          <table:table-cell table:style-name="ce2" table:formula="of:=ABS([.AN$1]-[.AN48])" office:value-type="float" office:value="0" calcext:value-type="float">
            <text:p>0</text:p>
          </table:table-cell>
          <table:table-cell table:style-name="ce2" table:formula="of:=ABS([.AO$1]-[.AO48])" office:value-type="float" office:value="0" calcext:value-type="float">
            <text:p>0</text:p>
          </table:table-cell>
          <table:table-cell table:formula="of:=AVERAGE([.C49:.AO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8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50])" office:value-type="float" office:value="0" calcext:value-type="float">
            <text:p>0</text:p>
          </table:table-cell>
          <table:table-cell table:style-name="ce2" table:formula="of:=ABS([.D$1]-[.D50])" office:value-type="float" office:value="0" calcext:value-type="float">
            <text:p>0</text:p>
          </table:table-cell>
          <table:table-cell table:style-name="ce2" table:formula="of:=ABS([.E$1]-[.E50])" office:value-type="float" office:value="0" calcext:value-type="float">
            <text:p>0</text:p>
          </table:table-cell>
          <table:table-cell table:style-name="ce2" table:formula="of:=ABS([.F$1]-[.F50])" office:value-type="float" office:value="0" calcext:value-type="float">
            <text:p>0</text:p>
          </table:table-cell>
          <table:table-cell table:style-name="ce2" table:formula="of:=ABS([.G$1]-[.G50])" office:value-type="float" office:value="0" calcext:value-type="float">
            <text:p>0</text:p>
          </table:table-cell>
          <table:table-cell table:style-name="ce2" table:formula="of:=ABS([.H$1]-[.H50])" office:value-type="float" office:value="0" calcext:value-type="float">
            <text:p>0</text:p>
          </table:table-cell>
          <table:table-cell table:style-name="ce2" table:formula="of:=ABS([.I$1]-[.I50])" office:value-type="float" office:value="0" calcext:value-type="float">
            <text:p>0</text:p>
          </table:table-cell>
          <table:table-cell table:style-name="ce2" table:formula="of:=ABS([.J$1]-[.J50])" office:value-type="float" office:value="0" calcext:value-type="float">
            <text:p>0</text:p>
          </table:table-cell>
          <table:table-cell table:style-name="ce2" table:formula="of:=ABS([.K$1]-[.K50])" office:value-type="float" office:value="0" calcext:value-type="float">
            <text:p>0</text:p>
          </table:table-cell>
          <table:table-cell table:style-name="ce2" table:formula="of:=ABS([.L$1]-[.L50])" office:value-type="float" office:value="0" calcext:value-type="float">
            <text:p>0</text:p>
          </table:table-cell>
          <table:table-cell table:style-name="ce2" table:formula="of:=ABS([.M$1]-[.M50])" office:value-type="float" office:value="0" calcext:value-type="float">
            <text:p>0</text:p>
          </table:table-cell>
          <table:table-cell table:style-name="ce2" table:formula="of:=ABS([.N$1]-[.N50])" office:value-type="float" office:value="0" calcext:value-type="float">
            <text:p>0</text:p>
          </table:table-cell>
          <table:table-cell table:style-name="ce2" table:formula="of:=ABS([.O$1]-[.O50])" office:value-type="float" office:value="0" calcext:value-type="float">
            <text:p>0</text:p>
          </table:table-cell>
          <table:table-cell table:style-name="ce2" table:formula="of:=ABS([.P$1]-[.P50])" office:value-type="float" office:value="0" calcext:value-type="float">
            <text:p>0</text:p>
          </table:table-cell>
          <table:table-cell table:style-name="ce2" table:formula="of:=ABS([.Q$1]-[.Q50])" office:value-type="float" office:value="0" calcext:value-type="float">
            <text:p>0</text:p>
          </table:table-cell>
          <table:table-cell table:style-name="ce2" table:formula="of:=ABS([.R$1]-[.R50])" office:value-type="float" office:value="0" calcext:value-type="float">
            <text:p>0</text:p>
          </table:table-cell>
          <table:table-cell table:style-name="ce2" table:formula="of:=ABS([.S$1]-[.S50])" office:value-type="float" office:value="0" calcext:value-type="float">
            <text:p>0</text:p>
          </table:table-cell>
          <table:table-cell table:style-name="ce2" table:formula="of:=ABS([.T$1]-[.T50])" office:value-type="float" office:value="0" calcext:value-type="float">
            <text:p>0</text:p>
          </table:table-cell>
          <table:table-cell table:style-name="ce2" table:formula="of:=ABS([.U$1]-[.U50])" office:value-type="float" office:value="0" calcext:value-type="float">
            <text:p>0</text:p>
          </table:table-cell>
          <table:table-cell table:style-name="ce2" table:formula="of:=ABS([.V$1]-[.V50])" office:value-type="float" office:value="0" calcext:value-type="float">
            <text:p>0</text:p>
          </table:table-cell>
          <table:table-cell table:style-name="ce2" table:formula="of:=ABS([.W$1]-[.W50])" office:value-type="float" office:value="0" calcext:value-type="float">
            <text:p>0</text:p>
          </table:table-cell>
          <table:table-cell table:style-name="ce2" table:formula="of:=ABS([.X$1]-[.X50])" office:value-type="float" office:value="0" calcext:value-type="float">
            <text:p>0</text:p>
          </table:table-cell>
          <table:table-cell table:style-name="ce2" table:formula="of:=ABS([.Y$1]-[.Y50])" office:value-type="float" office:value="0" calcext:value-type="float">
            <text:p>0</text:p>
          </table:table-cell>
          <table:table-cell table:style-name="ce2" table:formula="of:=ABS([.Z$1]-[.Z50])" office:value-type="float" office:value="0" calcext:value-type="float">
            <text:p>0</text:p>
          </table:table-cell>
          <table:table-cell table:style-name="ce2" table:formula="of:=ABS([.AA$1]-[.AA50])" office:value-type="float" office:value="0" calcext:value-type="float">
            <text:p>0</text:p>
          </table:table-cell>
          <table:table-cell table:style-name="ce2" table:formula="of:=ABS([.AB$1]-[.AB50])" office:value-type="float" office:value="0" calcext:value-type="float">
            <text:p>0</text:p>
          </table:table-cell>
          <table:table-cell table:style-name="ce2" table:formula="of:=ABS([.AC$1]-[.AC50])" office:value-type="float" office:value="0" calcext:value-type="float">
            <text:p>0</text:p>
          </table:table-cell>
          <table:table-cell table:style-name="ce2" table:formula="of:=ABS([.AD$1]-[.AD50])" office:value-type="float" office:value="0" calcext:value-type="float">
            <text:p>0</text:p>
          </table:table-cell>
          <table:table-cell table:style-name="ce2" table:formula="of:=ABS([.AE$1]-[.AE50])" office:value-type="float" office:value="0" calcext:value-type="float">
            <text:p>0</text:p>
          </table:table-cell>
          <table:table-cell table:style-name="ce2" table:formula="of:=ABS([.AF$1]-[.AF50])" office:value-type="float" office:value="0" calcext:value-type="float">
            <text:p>0</text:p>
          </table:table-cell>
          <table:table-cell table:style-name="ce2" table:formula="of:=ABS([.AG$1]-[.AG50])" office:value-type="float" office:value="0" calcext:value-type="float">
            <text:p>0</text:p>
          </table:table-cell>
          <table:table-cell table:style-name="ce2" table:formula="of:=ABS([.AH$1]-[.AH50])" office:value-type="float" office:value="0" calcext:value-type="float">
            <text:p>0</text:p>
          </table:table-cell>
          <table:table-cell table:style-name="ce2" table:formula="of:=ABS([.AI$1]-[.AI50])" office:value-type="float" office:value="0" calcext:value-type="float">
            <text:p>0</text:p>
          </table:table-cell>
          <table:table-cell table:style-name="ce2" table:formula="of:=ABS([.AJ$1]-[.AJ50])" office:value-type="float" office:value="0" calcext:value-type="float">
            <text:p>0</text:p>
          </table:table-cell>
          <table:table-cell table:style-name="ce2" table:formula="of:=ABS([.AK$1]-[.AK50])" office:value-type="float" office:value="0" calcext:value-type="float">
            <text:p>0</text:p>
          </table:table-cell>
          <table:table-cell table:style-name="ce2" table:formula="of:=ABS([.AL$1]-[.AL50])" office:value-type="float" office:value="0" calcext:value-type="float">
            <text:p>0</text:p>
          </table:table-cell>
          <table:table-cell table:style-name="ce2" table:formula="of:=ABS([.AM$1]-[.AM50])" office:value-type="float" office:value="0" calcext:value-type="float">
            <text:p>0</text:p>
          </table:table-cell>
          <table:table-cell table:style-name="ce2" table:formula="of:=ABS([.AN$1]-[.AN50])" office:value-type="float" office:value="0" calcext:value-type="float">
            <text:p>0</text:p>
          </table:table-cell>
          <table:table-cell table:style-name="ce2" table:formula="of:=ABS([.AO$1]-[.AO50])" office:value-type="float" office:value="0" calcext:value-type="float">
            <text:p>0</text:p>
          </table:table-cell>
          <table:table-cell table:formula="of:=AVERAGE([.C51:.AO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9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52])" office:value-type="float" office:value="0" calcext:value-type="float">
            <text:p>0</text:p>
          </table:table-cell>
          <table:table-cell table:style-name="ce2" table:formula="of:=ABS([.D$1]-[.D52])" office:value-type="float" office:value="0" calcext:value-type="float">
            <text:p>0</text:p>
          </table:table-cell>
          <table:table-cell table:style-name="ce2" table:formula="of:=ABS([.E$1]-[.E52])" office:value-type="float" office:value="0" calcext:value-type="float">
            <text:p>0</text:p>
          </table:table-cell>
          <table:table-cell table:style-name="ce2" table:formula="of:=ABS([.F$1]-[.F52])" office:value-type="float" office:value="0" calcext:value-type="float">
            <text:p>0</text:p>
          </table:table-cell>
          <table:table-cell table:style-name="ce2" table:formula="of:=ABS([.G$1]-[.G52])" office:value-type="float" office:value="0" calcext:value-type="float">
            <text:p>0</text:p>
          </table:table-cell>
          <table:table-cell table:style-name="ce2" table:formula="of:=ABS([.H$1]-[.H52])" office:value-type="float" office:value="0" calcext:value-type="float">
            <text:p>0</text:p>
          </table:table-cell>
          <table:table-cell table:style-name="ce2" table:formula="of:=ABS([.I$1]-[.I52])" office:value-type="float" office:value="0" calcext:value-type="float">
            <text:p>0</text:p>
          </table:table-cell>
          <table:table-cell table:style-name="ce2" table:formula="of:=ABS([.J$1]-[.J52])" office:value-type="float" office:value="0" calcext:value-type="float">
            <text:p>0</text:p>
          </table:table-cell>
          <table:table-cell table:style-name="ce2" table:formula="of:=ABS([.K$1]-[.K52])" office:value-type="float" office:value="0" calcext:value-type="float">
            <text:p>0</text:p>
          </table:table-cell>
          <table:table-cell table:style-name="ce2" table:formula="of:=ABS([.L$1]-[.L52])" office:value-type="float" office:value="0" calcext:value-type="float">
            <text:p>0</text:p>
          </table:table-cell>
          <table:table-cell table:style-name="ce2" table:formula="of:=ABS([.M$1]-[.M52])" office:value-type="float" office:value="0" calcext:value-type="float">
            <text:p>0</text:p>
          </table:table-cell>
          <table:table-cell table:style-name="ce2" table:formula="of:=ABS([.N$1]-[.N52])" office:value-type="float" office:value="0" calcext:value-type="float">
            <text:p>0</text:p>
          </table:table-cell>
          <table:table-cell table:style-name="ce2" table:formula="of:=ABS([.O$1]-[.O52])" office:value-type="float" office:value="0" calcext:value-type="float">
            <text:p>0</text:p>
          </table:table-cell>
          <table:table-cell table:style-name="ce2" table:formula="of:=ABS([.P$1]-[.P52])" office:value-type="float" office:value="0" calcext:value-type="float">
            <text:p>0</text:p>
          </table:table-cell>
          <table:table-cell table:style-name="ce2" table:formula="of:=ABS([.Q$1]-[.Q52])" office:value-type="float" office:value="0" calcext:value-type="float">
            <text:p>0</text:p>
          </table:table-cell>
          <table:table-cell table:style-name="ce2" table:formula="of:=ABS([.R$1]-[.R52])" office:value-type="float" office:value="0" calcext:value-type="float">
            <text:p>0</text:p>
          </table:table-cell>
          <table:table-cell table:style-name="ce2" table:formula="of:=ABS([.S$1]-[.S52])" office:value-type="float" office:value="0" calcext:value-type="float">
            <text:p>0</text:p>
          </table:table-cell>
          <table:table-cell table:style-name="ce2" table:formula="of:=ABS([.T$1]-[.T52])" office:value-type="float" office:value="0" calcext:value-type="float">
            <text:p>0</text:p>
          </table:table-cell>
          <table:table-cell table:style-name="ce2" table:formula="of:=ABS([.U$1]-[.U52])" office:value-type="float" office:value="0" calcext:value-type="float">
            <text:p>0</text:p>
          </table:table-cell>
          <table:table-cell table:style-name="ce2" table:formula="of:=ABS([.V$1]-[.V52])" office:value-type="float" office:value="0" calcext:value-type="float">
            <text:p>0</text:p>
          </table:table-cell>
          <table:table-cell table:style-name="ce2" table:formula="of:=ABS([.W$1]-[.W52])" office:value-type="float" office:value="0" calcext:value-type="float">
            <text:p>0</text:p>
          </table:table-cell>
          <table:table-cell table:style-name="ce2" table:formula="of:=ABS([.X$1]-[.X52])" office:value-type="float" office:value="0" calcext:value-type="float">
            <text:p>0</text:p>
          </table:table-cell>
          <table:table-cell table:style-name="ce2" table:formula="of:=ABS([.Y$1]-[.Y52])" office:value-type="float" office:value="0" calcext:value-type="float">
            <text:p>0</text:p>
          </table:table-cell>
          <table:table-cell table:style-name="ce2" table:formula="of:=ABS([.Z$1]-[.Z52])" office:value-type="float" office:value="0" calcext:value-type="float">
            <text:p>0</text:p>
          </table:table-cell>
          <table:table-cell table:style-name="ce2" table:formula="of:=ABS([.AA$1]-[.AA52])" office:value-type="float" office:value="0" calcext:value-type="float">
            <text:p>0</text:p>
          </table:table-cell>
          <table:table-cell table:style-name="ce2" table:formula="of:=ABS([.AB$1]-[.AB52])" office:value-type="float" office:value="0" calcext:value-type="float">
            <text:p>0</text:p>
          </table:table-cell>
          <table:table-cell table:style-name="ce2" table:formula="of:=ABS([.AC$1]-[.AC52])" office:value-type="float" office:value="0" calcext:value-type="float">
            <text:p>0</text:p>
          </table:table-cell>
          <table:table-cell table:style-name="ce2" table:formula="of:=ABS([.AD$1]-[.AD52])" office:value-type="float" office:value="0" calcext:value-type="float">
            <text:p>0</text:p>
          </table:table-cell>
          <table:table-cell table:style-name="ce2" table:formula="of:=ABS([.AE$1]-[.AE52])" office:value-type="float" office:value="0" calcext:value-type="float">
            <text:p>0</text:p>
          </table:table-cell>
          <table:table-cell table:style-name="ce2" table:formula="of:=ABS([.AF$1]-[.AF52])" office:value-type="float" office:value="0" calcext:value-type="float">
            <text:p>0</text:p>
          </table:table-cell>
          <table:table-cell table:style-name="ce2" table:formula="of:=ABS([.AG$1]-[.AG52])" office:value-type="float" office:value="0" calcext:value-type="float">
            <text:p>0</text:p>
          </table:table-cell>
          <table:table-cell table:style-name="ce2" table:formula="of:=ABS([.AH$1]-[.AH52])" office:value-type="float" office:value="0" calcext:value-type="float">
            <text:p>0</text:p>
          </table:table-cell>
          <table:table-cell table:style-name="ce2" table:formula="of:=ABS([.AI$1]-[.AI52])" office:value-type="float" office:value="0" calcext:value-type="float">
            <text:p>0</text:p>
          </table:table-cell>
          <table:table-cell table:style-name="ce2" table:formula="of:=ABS([.AJ$1]-[.AJ52])" office:value-type="float" office:value="0" calcext:value-type="float">
            <text:p>0</text:p>
          </table:table-cell>
          <table:table-cell table:style-name="ce2" table:formula="of:=ABS([.AK$1]-[.AK52])" office:value-type="float" office:value="0" calcext:value-type="float">
            <text:p>0</text:p>
          </table:table-cell>
          <table:table-cell table:style-name="ce2" table:formula="of:=ABS([.AL$1]-[.AL52])" office:value-type="float" office:value="0" calcext:value-type="float">
            <text:p>0</text:p>
          </table:table-cell>
          <table:table-cell table:style-name="ce2" table:formula="of:=ABS([.AM$1]-[.AM52])" office:value-type="float" office:value="0" calcext:value-type="float">
            <text:p>0</text:p>
          </table:table-cell>
          <table:table-cell table:style-name="ce2" table:formula="of:=ABS([.AN$1]-[.AN52])" office:value-type="float" office:value="0" calcext:value-type="float">
            <text:p>0</text:p>
          </table:table-cell>
          <table:table-cell table:style-name="ce2" table:formula="of:=ABS([.AO$1]-[.AO52])" office:value-type="float" office:value="0" calcext:value-type="float">
            <text:p>0</text:p>
          </table:table-cell>
          <table:table-cell table:formula="of:=AVERAGE([.C53:.AO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0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54])" office:value-type="float" office:value="0" calcext:value-type="float">
            <text:p>0</text:p>
          </table:table-cell>
          <table:table-cell table:style-name="ce2" table:formula="of:=ABS([.D$1]-[.D54])" office:value-type="float" office:value="0" calcext:value-type="float">
            <text:p>0</text:p>
          </table:table-cell>
          <table:table-cell table:style-name="ce2" table:formula="of:=ABS([.E$1]-[.E54])" office:value-type="float" office:value="0" calcext:value-type="float">
            <text:p>0</text:p>
          </table:table-cell>
          <table:table-cell table:style-name="ce2" table:formula="of:=ABS([.F$1]-[.F54])" office:value-type="float" office:value="0" calcext:value-type="float">
            <text:p>0</text:p>
          </table:table-cell>
          <table:table-cell table:style-name="ce2" table:formula="of:=ABS([.G$1]-[.G54])" office:value-type="float" office:value="0" calcext:value-type="float">
            <text:p>0</text:p>
          </table:table-cell>
          <table:table-cell table:style-name="ce2" table:formula="of:=ABS([.H$1]-[.H54])" office:value-type="float" office:value="0" calcext:value-type="float">
            <text:p>0</text:p>
          </table:table-cell>
          <table:table-cell table:style-name="ce2" table:formula="of:=ABS([.I$1]-[.I54])" office:value-type="float" office:value="0" calcext:value-type="float">
            <text:p>0</text:p>
          </table:table-cell>
          <table:table-cell table:style-name="ce2" table:formula="of:=ABS([.J$1]-[.J54])" office:value-type="float" office:value="0" calcext:value-type="float">
            <text:p>0</text:p>
          </table:table-cell>
          <table:table-cell table:style-name="ce2" table:formula="of:=ABS([.K$1]-[.K54])" office:value-type="float" office:value="0" calcext:value-type="float">
            <text:p>0</text:p>
          </table:table-cell>
          <table:table-cell table:style-name="ce2" table:formula="of:=ABS([.L$1]-[.L54])" office:value-type="float" office:value="0" calcext:value-type="float">
            <text:p>0</text:p>
          </table:table-cell>
          <table:table-cell table:style-name="ce2" table:formula="of:=ABS([.M$1]-[.M54])" office:value-type="float" office:value="0" calcext:value-type="float">
            <text:p>0</text:p>
          </table:table-cell>
          <table:table-cell table:style-name="ce2" table:formula="of:=ABS([.N$1]-[.N54])" office:value-type="float" office:value="0" calcext:value-type="float">
            <text:p>0</text:p>
          </table:table-cell>
          <table:table-cell table:style-name="ce2" table:formula="of:=ABS([.O$1]-[.O54])" office:value-type="float" office:value="0" calcext:value-type="float">
            <text:p>0</text:p>
          </table:table-cell>
          <table:table-cell table:style-name="ce2" table:formula="of:=ABS([.P$1]-[.P54])" office:value-type="float" office:value="0" calcext:value-type="float">
            <text:p>0</text:p>
          </table:table-cell>
          <table:table-cell table:style-name="ce2" table:formula="of:=ABS([.Q$1]-[.Q54])" office:value-type="float" office:value="0" calcext:value-type="float">
            <text:p>0</text:p>
          </table:table-cell>
          <table:table-cell table:style-name="ce2" table:formula="of:=ABS([.R$1]-[.R54])" office:value-type="float" office:value="0" calcext:value-type="float">
            <text:p>0</text:p>
          </table:table-cell>
          <table:table-cell table:style-name="ce2" table:formula="of:=ABS([.S$1]-[.S54])" office:value-type="float" office:value="0" calcext:value-type="float">
            <text:p>0</text:p>
          </table:table-cell>
          <table:table-cell table:style-name="ce2" table:formula="of:=ABS([.T$1]-[.T54])" office:value-type="float" office:value="0" calcext:value-type="float">
            <text:p>0</text:p>
          </table:table-cell>
          <table:table-cell table:style-name="ce2" table:formula="of:=ABS([.U$1]-[.U54])" office:value-type="float" office:value="0" calcext:value-type="float">
            <text:p>0</text:p>
          </table:table-cell>
          <table:table-cell table:style-name="ce2" table:formula="of:=ABS([.V$1]-[.V54])" office:value-type="float" office:value="0" calcext:value-type="float">
            <text:p>0</text:p>
          </table:table-cell>
          <table:table-cell table:style-name="ce2" table:formula="of:=ABS([.W$1]-[.W54])" office:value-type="float" office:value="0" calcext:value-type="float">
            <text:p>0</text:p>
          </table:table-cell>
          <table:table-cell table:style-name="ce2" table:formula="of:=ABS([.X$1]-[.X54])" office:value-type="float" office:value="0" calcext:value-type="float">
            <text:p>0</text:p>
          </table:table-cell>
          <table:table-cell table:style-name="ce2" table:formula="of:=ABS([.Y$1]-[.Y54])" office:value-type="float" office:value="0" calcext:value-type="float">
            <text:p>0</text:p>
          </table:table-cell>
          <table:table-cell table:style-name="ce2" table:formula="of:=ABS([.Z$1]-[.Z54])" office:value-type="float" office:value="0" calcext:value-type="float">
            <text:p>0</text:p>
          </table:table-cell>
          <table:table-cell table:style-name="ce2" table:formula="of:=ABS([.AA$1]-[.AA54])" office:value-type="float" office:value="0" calcext:value-type="float">
            <text:p>0</text:p>
          </table:table-cell>
          <table:table-cell table:style-name="ce2" table:formula="of:=ABS([.AB$1]-[.AB54])" office:value-type="float" office:value="0" calcext:value-type="float">
            <text:p>0</text:p>
          </table:table-cell>
          <table:table-cell table:style-name="ce2" table:formula="of:=ABS([.AC$1]-[.AC54])" office:value-type="float" office:value="0" calcext:value-type="float">
            <text:p>0</text:p>
          </table:table-cell>
          <table:table-cell table:style-name="ce2" table:formula="of:=ABS([.AD$1]-[.AD54])" office:value-type="float" office:value="0" calcext:value-type="float">
            <text:p>0</text:p>
          </table:table-cell>
          <table:table-cell table:style-name="ce2" table:formula="of:=ABS([.AE$1]-[.AE54])" office:value-type="float" office:value="0" calcext:value-type="float">
            <text:p>0</text:p>
          </table:table-cell>
          <table:table-cell table:style-name="ce2" table:formula="of:=ABS([.AF$1]-[.AF54])" office:value-type="float" office:value="0" calcext:value-type="float">
            <text:p>0</text:p>
          </table:table-cell>
          <table:table-cell table:style-name="ce2" table:formula="of:=ABS([.AG$1]-[.AG54])" office:value-type="float" office:value="0" calcext:value-type="float">
            <text:p>0</text:p>
          </table:table-cell>
          <table:table-cell table:style-name="ce2" table:formula="of:=ABS([.AH$1]-[.AH54])" office:value-type="float" office:value="0" calcext:value-type="float">
            <text:p>0</text:p>
          </table:table-cell>
          <table:table-cell table:style-name="ce2" table:formula="of:=ABS([.AI$1]-[.AI54])" office:value-type="float" office:value="0" calcext:value-type="float">
            <text:p>0</text:p>
          </table:table-cell>
          <table:table-cell table:style-name="ce2" table:formula="of:=ABS([.AJ$1]-[.AJ54])" office:value-type="float" office:value="0" calcext:value-type="float">
            <text:p>0</text:p>
          </table:table-cell>
          <table:table-cell table:style-name="ce2" table:formula="of:=ABS([.AK$1]-[.AK54])" office:value-type="float" office:value="0" calcext:value-type="float">
            <text:p>0</text:p>
          </table:table-cell>
          <table:table-cell table:style-name="ce2" table:formula="of:=ABS([.AL$1]-[.AL54])" office:value-type="float" office:value="0" calcext:value-type="float">
            <text:p>0</text:p>
          </table:table-cell>
          <table:table-cell table:style-name="ce2" table:formula="of:=ABS([.AM$1]-[.AM54])" office:value-type="float" office:value="0" calcext:value-type="float">
            <text:p>0</text:p>
          </table:table-cell>
          <table:table-cell table:style-name="ce2" table:formula="of:=ABS([.AN$1]-[.AN54])" office:value-type="float" office:value="0" calcext:value-type="float">
            <text:p>0</text:p>
          </table:table-cell>
          <table:table-cell table:style-name="ce2" table:formula="of:=ABS([.AO$1]-[.AO54])" office:value-type="float" office:value="0" calcext:value-type="float">
            <text:p>0</text:p>
          </table:table-cell>
          <table:table-cell table:formula="of:=AVERAGE([.C55:.AO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1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56])" office:value-type="float" office:value="0" calcext:value-type="float">
            <text:p>0</text:p>
          </table:table-cell>
          <table:table-cell table:style-name="ce2" table:formula="of:=ABS([.D$1]-[.D56])" office:value-type="float" office:value="0" calcext:value-type="float">
            <text:p>0</text:p>
          </table:table-cell>
          <table:table-cell table:style-name="ce2" table:formula="of:=ABS([.E$1]-[.E56])" office:value-type="float" office:value="0" calcext:value-type="float">
            <text:p>0</text:p>
          </table:table-cell>
          <table:table-cell table:style-name="ce2" table:formula="of:=ABS([.F$1]-[.F56])" office:value-type="float" office:value="0" calcext:value-type="float">
            <text:p>0</text:p>
          </table:table-cell>
          <table:table-cell table:style-name="ce2" table:formula="of:=ABS([.G$1]-[.G56])" office:value-type="float" office:value="0" calcext:value-type="float">
            <text:p>0</text:p>
          </table:table-cell>
          <table:table-cell table:style-name="ce2" table:formula="of:=ABS([.H$1]-[.H56])" office:value-type="float" office:value="0" calcext:value-type="float">
            <text:p>0</text:p>
          </table:table-cell>
          <table:table-cell table:style-name="ce2" table:formula="of:=ABS([.I$1]-[.I56])" office:value-type="float" office:value="0" calcext:value-type="float">
            <text:p>0</text:p>
          </table:table-cell>
          <table:table-cell table:style-name="ce2" table:formula="of:=ABS([.J$1]-[.J56])" office:value-type="float" office:value="0" calcext:value-type="float">
            <text:p>0</text:p>
          </table:table-cell>
          <table:table-cell table:style-name="ce2" table:formula="of:=ABS([.K$1]-[.K56])" office:value-type="float" office:value="0" calcext:value-type="float">
            <text:p>0</text:p>
          </table:table-cell>
          <table:table-cell table:style-name="ce2" table:formula="of:=ABS([.L$1]-[.L56])" office:value-type="float" office:value="0" calcext:value-type="float">
            <text:p>0</text:p>
          </table:table-cell>
          <table:table-cell table:style-name="ce2" table:formula="of:=ABS([.M$1]-[.M56])" office:value-type="float" office:value="0" calcext:value-type="float">
            <text:p>0</text:p>
          </table:table-cell>
          <table:table-cell table:style-name="ce2" table:formula="of:=ABS([.N$1]-[.N56])" office:value-type="float" office:value="0" calcext:value-type="float">
            <text:p>0</text:p>
          </table:table-cell>
          <table:table-cell table:style-name="ce2" table:formula="of:=ABS([.O$1]-[.O56])" office:value-type="float" office:value="0" calcext:value-type="float">
            <text:p>0</text:p>
          </table:table-cell>
          <table:table-cell table:style-name="ce2" table:formula="of:=ABS([.P$1]-[.P56])" office:value-type="float" office:value="0" calcext:value-type="float">
            <text:p>0</text:p>
          </table:table-cell>
          <table:table-cell table:style-name="ce2" table:formula="of:=ABS([.Q$1]-[.Q56])" office:value-type="float" office:value="0" calcext:value-type="float">
            <text:p>0</text:p>
          </table:table-cell>
          <table:table-cell table:style-name="ce2" table:formula="of:=ABS([.R$1]-[.R56])" office:value-type="float" office:value="0" calcext:value-type="float">
            <text:p>0</text:p>
          </table:table-cell>
          <table:table-cell table:style-name="ce2" table:formula="of:=ABS([.S$1]-[.S56])" office:value-type="float" office:value="0" calcext:value-type="float">
            <text:p>0</text:p>
          </table:table-cell>
          <table:table-cell table:style-name="ce2" table:formula="of:=ABS([.T$1]-[.T56])" office:value-type="float" office:value="0" calcext:value-type="float">
            <text:p>0</text:p>
          </table:table-cell>
          <table:table-cell table:style-name="ce2" table:formula="of:=ABS([.U$1]-[.U56])" office:value-type="float" office:value="0" calcext:value-type="float">
            <text:p>0</text:p>
          </table:table-cell>
          <table:table-cell table:style-name="ce2" table:formula="of:=ABS([.V$1]-[.V56])" office:value-type="float" office:value="0" calcext:value-type="float">
            <text:p>0</text:p>
          </table:table-cell>
          <table:table-cell table:style-name="ce2" table:formula="of:=ABS([.W$1]-[.W56])" office:value-type="float" office:value="0" calcext:value-type="float">
            <text:p>0</text:p>
          </table:table-cell>
          <table:table-cell table:style-name="ce2" table:formula="of:=ABS([.X$1]-[.X56])" office:value-type="float" office:value="0" calcext:value-type="float">
            <text:p>0</text:p>
          </table:table-cell>
          <table:table-cell table:style-name="ce2" table:formula="of:=ABS([.Y$1]-[.Y56])" office:value-type="float" office:value="0" calcext:value-type="float">
            <text:p>0</text:p>
          </table:table-cell>
          <table:table-cell table:style-name="ce2" table:formula="of:=ABS([.Z$1]-[.Z56])" office:value-type="float" office:value="0" calcext:value-type="float">
            <text:p>0</text:p>
          </table:table-cell>
          <table:table-cell table:style-name="ce2" table:formula="of:=ABS([.AA$1]-[.AA56])" office:value-type="float" office:value="0" calcext:value-type="float">
            <text:p>0</text:p>
          </table:table-cell>
          <table:table-cell table:style-name="ce2" table:formula="of:=ABS([.AB$1]-[.AB56])" office:value-type="float" office:value="0" calcext:value-type="float">
            <text:p>0</text:p>
          </table:table-cell>
          <table:table-cell table:style-name="ce2" table:formula="of:=ABS([.AC$1]-[.AC56])" office:value-type="float" office:value="0" calcext:value-type="float">
            <text:p>0</text:p>
          </table:table-cell>
          <table:table-cell table:style-name="ce2" table:formula="of:=ABS([.AD$1]-[.AD56])" office:value-type="float" office:value="0" calcext:value-type="float">
            <text:p>0</text:p>
          </table:table-cell>
          <table:table-cell table:style-name="ce2" table:formula="of:=ABS([.AE$1]-[.AE56])" office:value-type="float" office:value="0" calcext:value-type="float">
            <text:p>0</text:p>
          </table:table-cell>
          <table:table-cell table:style-name="ce2" table:formula="of:=ABS([.AF$1]-[.AF56])" office:value-type="float" office:value="0" calcext:value-type="float">
            <text:p>0</text:p>
          </table:table-cell>
          <table:table-cell table:style-name="ce2" table:formula="of:=ABS([.AG$1]-[.AG56])" office:value-type="float" office:value="0" calcext:value-type="float">
            <text:p>0</text:p>
          </table:table-cell>
          <table:table-cell table:style-name="ce2" table:formula="of:=ABS([.AH$1]-[.AH56])" office:value-type="float" office:value="0" calcext:value-type="float">
            <text:p>0</text:p>
          </table:table-cell>
          <table:table-cell table:style-name="ce2" table:formula="of:=ABS([.AI$1]-[.AI56])" office:value-type="float" office:value="0" calcext:value-type="float">
            <text:p>0</text:p>
          </table:table-cell>
          <table:table-cell table:style-name="ce2" table:formula="of:=ABS([.AJ$1]-[.AJ56])" office:value-type="float" office:value="0" calcext:value-type="float">
            <text:p>0</text:p>
          </table:table-cell>
          <table:table-cell table:style-name="ce2" table:formula="of:=ABS([.AK$1]-[.AK56])" office:value-type="float" office:value="0" calcext:value-type="float">
            <text:p>0</text:p>
          </table:table-cell>
          <table:table-cell table:style-name="ce2" table:formula="of:=ABS([.AL$1]-[.AL56])" office:value-type="float" office:value="0" calcext:value-type="float">
            <text:p>0</text:p>
          </table:table-cell>
          <table:table-cell table:style-name="ce2" table:formula="of:=ABS([.AM$1]-[.AM56])" office:value-type="float" office:value="0" calcext:value-type="float">
            <text:p>0</text:p>
          </table:table-cell>
          <table:table-cell table:style-name="ce2" table:formula="of:=ABS([.AN$1]-[.AN56])" office:value-type="float" office:value="0" calcext:value-type="float">
            <text:p>0</text:p>
          </table:table-cell>
          <table:table-cell table:style-name="ce2" table:formula="of:=ABS([.AO$1]-[.AO56])" office:value-type="float" office:value="0" calcext:value-type="float">
            <text:p>0</text:p>
          </table:table-cell>
          <table:table-cell table:formula="of:=AVERAGE([.C57:.AO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2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58])" office:value-type="float" office:value="0" calcext:value-type="float">
            <text:p>0</text:p>
          </table:table-cell>
          <table:table-cell table:style-name="ce2" table:formula="of:=ABS([.D$1]-[.D58])" office:value-type="float" office:value="0" calcext:value-type="float">
            <text:p>0</text:p>
          </table:table-cell>
          <table:table-cell table:style-name="ce2" table:formula="of:=ABS([.E$1]-[.E58])" office:value-type="float" office:value="0" calcext:value-type="float">
            <text:p>0</text:p>
          </table:table-cell>
          <table:table-cell table:style-name="ce2" table:formula="of:=ABS([.F$1]-[.F58])" office:value-type="float" office:value="0" calcext:value-type="float">
            <text:p>0</text:p>
          </table:table-cell>
          <table:table-cell table:style-name="ce2" table:formula="of:=ABS([.G$1]-[.G58])" office:value-type="float" office:value="0" calcext:value-type="float">
            <text:p>0</text:p>
          </table:table-cell>
          <table:table-cell table:style-name="ce2" table:formula="of:=ABS([.H$1]-[.H58])" office:value-type="float" office:value="0" calcext:value-type="float">
            <text:p>0</text:p>
          </table:table-cell>
          <table:table-cell table:style-name="ce2" table:formula="of:=ABS([.I$1]-[.I58])" office:value-type="float" office:value="0" calcext:value-type="float">
            <text:p>0</text:p>
          </table:table-cell>
          <table:table-cell table:style-name="ce2" table:formula="of:=ABS([.J$1]-[.J58])" office:value-type="float" office:value="0" calcext:value-type="float">
            <text:p>0</text:p>
          </table:table-cell>
          <table:table-cell table:style-name="ce2" table:formula="of:=ABS([.K$1]-[.K58])" office:value-type="float" office:value="0" calcext:value-type="float">
            <text:p>0</text:p>
          </table:table-cell>
          <table:table-cell table:style-name="ce2" table:formula="of:=ABS([.L$1]-[.L58])" office:value-type="float" office:value="0" calcext:value-type="float">
            <text:p>0</text:p>
          </table:table-cell>
          <table:table-cell table:style-name="ce2" table:formula="of:=ABS([.M$1]-[.M58])" office:value-type="float" office:value="0" calcext:value-type="float">
            <text:p>0</text:p>
          </table:table-cell>
          <table:table-cell table:style-name="ce2" table:formula="of:=ABS([.N$1]-[.N58])" office:value-type="float" office:value="0" calcext:value-type="float">
            <text:p>0</text:p>
          </table:table-cell>
          <table:table-cell table:style-name="ce2" table:formula="of:=ABS([.O$1]-[.O58])" office:value-type="float" office:value="0" calcext:value-type="float">
            <text:p>0</text:p>
          </table:table-cell>
          <table:table-cell table:style-name="ce2" table:formula="of:=ABS([.P$1]-[.P58])" office:value-type="float" office:value="0" calcext:value-type="float">
            <text:p>0</text:p>
          </table:table-cell>
          <table:table-cell table:style-name="ce2" table:formula="of:=ABS([.Q$1]-[.Q58])" office:value-type="float" office:value="0" calcext:value-type="float">
            <text:p>0</text:p>
          </table:table-cell>
          <table:table-cell table:style-name="ce2" table:formula="of:=ABS([.R$1]-[.R58])" office:value-type="float" office:value="0" calcext:value-type="float">
            <text:p>0</text:p>
          </table:table-cell>
          <table:table-cell table:style-name="ce2" table:formula="of:=ABS([.S$1]-[.S58])" office:value-type="float" office:value="0" calcext:value-type="float">
            <text:p>0</text:p>
          </table:table-cell>
          <table:table-cell table:style-name="ce2" table:formula="of:=ABS([.T$1]-[.T58])" office:value-type="float" office:value="0" calcext:value-type="float">
            <text:p>0</text:p>
          </table:table-cell>
          <table:table-cell table:style-name="ce2" table:formula="of:=ABS([.U$1]-[.U58])" office:value-type="float" office:value="0" calcext:value-type="float">
            <text:p>0</text:p>
          </table:table-cell>
          <table:table-cell table:style-name="ce2" table:formula="of:=ABS([.V$1]-[.V58])" office:value-type="float" office:value="0" calcext:value-type="float">
            <text:p>0</text:p>
          </table:table-cell>
          <table:table-cell table:style-name="ce2" table:formula="of:=ABS([.W$1]-[.W58])" office:value-type="float" office:value="0" calcext:value-type="float">
            <text:p>0</text:p>
          </table:table-cell>
          <table:table-cell table:style-name="ce2" table:formula="of:=ABS([.X$1]-[.X58])" office:value-type="float" office:value="0" calcext:value-type="float">
            <text:p>0</text:p>
          </table:table-cell>
          <table:table-cell table:style-name="ce2" table:formula="of:=ABS([.Y$1]-[.Y58])" office:value-type="float" office:value="0" calcext:value-type="float">
            <text:p>0</text:p>
          </table:table-cell>
          <table:table-cell table:style-name="ce2" table:formula="of:=ABS([.Z$1]-[.Z58])" office:value-type="float" office:value="0" calcext:value-type="float">
            <text:p>0</text:p>
          </table:table-cell>
          <table:table-cell table:style-name="ce2" table:formula="of:=ABS([.AA$1]-[.AA58])" office:value-type="float" office:value="0" calcext:value-type="float">
            <text:p>0</text:p>
          </table:table-cell>
          <table:table-cell table:style-name="ce2" table:formula="of:=ABS([.AB$1]-[.AB58])" office:value-type="float" office:value="0" calcext:value-type="float">
            <text:p>0</text:p>
          </table:table-cell>
          <table:table-cell table:style-name="ce2" table:formula="of:=ABS([.AC$1]-[.AC58])" office:value-type="float" office:value="0" calcext:value-type="float">
            <text:p>0</text:p>
          </table:table-cell>
          <table:table-cell table:style-name="ce2" table:formula="of:=ABS([.AD$1]-[.AD58])" office:value-type="float" office:value="0" calcext:value-type="float">
            <text:p>0</text:p>
          </table:table-cell>
          <table:table-cell table:style-name="ce2" table:formula="of:=ABS([.AE$1]-[.AE58])" office:value-type="float" office:value="0" calcext:value-type="float">
            <text:p>0</text:p>
          </table:table-cell>
          <table:table-cell table:style-name="ce2" table:formula="of:=ABS([.AF$1]-[.AF58])" office:value-type="float" office:value="0" calcext:value-type="float">
            <text:p>0</text:p>
          </table:table-cell>
          <table:table-cell table:style-name="ce2" table:formula="of:=ABS([.AG$1]-[.AG58])" office:value-type="float" office:value="0" calcext:value-type="float">
            <text:p>0</text:p>
          </table:table-cell>
          <table:table-cell table:style-name="ce2" table:formula="of:=ABS([.AH$1]-[.AH58])" office:value-type="float" office:value="0" calcext:value-type="float">
            <text:p>0</text:p>
          </table:table-cell>
          <table:table-cell table:style-name="ce2" table:formula="of:=ABS([.AI$1]-[.AI58])" office:value-type="float" office:value="0" calcext:value-type="float">
            <text:p>0</text:p>
          </table:table-cell>
          <table:table-cell table:style-name="ce2" table:formula="of:=ABS([.AJ$1]-[.AJ58])" office:value-type="float" office:value="0" calcext:value-type="float">
            <text:p>0</text:p>
          </table:table-cell>
          <table:table-cell table:style-name="ce2" table:formula="of:=ABS([.AK$1]-[.AK58])" office:value-type="float" office:value="0" calcext:value-type="float">
            <text:p>0</text:p>
          </table:table-cell>
          <table:table-cell table:style-name="ce2" table:formula="of:=ABS([.AL$1]-[.AL58])" office:value-type="float" office:value="0" calcext:value-type="float">
            <text:p>0</text:p>
          </table:table-cell>
          <table:table-cell table:style-name="ce2" table:formula="of:=ABS([.AM$1]-[.AM58])" office:value-type="float" office:value="0" calcext:value-type="float">
            <text:p>0</text:p>
          </table:table-cell>
          <table:table-cell table:style-name="ce2" table:formula="of:=ABS([.AN$1]-[.AN58])" office:value-type="float" office:value="0" calcext:value-type="float">
            <text:p>0</text:p>
          </table:table-cell>
          <table:table-cell table:style-name="ce2" table:formula="of:=ABS([.AO$1]-[.AO58])" office:value-type="float" office:value="0" calcext:value-type="float">
            <text:p>0</text:p>
          </table:table-cell>
          <table:table-cell table:formula="of:=AVERAGE([.C59:.AO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3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60])" office:value-type="float" office:value="0" calcext:value-type="float">
            <text:p>0</text:p>
          </table:table-cell>
          <table:table-cell table:style-name="ce2" table:formula="of:=ABS([.D$1]-[.D60])" office:value-type="float" office:value="0" calcext:value-type="float">
            <text:p>0</text:p>
          </table:table-cell>
          <table:table-cell table:style-name="ce2" table:formula="of:=ABS([.E$1]-[.E60])" office:value-type="float" office:value="0" calcext:value-type="float">
            <text:p>0</text:p>
          </table:table-cell>
          <table:table-cell table:style-name="ce2" table:formula="of:=ABS([.F$1]-[.F60])" office:value-type="float" office:value="0" calcext:value-type="float">
            <text:p>0</text:p>
          </table:table-cell>
          <table:table-cell table:style-name="ce2" table:formula="of:=ABS([.G$1]-[.G60])" office:value-type="float" office:value="0" calcext:value-type="float">
            <text:p>0</text:p>
          </table:table-cell>
          <table:table-cell table:style-name="ce2" table:formula="of:=ABS([.H$1]-[.H60])" office:value-type="float" office:value="0" calcext:value-type="float">
            <text:p>0</text:p>
          </table:table-cell>
          <table:table-cell table:style-name="ce2" table:formula="of:=ABS([.I$1]-[.I60])" office:value-type="float" office:value="0" calcext:value-type="float">
            <text:p>0</text:p>
          </table:table-cell>
          <table:table-cell table:style-name="ce2" table:formula="of:=ABS([.J$1]-[.J60])" office:value-type="float" office:value="0" calcext:value-type="float">
            <text:p>0</text:p>
          </table:table-cell>
          <table:table-cell table:style-name="ce2" table:formula="of:=ABS([.K$1]-[.K60])" office:value-type="float" office:value="0" calcext:value-type="float">
            <text:p>0</text:p>
          </table:table-cell>
          <table:table-cell table:style-name="ce2" table:formula="of:=ABS([.L$1]-[.L60])" office:value-type="float" office:value="0" calcext:value-type="float">
            <text:p>0</text:p>
          </table:table-cell>
          <table:table-cell table:style-name="ce2" table:formula="of:=ABS([.M$1]-[.M60])" office:value-type="float" office:value="0" calcext:value-type="float">
            <text:p>0</text:p>
          </table:table-cell>
          <table:table-cell table:style-name="ce2" table:formula="of:=ABS([.N$1]-[.N60])" office:value-type="float" office:value="0" calcext:value-type="float">
            <text:p>0</text:p>
          </table:table-cell>
          <table:table-cell table:style-name="ce2" table:formula="of:=ABS([.O$1]-[.O60])" office:value-type="float" office:value="0" calcext:value-type="float">
            <text:p>0</text:p>
          </table:table-cell>
          <table:table-cell table:style-name="ce2" table:formula="of:=ABS([.P$1]-[.P60])" office:value-type="float" office:value="0" calcext:value-type="float">
            <text:p>0</text:p>
          </table:table-cell>
          <table:table-cell table:style-name="ce2" table:formula="of:=ABS([.Q$1]-[.Q60])" office:value-type="float" office:value="0" calcext:value-type="float">
            <text:p>0</text:p>
          </table:table-cell>
          <table:table-cell table:style-name="ce2" table:formula="of:=ABS([.R$1]-[.R60])" office:value-type="float" office:value="0" calcext:value-type="float">
            <text:p>0</text:p>
          </table:table-cell>
          <table:table-cell table:style-name="ce2" table:formula="of:=ABS([.S$1]-[.S60])" office:value-type="float" office:value="0" calcext:value-type="float">
            <text:p>0</text:p>
          </table:table-cell>
          <table:table-cell table:style-name="ce2" table:formula="of:=ABS([.T$1]-[.T60])" office:value-type="float" office:value="0" calcext:value-type="float">
            <text:p>0</text:p>
          </table:table-cell>
          <table:table-cell table:style-name="ce2" table:formula="of:=ABS([.U$1]-[.U60])" office:value-type="float" office:value="0" calcext:value-type="float">
            <text:p>0</text:p>
          </table:table-cell>
          <table:table-cell table:style-name="ce2" table:formula="of:=ABS([.V$1]-[.V60])" office:value-type="float" office:value="0" calcext:value-type="float">
            <text:p>0</text:p>
          </table:table-cell>
          <table:table-cell table:style-name="ce2" table:formula="of:=ABS([.W$1]-[.W60])" office:value-type="float" office:value="0" calcext:value-type="float">
            <text:p>0</text:p>
          </table:table-cell>
          <table:table-cell table:style-name="ce2" table:formula="of:=ABS([.X$1]-[.X60])" office:value-type="float" office:value="0" calcext:value-type="float">
            <text:p>0</text:p>
          </table:table-cell>
          <table:table-cell table:style-name="ce2" table:formula="of:=ABS([.Y$1]-[.Y60])" office:value-type="float" office:value="0" calcext:value-type="float">
            <text:p>0</text:p>
          </table:table-cell>
          <table:table-cell table:style-name="ce2" table:formula="of:=ABS([.Z$1]-[.Z60])" office:value-type="float" office:value="0" calcext:value-type="float">
            <text:p>0</text:p>
          </table:table-cell>
          <table:table-cell table:style-name="ce2" table:formula="of:=ABS([.AA$1]-[.AA60])" office:value-type="float" office:value="0" calcext:value-type="float">
            <text:p>0</text:p>
          </table:table-cell>
          <table:table-cell table:style-name="ce2" table:formula="of:=ABS([.AB$1]-[.AB60])" office:value-type="float" office:value="0" calcext:value-type="float">
            <text:p>0</text:p>
          </table:table-cell>
          <table:table-cell table:style-name="ce2" table:formula="of:=ABS([.AC$1]-[.AC60])" office:value-type="float" office:value="0" calcext:value-type="float">
            <text:p>0</text:p>
          </table:table-cell>
          <table:table-cell table:style-name="ce2" table:formula="of:=ABS([.AD$1]-[.AD60])" office:value-type="float" office:value="0" calcext:value-type="float">
            <text:p>0</text:p>
          </table:table-cell>
          <table:table-cell table:style-name="ce2" table:formula="of:=ABS([.AE$1]-[.AE60])" office:value-type="float" office:value="0" calcext:value-type="float">
            <text:p>0</text:p>
          </table:table-cell>
          <table:table-cell table:style-name="ce2" table:formula="of:=ABS([.AF$1]-[.AF60])" office:value-type="float" office:value="0" calcext:value-type="float">
            <text:p>0</text:p>
          </table:table-cell>
          <table:table-cell table:style-name="ce2" table:formula="of:=ABS([.AG$1]-[.AG60])" office:value-type="float" office:value="0" calcext:value-type="float">
            <text:p>0</text:p>
          </table:table-cell>
          <table:table-cell table:style-name="ce2" table:formula="of:=ABS([.AH$1]-[.AH60])" office:value-type="float" office:value="0" calcext:value-type="float">
            <text:p>0</text:p>
          </table:table-cell>
          <table:table-cell table:style-name="ce2" table:formula="of:=ABS([.AI$1]-[.AI60])" office:value-type="float" office:value="0" calcext:value-type="float">
            <text:p>0</text:p>
          </table:table-cell>
          <table:table-cell table:style-name="ce2" table:formula="of:=ABS([.AJ$1]-[.AJ60])" office:value-type="float" office:value="0" calcext:value-type="float">
            <text:p>0</text:p>
          </table:table-cell>
          <table:table-cell table:style-name="ce2" table:formula="of:=ABS([.AK$1]-[.AK60])" office:value-type="float" office:value="0" calcext:value-type="float">
            <text:p>0</text:p>
          </table:table-cell>
          <table:table-cell table:style-name="ce2" table:formula="of:=ABS([.AL$1]-[.AL60])" office:value-type="float" office:value="0" calcext:value-type="float">
            <text:p>0</text:p>
          </table:table-cell>
          <table:table-cell table:style-name="ce2" table:formula="of:=ABS([.AM$1]-[.AM60])" office:value-type="float" office:value="0" calcext:value-type="float">
            <text:p>0</text:p>
          </table:table-cell>
          <table:table-cell table:style-name="ce2" table:formula="of:=ABS([.AN$1]-[.AN60])" office:value-type="float" office:value="0" calcext:value-type="float">
            <text:p>0</text:p>
          </table:table-cell>
          <table:table-cell table:style-name="ce2" table:formula="of:=ABS([.AO$1]-[.AO60])" office:value-type="float" office:value="0" calcext:value-type="float">
            <text:p>0</text:p>
          </table:table-cell>
          <table:table-cell table:formula="of:=AVERAGE([.C61:.AO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4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62])" office:value-type="float" office:value="0" calcext:value-type="float">
            <text:p>0</text:p>
          </table:table-cell>
          <table:table-cell table:style-name="ce2" table:formula="of:=ABS([.D$1]-[.D62])" office:value-type="float" office:value="0" calcext:value-type="float">
            <text:p>0</text:p>
          </table:table-cell>
          <table:table-cell table:style-name="ce2" table:formula="of:=ABS([.E$1]-[.E62])" office:value-type="float" office:value="0" calcext:value-type="float">
            <text:p>0</text:p>
          </table:table-cell>
          <table:table-cell table:style-name="ce2" table:formula="of:=ABS([.F$1]-[.F62])" office:value-type="float" office:value="0" calcext:value-type="float">
            <text:p>0</text:p>
          </table:table-cell>
          <table:table-cell table:style-name="ce2" table:formula="of:=ABS([.G$1]-[.G62])" office:value-type="float" office:value="0" calcext:value-type="float">
            <text:p>0</text:p>
          </table:table-cell>
          <table:table-cell table:style-name="ce2" table:formula="of:=ABS([.H$1]-[.H62])" office:value-type="float" office:value="0" calcext:value-type="float">
            <text:p>0</text:p>
          </table:table-cell>
          <table:table-cell table:style-name="ce2" table:formula="of:=ABS([.I$1]-[.I62])" office:value-type="float" office:value="0" calcext:value-type="float">
            <text:p>0</text:p>
          </table:table-cell>
          <table:table-cell table:style-name="ce2" table:formula="of:=ABS([.J$1]-[.J62])" office:value-type="float" office:value="0" calcext:value-type="float">
            <text:p>0</text:p>
          </table:table-cell>
          <table:table-cell table:style-name="ce2" table:formula="of:=ABS([.K$1]-[.K62])" office:value-type="float" office:value="0" calcext:value-type="float">
            <text:p>0</text:p>
          </table:table-cell>
          <table:table-cell table:style-name="ce2" table:formula="of:=ABS([.L$1]-[.L62])" office:value-type="float" office:value="0" calcext:value-type="float">
            <text:p>0</text:p>
          </table:table-cell>
          <table:table-cell table:style-name="ce2" table:formula="of:=ABS([.M$1]-[.M62])" office:value-type="float" office:value="0" calcext:value-type="float">
            <text:p>0</text:p>
          </table:table-cell>
          <table:table-cell table:style-name="ce2" table:formula="of:=ABS([.N$1]-[.N62])" office:value-type="float" office:value="0" calcext:value-type="float">
            <text:p>0</text:p>
          </table:table-cell>
          <table:table-cell table:style-name="ce2" table:formula="of:=ABS([.O$1]-[.O62])" office:value-type="float" office:value="0" calcext:value-type="float">
            <text:p>0</text:p>
          </table:table-cell>
          <table:table-cell table:style-name="ce2" table:formula="of:=ABS([.P$1]-[.P62])" office:value-type="float" office:value="0" calcext:value-type="float">
            <text:p>0</text:p>
          </table:table-cell>
          <table:table-cell table:style-name="ce2" table:formula="of:=ABS([.Q$1]-[.Q62])" office:value-type="float" office:value="0" calcext:value-type="float">
            <text:p>0</text:p>
          </table:table-cell>
          <table:table-cell table:style-name="ce2" table:formula="of:=ABS([.R$1]-[.R62])" office:value-type="float" office:value="0" calcext:value-type="float">
            <text:p>0</text:p>
          </table:table-cell>
          <table:table-cell table:style-name="ce2" table:formula="of:=ABS([.S$1]-[.S62])" office:value-type="float" office:value="0" calcext:value-type="float">
            <text:p>0</text:p>
          </table:table-cell>
          <table:table-cell table:style-name="ce2" table:formula="of:=ABS([.T$1]-[.T62])" office:value-type="float" office:value="0" calcext:value-type="float">
            <text:p>0</text:p>
          </table:table-cell>
          <table:table-cell table:style-name="ce2" table:formula="of:=ABS([.U$1]-[.U62])" office:value-type="float" office:value="0" calcext:value-type="float">
            <text:p>0</text:p>
          </table:table-cell>
          <table:table-cell table:style-name="ce2" table:formula="of:=ABS([.V$1]-[.V62])" office:value-type="float" office:value="0" calcext:value-type="float">
            <text:p>0</text:p>
          </table:table-cell>
          <table:table-cell table:style-name="ce2" table:formula="of:=ABS([.W$1]-[.W62])" office:value-type="float" office:value="0" calcext:value-type="float">
            <text:p>0</text:p>
          </table:table-cell>
          <table:table-cell table:style-name="ce2" table:formula="of:=ABS([.X$1]-[.X62])" office:value-type="float" office:value="0" calcext:value-type="float">
            <text:p>0</text:p>
          </table:table-cell>
          <table:table-cell table:style-name="ce2" table:formula="of:=ABS([.Y$1]-[.Y62])" office:value-type="float" office:value="0" calcext:value-type="float">
            <text:p>0</text:p>
          </table:table-cell>
          <table:table-cell table:style-name="ce2" table:formula="of:=ABS([.Z$1]-[.Z62])" office:value-type="float" office:value="0" calcext:value-type="float">
            <text:p>0</text:p>
          </table:table-cell>
          <table:table-cell table:style-name="ce2" table:formula="of:=ABS([.AA$1]-[.AA62])" office:value-type="float" office:value="0" calcext:value-type="float">
            <text:p>0</text:p>
          </table:table-cell>
          <table:table-cell table:style-name="ce2" table:formula="of:=ABS([.AB$1]-[.AB62])" office:value-type="float" office:value="0" calcext:value-type="float">
            <text:p>0</text:p>
          </table:table-cell>
          <table:table-cell table:style-name="ce2" table:formula="of:=ABS([.AC$1]-[.AC62])" office:value-type="float" office:value="0" calcext:value-type="float">
            <text:p>0</text:p>
          </table:table-cell>
          <table:table-cell table:style-name="ce2" table:formula="of:=ABS([.AD$1]-[.AD62])" office:value-type="float" office:value="0" calcext:value-type="float">
            <text:p>0</text:p>
          </table:table-cell>
          <table:table-cell table:style-name="ce2" table:formula="of:=ABS([.AE$1]-[.AE62])" office:value-type="float" office:value="0" calcext:value-type="float">
            <text:p>0</text:p>
          </table:table-cell>
          <table:table-cell table:style-name="ce2" table:formula="of:=ABS([.AF$1]-[.AF62])" office:value-type="float" office:value="0" calcext:value-type="float">
            <text:p>0</text:p>
          </table:table-cell>
          <table:table-cell table:style-name="ce2" table:formula="of:=ABS([.AG$1]-[.AG62])" office:value-type="float" office:value="0" calcext:value-type="float">
            <text:p>0</text:p>
          </table:table-cell>
          <table:table-cell table:style-name="ce2" table:formula="of:=ABS([.AH$1]-[.AH62])" office:value-type="float" office:value="0" calcext:value-type="float">
            <text:p>0</text:p>
          </table:table-cell>
          <table:table-cell table:style-name="ce2" table:formula="of:=ABS([.AI$1]-[.AI62])" office:value-type="float" office:value="0" calcext:value-type="float">
            <text:p>0</text:p>
          </table:table-cell>
          <table:table-cell table:style-name="ce2" table:formula="of:=ABS([.AJ$1]-[.AJ62])" office:value-type="float" office:value="0" calcext:value-type="float">
            <text:p>0</text:p>
          </table:table-cell>
          <table:table-cell table:style-name="ce2" table:formula="of:=ABS([.AK$1]-[.AK62])" office:value-type="float" office:value="0" calcext:value-type="float">
            <text:p>0</text:p>
          </table:table-cell>
          <table:table-cell table:style-name="ce2" table:formula="of:=ABS([.AL$1]-[.AL62])" office:value-type="float" office:value="0" calcext:value-type="float">
            <text:p>0</text:p>
          </table:table-cell>
          <table:table-cell table:style-name="ce2" table:formula="of:=ABS([.AM$1]-[.AM62])" office:value-type="float" office:value="0" calcext:value-type="float">
            <text:p>0</text:p>
          </table:table-cell>
          <table:table-cell table:style-name="ce2" table:formula="of:=ABS([.AN$1]-[.AN62])" office:value-type="float" office:value="0" calcext:value-type="float">
            <text:p>0</text:p>
          </table:table-cell>
          <table:table-cell table:style-name="ce2" table:formula="of:=ABS([.AO$1]-[.AO62])" office:value-type="float" office:value="0" calcext:value-type="float">
            <text:p>0</text:p>
          </table:table-cell>
          <table:table-cell table:formula="of:=AVERAGE([.C63:.AO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^-15</text:p>
          </table:table-cell>
          <table:table-cell/>
          <table:table-cell office:value-type="float" office:value="5.323011397" calcext:value-type="float">
            <text:p>5.323011397</text:p>
          </table:table-cell>
          <table:table-cell office:value-type="float" office:value="3.092533404" calcext:value-type="float">
            <text:p>3.092533404</text:p>
          </table:table-cell>
          <table:table-cell office:value-type="float" office:value="2.272983888" calcext:value-type="float">
            <text:p>2.272983888</text:p>
          </table:table-cell>
          <table:table-cell office:value-type="float" office:value="1.782442914" calcext:value-type="float">
            <text:p>1.782442914</text:p>
          </table:table-cell>
          <table:table-cell office:value-type="float" office:value="1.40889127" calcext:value-type="float">
            <text:p>1.40889127</text:p>
          </table:table-cell>
          <table:table-cell office:value-type="float" office:value="1.086181891" calcext:value-type="float">
            <text:p>1.086181891</text:p>
          </table:table-cell>
          <table:table-cell office:value-type="float" office:value="0.7903878313" calcext:value-type="float">
            <text:p>0.7903878313</text:p>
          </table:table-cell>
          <table:table-cell office:value-type="float" office:value="0.5136685801" calcext:value-type="float">
            <text:p>0.5136685801</text:p>
          </table:table-cell>
          <table:table-cell office:value-type="float" office:value="0.2553473296" calcext:value-type="float">
            <text:p>0.2553473296</text:p>
          </table:table-cell>
          <table:table-cell office:value-type="float" office:value="0.01814764536" calcext:value-type="float">
            <text:p>0.0181476454</text:p>
          </table:table-cell>
          <table:table-cell office:value-type="float" office:value="-0.1936879519" calcext:value-type="float">
            <text:p>-0.1936879519</text:p>
          </table:table-cell>
          <table:table-cell office:value-type="float" office:value="-0.3754816473" calcext:value-type="float">
            <text:p>-0.3754816473</text:p>
          </table:table-cell>
          <table:table-cell office:value-type="float" office:value="-0.522816075" calcext:value-type="float">
            <text:p>-0.522816075</text:p>
          </table:table-cell>
          <table:table-cell office:value-type="float" office:value="-0.6320119965" calcext:value-type="float">
            <text:p>-0.6320119965</text:p>
          </table:table-cell>
          <table:table-cell office:value-type="float" office:value="-0.700462842" calcext:value-type="float">
            <text:p>-0.700462842</text:p>
          </table:table-cell>
          <table:table-cell office:value-type="float" office:value="-0.7268607246" calcext:value-type="float">
            <text:p>-0.7268607246</text:p>
          </table:table-cell>
          <table:table-cell office:value-type="float" office:value="-0.7113308503" calcext:value-type="float">
            <text:p>-0.7113308503</text:p>
          </table:table-cell>
          <table:table-cell office:value-type="float" office:value="-0.6554837042" calcext:value-type="float">
            <text:p>-0.6554837042</text:p>
          </table:table-cell>
          <table:table-cell office:value-type="float" office:value="-0.5623916688" calcext:value-type="float">
            <text:p>-0.5623916688</text:p>
          </table:table-cell>
          <table:table-cell office:value-type="float" office:value="-0.4364963799" calcext:value-type="float">
            <text:p>-0.4364963799</text:p>
          </table:table-cell>
          <table:table-cell office:value-type="float" office:value="-0.2834539252" calcext:value-type="float">
            <text:p>-0.2834539252</text:p>
          </table:table-cell>
          <table:table-cell office:value-type="float" office:value="-0.1099262873" calcext:value-type="float">
            <text:p>-0.1099262873</text:p>
          </table:table-cell>
          <table:table-cell office:value-type="float" office:value="0.07667116085" calcext:value-type="float">
            <text:p>0.0766711609</text:p>
          </table:table-cell>
          <table:table-cell office:value-type="float" office:value="0.2684550176" calcext:value-type="float">
            <text:p>0.2684550176</text:p>
          </table:table-cell>
          <table:table-cell office:value-type="float" office:value="0.4573799782" calcext:value-type="float">
            <text:p>0.4573799782</text:p>
          </table:table-cell>
          <table:table-cell office:value-type="float" office:value="0.6355530105" calcext:value-type="float">
            <text:p>0.6355530105</text:p>
          </table:table-cell>
          <table:table-cell office:value-type="float" office:value="0.7955426841" calcext:value-type="float">
            <text:p>0.7955426841</text:p>
          </table:table-cell>
          <table:table-cell office:value-type="float" office:value="0.9306710506" calcext:value-type="float">
            <text:p>0.9306710506</text:p>
          </table:table-cell>
          <table:table-cell office:value-type="float" office:value="1.035276235" calcext:value-type="float">
            <text:p>1.035276235</text:p>
          </table:table-cell>
          <table:table-cell office:value-type="float" office:value="1.104935114" calcext:value-type="float">
            <text:p>1.104935114</text:p>
          </table:table-cell>
          <table:table-cell office:value-type="float" office:value="1.136637091" calcext:value-type="float">
            <text:p>1.136637091</text:p>
          </table:table-cell>
          <table:table-cell office:value-type="float" office:value="1.128901944" calcext:value-type="float">
            <text:p>1.128901944</text:p>
          </table:table-cell>
          <table:table-cell office:value-type="float" office:value="1.08183698" calcext:value-type="float">
            <text:p>1.08183698</text:p>
          </table:table-cell>
          <table:table-cell office:value-type="float" office:value="0.9971311615" calcext:value-type="float">
            <text:p>0.9971311615</text:p>
          </table:table-cell>
          <table:table-cell office:value-type="float" office:value="0.877986392" calcext:value-type="float">
            <text:p>0.877986392</text:p>
          </table:table-cell>
          <table:table-cell office:value-type="float" office:value="0.7289886706" calcext:value-type="float">
            <text:p>0.7289886706</text:p>
          </table:table-cell>
          <table:table-cell office:value-type="float" office:value="0.5559242146" calcext:value-type="float">
            <text:p>0.5559242146</text:p>
          </table:table-cell>
          <table:table-cell office:value-type="float" office:value="0.3655478641" calcext:value-type="float">
            <text:p>0.3655478641</text:p>
          </table:table-cell>
          <table:table-cell office:value-type="float" office:value="0.16531298" calcext:value-type="float">
            <text:p>0.165312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table:formula="of:=ABS([.C$1]-[.C64])" office:value-type="float" office:value="0" calcext:value-type="float">
            <text:p>0</text:p>
          </table:table-cell>
          <table:table-cell table:style-name="ce2" table:formula="of:=ABS([.D$1]-[.D64])" office:value-type="float" office:value="0" calcext:value-type="float">
            <text:p>0</text:p>
          </table:table-cell>
          <table:table-cell table:style-name="ce2" table:formula="of:=ABS([.E$1]-[.E64])" office:value-type="float" office:value="0" calcext:value-type="float">
            <text:p>0</text:p>
          </table:table-cell>
          <table:table-cell table:style-name="ce2" table:formula="of:=ABS([.F$1]-[.F64])" office:value-type="float" office:value="0" calcext:value-type="float">
            <text:p>0</text:p>
          </table:table-cell>
          <table:table-cell table:style-name="ce2" table:formula="of:=ABS([.G$1]-[.G64])" office:value-type="float" office:value="0" calcext:value-type="float">
            <text:p>0</text:p>
          </table:table-cell>
          <table:table-cell table:style-name="ce2" table:formula="of:=ABS([.H$1]-[.H64])" office:value-type="float" office:value="0" calcext:value-type="float">
            <text:p>0</text:p>
          </table:table-cell>
          <table:table-cell table:style-name="ce2" table:formula="of:=ABS([.I$1]-[.I64])" office:value-type="float" office:value="0" calcext:value-type="float">
            <text:p>0</text:p>
          </table:table-cell>
          <table:table-cell table:style-name="ce2" table:formula="of:=ABS([.J$1]-[.J64])" office:value-type="float" office:value="0" calcext:value-type="float">
            <text:p>0</text:p>
          </table:table-cell>
          <table:table-cell table:style-name="ce2" table:formula="of:=ABS([.K$1]-[.K64])" office:value-type="float" office:value="0" calcext:value-type="float">
            <text:p>0</text:p>
          </table:table-cell>
          <table:table-cell table:style-name="ce2" table:formula="of:=ABS([.L$1]-[.L64])" office:value-type="float" office:value="0" calcext:value-type="float">
            <text:p>0</text:p>
          </table:table-cell>
          <table:table-cell table:style-name="ce2" table:formula="of:=ABS([.M$1]-[.M64])" office:value-type="float" office:value="0" calcext:value-type="float">
            <text:p>0</text:p>
          </table:table-cell>
          <table:table-cell table:style-name="ce2" table:formula="of:=ABS([.N$1]-[.N64])" office:value-type="float" office:value="0" calcext:value-type="float">
            <text:p>0</text:p>
          </table:table-cell>
          <table:table-cell table:style-name="ce2" table:formula="of:=ABS([.O$1]-[.O64])" office:value-type="float" office:value="0" calcext:value-type="float">
            <text:p>0</text:p>
          </table:table-cell>
          <table:table-cell table:style-name="ce2" table:formula="of:=ABS([.P$1]-[.P64])" office:value-type="float" office:value="0" calcext:value-type="float">
            <text:p>0</text:p>
          </table:table-cell>
          <table:table-cell table:style-name="ce2" table:formula="of:=ABS([.Q$1]-[.Q64])" office:value-type="float" office:value="0" calcext:value-type="float">
            <text:p>0</text:p>
          </table:table-cell>
          <table:table-cell table:style-name="ce2" table:formula="of:=ABS([.R$1]-[.R64])" office:value-type="float" office:value="0" calcext:value-type="float">
            <text:p>0</text:p>
          </table:table-cell>
          <table:table-cell table:style-name="ce2" table:formula="of:=ABS([.S$1]-[.S64])" office:value-type="float" office:value="0" calcext:value-type="float">
            <text:p>0</text:p>
          </table:table-cell>
          <table:table-cell table:style-name="ce2" table:formula="of:=ABS([.T$1]-[.T64])" office:value-type="float" office:value="0" calcext:value-type="float">
            <text:p>0</text:p>
          </table:table-cell>
          <table:table-cell table:style-name="ce2" table:formula="of:=ABS([.U$1]-[.U64])" office:value-type="float" office:value="0" calcext:value-type="float">
            <text:p>0</text:p>
          </table:table-cell>
          <table:table-cell table:style-name="ce2" table:formula="of:=ABS([.V$1]-[.V64])" office:value-type="float" office:value="0" calcext:value-type="float">
            <text:p>0</text:p>
          </table:table-cell>
          <table:table-cell table:style-name="ce2" table:formula="of:=ABS([.W$1]-[.W64])" office:value-type="float" office:value="0" calcext:value-type="float">
            <text:p>0</text:p>
          </table:table-cell>
          <table:table-cell table:style-name="ce2" table:formula="of:=ABS([.X$1]-[.X64])" office:value-type="float" office:value="0" calcext:value-type="float">
            <text:p>0</text:p>
          </table:table-cell>
          <table:table-cell table:style-name="ce2" table:formula="of:=ABS([.Y$1]-[.Y64])" office:value-type="float" office:value="0" calcext:value-type="float">
            <text:p>0</text:p>
          </table:table-cell>
          <table:table-cell table:style-name="ce2" table:formula="of:=ABS([.Z$1]-[.Z64])" office:value-type="float" office:value="0" calcext:value-type="float">
            <text:p>0</text:p>
          </table:table-cell>
          <table:table-cell table:style-name="ce2" table:formula="of:=ABS([.AA$1]-[.AA64])" office:value-type="float" office:value="0" calcext:value-type="float">
            <text:p>0</text:p>
          </table:table-cell>
          <table:table-cell table:style-name="ce2" table:formula="of:=ABS([.AB$1]-[.AB64])" office:value-type="float" office:value="0" calcext:value-type="float">
            <text:p>0</text:p>
          </table:table-cell>
          <table:table-cell table:style-name="ce2" table:formula="of:=ABS([.AC$1]-[.AC64])" office:value-type="float" office:value="0" calcext:value-type="float">
            <text:p>0</text:p>
          </table:table-cell>
          <table:table-cell table:style-name="ce2" table:formula="of:=ABS([.AD$1]-[.AD64])" office:value-type="float" office:value="0" calcext:value-type="float">
            <text:p>0</text:p>
          </table:table-cell>
          <table:table-cell table:style-name="ce2" table:formula="of:=ABS([.AE$1]-[.AE64])" office:value-type="float" office:value="0" calcext:value-type="float">
            <text:p>0</text:p>
          </table:table-cell>
          <table:table-cell table:style-name="ce2" table:formula="of:=ABS([.AF$1]-[.AF64])" office:value-type="float" office:value="0" calcext:value-type="float">
            <text:p>0</text:p>
          </table:table-cell>
          <table:table-cell table:style-name="ce2" table:formula="of:=ABS([.AG$1]-[.AG64])" office:value-type="float" office:value="0" calcext:value-type="float">
            <text:p>0</text:p>
          </table:table-cell>
          <table:table-cell table:style-name="ce2" table:formula="of:=ABS([.AH$1]-[.AH64])" office:value-type="float" office:value="0" calcext:value-type="float">
            <text:p>0</text:p>
          </table:table-cell>
          <table:table-cell table:style-name="ce2" table:formula="of:=ABS([.AI$1]-[.AI64])" office:value-type="float" office:value="0" calcext:value-type="float">
            <text:p>0</text:p>
          </table:table-cell>
          <table:table-cell table:style-name="ce2" table:formula="of:=ABS([.AJ$1]-[.AJ64])" office:value-type="float" office:value="0" calcext:value-type="float">
            <text:p>0</text:p>
          </table:table-cell>
          <table:table-cell table:style-name="ce2" table:formula="of:=ABS([.AK$1]-[.AK64])" office:value-type="float" office:value="0" calcext:value-type="float">
            <text:p>0</text:p>
          </table:table-cell>
          <table:table-cell table:style-name="ce2" table:formula="of:=ABS([.AL$1]-[.AL64])" office:value-type="float" office:value="0" calcext:value-type="float">
            <text:p>0</text:p>
          </table:table-cell>
          <table:table-cell table:style-name="ce2" table:formula="of:=ABS([.AM$1]-[.AM64])" office:value-type="float" office:value="0" calcext:value-type="float">
            <text:p>0</text:p>
          </table:table-cell>
          <table:table-cell table:style-name="ce2" table:formula="of:=ABS([.AN$1]-[.AN64])" office:value-type="float" office:value="0" calcext:value-type="float">
            <text:p>0</text:p>
          </table:table-cell>
          <table:table-cell table:style-name="ce2" table:formula="of:=ABS([.AO$1]-[.AO64])" office:value-type="float" office:value="0" calcext:value-type="float">
            <text:p>0</text:p>
          </table:table-cell>
          <table:table-cell table:formula="of:=AVERAGE([.C65:.AO65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4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7:21:26.288991689</meta:creation-date>
    <dc:date>2014-11-23T18:25:45.181322194</dc:date>
    <meta:editing-duration>PT1H1M29S</meta:editing-duration>
    <meta:editing-cycles>6</meta:editing-cycles>
    <meta:generator>LibreOffice/4.2.7.2$Linux_X86_64 LibreOffice_project/420m0$Build-2</meta:generator>
    <meta:document-statistic meta:table-count="1" meta:cell-count="25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minimum="0.000000000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82cm" svg:height="8.554cm" xlink:href=".." xlink:type="simple" chart:class="chart:line" chart:style-name="ch1">
        <chart:plot-area chart:style-name="ch2" table:cell-range-address="Sheet1.AR5:Sheet1.AT19" chart:data-source-has-labels="column" svg:x="1.347cm" svg:y="0.171cm" svg:width="15.296cm" svg:height="7.234cm">
          <chartooo:coordinate-region svg:x="3.536cm" svg:y="0.368cm" svg:width="12.673cm" svg:height="6.394cm"/>
          <chart:axis chart:dimension="x" chart:name="primary-x" chart:style-name="ch3" chartooo:axis-type="auto">
            <chartooo:date-scale/>
            <chart:title svg:x="8.846cm" svg:y="7.577cm" chart:style-name="ch4">
              <text:p>h</text:p>
            </chart:title>
            <chart:categories table:cell-range-address="Sheet1.AR5:Sheet1.AR19"/>
          </chart:axis>
          <chart:axis chart:dimension="y" chart:name="primary-y" chart:style-name="ch5">
            <chart:title svg:x="0.451cm" svg:y="4.631cm" chart:style-name="ch6">
              <text:p>Erro médio</text:p>
            </chart:title>
            <chart:grid chart:style-name="ch7" chart:class="major"/>
          </chart:axis>
          <chart:series chart:style-name="ch8" chart:values-cell-range-address="Sheet1.AS5:Sheet1.AS19" chart:class="chart:line">
            <chart:data-point chart:repeated="15"/>
          </chart:series>
          <chart:series chart:style-name="ch9" chart:values-cell-range-address="Sheet1.AT5:Sheet1.AT1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E^-1</text:p>
                <draw:g>
                  <svg:desc>Sheet1.AR5:Sheet1.AR19</svg:desc>
                </draw:g>
              </table:table-cell>
              <table:table-cell office:value-type="float" office:value="0.124679470808462">
                <text:p>0.124679470808462</text:p>
                <draw:g>
                  <svg:desc>Sheet1.AS5:Sheet1.AS19</svg:desc>
                </draw:g>
              </table:table-cell>
              <table:table-cell office:value-type="float" office:value="0.0332902653148718">
                <text:p>0.0332902653148718</text:p>
                <draw:g>
                  <svg:desc>Sheet1.AT5:Sheet1.AT19</svg:desc>
                </draw:g>
              </table:table-cell>
            </table:table-row>
            <table:table-row>
              <table:table-cell office:value-type="string">
                <text:p>E^-2</text:p>
              </table:table-cell>
              <table:table-cell office:value-type="float" office:value="0.0147251312748205">
                <text:p>0.0147251312748205</text:p>
              </table:table-cell>
              <table:table-cell office:value-type="float" office:value="0.000469876074102576">
                <text:p>0.000469876074102576</text:p>
              </table:table-cell>
            </table:table-row>
            <table:table-row>
              <table:table-cell office:value-type="string">
                <text:p>E^-3</text:p>
              </table:table-cell>
              <table:table-cell office:value-type="float" office:value="0.00150939906897439">
                <text:p>0.00150939906897439</text:p>
              </table:table-cell>
              <table:table-cell office:value-type="float" office:value="0.00000472150435897819">
                <text:p>0.00000472150435897819</text:p>
              </table:table-cell>
            </table:table-row>
            <table:table-row>
              <table:table-cell office:value-type="string">
                <text:p>E^-4</text:p>
              </table:table-cell>
              <table:table-cell office:value-type="float" office:value="0.000151333291025654">
                <text:p>0.000151333291025654</text:p>
              </table:table-cell>
              <table:table-cell office:value-type="float" office:value="0.0000000472410256525092">
                <text:p>0.0000000472410256525092</text:p>
              </table:table-cell>
            </table:table-row>
            <table:table-row>
              <table:table-cell office:value-type="string">
                <text:p>E^-5</text:p>
              </table:table-cell>
              <table:table-cell office:value-type="float" office:value="0.0000151372828205217">
                <text:p>0.0000151372828205217</text:p>
              </table:table-cell>
              <table:table-cell office:value-type="float" office:value="0.000000000491282065865578">
                <text:p>0.000000000491282065865578</text:p>
              </table:table-cell>
            </table:table-row>
            <table:table-row>
              <table:table-cell office:value-type="string">
                <text:p>E^-6</text:p>
              </table:table-cell>
              <table:table-cell office:value-type="float" office:value="0.0000015137366666778">
                <text:p>0.0000015137366666778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7</text:p>
              </table:table-cell>
              <table:table-cell office:value-type="float" office:value="0.000000151322820530241">
                <text:p>0.000000151322820530241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8</text:p>
              </table:table-cell>
              <table:table-cell office:value-type="float" office:value="0.0000000165294872066911">
                <text:p>0.0000000165294872066911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9</text:p>
              </table:table-cell>
              <table:table-cell office:value-type="float" office:value="0.0000000641041025443669">
                <text:p>0.0000000641041025443669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0</text:p>
              </table:table-cell>
              <table:table-cell office:value-type="float" office:value="0.000000500206666649127">
                <text:p>0.000000500206666649127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1</text:p>
              </table:table-cell>
              <table:table-cell office:value-type="float" office:value="0.00000441010871795265">
                <text:p>0.00000441010871795265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2</text:p>
              </table:table-cell>
              <table:table-cell office:value-type="float" office:value="0.000065934488461536">
                <text:p>0.000065934488461536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3</text:p>
              </table:table-cell>
              <table:table-cell office:value-type="float" office:value="0.000680962887435923">
                <text:p>0.000680962887435923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4</text:p>
              </table:table-cell>
              <table:table-cell office:value-type="float" office:value="0.00976017752128204">
                <text:p>0.00976017752128204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E^-15</text:p>
              </table:table-cell>
              <table:table-cell office:value-type="float" office:value="0.0771694539117949">
                <text:p>0.0771694539117949</text:p>
              </table:table-cell>
              <table:table-cell office:value-type="float" office:value="0.0000000001">
                <text:p>0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1cm" svg:height="6.854cm" xlink:href=".." xlink:type="simple" chart:class="chart:bar" chart:style-name="ch1">
        <chart:legend chart:legend-position="end" svg:x="6.694cm" svg:y="2.883cm" style:legend-expansion="high" chart:style-name="ch2"/>
        <chart:plot-area chart:style-name="ch3" table:cell-range-address="Sheet1.AR24:Sheet1.AT27" chart:data-source-has-labels="both" svg:x="1.184cm" svg:y="0.137cm" svg:width="5.334cm" svg:height="5.602cm">
          <chartooo:coordinate-region svg:x="1.906cm" svg:y="0.334cm" svg:width="4.612cm" svg:height="4.762cm"/>
          <chart:axis chart:dimension="x" chart:name="primary-x" chart:style-name="ch4" chartooo:axis-type="auto">
            <chartooo:date-scale/>
            <chart:title svg:x="2.681cm" svg:y="5.877cm" chart:style-name="ch5">
              <text:p>Otimização g++</text:p>
            </chart:title>
            <chart:categories table:cell-range-address="Sheet1.AR25:Sheet1.AR27"/>
          </chart:axis>
          <chart:axis chart:dimension="y" chart:name="primary-y" chart:style-name="ch6">
            <chart:title svg:x="0.451cm" svg:y="3.689cm" chart:style-name="ch7">
              <text:p>Tempo (s)</text:p>
            </chart:title>
            <chart:grid chart:style-name="ch8" chart:class="major"/>
          </chart:axis>
          <chart:series chart:style-name="ch9" chart:values-cell-range-address="Sheet1.AS25:Sheet1.AS27" chart:label-cell-address="Sheet1.AS24:Sheet1.AS24" chart:class="chart:bar">
            <chart:data-point chart:repeated="3"/>
          </chart:series>
          <chart:series chart:style-name="ch10" chart:values-cell-range-address="Sheet1.AT25:Sheet1.AT27" chart:label-cell-address="Sheet1.AT24:Sheet1.AT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n</text:p>
                <draw:g>
                  <svg:desc>Sheet1.AS24:Sheet1.AS24</svg:desc>
                </draw:g>
              </table:table-cell>
              <table:table-cell office:value-type="string">
                <text:p>Complex</text:p>
                <draw:g>
                  <svg:desc>Sheet1.AT24:Sheet1.AT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R25:Sheet1.AR27</svg:desc>
                </draw:g>
              </table:table-cell>
              <table:table-cell office:value-type="float" office:value="2.15">
                <text:p>2.15</text:p>
                <draw:g>
                  <svg:desc>Sheet1.AS25:Sheet1.AS27</svg:desc>
                </draw:g>
              </table:table-cell>
              <table:table-cell office:value-type="float" office:value="4.3">
                <text:p>4.3</text:p>
                <draw:g>
                  <svg:desc>Sheet1.AT25:Sheet1.AT27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.29">
                <text:p>1.2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.23">
                <text:p>1.23</text:p>
              </table:table-cell>
              <table:table-cell office:value-type="float" office:value="2.12">
                <text:p>2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